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1000000D14E92B09444BE0ACB.png" manifest:media-type="image/png"/>
  <manifest:file-entry manifest:full-path="Pictures/10000201000001F70000016DA1CC577E13C841EB.png" manifest:media-type="image/png"/>
  <manifest:file-entry manifest:full-path="Pictures/100002010000024E000002B41EE2773EF9BEFDC2.png" manifest:media-type="image/png"/>
  <manifest:file-entry manifest:full-path="Pictures/10000201000001F40000014517A57B782B43355D.png" manifest:media-type="image/png"/>
  <manifest:file-entry manifest:full-path="Pictures/100002010000040700000230321738856BD950EF.png" manifest:media-type="image/png"/>
  <manifest:file-entry manifest:full-path="Pictures/100002010000019700000182E6F03D19803655D2.png" manifest:media-type="image/png"/>
  <manifest:file-entry manifest:full-path="Pictures/100002010000031D0000013A193006CF92705A40.png" manifest:media-type="image/png"/>
  <manifest:file-entry manifest:full-path="Pictures/100002010000024E000002A2BFA6C3F2C761EB55.png" manifest:media-type="image/png"/>
  <manifest:file-entry manifest:full-path="Pictures/10000201000001FC0000017DFCC82713BC118645.png" manifest:media-type="image/png"/>
  <manifest:file-entry manifest:full-path="Pictures/10000201000001EB000000D4E85EE00DFEEE9811.png" manifest:media-type="image/png"/>
  <manifest:file-entry manifest:full-path="Pictures/10000201000003FD000001488DACD75DE652B2A4.png" manifest:media-type="image/png"/>
  <manifest:file-entry manifest:full-path="Pictures/10000201000000DA00000090C1CC68BAF501167F.png" manifest:media-type="image/png"/>
  <manifest:file-entry manifest:full-path="Pictures/100002010000023F00000090DC9F588F7050B468.png" manifest:media-type="image/png"/>
  <manifest:file-entry manifest:full-path="Pictures/100002010000021D0000023A5198B763A9C3BDB0.png" manifest:media-type="image/png"/>
  <manifest:file-entry manifest:full-path="Pictures/10000201000003FD000002E5EF6CB6DDB659E8C1.png" manifest:media-type="image/png"/>
  <manifest:file-entry manifest:full-path="Pictures/100002010000019B0000024CA85F50337F0B14C4.png" manifest:media-type="image/png"/>
  <manifest:file-entry manifest:full-path="Pictures/100002010000027A000003141821B461CE63CD4B.png" manifest:media-type="image/png"/>
  <manifest:file-entry manifest:full-path="Pictures/1000020100000302000000867699C55659AA7F03.png" manifest:media-type="image/png"/>
  <manifest:file-entry manifest:full-path="Pictures/1000020100000240000003656F3E774A6844520D.png" manifest:media-type="image/png"/>
  <manifest:file-entry manifest:full-path="Pictures/100002010000024E000000623AFAC37FC5C00533.png" manifest:media-type="image/png"/>
  <manifest:file-entry manifest:full-path="Pictures/10000201000003F70000016C21CCC3E30A23471F.png" manifest:media-type="image/png"/>
  <manifest:file-entry manifest:full-path="Pictures/10000201000002CE000002D481DF485A34A1C615.png" manifest:media-type="image/png"/>
  <manifest:file-entry manifest:full-path="Pictures/100002010000031D000000F2976BA035B3996C7B.png" manifest:media-type="image/png"/>
  <manifest:file-entry manifest:full-path="Pictures/100002010000023D000001AA20A24A135A40C772.png" manifest:media-type="image/png"/>
  <manifest:file-entry manifest:full-path="Pictures/10000201000002CE000002D4BBD02C325AD91ACD.png" manifest:media-type="image/png"/>
  <manifest:file-entry manifest:full-path="Pictures/100002010000039700000391C7F524C2E18491CD.png" manifest:media-type="image/png"/>
  <manifest:file-entry manifest:full-path="Pictures/100002010000029D000000F5A5057F3DD2024691.png" manifest:media-type="image/png"/>
  <manifest:file-entry manifest:full-path="Pictures/100002010000012C000000AB9EC81E950E2AF167.png" manifest:media-type="image/png"/>
  <manifest:file-entry manifest:full-path="Pictures/100002010000022C0000018F8691609CE31506E2.png" manifest:media-type="image/png"/>
  <manifest:file-entry manifest:full-path="Pictures/100002010000031D00000086C6457FFF882A34CD.png" manifest:media-type="image/png"/>
  <manifest:file-entry manifest:full-path="Pictures/100002010000031D000000F2E88902532E77D116.png" manifest:media-type="image/png"/>
  <manifest:file-entry manifest:full-path="Pictures/100002010000035B000000B22FB9CDEA4FD37054.png" manifest:media-type="image/png"/>
  <manifest:file-entry manifest:full-path="Pictures/10000201000001D900000140756AC15CC24E107F.png" manifest:media-type="image/png"/>
  <manifest:file-entry manifest:full-path="Pictures/10000201000003F70000016C04C77D7EEB12B9FA.png" manifest:media-type="image/png"/>
  <manifest:file-entry manifest:full-path="Pictures/100002010000031D00000086F18BAFFF29656A89.png" manifest:media-type="image/png"/>
  <manifest:file-entry manifest:full-path="Pictures/100002010000024E00000074FBA42ABA16A2EA41.png" manifest:media-type="image/png"/>
  <manifest:file-entry manifest:full-path="Pictures/100002010000031D0000008614CCB9C6A936E847.png" manifest:media-type="image/png"/>
  <manifest:file-entry manifest:full-path="Pictures/10000201000001FC0000022BBC859C5CC233AF1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/>
    <style:font-face style:name="Liberation Serif1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el" svg:font-family="ariel, monospace, sans-serif"/>
    <style:font-face style:name="monospace" svg:font-family="monospac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1.0194in"/>
    </style:style>
    <style:style style:name="Table1.C" style:family="table-column">
      <style:table-column-properties style:column-width="3.4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0542in" table:align="left"/>
    </style:style>
    <style:style style:name="Table4.A" style:family="table-column">
      <style:table-column-properties style:column-width="1.2681in"/>
    </style:style>
    <style:style style:name="Table4.B" style:family="table-column">
      <style:table-column-properties style:column-width="0.9243in"/>
    </style:style>
    <style:style style:name="Table4.C" style:family="table-column">
      <style:table-column-properties style:column-width="2.8618in"/>
    </style:style>
    <style:style style:name="Table4.1" style:family="table-row">
      <style:table-row-properties style:min-row-height="0.216in"/>
    </style:style>
    <style:style style:name="Table4.A1" style:family="table-cell">
      <style:table-cell-properties style:vertical-align="middle" fo:padding="0.0194in" fo:border="none"/>
    </style:style>
    <style:style style:name="Table4.2" style:family="table-row">
      <style:table-row-properties style:min-row-height="0.3722in"/>
    </style:style>
    <style:style style:name="Table3" style:family="table">
      <style:table-properties style:width="5.9063in" table:align="left"/>
    </style:style>
    <style:style style:name="Table3.A" style:family="table-column">
      <style:table-column-properties style:column-width="1.9701in"/>
    </style:style>
    <style:style style:name="Table3.B" style:family="table-column">
      <style:table-column-properties style:column-width="2.3424in"/>
    </style:style>
    <style:style style:name="Table3.C" style:family="table-column">
      <style:table-column-properties style:column-width="1.593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in" table:align="left"/>
    </style:style>
    <style:style style:name="Table2.A" style:family="table-column">
      <style:table-column-properties style:column-width="0.9833in"/>
    </style:style>
    <style:style style:name="Table2.B" style:family="table-column">
      <style:table-column-properties style:column-width="2.6417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1.0625in"/>
    </style:style>
    <style:style style:name="Table2.E" style:family="table-column">
      <style:table-column-properties style:column-width="1.075in"/>
    </style:style>
    <style:style style:name="Table2.1" style:family="table-row">
      <style:table-row-properties style:min-row-height="0.216in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201in" fo:border="0.05pt solid #000000"/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1.1951in"/>
    </style:style>
    <style:style style:name="Table9" style:family="table">
      <style:table-properties style:width="6.6931in" table:align="left" style:shadow="none"/>
    </style:style>
    <style:style style:name="Table9.A" style:family="table-column">
      <style:table-column-properties style:column-width="0.359in"/>
    </style:style>
    <style:style style:name="Table9.B" style:family="table-column">
      <style:table-column-properties style:column-width="2.1069in"/>
    </style:style>
    <style:style style:name="Table9.C" style:family="table-column">
      <style:table-column-properties style:column-width="1.9479in"/>
    </style:style>
    <style:style style:name="Table9.D" style:family="table-column">
      <style:table-column-properties style:column-width="2.2792in"/>
    </style:style>
    <style:style style:name="Table9.1" style:family="table-row">
      <style:table-row-properties style:min-row-height="0.216in"/>
    </style:style>
    <style:style style:name="Table9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9.D1" style:family="table-cell">
      <style:table-cell-properties style:vertical-align="middle" fo:padding="0.0201in" fo:border="0.05pt solid #000000"/>
    </style:style>
    <style:style style:name="Table9.A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9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0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1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left" style:shadow="none"/>
    </style:style>
    <style:style style:name="Table10.A" style:family="table-column">
      <style:table-column-properties style:column-width="0.3597in"/>
    </style:style>
    <style:style style:name="Table10.B" style:family="table-column">
      <style:table-column-properties style:column-width="2.1167in"/>
    </style:style>
    <style:style style:name="Table10.C" style:family="table-column">
      <style:table-column-properties style:column-width="1.9319in"/>
    </style:style>
    <style:style style:name="Table10.D" style:family="table-column">
      <style:table-column-properties style:column-width="2.2847in"/>
    </style:style>
    <style:style style:name="Table10.1" style:family="table-row">
      <style:table-row-properties style:min-row-height="0.216in"/>
    </style:style>
    <style:style style:name="Table10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0.D1" style:family="table-cell">
      <style:table-cell-properties style:vertical-align="middle" fo:padding="0.0201in" fo:border="0.05pt solid #000000"/>
    </style:style>
    <style:style style:name="Table10.A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6.6667in" fo:margin-left="0.0354in" table:align="left"/>
    </style:style>
    <style:style style:name="Table5.A" style:family="table-column">
      <style:table-column-properties style:column-width="3.3125in"/>
    </style:style>
    <style:style style:name="Table5.B" style:family="table-column">
      <style:table-column-properties style:column-width="3.354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5.9104in" table:align="margins"/>
    </style:style>
    <style:style style:name="Table6.A" style:family="table-column">
      <style:table-column-properties style:column-width="2.9549in" style:rel-column-width="32767*"/>
    </style:style>
    <style:style style:name="Table6.B" style:family="table-column">
      <style:table-column-properties style:column-width="2.9556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563in" fo:margin-left="0.0458in" table:align="left"/>
    </style:style>
    <style:style style:name="Table7.A" style:family="table-column">
      <style:table-column-properties style:column-width="2.1875in"/>
    </style:style>
    <style:style style:name="Table7.B" style:family="table-column">
      <style:table-column-properties style:column-width="4.4688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6729in"/>
    </style:style>
    <style:style style:name="Table8.B" style:family="table-column">
      <style:table-column-properties style:column-width="2.8271in"/>
    </style:style>
    <style:style style:name="Table8.C" style:family="table-column">
      <style:table-column-properties style:column-width="2.197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7c4085" officeooo:paragraph-rsid="007c4085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8200db" officeooo:paragraph-rsid="008200db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200de8" officeooo:paragraph-rsid="00200de8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7f8bd3" officeooo:paragraph-rsid="007f8bd3"/>
    </style:style>
    <style:style style:name="P6" style:family="paragraph" style:parent-style-name="Table_20_Contents">
      <style:text-properties style:font-name="Roboto Mono" fo:font-size="12pt"/>
    </style:style>
    <style:style style:name="P7" style:family="paragraph" style:parent-style-name="Table_20_Contents">
      <style:text-properties style:font-name="Roboto Mono" fo:font-size="12pt" officeooo:rsid="003069bd" officeooo:paragraph-rsid="003069bd"/>
    </style:style>
    <style:style style:name="P8" style:family="paragraph" style:parent-style-name="Table_20_Contents">
      <style:text-properties style:font-name="Roboto Mono" fo:font-size="12pt" officeooo:rsid="00501c02" officeooo:paragraph-rsid="00501c02"/>
    </style:style>
    <style:style style:name="P9" style:family="paragraph" style:parent-style-name="Table_20_Contents">
      <style:text-properties style:font-name="Roboto Mono" fo:font-size="12pt" officeooo:rsid="00557aa2" officeooo:paragraph-rsid="00557aa2"/>
    </style:style>
    <style:style style:name="P10" style:family="paragraph" style:parent-style-name="Table_20_Contents">
      <style:text-properties style:font-name="Roboto Mono" fo:font-size="12pt" fo:font-weight="bold" officeooo:rsid="002ec5bf" officeooo:paragraph-rsid="002ec5bf" style:font-weight-asian="bold" style:font-weight-complex="bold"/>
    </style:style>
    <style:style style:name="P11" style:family="paragraph" style:parent-style-name="Table_20_Contents">
      <style:text-properties officeooo:paragraph-rsid="00598b76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text-properties officeooo:paragraph-rsid="006f1bf9"/>
    </style:style>
    <style:style style:name="P14" style:family="paragraph" style:parent-style-name="Table_20_Contents">
      <style:text-properties officeooo:rsid="006f1bf9" officeooo:paragraph-rsid="006f1bf9"/>
    </style:style>
    <style:style style:name="P15" style:family="paragraph" style:parent-style-name="Table_20_Contents">
      <style:paragraph-properties fo:text-align="start" style:justify-single-word="false"/>
      <style:text-properties style:font-name="Liberation Mono"/>
    </style:style>
    <style:style style:name="P16" style:family="paragraph" style:parent-style-name="Table_20_Contents">
      <style:paragraph-properties fo:text-align="start" style:justify-single-word="false"/>
      <style:text-properties officeooo:rsid="00a2e5bc" officeooo:paragraph-rsid="00a2e5bc"/>
    </style:style>
    <style:style style:name="P17" style:family="paragraph" style:parent-style-name="Table_20_Contents">
      <style:paragraph-properties fo:text-align="start" style:justify-single-word="false"/>
      <style:text-properties officeooo:rsid="00b9f166" officeooo:paragraph-rsid="00b9f166"/>
    </style:style>
    <style:style style:name="P18" style:family="paragraph" style:parent-style-name="Table_20_Contents">
      <style:paragraph-properties fo:text-align="start" style:justify-single-word="false"/>
      <style:text-properties officeooo:rsid="00babd1f" officeooo:paragraph-rsid="00babd1f"/>
    </style:style>
    <style:style style:name="P19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text-properties fo:font-weight="bold" officeooo:rsid="006f1bf9" officeooo:paragraph-rsid="006f1bf9" style:font-weight-asian="bold" style:font-weight-complex="bold"/>
    </style:style>
    <style:style style:name="P21" style:family="paragraph" style:parent-style-name="Table_20_Contents">
      <style:paragraph-properties fo:line-height="150%" fo:text-align="start" style:justify-single-word="false"/>
      <style:text-properties fo:font-weight="bold" officeooo:rsid="0163c7eb" officeooo:paragraph-rsid="0163c7eb" style:font-weight-asian="bold" style:font-weight-complex="bold"/>
    </style:style>
    <style:style style:name="P22" style:family="paragraph" style:parent-style-name="Table_20_Contents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paragraph-properties fo:line-height="150%"/>
      <style:text-properties fo:font-weight="bold" officeooo:rsid="00cc16fa" officeooo:paragraph-rsid="00cc16fa" style:font-weight-asian="bold" style:font-weight-complex="bold"/>
    </style:style>
    <style:style style:name="P24" style:family="paragraph" style:parent-style-name="Table_20_Contents">
      <style:paragraph-properties fo:line-height="150%"/>
      <style:text-properties fo:font-weight="bold" officeooo:rsid="00cd94f7" officeooo:paragraph-rsid="00cd94f7" style:font-weight-asian="bold" style:font-weight-complex="bold"/>
    </style:style>
    <style:style style:name="P25" style:family="paragraph" style:parent-style-name="Table_20_Contents">
      <style:paragraph-properties fo:line-height="150%"/>
      <style:text-properties fo:font-weight="bold" officeooo:rsid="00d04dc9" officeooo:paragraph-rsid="00d04dc9" style:font-weight-asian="bold" style:font-weight-complex="bold"/>
    </style:style>
    <style:style style:name="P26" style:family="paragraph" style:parent-style-name="Table_20_Contents">
      <style:paragraph-properties fo:line-height="150%"/>
      <style:text-properties fo:font-weight="bold" officeooo:rsid="00d1af50" officeooo:paragraph-rsid="00d1af50" style:font-weight-asian="bold" style:font-weight-complex="bold"/>
    </style:style>
    <style:style style:name="P27" style:family="paragraph" style:parent-style-name="Table_20_Contents">
      <style:paragraph-properties fo:line-height="150%" fo:text-align="start" style:justify-single-word="false"/>
      <style:text-properties style:font-name="Liberation Serif1" fo:font-weight="bold" style:font-weight-asian="bold" style:font-weight-complex="bold"/>
    </style:style>
    <style:style style:name="P28" style:family="paragraph" style:parent-style-name="Table_20_Contents">
      <style:paragraph-properties fo:line-height="150%"/>
    </style:style>
    <style:style style:name="P29" style:family="paragraph" style:parent-style-name="Table_20_Contents">
      <style:paragraph-properties fo:line-height="150%" fo:text-align="end" style:justify-single-word="false"/>
    </style:style>
    <style:style style:name="P30" style:family="paragraph" style:parent-style-name="Table_20_Contents">
      <style:paragraph-properties fo:line-height="150%" fo:text-align="start" style:justify-single-word="false"/>
    </style:style>
    <style:style style:name="P31" style:family="paragraph" style:parent-style-name="Table_20_Contents">
      <style:paragraph-properties fo:line-height="150%"/>
      <style:text-properties officeooo:rsid="00cc16fa" officeooo:paragraph-rsid="00cc16fa"/>
    </style:style>
    <style:style style:name="P32" style:family="paragraph" style:parent-style-name="Table_20_Contents">
      <style:paragraph-properties fo:line-height="150%"/>
      <style:text-properties officeooo:rsid="00cd94f7" officeooo:paragraph-rsid="00cd94f7"/>
    </style:style>
    <style:style style:name="P33" style:family="paragraph" style:parent-style-name="Table_20_Contents">
      <style:paragraph-properties fo:line-height="150%"/>
      <style:text-properties officeooo:rsid="00d04dc9" officeooo:paragraph-rsid="00d04dc9"/>
    </style:style>
    <style:style style:name="P34" style:family="paragraph" style:parent-style-name="Table_20_Contents">
      <style:paragraph-properties fo:line-height="150%"/>
      <style:text-properties officeooo:rsid="00d0d35f" officeooo:paragraph-rsid="00d0d35f"/>
    </style:style>
    <style:style style:name="P35" style:family="paragraph" style:parent-style-name="Table_20_Contents">
      <style:paragraph-properties fo:line-height="150%"/>
      <style:text-properties officeooo:rsid="00d1af50" officeooo:paragraph-rsid="00d696de"/>
    </style:style>
    <style:style style:name="P36" style:family="paragraph" style:parent-style-name="Table_20_Contents">
      <style:paragraph-properties fo:line-height="150%"/>
      <style:text-properties officeooo:rsid="00d1af50" officeooo:paragraph-rsid="00d67904"/>
    </style:style>
    <style:style style:name="P37" style:family="paragraph" style:parent-style-name="Table_20_Contents">
      <style:paragraph-properties fo:line-height="150%"/>
      <style:text-properties officeooo:rsid="00d1af50" officeooo:paragraph-rsid="00d1af50"/>
    </style:style>
    <style:style style:name="P38" style:family="paragraph" style:parent-style-name="Table_20_Contents">
      <style:paragraph-properties fo:line-height="150%"/>
      <style:text-properties officeooo:rsid="00d1af50" officeooo:paragraph-rsid="00da563e"/>
    </style:style>
    <style:style style:name="P39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14b3f3d" officeooo:paragraph-rsid="014a617f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line-height="150%" fo:text-align="justify" style:justify-single-word="false"/>
      <style:text-properties fo:font-variant="normal" fo:text-transform="none" fo:color="#212529" style:font-name="apple-system" fo:font-size="12pt" fo:letter-spacing="normal" fo:font-style="normal" fo:font-weight="normal" officeooo:rsid="014bae17" officeooo:paragraph-rsid="014bae17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line-height="150%"/>
      <style:text-properties fo:font-variant="normal" fo:text-transform="none" fo:color="#2d3748" style:font-name="Roboto Mono" fo:font-size="12pt" fo:letter-spacing="normal" fo:font-style="normal" fo:font-weight="normal" officeooo:rsid="002872c0" officeooo:paragraph-rsid="002872c0"/>
    </style:style>
    <style:style style:name="P42" style:family="paragraph" style:parent-style-name="Text_20_body">
      <style:text-properties fo:font-weight="bold" style:font-weight-asian="bold" style:font-weight-complex="bold"/>
    </style:style>
    <style:style style:name="P43" style:family="paragraph" style:parent-style-name="Text_20_body">
      <style:paragraph-properties fo:line-height="150%"/>
      <style:text-properties fo:font-weight="bold" style:font-weight-asian="bold" style:font-weight-complex="bold"/>
    </style:style>
    <style:style style:name="P44" style:family="paragraph" style:parent-style-name="Text_20_body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45" style:family="paragraph" style:parent-style-name="Text_20_body">
      <style:paragraph-properties fo:line-height="150%"/>
      <style:text-properties fo:font-weight="bold" officeooo:rsid="0040d4f0" officeooo:paragraph-rsid="0040d4f0" style:font-weight-asian="bold" style:font-weight-complex="bold"/>
    </style:style>
    <style:style style:name="P46" style:family="paragraph" style:parent-style-name="Text_20_body">
      <style:paragraph-properties fo:line-height="150%" fo:text-align="justify" style:justify-single-word="false"/>
      <style:text-properties fo:font-weight="bold" officeooo:rsid="014b3f3d" officeooo:paragraph-rsid="014bae17" style:font-weight-asian="bold" style:font-weight-complex="bold"/>
    </style:style>
    <style:style style:name="P47" style:family="paragraph" style:parent-style-name="Text_20_body">
      <style:paragraph-properties fo:line-height="150%"/>
      <style:text-properties fo:font-weight="bold" officeooo:rsid="015330c4" officeooo:paragraph-rsid="015330c4" style:font-weight-asian="bold" style:font-weight-complex="bold"/>
    </style:style>
    <style:style style:name="P48" style:family="paragraph" style:parent-style-name="Text_20_body">
      <style:paragraph-properties fo:line-height="150%"/>
      <style:text-properties fo:font-weight="bold" officeooo:rsid="015df258" officeooo:paragraph-rsid="015ec9c3" style:font-weight-asian="bold" style:font-weight-complex="bold"/>
    </style:style>
    <style:style style:name="P49" style:family="paragraph" style:parent-style-name="Text_20_body">
      <style:paragraph-properties fo:line-height="150%"/>
      <style:text-properties fo:font-weight="bold" officeooo:rsid="015897ac" officeooo:paragraph-rsid="015897ac" style:font-weight-asian="bold" style:font-weight-complex="bold"/>
    </style:style>
    <style:style style:name="P50" style:family="paragraph" style:parent-style-name="Text_20_body">
      <style:paragraph-properties fo:line-height="150%"/>
      <style:text-properties fo:font-weight="bold" officeooo:rsid="015a68f2" officeooo:paragraph-rsid="015a68f2" style:font-weight-asian="bold" style:font-weight-complex="bold"/>
    </style:style>
    <style:style style:name="P51" style:family="paragraph" style:parent-style-name="Text_20_body">
      <style:paragraph-properties fo:line-height="150%"/>
      <style:text-properties fo:font-weight="bold" officeooo:rsid="016e5569" officeooo:paragraph-rsid="016e5569" style:font-weight-asian="bold" style:font-weight-complex="bold"/>
    </style:style>
    <style:style style:name="P52" style:family="paragraph" style:parent-style-name="Text_20_body">
      <style:paragraph-properties fo:line-height="150%"/>
      <style:text-properties fo:font-weight="bold" officeooo:rsid="016ea8f2" officeooo:paragraph-rsid="016ea8f2" style:font-weight-asian="bold" style:font-weight-complex="bold"/>
    </style:style>
    <style:style style:name="P53" style:family="paragraph" style:parent-style-name="Text_20_body">
      <style:paragraph-properties fo:line-height="150%"/>
      <style:text-properties fo:font-weight="bold" officeooo:rsid="016ea8f2" officeooo:paragraph-rsid="0176541a" style:font-weight-asian="bold" style:font-weight-complex="bold"/>
    </style:style>
    <style:style style:name="P54" style:family="paragraph" style:parent-style-name="Text_20_body">
      <style:paragraph-properties fo:line-height="150%"/>
      <style:text-properties fo:font-weight="bold" officeooo:rsid="0179ceeb" officeooo:paragraph-rsid="0179ceeb" style:font-weight-asian="bold" style:font-weight-complex="bold"/>
    </style:style>
    <style:style style:name="P55" style:family="paragraph" style:parent-style-name="Text_20_body">
      <style:paragraph-properties fo:line-height="150%"/>
      <style:text-properties fo:font-weight="bold" officeooo:rsid="017e8f48" officeooo:paragraph-rsid="017e8f48" style:font-weight-asian="bold" style:font-weight-complex="bold"/>
    </style:style>
    <style:style style:name="P56" style:family="paragraph" style:parent-style-name="Text_20_body">
      <style:paragraph-properties fo:line-height="150%"/>
      <style:text-properties fo:font-weight="bold" officeooo:rsid="01f28d7c" officeooo:paragraph-rsid="01f28d7c" style:font-weight-asian="bold" style:font-weight-complex="bold"/>
    </style:style>
    <style:style style:name="P57" style:family="paragraph" style:parent-style-name="Text_20_body">
      <style:paragraph-properties fo:line-height="150%" fo:text-align="justify" style:justify-single-word="false"/>
      <style:text-properties fo:font-weight="bold" officeooo:paragraph-rsid="00ad40c5"/>
    </style:style>
    <style:style style:name="P58" style:family="paragraph" style:parent-style-name="Text_20_body">
      <style:text-properties officeooo:rsid="00731509" officeooo:paragraph-rsid="00731509"/>
    </style:style>
    <style:style style:name="P59" style:family="paragraph" style:parent-style-name="Text_20_body">
      <style:text-properties officeooo:paragraph-rsid="00881b42"/>
    </style:style>
    <style:style style:name="P60" style:family="paragraph" style:parent-style-name="Text_20_body">
      <style:text-properties fo:font-style="normal" fo:font-weight="normal" officeooo:rsid="0067418b" officeooo:paragraph-rsid="006da6cd" style:font-style-asian="normal" style:font-weight-asian="normal" style:font-style-complex="normal" style:font-weight-complex="normal"/>
    </style:style>
    <style:style style:name="P61" style:family="paragraph" style:parent-style-name="Text_20_body">
      <style:text-properties officeooo:rsid="00a6317d" officeooo:paragraph-rsid="00a6317d"/>
    </style:style>
    <style:style style:name="P62" style:family="paragraph" style:parent-style-name="Text_20_body">
      <style:paragraph-properties fo:line-height="150%"/>
      <style:text-properties officeooo:rsid="00a6317d" officeooo:paragraph-rsid="00a6317d"/>
    </style:style>
    <style:style style:name="P63" style:family="paragraph" style:parent-style-name="Text_20_body">
      <style:text-properties officeooo:rsid="00bc9de3" officeooo:paragraph-rsid="00bc9de3"/>
    </style:style>
    <style:style style:name="P64" style:family="paragraph" style:parent-style-name="Text_20_body">
      <style:text-properties officeooo:paragraph-rsid="014ed074"/>
    </style:style>
    <style:style style:name="P65" style:family="paragraph" style:parent-style-name="Text_20_body">
      <style:paragraph-properties fo:line-height="150%"/>
      <style:text-properties fo:font-weight="normal" officeooo:rsid="0194576d" officeooo:paragraph-rsid="0194576d" style:font-weight-asian="normal" style:font-weight-complex="normal"/>
    </style:style>
    <style:style style:name="P66" style:family="paragraph" style:parent-style-name="Text_20_body">
      <style:paragraph-properties fo:line-height="150%"/>
      <style:text-properties fo:font-weight="normal" officeooo:rsid="0083926b" officeooo:paragraph-rsid="0083926b" style:font-weight-asian="normal" style:font-weight-complex="normal"/>
    </style:style>
    <style:style style:name="P67" style:family="paragraph" style:parent-style-name="Text_20_body">
      <style:paragraph-properties fo:line-height="150%"/>
      <style:text-properties fo:font-weight="normal" officeooo:rsid="00b76c87" officeooo:paragraph-rsid="00b60910" style:font-weight-asian="normal" style:font-weight-complex="normal"/>
    </style:style>
    <style:style style:name="P68" style:family="paragraph" style:parent-style-name="Text_20_body">
      <style:paragraph-properties fo:line-height="150%"/>
      <style:text-properties fo:font-weight="normal" officeooo:rsid="0154fb44" officeooo:paragraph-rsid="0154fb44" style:font-weight-asian="normal" style:font-weight-complex="normal"/>
    </style:style>
    <style:style style:name="P69" style:family="paragraph" style:parent-style-name="Text_20_body">
      <style:paragraph-properties fo:line-height="150%"/>
      <style:text-properties fo:font-weight="normal" officeooo:rsid="017b8ee3" officeooo:paragraph-rsid="017b8ee3" style:font-weight-asian="normal" style:font-weight-complex="normal"/>
    </style:style>
    <style:style style:name="P70" style:family="paragraph" style:parent-style-name="Text_20_body">
      <style:paragraph-properties fo:line-height="150%"/>
      <style:text-properties fo:font-weight="normal" officeooo:rsid="00c8d6b8" officeooo:paragraph-rsid="00c8d6b8" style:font-weight-asian="normal" style:font-weight-complex="normal"/>
    </style:style>
    <style:style style:name="P71" style:family="paragraph" style:parent-style-name="Text_20_body">
      <style:paragraph-properties fo:line-height="150%"/>
      <style:text-properties fo:font-weight="normal" officeooo:rsid="00ca8458" officeooo:paragraph-rsid="00ca8458" style:font-weight-asian="normal" style:font-weight-complex="normal"/>
    </style:style>
    <style:style style:name="P72" style:family="paragraph" style:parent-style-name="Text_20_body">
      <style:paragraph-properties fo:line-height="150%"/>
      <style:text-properties fo:font-weight="normal" officeooo:rsid="00cc16fa" officeooo:paragraph-rsid="00cc16fa" style:font-weight-asian="normal" style:font-weight-complex="normal"/>
    </style:style>
    <style:style style:name="P73" style:family="paragraph" style:parent-style-name="Text_20_body">
      <style:paragraph-properties fo:line-height="150%"/>
      <style:text-properties fo:font-weight="normal" officeooo:rsid="00cc16fa" officeooo:paragraph-rsid="00cd94f7" style:font-weight-asian="normal" style:font-weight-complex="normal"/>
    </style:style>
    <style:style style:name="P74" style:family="paragraph" style:parent-style-name="Text_20_body">
      <style:paragraph-properties fo:line-height="150%"/>
      <style:text-properties fo:font-weight="normal" officeooo:rsid="00cd94f7" officeooo:paragraph-rsid="00cd94f7" style:font-weight-asian="normal" style:font-weight-complex="normal"/>
    </style:style>
    <style:style style:name="P75" style:family="paragraph" style:parent-style-name="Text_20_body">
      <style:paragraph-properties fo:line-height="150%"/>
      <style:text-properties fo:font-weight="normal" officeooo:rsid="00d401d3" officeooo:paragraph-rsid="00d401d3" style:font-weight-asian="normal" style:font-weight-complex="normal"/>
    </style:style>
    <style:style style:name="P76" style:family="paragraph" style:parent-style-name="Text_20_body">
      <style:paragraph-properties fo:line-height="150%"/>
      <style:text-properties fo:font-weight="normal" officeooo:rsid="00d487ab" officeooo:paragraph-rsid="00d487ab" style:font-weight-asian="normal" style:font-weight-complex="normal"/>
    </style:style>
    <style:style style:name="P77" style:family="paragraph" style:parent-style-name="Text_20_body">
      <style:paragraph-properties fo:line-height="150%"/>
      <style:text-properties fo:font-weight="normal" officeooo:rsid="00ea5590" officeooo:paragraph-rsid="00ea5590" style:font-weight-asian="normal" style:font-weight-complex="normal"/>
    </style:style>
    <style:style style:name="P78" style:family="paragraph" style:parent-style-name="Text_20_body">
      <style:paragraph-properties fo:line-height="150%"/>
      <style:text-properties officeooo:rsid="01900905" officeooo:paragraph-rsid="01900905"/>
    </style:style>
    <style:style style:name="P79" style:family="paragraph" style:parent-style-name="Text_20_body">
      <style:paragraph-properties fo:line-height="150%"/>
      <style:text-properties officeooo:rsid="019a6e73" officeooo:paragraph-rsid="019a6e73"/>
    </style:style>
    <style:style style:name="P80" style:family="paragraph" style:parent-style-name="Text_20_body">
      <style:paragraph-properties fo:line-height="150%"/>
      <style:text-properties officeooo:rsid="019b7d6f" officeooo:paragraph-rsid="019b7d6f"/>
    </style:style>
    <style:style style:name="P81" style:family="paragraph" style:parent-style-name="Text_20_body">
      <style:paragraph-properties fo:line-height="150%"/>
    </style:style>
    <style:style style:name="P82" style:family="paragraph" style:parent-style-name="Text_20_body">
      <style:paragraph-properties fo:line-height="150%"/>
      <style:text-properties officeooo:paragraph-rsid="0051fdfa"/>
    </style:style>
    <style:style style:name="P83" style:family="paragraph" style:parent-style-name="Text_20_body">
      <style:paragraph-properties fo:line-height="150%"/>
      <style:text-properties officeooo:paragraph-rsid="00b05c07"/>
    </style:style>
    <style:style style:name="P84" style:family="paragraph" style:parent-style-name="Text_20_body">
      <style:paragraph-properties fo:line-height="150%"/>
      <style:text-properties officeooo:paragraph-rsid="01684cc0"/>
    </style:style>
    <style:style style:name="P85" style:family="paragraph" style:parent-style-name="Text_20_body">
      <style:paragraph-properties fo:line-height="150%"/>
      <style:text-properties officeooo:paragraph-rsid="0185e3bb"/>
    </style:style>
    <style:style style:name="P86" style:family="paragraph" style:parent-style-name="Text_20_body">
      <style:paragraph-properties fo:line-height="150%"/>
      <style:text-properties officeooo:paragraph-rsid="00d35448"/>
    </style:style>
    <style:style style:name="P87" style:family="paragraph" style:parent-style-name="Text_20_body">
      <style:paragraph-properties fo:line-height="150%"/>
      <style:text-properties officeooo:paragraph-rsid="00ca8458"/>
    </style:style>
    <style:style style:name="P88" style:family="paragraph" style:parent-style-name="Text_20_body">
      <style:paragraph-properties fo:line-height="150%"/>
      <style:text-properties officeooo:paragraph-rsid="00cc16fa"/>
    </style:style>
    <style:style style:name="P89" style:family="paragraph" style:parent-style-name="Text_20_body">
      <style:paragraph-properties fo:line-height="150%"/>
      <style:text-properties officeooo:rsid="009a1de8" officeooo:paragraph-rsid="009a1de8"/>
    </style:style>
    <style:style style:name="P90" style:family="paragraph" style:parent-style-name="Text_20_body">
      <style:paragraph-properties fo:line-height="150%"/>
      <style:text-properties officeooo:rsid="0101e869" officeooo:paragraph-rsid="01033afb"/>
    </style:style>
    <style:style style:name="P91" style:family="paragraph" style:parent-style-name="Text_20_body">
      <style:paragraph-properties fo:line-height="150%"/>
      <style:text-properties officeooo:rsid="00627832" officeooo:paragraph-rsid="0067418b"/>
    </style:style>
    <style:style style:name="P92" style:family="paragraph" style:parent-style-name="Text_20_body">
      <style:paragraph-properties fo:line-height="150%"/>
      <style:text-properties officeooo:rsid="00627832" officeooo:paragraph-rsid="00711003"/>
    </style:style>
    <style:style style:name="P93" style:family="paragraph" style:parent-style-name="Text_20_body">
      <style:paragraph-properties fo:line-height="150%"/>
      <style:text-properties officeooo:rsid="00838a5f" officeooo:paragraph-rsid="00838a5f"/>
    </style:style>
    <style:style style:name="P94" style:family="paragraph" style:parent-style-name="Text_20_body">
      <style:paragraph-properties fo:line-height="150%"/>
      <style:text-properties officeooo:rsid="008600ee" officeooo:paragraph-rsid="008600ee"/>
    </style:style>
    <style:style style:name="P95" style:family="paragraph" style:parent-style-name="Text_20_body">
      <style:paragraph-properties fo:line-height="150%"/>
      <style:text-properties officeooo:rsid="00b189bf" officeooo:paragraph-rsid="00b189bf"/>
    </style:style>
    <style:style style:name="P96" style:family="paragraph" style:parent-style-name="Text_20_body">
      <style:paragraph-properties fo:line-height="150%"/>
      <style:text-properties officeooo:rsid="00b47516" officeooo:paragraph-rsid="00b76c87"/>
    </style:style>
    <style:style style:name="P97" style:family="paragraph" style:parent-style-name="Text_20_body">
      <style:paragraph-properties fo:line-height="150%"/>
      <style:text-properties officeooo:rsid="00b47516" officeooo:paragraph-rsid="00b60910"/>
    </style:style>
    <style:style style:name="P98" style:family="paragraph" style:parent-style-name="Text_20_body">
      <style:paragraph-properties fo:line-height="150%" fo:text-align="justify" style:justify-single-word="false"/>
      <style:text-properties fo:font-size="12pt" fo:font-weight="bold" officeooo:paragraph-rsid="00ad40c5" style:font-size-asian="12pt" style:font-size-complex="12pt"/>
    </style:style>
    <style:style style:name="P99" style:family="paragraph" style:parent-style-name="Text_20_body">
      <style:paragraph-properties fo:line-height="150%"/>
      <style:text-properties officeooo:rsid="01684cc0" officeooo:paragraph-rsid="01684cc0"/>
    </style:style>
    <style:style style:name="P100" style:family="paragraph" style:parent-style-name="Text_20_body">
      <style:paragraph-properties fo:line-height="150%"/>
      <style:text-properties officeooo:rsid="01783b33" officeooo:paragraph-rsid="01783b33"/>
    </style:style>
    <style:style style:name="P101" style:family="paragraph" style:parent-style-name="Text_20_body">
      <style:paragraph-properties fo:line-height="150%"/>
      <style:text-properties officeooo:rsid="018256bc" officeooo:paragraph-rsid="01818feb"/>
    </style:style>
    <style:style style:name="P102" style:family="paragraph" style:parent-style-name="Text_20_body">
      <style:paragraph-properties fo:line-height="150%"/>
      <style:text-properties officeooo:rsid="0182c895" officeooo:paragraph-rsid="0182c895"/>
    </style:style>
    <style:style style:name="P103" style:family="paragraph" style:parent-style-name="Text_20_body">
      <style:paragraph-properties fo:line-height="150%"/>
      <style:text-properties officeooo:rsid="0185e3bb" officeooo:paragraph-rsid="0185e3bb"/>
    </style:style>
    <style:style style:name="P104" style:family="paragraph" style:parent-style-name="Text_20_body">
      <style:paragraph-properties fo:line-height="150%"/>
      <style:text-properties officeooo:rsid="00d1af50" officeooo:paragraph-rsid="00d35448"/>
    </style:style>
    <style:style style:name="P105" style:family="paragraph" style:parent-style-name="Text_20_body">
      <style:paragraph-properties fo:line-height="150%"/>
      <style:text-properties officeooo:rsid="00d3ccbc" officeooo:paragraph-rsid="00d3ccbc"/>
    </style:style>
    <style:style style:name="P106" style:family="paragraph" style:parent-style-name="Text_20_body">
      <style:paragraph-properties fo:line-height="150%"/>
      <style:text-properties officeooo:rsid="00bb46db" officeooo:paragraph-rsid="00bb46db"/>
    </style:style>
    <style:style style:name="P107" style:family="paragraph" style:parent-style-name="Text_20_body">
      <style:paragraph-properties fo:line-height="150%"/>
      <style:text-properties officeooo:rsid="00c422a6" officeooo:paragraph-rsid="00c422a6"/>
    </style:style>
    <style:style style:name="P108" style:family="paragraph" style:parent-style-name="Text_20_body">
      <style:paragraph-properties fo:line-height="150%"/>
      <style:text-properties officeooo:rsid="00c563f1" officeooo:paragraph-rsid="00c563f1"/>
    </style:style>
    <style:style style:name="P109" style:family="paragraph" style:parent-style-name="Text_20_body">
      <style:paragraph-properties fo:line-height="150%"/>
      <style:text-properties officeooo:rsid="00c8d6b8" officeooo:paragraph-rsid="00c8d6b8"/>
    </style:style>
    <style:style style:name="P110" style:family="paragraph" style:parent-style-name="Text_20_body">
      <style:paragraph-properties fo:line-height="150%"/>
      <style:text-properties officeooo:rsid="00ca8458" officeooo:paragraph-rsid="00ca8458"/>
    </style:style>
    <style:style style:name="P111" style:family="paragraph" style:parent-style-name="Text_20_body">
      <style:paragraph-properties fo:line-height="150%"/>
      <style:text-properties officeooo:rsid="00cc16fa" officeooo:paragraph-rsid="00cc16fa"/>
    </style:style>
    <style:style style:name="P112" style:family="paragraph" style:parent-style-name="Text_20_body">
      <style:paragraph-properties fo:line-height="150%"/>
      <style:text-properties officeooo:rsid="00cc16fa" officeooo:paragraph-rsid="00cd94f7"/>
    </style:style>
    <style:style style:name="P113" style:family="paragraph" style:parent-style-name="Text_20_body">
      <style:paragraph-properties fo:line-height="150%"/>
      <style:text-properties officeooo:rsid="00d0d35f" officeooo:paragraph-rsid="00d0d35f"/>
    </style:style>
    <style:style style:name="P114" style:family="paragraph" style:parent-style-name="Text_20_body">
      <style:paragraph-properties fo:line-height="150%"/>
      <style:text-properties officeooo:rsid="00d401d3" officeooo:paragraph-rsid="00d401d3"/>
    </style:style>
    <style:style style:name="P115" style:family="paragraph" style:parent-style-name="Text_20_body">
      <style:paragraph-properties fo:line-height="150%"/>
      <style:text-properties officeooo:rsid="00dbf757" officeooo:paragraph-rsid="00dbf757"/>
    </style:style>
    <style:style style:name="P116" style:family="paragraph" style:parent-style-name="Text_20_body">
      <style:paragraph-properties fo:line-height="150%"/>
      <style:text-properties officeooo:rsid="00ec8a50" officeooo:paragraph-rsid="00ec8a50"/>
    </style:style>
    <style:style style:name="P117" style:family="paragraph" style:parent-style-name="Text_20_body">
      <style:paragraph-properties fo:line-height="150%"/>
      <style:text-properties officeooo:rsid="01af8024" officeooo:paragraph-rsid="01af8024"/>
    </style:style>
    <style:style style:name="P118" style:family="paragraph" style:parent-style-name="Text_20_body">
      <style:paragraph-properties fo:line-height="150%"/>
      <style:text-properties officeooo:rsid="01b0a7f8" officeooo:paragraph-rsid="01b0a7f8"/>
    </style:style>
    <style:style style:name="P119" style:family="paragraph" style:parent-style-name="Text_20_body">
      <style:paragraph-properties fo:line-height="150%"/>
      <style:text-properties officeooo:rsid="01b604cd" officeooo:paragraph-rsid="01b604cd"/>
    </style:style>
    <style:style style:name="P120" style:family="paragraph" style:parent-style-name="Text_20_body">
      <style:text-properties officeooo:rsid="01b92652" officeooo:paragraph-rsid="01b92652"/>
    </style:style>
    <style:style style:name="P121" style:family="paragraph" style:parent-style-name="Text_20_body">
      <style:text-properties officeooo:rsid="01baf966" officeooo:paragraph-rsid="01baf966"/>
    </style:style>
    <style:style style:name="P122" style:family="paragraph" style:parent-style-name="Text_20_body">
      <style:paragraph-properties fo:line-height="150%"/>
      <style:text-properties officeooo:rsid="01bc8b53" officeooo:paragraph-rsid="01bc8b53"/>
    </style:style>
    <style:style style:name="P123" style:family="paragraph" style:parent-style-name="Text_20_body">
      <style:text-properties officeooo:rsid="01beec43" officeooo:paragraph-rsid="01beec43"/>
    </style:style>
    <style:style style:name="P124" style:family="paragraph" style:parent-style-name="Text_20_body">
      <style:text-properties officeooo:rsid="01c19f9f" officeooo:paragraph-rsid="01c19f9f"/>
    </style:style>
    <style:style style:name="P125" style:family="paragraph" style:parent-style-name="Text_20_body">
      <style:text-properties officeooo:paragraph-rsid="01caa829"/>
    </style:style>
    <style:style style:name="P126" style:family="paragraph" style:parent-style-name="Text_20_body">
      <style:text-properties officeooo:rsid="01d22bea" officeooo:paragraph-rsid="01d22bea"/>
    </style:style>
    <style:style style:name="P127" style:family="paragraph" style:parent-style-name="Text_20_body">
      <style:text-properties officeooo:paragraph-rsid="01dc4ee5"/>
    </style:style>
    <style:style style:name="P128" style:family="paragraph" style:parent-style-name="Text_20_body">
      <style:text-properties officeooo:rsid="01e4636f" officeooo:paragraph-rsid="01e4636f"/>
    </style:style>
    <style:style style:name="P129" style:family="paragraph" style:parent-style-name="Text_20_body">
      <style:paragraph-properties fo:line-height="150%"/>
      <style:text-properties officeooo:rsid="01e893bd" officeooo:paragraph-rsid="01e893bd"/>
    </style:style>
    <style:style style:name="P130" style:family="paragraph" style:parent-style-name="Text_20_body">
      <style:paragraph-properties fo:line-height="150%"/>
      <style:text-properties officeooo:rsid="01e893bd" officeooo:paragraph-rsid="01f6c43b"/>
    </style:style>
    <style:style style:name="P131" style:family="paragraph" style:parent-style-name="Text_20_body">
      <style:paragraph-properties fo:line-height="150%"/>
      <style:text-properties officeooo:rsid="01ebafae" officeooo:paragraph-rsid="01ebafae"/>
    </style:style>
    <style:style style:name="P132" style:family="paragraph" style:parent-style-name="Text_20_body">
      <style:paragraph-properties fo:line-height="150%"/>
      <style:text-properties officeooo:rsid="01ebafae" officeooo:paragraph-rsid="01f6c43b"/>
    </style:style>
    <style:style style:name="P133" style:family="paragraph" style:parent-style-name="Text_20_body">
      <style:paragraph-properties fo:line-height="150%"/>
      <style:text-properties officeooo:rsid="01f0a1bb" officeooo:paragraph-rsid="01f0a1bb"/>
    </style:style>
    <style:style style:name="P134" style:family="paragraph" style:parent-style-name="Text_20_body">
      <style:text-properties officeooo:paragraph-rsid="01f6c43b"/>
    </style:style>
    <style:style style:name="P135" style:family="paragraph" style:parent-style-name="Text_20_body">
      <style:paragraph-properties fo:text-align="center" style:justify-single-word="false"/>
      <style:text-properties officeooo:rsid="01f98931" officeooo:paragraph-rsid="01f98931"/>
    </style:style>
    <style:style style:name="P136" style:family="paragraph" style:parent-style-name="Text_20_body">
      <style:paragraph-properties fo:margin-top="0in" fo:margin-bottom="0in" loext:contextual-spacing="false"/>
    </style:style>
    <style:style style:name="P137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ec5bf"/>
    </style:style>
    <style:style style:name="P13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b964f"/>
    </style:style>
    <style:style style:name="P139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4b582"/>
    </style:style>
    <style:style style:name="P140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ec5bf" officeooo:paragraph-rsid="002ec5bf"/>
    </style:style>
    <style:style style:name="P141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01c02" officeooo:paragraph-rsid="00501c02"/>
    </style:style>
    <style:style style:name="P142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39bf2" officeooo:paragraph-rsid="00539bf2"/>
    </style:style>
    <style:style style:name="P143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Roboto Mono" fo:font-size="12pt" fo:letter-spacing="normal" fo:font-style="normal" fo:font-weight="normal" officeooo:rsid="0022f12e" officeooo:paragraph-rsid="002b964f"/>
    </style:style>
    <style:style style:name="P144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Roboto Mono" fo:font-size="12pt" fo:letter-spacing="normal" fo:font-style="normal" fo:font-weight="normal" officeooo:paragraph-rsid="0024b582"/>
    </style:style>
    <style:style style:name="P145" style:family="paragraph" style:parent-style-name="Text_20_body">
      <style:paragraph-properties fo:margin-top="0in" fo:margin-bottom="0in" loext:contextual-spacing="false"/>
      <style:text-properties officeooo:paragraph-rsid="0024b582"/>
    </style:style>
    <style:style style:name="P146" style:family="paragraph" style:parent-style-name="Text_20_body">
      <style:paragraph-properties fo:margin-top="0in" fo:margin-bottom="0in" loext:contextual-spacing="false"/>
      <style:text-properties officeooo:rsid="00bb46db" officeooo:paragraph-rsid="00bb46db"/>
    </style:style>
    <style:style style:name="P147" style:family="paragraph" style:parent-style-name="Text_20_body">
      <style:paragraph-properties fo:margin-top="0in" fo:margin-bottom="0in" loext:contextual-spacing="false"/>
      <style:text-properties officeooo:rsid="00bb46db" officeooo:paragraph-rsid="00bc9de3"/>
    </style:style>
    <style:style style:name="P148" style:family="paragraph" style:parent-style-name="Text_20_body">
      <style:paragraph-properties fo:margin-top="0in" fo:margin-bottom="0in" loext:contextual-spacing="false"/>
      <style:text-properties officeooo:rsid="00bc9de3" officeooo:paragraph-rsid="00bc9de3"/>
    </style:style>
    <style:style style:name="P149" style:family="paragraph" style:parent-style-name="Text_20_body">
      <style:paragraph-properties fo:margin-top="0in" fo:margin-bottom="0in" loext:contextual-spacing="false" fo:line-height="150%"/>
      <style:text-properties officeooo:rsid="00bc9de3" officeooo:paragraph-rsid="00bc9de3"/>
    </style:style>
    <style:style style:name="P150" style:family="paragraph" style:parent-style-name="Text_20_body">
      <style:paragraph-properties fo:margin-top="0in" fo:margin-bottom="0in" loext:contextual-spacing="false"/>
      <style:text-properties fo:font-weight="bold" officeooo:rsid="00bc9de3" officeooo:paragraph-rsid="00bc9de3" style:font-weight-asian="bold" style:font-weight-complex="bold"/>
    </style:style>
    <style:style style:name="P151" style:family="paragraph" style:parent-style-name="Text_20_body">
      <style:paragraph-properties fo:margin-top="0in" fo:margin-bottom="0in" loext:contextual-spacing="false" fo:line-height="150%"/>
      <style:text-properties fo:font-weight="bold" officeooo:rsid="00bc9de3" officeooo:paragraph-rsid="00bc9de3" style:font-weight-asian="bold" style:font-weight-complex="bold"/>
    </style:style>
    <style:style style:name="P152" style:family="paragraph" style:parent-style-name="Text_20_body">
      <style:paragraph-properties fo:margin-top="0in" fo:margin-bottom="0in" loext:contextual-spacing="false" fo:line-height="150%"/>
      <style:text-properties fo:font-weight="bold" officeooo:rsid="014f6e6b" officeooo:paragraph-rsid="014f6e6b" style:font-weight-asian="bold" style:font-weight-complex="bold"/>
    </style:style>
    <style:style style:name="P153" style:family="paragraph" style:parent-style-name="Text_20_body">
      <style:paragraph-properties fo:margin-top="0in" fo:margin-bottom="0in" loext:contextual-spacing="false" fo:line-height="150%"/>
      <style:text-properties fo:font-weight="bold" officeooo:rsid="01504b12" officeooo:paragraph-rsid="01504b12" style:font-weight-asian="bold" style:font-weight-complex="bold"/>
    </style:style>
    <style:style style:name="P154" style:family="paragraph" style:parent-style-name="Text_20_body">
      <style:paragraph-properties fo:margin-top="0in" fo:margin-bottom="0in" loext:contextual-spacing="false" fo:line-height="150%"/>
      <style:text-properties fo:font-weight="bold" officeooo:rsid="00be2613" officeooo:paragraph-rsid="00be2613" style:font-weight-asian="bold" style:font-weight-complex="bold"/>
    </style:style>
    <style:style style:name="P155" style:family="paragraph" style:parent-style-name="Text_20_body">
      <style:paragraph-properties fo:margin-top="0in" fo:margin-bottom="0in" loext:contextual-spacing="false" fo:line-height="150%"/>
      <style:text-properties fo:font-weight="bold" officeooo:rsid="002ec5bf" officeooo:paragraph-rsid="01f28d7c" style:font-weight-asian="bold" style:font-weight-complex="bold"/>
    </style:style>
    <style:style style:name="P156" style:family="paragraph" style:parent-style-name="Text_20_body">
      <style:paragraph-properties fo:margin-top="0in" fo:margin-bottom="0in" loext:contextual-spacing="false" fo:line-height="150%"/>
      <style:text-properties fo:font-style="normal" fo:font-weight="normal" officeooo:rsid="00731509" officeooo:paragraph-rsid="00731509" style:font-style-asian="normal" style:font-weight-asian="normal" style:font-style-complex="normal" style:font-weight-complex="normal"/>
    </style:style>
    <style:style style:name="P157" style:family="paragraph" style:parent-style-name="Text_20_body">
      <style:paragraph-properties fo:margin-top="0in" fo:margin-bottom="0in" loext:contextual-spacing="false" fo:line-height="150%"/>
      <style:text-properties officeooo:rsid="00731509" officeooo:paragraph-rsid="00731509"/>
    </style:style>
    <style:style style:name="P158" style:family="paragraph" style:parent-style-name="Text_20_body">
      <style:paragraph-properties fo:margin-top="0in" fo:margin-bottom="0in" loext:contextual-spacing="false" fo:line-height="150%"/>
      <style:text-properties fo:font-weight="normal" officeooo:rsid="00c08301" officeooo:paragraph-rsid="00c08301" style:font-weight-asian="normal" style:font-weight-complex="normal"/>
    </style:style>
    <style:style style:name="P159" style:family="paragraph" style:parent-style-name="Heading">
      <style:text-properties fo:font-weight="bold" style:font-weight-asian="bold" style:font-weight-complex="bold"/>
    </style:style>
    <style:style style:name="P160" style:family="paragraph" style:parent-style-name="Heading">
      <style:paragraph-properties fo:line-height="150%"/>
    </style:style>
    <style:style style:name="P161" style:family="paragraph" style:parent-style-name="Standard">
      <style:paragraph-properties fo:line-height="150%" fo:text-align="start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62" style:family="paragraph" style:parent-style-name="Title">
      <style:text-properties officeooo:rsid="002279bf" officeooo:paragraph-rsid="002279bf"/>
    </style:style>
    <style:style style:name="P163" style:family="paragraph" style:parent-style-name="Contents_20_1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164" style:family="paragraph" style:parent-style-name="Contents_20_2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165" style:family="paragraph" style:parent-style-name="Contents_20_3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166" style:family="paragraph" style:parent-style-name="Contents_20_4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167" style:family="paragraph" style:parent-style-name="Contents_20_5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168" style:family="paragraph" style:parent-style-name="Text_20_body" style:list-style-name="L1">
      <style:paragraph-properties fo:line-height="150%"/>
      <style:text-properties officeooo:rsid="01e893bd" officeooo:paragraph-rsid="01e893bd"/>
    </style:style>
    <style:style style:name="P169" style:family="paragraph" style:parent-style-name="Text_20_body" style:list-style-name="L1">
      <style:paragraph-properties fo:line-height="150%"/>
      <style:text-properties officeooo:rsid="01e893bd" officeooo:paragraph-rsid="01f6c43b"/>
    </style:style>
    <style:style style:name="P170" style:family="paragraph" style:parent-style-name="Text_20_body" style:list-style-name="L1">
      <style:paragraph-properties fo:line-height="150%"/>
      <style:text-properties officeooo:rsid="01f610f7" officeooo:paragraph-rsid="01f610f7"/>
    </style:style>
    <style:style style:name="P171" style:family="paragraph" style:parent-style-name="Text_20_body" style:list-style-name="L1">
      <style:paragraph-properties fo:line-height="150%"/>
      <style:text-properties officeooo:rsid="01f610f7" officeooo:paragraph-rsid="01f6c43b"/>
    </style:style>
    <style:style style:name="P172" style:family="paragraph" style:parent-style-name="Text_20_body" style:list-style-name="L2">
      <style:paragraph-properties fo:line-height="150%"/>
      <style:text-properties officeooo:rsid="01ebafae" officeooo:paragraph-rsid="01ebafae"/>
    </style:style>
    <style:style style:name="P173" style:family="paragraph" style:parent-style-name="Text_20_body" style:list-style-name="L3">
      <style:paragraph-properties fo:line-height="150%"/>
      <style:text-properties officeooo:rsid="01ebafae" officeooo:paragraph-rsid="01f6c43b"/>
    </style:style>
    <style:style style:name="P174" style:family="paragraph" style:parent-style-name="Text_20_body" style:list-style-name="L2">
      <style:paragraph-properties fo:line-height="150%"/>
      <style:text-properties officeooo:rsid="01ec85a3" officeooo:paragraph-rsid="01ec85a3"/>
    </style:style>
    <style:style style:name="P175" style:family="paragraph" style:parent-style-name="Text_20_body" style:list-style-name="L3">
      <style:paragraph-properties fo:line-height="150%"/>
      <style:text-properties officeooo:rsid="01ec85a3" officeooo:paragraph-rsid="01f6c43b"/>
    </style:style>
    <style:style style:name="P176" style:family="paragraph" style:parent-style-name="Text_20_body" style:list-style-name="L4">
      <style:paragraph-properties fo:line-height="150%"/>
      <style:text-properties officeooo:rsid="00395f30" officeooo:paragraph-rsid="00395f30"/>
    </style:style>
    <style:style style:name="P177" style:family="paragraph" style:parent-style-name="Text_20_body" style:list-style-name="L4">
      <style:paragraph-properties fo:line-height="150%"/>
      <style:text-properties fo:font-weight="normal" officeooo:rsid="00395f30" officeooo:paragraph-rsid="00fbe2b8" style:font-weight-asian="normal" style:font-weight-complex="normal"/>
    </style:style>
    <style:style style:name="P178" style:family="paragraph" style:parent-style-name="Text_20_body" style:list-style-name="L4">
      <style:paragraph-properties fo:line-height="150%"/>
      <style:text-properties fo:font-weight="normal" officeooo:rsid="003bc4ed" officeooo:paragraph-rsid="003bc4ed" style:font-weight-asian="normal" style:font-weight-complex="normal"/>
    </style:style>
    <style:style style:name="P179" style:family="paragraph" style:parent-style-name="Text_20_body" style:list-style-name="L5">
      <style:paragraph-properties fo:line-height="150%"/>
      <style:text-properties fo:font-weight="normal" officeooo:rsid="004a010c" officeooo:paragraph-rsid="004a010c" style:font-weight-asian="normal" style:font-weight-complex="normal"/>
    </style:style>
    <style:style style:name="P180" style:family="paragraph" style:parent-style-name="Text_20_body" style:list-style-name="L5">
      <style:paragraph-properties fo:line-height="150%"/>
      <style:text-properties fo:font-weight="normal" officeooo:rsid="004b85c1" officeooo:paragraph-rsid="004b85c1" style:font-weight-asian="normal" style:font-weight-complex="normal"/>
    </style:style>
    <style:style style:name="P181" style:family="paragraph" style:parent-style-name="Text_20_body" style:list-style-name="L5">
      <style:paragraph-properties fo:line-height="150%"/>
      <style:text-properties fo:font-weight="normal" officeooo:rsid="007755f2" officeooo:paragraph-rsid="007755f2" style:font-weight-asian="normal" style:font-weight-complex="normal"/>
    </style:style>
    <style:style style:name="P182" style:family="paragraph" style:parent-style-name="Text_20_body" style:list-style-name="L5">
      <style:paragraph-properties fo:line-height="150%"/>
      <style:text-properties fo:font-weight="normal" officeooo:rsid="007191c2" officeooo:paragraph-rsid="007191c2" style:font-weight-asian="normal" style:font-weight-complex="normal"/>
    </style:style>
    <style:style style:name="P183" style:family="paragraph" style:parent-style-name="Text_20_body" style:list-style-name="L5">
      <style:paragraph-properties fo:line-height="150%"/>
      <style:text-properties fo:font-weight="normal" officeooo:rsid="005b055e" officeooo:paragraph-rsid="005b055e" style:font-weight-asian="normal" style:font-weight-complex="normal"/>
    </style:style>
    <style:style style:name="P184" style:family="paragraph" style:parent-style-name="Text_20_body" style:list-style-name="L6">
      <style:paragraph-properties fo:line-height="150%"/>
      <style:text-properties fo:font-weight="normal" officeooo:rsid="008ce945" officeooo:paragraph-rsid="008ce945" style:font-weight-asian="normal" style:font-weight-complex="normal"/>
    </style:style>
    <style:style style:name="P185" style:family="paragraph" style:parent-style-name="Text_20_body" style:list-style-name="L6">
      <style:paragraph-properties fo:line-height="150%"/>
      <style:text-properties fo:font-weight="normal" officeooo:rsid="0095e39c" officeooo:paragraph-rsid="0095e39c" style:font-weight-asian="normal" style:font-weight-complex="normal"/>
    </style:style>
    <style:style style:name="P186" style:family="paragraph" style:parent-style-name="Text_20_body" style:list-style-name="L6">
      <style:paragraph-properties fo:line-height="150%"/>
      <style:text-properties fo:font-weight="normal" officeooo:rsid="008e5e42" officeooo:paragraph-rsid="008f62bf" style:font-weight-asian="normal" style:font-weight-complex="normal"/>
    </style:style>
    <style:style style:name="P187" style:family="paragraph" style:parent-style-name="Text_20_body" style:list-style-name="L8">
      <style:paragraph-properties fo:line-height="150%"/>
      <style:text-properties fo:font-weight="normal" officeooo:rsid="01940252" officeooo:paragraph-rsid="0194576d" style:font-weight-asian="normal" style:font-weight-complex="normal"/>
    </style:style>
    <style:style style:name="P188" style:family="paragraph" style:parent-style-name="Text_20_body" style:list-style-name="L10">
      <style:paragraph-properties fo:line-height="150%"/>
      <style:text-properties fo:font-weight="normal" officeooo:rsid="01940252" officeooo:paragraph-rsid="01b0a7f8" style:font-weight-asian="normal" style:font-weight-complex="normal"/>
    </style:style>
    <style:style style:name="P189" style:family="paragraph" style:parent-style-name="Text_20_body" style:list-style-name="L9">
      <style:paragraph-properties fo:line-height="150%"/>
      <style:text-properties fo:font-weight="normal" officeooo:rsid="0194576d" officeooo:paragraph-rsid="0194576d" style:font-weight-asian="normal" style:font-weight-complex="normal"/>
    </style:style>
    <style:style style:name="P190" style:family="paragraph" style:parent-style-name="Text_20_body" style:list-style-name="L9">
      <style:paragraph-properties fo:line-height="150%"/>
      <style:text-properties fo:font-weight="normal" officeooo:rsid="01b435ca" officeooo:paragraph-rsid="01b435ca" style:font-weight-asian="normal" style:font-weight-complex="normal"/>
    </style:style>
    <style:style style:name="P191" style:family="paragraph" style:parent-style-name="Text_20_body" style:list-style-name="L10">
      <style:paragraph-properties fo:line-height="150%"/>
      <style:text-properties fo:font-weight="normal" officeooo:rsid="01b0a7f8" officeooo:paragraph-rsid="01b0a7f8" style:font-weight-asian="normal" style:font-weight-complex="normal"/>
    </style:style>
    <style:style style:name="P192" style:family="paragraph" style:parent-style-name="Text_20_body" style:list-style-name="L11">
      <style:paragraph-properties fo:line-height="150%"/>
      <style:text-properties fo:font-weight="normal" officeooo:rsid="01b0a7f8" officeooo:paragraph-rsid="01b435ca" style:font-weight-asian="normal" style:font-weight-complex="normal"/>
    </style:style>
    <style:style style:name="P193" style:family="paragraph" style:parent-style-name="Text_20_body" style:list-style-name="L11">
      <style:paragraph-properties fo:line-height="150%"/>
      <style:text-properties fo:font-weight="normal" officeooo:rsid="01b604cd" officeooo:paragraph-rsid="01b604cd" style:font-weight-asian="normal" style:font-weight-complex="normal"/>
    </style:style>
    <style:style style:name="P194" style:family="paragraph" style:parent-style-name="Text_20_body" style:list-style-name="L12">
      <style:text-properties fo:font-weight="normal" officeooo:rsid="01bbedbe" officeooo:paragraph-rsid="01bbedbe" style:font-weight-asian="normal" style:font-weight-complex="normal"/>
    </style:style>
    <style:style style:name="P195" style:family="paragraph" style:parent-style-name="Text_20_body" style:list-style-name="L4">
      <style:paragraph-properties fo:line-height="150%"/>
      <style:text-properties fo:font-weight="bold" officeooo:paragraph-rsid="00fbe2b8"/>
    </style:style>
    <style:style style:name="P196" style:family="paragraph" style:parent-style-name="Text_20_body" style:list-style-name="L4">
      <style:paragraph-properties fo:line-height="150%"/>
      <style:text-properties officeooo:paragraph-rsid="003bc4ed"/>
    </style:style>
    <style:style style:name="P197" style:family="paragraph" style:parent-style-name="Text_20_body" style:list-style-name="L5">
      <style:paragraph-properties fo:line-height="150%"/>
      <style:text-properties officeooo:paragraph-rsid="004a010c"/>
    </style:style>
    <style:style style:name="P198" style:family="paragraph" style:parent-style-name="Text_20_body" style:list-style-name="L5">
      <style:paragraph-properties fo:line-height="150%"/>
      <style:text-properties officeooo:paragraph-rsid="0059b489"/>
    </style:style>
    <style:style style:name="P199" style:family="paragraph" style:parent-style-name="Text_20_body" style:list-style-name="L6">
      <style:paragraph-properties fo:line-height="150%"/>
      <style:text-properties officeooo:paragraph-rsid="0087af8e"/>
    </style:style>
    <style:style style:name="P200" style:family="paragraph" style:parent-style-name="Text_20_body" style:list-style-name="L18">
      <style:paragraph-properties fo:line-height="150%"/>
      <style:text-properties officeooo:paragraph-rsid="00d3ccbc"/>
    </style:style>
    <style:style style:name="P201" style:family="paragraph" style:parent-style-name="Text_20_body" style:list-style-name="L4">
      <style:paragraph-properties fo:line-height="150%"/>
      <style:text-properties officeooo:rsid="003bc4ed" officeooo:paragraph-rsid="003bc4ed"/>
    </style:style>
    <style:style style:name="P202" style:family="paragraph" style:parent-style-name="Text_20_body" style:list-style-name="L4">
      <style:paragraph-properties fo:line-height="150%"/>
      <style:text-properties officeooo:rsid="003d8535" officeooo:paragraph-rsid="003d8535"/>
    </style:style>
    <style:style style:name="P203" style:family="paragraph" style:parent-style-name="Text_20_body" style:list-style-name="L6">
      <style:paragraph-properties fo:line-height="150%"/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204" style:family="paragraph" style:parent-style-name="Text_20_body" style:list-style-name="L8">
      <style:paragraph-properties fo:line-height="150%"/>
      <style:text-properties officeooo:rsid="01940252" officeooo:paragraph-rsid="0194576d"/>
    </style:style>
    <style:style style:name="P205" style:family="paragraph" style:parent-style-name="Text_20_body" style:list-style-name="L9">
      <style:paragraph-properties fo:line-height="150%"/>
      <style:text-properties officeooo:rsid="01940252" officeooo:paragraph-rsid="0194576d"/>
    </style:style>
    <style:style style:name="P206" style:family="paragraph" style:parent-style-name="Text_20_body" style:list-style-name="L9">
      <style:paragraph-properties fo:line-height="150%"/>
      <style:text-properties officeooo:rsid="0194576d" officeooo:paragraph-rsid="0194576d"/>
    </style:style>
    <style:style style:name="P207" style:family="paragraph" style:parent-style-name="Text_20_body" style:list-style-name="L11">
      <style:paragraph-properties fo:line-height="150%"/>
      <style:text-properties officeooo:rsid="01b244a6" officeooo:paragraph-rsid="01b244a6"/>
    </style:style>
    <style:style style:name="P208" style:family="paragraph" style:parent-style-name="Text_20_body" style:list-style-name="L13"/>
    <style:style style:name="P209" style:family="paragraph" style:parent-style-name="Text_20_body" style:list-style-name="L13">
      <style:paragraph-properties fo:line-height="150%"/>
      <style:text-properties officeooo:rsid="01959236" officeooo:paragraph-rsid="01959236"/>
    </style:style>
    <style:style style:name="P210" style:family="paragraph" style:parent-style-name="Text_20_body" style:list-style-name="L13">
      <style:paragraph-properties fo:line-height="150%"/>
      <style:text-properties officeooo:rsid="01baae51" officeooo:paragraph-rsid="01baae51"/>
    </style:style>
    <style:style style:name="P211" style:family="paragraph" style:parent-style-name="Text_20_body" style:list-style-name="L14">
      <style:paragraph-properties fo:line-height="150%"/>
      <style:text-properties officeooo:rsid="01bc8b53" officeooo:paragraph-rsid="01bcc4f2"/>
    </style:style>
    <style:style style:name="P212" style:family="paragraph" style:parent-style-name="Text_20_body" style:list-style-name="L15">
      <style:text-properties officeooo:rsid="01bc8b53" officeooo:paragraph-rsid="01bd62fe"/>
    </style:style>
    <style:style style:name="P213" style:family="paragraph" style:parent-style-name="Text_20_body" style:list-style-name="L14">
      <style:paragraph-properties fo:line-height="150%"/>
      <style:text-properties officeooo:rsid="01bcc4f2" officeooo:paragraph-rsid="01bcc4f2"/>
    </style:style>
    <style:style style:name="P214" style:family="paragraph" style:parent-style-name="Text_20_body" style:list-style-name="L15">
      <style:text-properties officeooo:rsid="01baf966" officeooo:paragraph-rsid="01baf966"/>
    </style:style>
    <style:style style:name="P215" style:family="paragraph" style:parent-style-name="Text_20_body" style:list-style-name="L15">
      <style:text-properties officeooo:rsid="01bd62fe" officeooo:paragraph-rsid="01bd62fe"/>
    </style:style>
    <style:style style:name="P216" style:family="paragraph" style:parent-style-name="Text_20_body" style:list-style-name="L16">
      <style:text-properties officeooo:rsid="01c18941" officeooo:paragraph-rsid="01c18941"/>
    </style:style>
    <style:style style:name="P217" style:family="paragraph" style:parent-style-name="Text_20_body" style:list-style-name="L17">
      <style:text-properties officeooo:rsid="01c19f9f" officeooo:paragraph-rsid="01c19f9f"/>
    </style:style>
    <style:style style:name="P218" style:family="paragraph" style:parent-style-name="Text_20_body" style:list-style-name="L17">
      <style:text-properties officeooo:rsid="01c1ba45" officeooo:paragraph-rsid="01c1ba45"/>
    </style:style>
    <style:style style:name="P219" style:family="paragraph" style:parent-style-name="Text_20_body" style:list-style-name="L19">
      <style:paragraph-properties fo:line-height="150%"/>
      <style:text-properties officeooo:rsid="00ee6716" officeooo:paragraph-rsid="00ee6716"/>
    </style:style>
    <style:style style:name="P220" style:family="paragraph" style:parent-style-name="Text_20_body" style:list-style-name="L6">
      <style:paragraph-properties fo:margin-top="0in" fo:margin-bottom="0in" loext:contextual-spacing="false" fo:line-height="150%" fo:text-align="start" style:justify-single-word="false"/>
      <style:text-properties fo:font-style="normal" fo:font-weight="normal" officeooo:rsid="0095e39c" officeooo:paragraph-rsid="0095e39c" style:font-style-asian="normal" style:font-weight-asian="normal" style:font-style-complex="normal" style:font-weight-complex="normal"/>
    </style:style>
    <style:style style:name="P221" style:family="paragraph" style:parent-style-name="Text_20_body" style:list-style-name="L7">
      <style:paragraph-properties fo:margin-top="0in" fo:margin-bottom="0in" loext:contextual-spacing="false" fo:line-height="150%"/>
      <style:text-properties officeooo:rsid="01684cc0" officeooo:paragraph-rsid="01684cc0"/>
    </style:style>
    <style:style style:name="P222" style:family="paragraph" style:parent-style-name="Text_20_body" style:list-style-name="L7">
      <style:paragraph-properties fo:margin-top="0in" fo:margin-bottom="0in" loext:contextual-spacing="false" fo:line-height="150%"/>
      <style:text-properties officeooo:rsid="01699179" officeooo:paragraph-rsid="01699179"/>
    </style:style>
    <style:style style:name="P223" style:family="paragraph" style:parent-style-name="Heading_20_1">
      <style:paragraph-properties fo:break-before="page"/>
    </style:style>
    <style:style style:name="P224" style:family="paragraph" style:parent-style-name="Heading_20_1">
      <style:paragraph-properties fo:line-height="150%" fo:break-before="page"/>
      <style:text-properties officeooo:rsid="01ec85a3" officeooo:paragraph-rsid="01f67127"/>
    </style:style>
    <style:style style:name="P225" style:family="paragraph" style:parent-style-name="Heading_20_1">
      <style:paragraph-properties fo:line-height="150%" fo:break-before="page"/>
    </style:style>
    <style:style style:name="P226" style:family="paragraph" style:parent-style-name="Heading_20_2">
      <style:paragraph-properties fo:line-height="150%"/>
    </style:style>
    <style:style style:name="P227" style:family="paragraph" style:parent-style-name="Heading_20_2">
      <style:paragraph-properties fo:line-height="150%"/>
      <style:text-properties officeooo:paragraph-rsid="01f6c43b"/>
    </style:style>
    <style:style style:name="P228" style:family="paragraph" style:parent-style-name="Heading_20_3"/>
    <style:style style:name="P229" style:family="paragraph" style:parent-style-name="Heading_20_3">
      <style:paragraph-properties fo:line-height="150%"/>
    </style:style>
    <style:style style:name="P230" style:family="paragraph" style:parent-style-name="Heading_20_3">
      <style:text-properties officeooo:rsid="01c44bce" officeooo:paragraph-rsid="01c44bce"/>
    </style:style>
    <style:style style:name="P231" style:family="paragraph" style:parent-style-name="Heading_20_3">
      <style:text-properties officeooo:rsid="01cfb1b8" officeooo:paragraph-rsid="01cfb1b8"/>
    </style:style>
    <style:style style:name="P232" style:family="paragraph" style:parent-style-name="Heading_20_3">
      <style:paragraph-properties fo:line-height="150%"/>
      <style:text-properties fo:font-weight="normal" officeooo:rsid="00c8d6b8" officeooo:paragraph-rsid="00c8d6b8" style:font-weight-asian="normal" style:font-weight-complex="normal"/>
    </style:style>
    <style:style style:name="P233" style:family="paragraph" style:parent-style-name="Table_20_Contents" style:list-style-name="L6">
      <style:paragraph-properties fo:line-height="150%" fo:text-align="start" style:justify-single-word="false"/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234" style:family="paragraph" style:parent-style-name="Table_20_Contents" style:list-style-name="L6">
      <style:paragraph-properties fo:line-height="150%" fo:text-align="start" style:justify-single-word="false"/>
      <style:text-properties fo:font-style="normal" fo:font-weight="normal" officeooo:rsid="008f8eef" officeooo:paragraph-rsid="008f8eef" style:font-style-asian="normal" style:font-weight-asian="normal" style:font-style-complex="normal" style:font-weight-complex="normal"/>
    </style:style>
    <style:style style:name="P235" style:family="paragraph" style:parent-style-name="Table_20_Contents" style:list-style-name="L6">
      <style:paragraph-properties fo:line-height="150%" fo:text-align="start" style:justify-single-word="false"/>
      <style:text-properties fo:font-weight="normal" officeooo:rsid="008f62bf" officeooo:paragraph-rsid="008f62bf" style:font-weight-asian="normal" style:font-weight-complex="normal"/>
    </style:style>
    <style:style style:name="P236" style:family="paragraph" style:parent-style-name="Table_20_Contents" style:list-style-name="L6">
      <style:paragraph-properties fo:line-height="150%" fo:text-align="start" style:justify-single-word="false"/>
      <style:text-properties fo:font-weight="normal" officeooo:rsid="008f8eef" officeooo:paragraph-rsid="008f8eef" style:font-weight-asian="normal" style:font-weight-complex="normal"/>
    </style:style>
    <style:style style:name="P237" style:family="paragraph" style:parent-style-name="Table_20_Contents" style:list-style-name="L6">
      <style:paragraph-properties fo:line-height="150%" fo:text-align="start" style:justify-single-word="false"/>
      <style:text-properties fo:font-weight="normal" officeooo:rsid="009799e2" officeooo:paragraph-rsid="009799e2" style:font-weight-asian="normal" style:font-weight-complex="normal"/>
    </style:style>
    <style:style style:name="P238" style:family="paragraph" style:parent-style-name="Table_20_Contents" style:list-style-name="L6">
      <style:paragraph-properties fo:line-height="150%" fo:text-align="start" style:justify-single-word="false"/>
      <style:text-properties fo:font-weight="normal" officeooo:rsid="00996615" officeooo:paragraph-rsid="00996615" style:font-weight-asian="normal" style:font-weight-complex="normal"/>
    </style:style>
    <style:style style:name="P239" style:family="paragraph" style:parent-style-name="Table_20_Contents" style:list-style-name="L6">
      <style:paragraph-properties fo:line-height="150%" fo:text-align="start" style:justify-single-word="false"/>
      <style:text-properties fo:font-weight="normal" officeooo:paragraph-rsid="009413fa"/>
    </style:style>
    <style:style style:name="P240" style:family="paragraph" style:parent-style-name="Table_20_Contents" style:list-style-name="L6">
      <style:paragraph-properties fo:line-height="150%" fo:text-align="start" style:justify-single-word="false"/>
      <style:text-properties fo:font-weight="bold" officeooo:rsid="00996615" officeooo:paragraph-rsid="00996615" style:font-weight-asian="bold" style:font-weight-complex="bold"/>
    </style:style>
    <style:style style:name="P241" style:family="paragraph" style:parent-style-name="Table_20_Contents" style:list-style-name="L6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aef63" officeooo:paragraph-rsid="009aef63" style:font-style-asian="normal" style:font-weight-asian="bold" style:font-style-complex="normal" style:font-weight-complex="bold"/>
    </style:style>
    <style:style style:name="P242" style:family="paragraph" style:parent-style-name="Table_20_Contents" style:list-style-name="L6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96615" style:font-style-asian="normal" style:font-weight-asian="bold" style:font-style-complex="normal" style:font-weight-complex="bold"/>
    </style:style>
    <style:style style:name="P243" style:family="paragraph" style:parent-style-name="Table_20_Contents" style:list-style-name="L6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ad138" style:font-style-asian="normal" style:font-weight-asian="bold" style:font-style-complex="normal" style:font-weight-complex="bold"/>
    </style:style>
    <style:style style:name="P244" style:family="paragraph" style:parent-style-name="Heading_20_4">
      <style:paragraph-properties fo:line-height="150%"/>
    </style:style>
    <style:style style:name="P245" style:family="paragraph" style:parent-style-name="Heading_20_4">
      <style:paragraph-properties fo:line-height="150%" fo:text-align="justify" style:justify-single-word="false"/>
    </style:style>
    <style:style style:name="P246" style:family="paragraph" style:parent-style-name="Heading_20_4">
      <style:text-properties officeooo:rsid="014ed074" officeooo:paragraph-rsid="014ed074"/>
    </style:style>
    <style:style style:name="P247" style:family="paragraph" style:parent-style-name="Heading_20_4">
      <style:text-properties officeooo:rsid="014a617f" officeooo:paragraph-rsid="014a617f"/>
    </style:style>
    <style:style style:name="P248" style:family="paragraph" style:parent-style-name="Heading_20_4">
      <style:paragraph-properties fo:line-height="150%"/>
      <style:text-properties officeooo:rsid="01684cc0" officeooo:paragraph-rsid="01684cc0"/>
    </style:style>
    <style:style style:name="P249" style:family="paragraph" style:parent-style-name="Heading_20_4">
      <style:paragraph-properties fo:line-height="150%"/>
      <style:text-properties officeooo:rsid="016c581e" officeooo:paragraph-rsid="016c581e"/>
    </style:style>
    <style:style style:name="P250" style:family="paragraph" style:parent-style-name="Heading_20_4">
      <style:paragraph-properties fo:line-height="150%"/>
      <style:text-properties fo:font-weight="bold" officeooo:rsid="016ea8f2" officeooo:paragraph-rsid="016f5a70" style:font-weight-asian="bold" style:font-weight-complex="bold"/>
    </style:style>
    <style:style style:name="P251" style:family="paragraph" style:parent-style-name="Heading_20_4">
      <style:paragraph-properties fo:line-height="150%"/>
      <style:text-properties fo:font-weight="bold" officeooo:rsid="016ea8f2" officeooo:paragraph-rsid="017133af" style:font-weight-asian="bold" style:font-weight-complex="bold"/>
    </style:style>
    <style:style style:name="P252" style:family="paragraph" style:parent-style-name="Heading_20_4">
      <style:paragraph-properties fo:line-height="150%"/>
      <style:text-properties fo:font-weight="bold" officeooo:rsid="016ea8f2" officeooo:paragraph-rsid="01783b33" style:font-weight-asian="bold" style:font-weight-complex="bold"/>
    </style:style>
    <style:style style:name="P253" style:family="paragraph" style:parent-style-name="Heading_20_4">
      <style:paragraph-properties fo:line-height="150%"/>
      <style:text-properties officeooo:rsid="0179ceeb" officeooo:paragraph-rsid="0179ceeb"/>
    </style:style>
    <style:style style:name="P254" style:family="paragraph" style:parent-style-name="Heading_20_4">
      <style:paragraph-properties fo:line-height="150%"/>
      <style:text-properties officeooo:rsid="017d8409" officeooo:paragraph-rsid="017d8409"/>
    </style:style>
    <style:style style:name="P255" style:family="paragraph" style:parent-style-name="Heading_20_4">
      <style:paragraph-properties fo:line-height="150%"/>
      <style:text-properties officeooo:rsid="01818feb" officeooo:paragraph-rsid="01818feb"/>
    </style:style>
    <style:style style:name="P256" style:family="paragraph" style:parent-style-name="Heading_20_4">
      <style:paragraph-properties fo:line-height="150%"/>
      <style:text-properties officeooo:rsid="018563d0" officeooo:paragraph-rsid="018563d0"/>
    </style:style>
    <style:style style:name="P257" style:family="paragraph" style:parent-style-name="Heading_20_4">
      <style:paragraph-properties fo:line-height="150%"/>
      <style:text-properties officeooo:rsid="01af8024" officeooo:paragraph-rsid="01af8024"/>
    </style:style>
    <style:style style:name="P258" style:family="paragraph" style:parent-style-name="Heading_20_4">
      <style:text-properties officeooo:rsid="01b898c8" officeooo:paragraph-rsid="01b898c8"/>
    </style:style>
    <style:style style:name="P259" style:family="paragraph" style:parent-style-name="Heading_20_4">
      <style:text-properties officeooo:rsid="01baf966" officeooo:paragraph-rsid="01beec43"/>
    </style:style>
    <style:style style:name="P260" style:family="paragraph" style:parent-style-name="Heading_20_4">
      <style:text-properties officeooo:rsid="01beec43" officeooo:paragraph-rsid="01beec43"/>
    </style:style>
    <style:style style:name="P261" style:family="paragraph" style:parent-style-name="Heading_20_4">
      <style:text-properties officeooo:rsid="01c456e3" officeooo:paragraph-rsid="01c456e3"/>
    </style:style>
    <style:style style:name="P262" style:family="paragraph" style:parent-style-name="Heading_20_5">
      <style:paragraph-properties fo:line-height="150%"/>
    </style:style>
    <style:style style:name="P263" style:family="paragraph" style:parent-style-name="Heading_20_5">
      <style:paragraph-properties fo:line-height="150%" fo:text-align="justify" style:justify-single-word="false"/>
    </style:style>
    <style:style style:name="P264" style:family="paragraph" style:parent-style-name="Heading_20_5">
      <style:paragraph-properties fo:line-height="150%"/>
      <style:text-properties officeooo:paragraph-rsid="015897ac"/>
    </style:style>
    <style:style style:name="P265" style:family="paragraph" style:parent-style-name="Heading_20_5">
      <style:paragraph-properties fo:line-height="150%"/>
      <style:text-properties officeooo:rsid="0185e3bb" officeooo:paragraph-rsid="0185e3bb"/>
    </style:style>
    <style:style style:name="T1" style:family="text">
      <style:text-properties officeooo:rsid="003069bd"/>
    </style:style>
    <style:style style:name="T2" style:family="text">
      <style:text-properties officeooo:rsid="0032b1cc"/>
    </style:style>
    <style:style style:name="T3" style:family="text">
      <style:text-properties officeooo:rsid="0034544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a010c" style:font-weight-asian="bold" style:font-weight-complex="bold"/>
    </style:style>
    <style:style style:name="T6" style:family="text">
      <style:text-properties fo:font-weight="bold" officeooo:rsid="004a7545" style:font-weight-asian="bold" style:font-weight-complex="bold"/>
    </style:style>
    <style:style style:name="T7" style:family="text">
      <style:text-properties fo:font-weight="bold" officeooo:rsid="004cdb81" style:font-weight-asian="bold" style:font-weight-complex="bold"/>
    </style:style>
    <style:style style:name="T8" style:family="text">
      <style:text-properties fo:font-weight="bold" officeooo:rsid="004db32a" style:font-weight-asian="bold" style:font-weight-complex="bold"/>
    </style:style>
    <style:style style:name="T9" style:family="text">
      <style:text-properties fo:font-weight="bold" officeooo:rsid="004f0dda" style:font-weight-asian="bold" style:font-weight-complex="bold"/>
    </style:style>
    <style:style style:name="T10" style:family="text">
      <style:text-properties fo:font-weight="bold" officeooo:rsid="0059b489" style:font-weight-asian="bold" style:font-weight-complex="bold"/>
    </style:style>
    <style:style style:name="T11" style:family="text">
      <style:text-properties fo:font-weight="bold" officeooo:rsid="0078b8d4" style:font-weight-asian="bold" style:font-weight-complex="bold"/>
    </style:style>
    <style:style style:name="T12" style:family="text">
      <style:text-properties fo:font-weight="bold" officeooo:rsid="00b16a0a" style:font-weight-asian="bold" style:font-weight-complex="bold"/>
    </style:style>
    <style:style style:name="T13" style:family="text">
      <style:text-properties fo:font-weight="bold" officeooo:rsid="00b1b61e" style:font-weight-asian="bold" style:font-weight-complex="bold"/>
    </style:style>
    <style:style style:name="T14" style:family="text">
      <style:text-properties fo:font-weight="bold" officeooo:rsid="00b60910" style:font-weight-asian="bold" style:font-weight-complex="bold"/>
    </style:style>
    <style:style style:name="T15" style:family="text">
      <style:text-properties fo:font-weight="bold" officeooo:rsid="00b189bf" style:font-weight-asian="bold" style:font-weight-complex="bold"/>
    </style:style>
    <style:style style:name="T16" style:family="text">
      <style:text-properties fo:font-weight="bold" officeooo:rsid="00c8d6b8" style:font-weight-asian="bold" style:font-weight-complex="bold"/>
    </style:style>
    <style:style style:name="T17" style:family="text">
      <style:text-properties fo:font-weight="bold" officeooo:rsid="00cc16fa" style:font-weight-asian="bold" style:font-weight-complex="bold"/>
    </style:style>
    <style:style style:name="T18" style:family="text">
      <style:text-properties fo:font-weight="bold" officeooo:rsid="00ca8458" style:font-weight-asian="bold" style:font-weight-complex="bold"/>
    </style:style>
    <style:style style:name="T19" style:family="text">
      <style:text-properties fo:font-weight="bold" officeooo:rsid="01685ee7" style:font-weight-asian="bold" style:font-weight-complex="bold"/>
    </style:style>
    <style:style style:name="T20" style:family="text">
      <style:text-properties fo:font-weight="bold" officeooo:rsid="016ea8f2" style:font-weight-asian="bold" style:font-weight-complex="bold"/>
    </style:style>
    <style:style style:name="T21" style:family="text">
      <style:text-properties fo:font-weight="bold" officeooo:rsid="0183dbc2" style:font-weight-asian="bold" style:font-weight-complex="bold"/>
    </style:style>
    <style:style style:name="T22" style:family="text">
      <style:text-properties fo:font-weight="bold" officeooo:rsid="0185f88a" style:font-weight-asian="bold" style:font-weight-complex="bold"/>
    </style:style>
    <style:style style:name="T23" style:family="text">
      <style:text-properties fo:font-weight="bold" officeooo:rsid="00bb46db" style:font-weight-asian="bold" style:font-weight-complex="bold"/>
    </style:style>
    <style:style style:name="T24" style:family="text">
      <style:text-properties fo:font-weight="bold" officeooo:rsid="01f28d7c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3bc4ed" style:font-weight-asian="normal" style:font-weight-complex="normal"/>
    </style:style>
    <style:style style:name="T27" style:family="text">
      <style:text-properties fo:font-weight="normal" officeooo:rsid="0059b489" style:font-weight-asian="normal" style:font-weight-complex="normal"/>
    </style:style>
    <style:style style:name="T28" style:family="text">
      <style:text-properties fo:font-weight="normal" officeooo:rsid="00b189bf" style:font-weight-asian="normal" style:font-weight-complex="normal"/>
    </style:style>
    <style:style style:name="T29" style:family="text">
      <style:text-properties fo:font-weight="normal" officeooo:rsid="00b1b61e" style:font-weight-asian="normal" style:font-weight-complex="normal"/>
    </style:style>
    <style:style style:name="T30" style:family="text">
      <style:text-properties fo:font-weight="normal" officeooo:rsid="00b60910" style:font-weight-asian="normal" style:font-weight-complex="normal"/>
    </style:style>
    <style:style style:name="T31" style:family="text">
      <style:text-properties fo:font-weight="normal" officeooo:rsid="00b76c87" style:font-weight-asian="normal" style:font-weight-complex="normal"/>
    </style:style>
    <style:style style:name="T32" style:family="text">
      <style:text-properties fo:font-weight="normal" officeooo:rsid="00bdf222" style:font-weight-asian="normal" style:font-weight-complex="normal"/>
    </style:style>
    <style:style style:name="T33" style:family="text">
      <style:text-properties fo:font-weight="normal" officeooo:rsid="00c563f1" style:font-weight-asian="normal" style:font-weight-complex="normal"/>
    </style:style>
    <style:style style:name="T34" style:family="text">
      <style:text-properties fo:font-weight="normal" officeooo:rsid="00cc16fa" style:font-weight-asian="normal" style:font-weight-complex="normal"/>
    </style:style>
    <style:style style:name="T35" style:family="text">
      <style:text-properties fo:font-weight="normal" officeooo:rsid="00ca8458" style:font-weight-asian="normal" style:font-weight-complex="normal"/>
    </style:style>
    <style:style style:name="T36" style:family="text">
      <style:text-properties fo:font-weight="normal" officeooo:rsid="015c55a9" style:font-weight-asian="normal" style:font-weight-complex="normal"/>
    </style:style>
    <style:style style:name="T37" style:family="text">
      <style:text-properties fo:font-weight="normal" officeooo:rsid="015ec9c3" style:font-weight-asian="normal" style:font-weight-complex="normal"/>
    </style:style>
    <style:style style:name="T38" style:family="text">
      <style:text-properties fo:font-weight="normal" officeooo:rsid="015f587b" style:font-weight-asian="normal" style:font-weight-complex="normal"/>
    </style:style>
    <style:style style:name="T39" style:family="text">
      <style:text-properties fo:font-weight="normal" officeooo:rsid="01685ee7" style:font-weight-asian="normal" style:font-weight-complex="normal"/>
    </style:style>
    <style:style style:name="T40" style:family="text">
      <style:text-properties fo:font-weight="normal" officeooo:rsid="016ea8f2" style:font-weight-asian="normal" style:font-weight-complex="normal"/>
    </style:style>
    <style:style style:name="T41" style:family="text">
      <style:text-properties fo:font-weight="normal" officeooo:rsid="017416f9" style:font-weight-asian="normal" style:font-weight-complex="normal"/>
    </style:style>
    <style:style style:name="T42" style:family="text">
      <style:text-properties fo:font-weight="normal" officeooo:rsid="0185f88a" style:font-weight-asian="normal" style:font-weight-complex="normal"/>
    </style:style>
    <style:style style:name="T43" style:family="text">
      <style:text-properties fo:font-weight="normal" officeooo:rsid="018948b3" style:font-weight-asian="normal" style:font-weight-complex="normal"/>
    </style:style>
    <style:style style:name="T44" style:family="text">
      <style:text-properties fo:font-weight="normal" officeooo:rsid="018a42d7" style:font-weight-asian="normal" style:font-weight-complex="normal"/>
    </style:style>
    <style:style style:name="T45" style:family="text">
      <style:text-properties fo:font-weight="normal" officeooo:rsid="018d6298" style:font-weight-asian="normal" style:font-weight-complex="normal"/>
    </style:style>
    <style:style style:name="T46" style:family="text">
      <style:text-properties fo:font-weight="normal" officeooo:rsid="00bb46db" style:font-weight-asian="normal" style:font-weight-complex="normal"/>
    </style:style>
    <style:style style:name="T47" style:family="text">
      <style:text-properties fo:font-weight="normal" officeooo:rsid="01940252" style:font-weight-asian="normal" style:font-weight-complex="normal"/>
    </style:style>
    <style:style style:name="T48" style:family="text">
      <style:text-properties fo:font-weight="normal" officeooo:rsid="019406b5" style:font-weight-asian="normal" style:font-weight-complex="normal"/>
    </style:style>
    <style:style style:name="T49" style:family="text">
      <style:text-properties fo:font-weight="normal" officeooo:rsid="0194576d" style:font-weight-asian="normal" style:font-weight-complex="normal"/>
    </style:style>
    <style:style style:name="T50" style:family="text">
      <style:text-properties fo:font-weight="normal" officeooo:rsid="01947e95" style:font-weight-asian="normal" style:font-weight-complex="normal"/>
    </style:style>
    <style:style style:name="T51" style:family="text">
      <style:text-properties fo:font-weight="normal" officeooo:rsid="01973cce" style:font-weight-asian="normal" style:font-weight-complex="normal"/>
    </style:style>
    <style:style style:name="T52" style:family="text">
      <style:text-properties fo:font-weight="normal" officeooo:rsid="01b0a7f8" style:font-weight-asian="normal" style:font-weight-complex="normal"/>
    </style:style>
    <style:style style:name="T53" style:family="text">
      <style:text-properties fo:font-weight="normal" officeooo:rsid="01b9d3de" style:font-weight-asian="normal" style:font-weight-complex="normal"/>
    </style:style>
    <style:style style:name="T54" style:family="text">
      <style:text-properties fo:font-weight="normal" officeooo:rsid="01baae51" style:font-weight-asian="normal" style:font-weight-complex="normal"/>
    </style:style>
    <style:style style:name="T55" style:family="text">
      <style:text-properties fo:font-weight="normal" officeooo:rsid="01bbedbe" style:font-weight-asian="normal" style:font-weight-complex="normal"/>
    </style:style>
    <style:style style:name="T56" style:family="text">
      <style:text-properties officeooo:rsid="003b20ee"/>
    </style:style>
    <style:style style:name="T57" style:family="text">
      <style:text-properties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067418b" style:font-style-asian="normal" style:font-weight-asian="bold" style:font-style-complex="normal" style:font-weight-complex="bold"/>
    </style:style>
    <style:style style:name="T59" style:family="text">
      <style:text-properties fo:font-style="normal" fo:font-weight="bold" officeooo:rsid="005b055e" style:font-style-asian="normal" style:font-weight-asian="bold" style:font-style-complex="normal" style:font-weight-complex="bold"/>
    </style:style>
    <style:style style:name="T60" style:family="text">
      <style:text-properties fo:font-style="normal" fo:font-weight="bold" officeooo:rsid="0087af8e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8e5e42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08f62bf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91d747" style:font-style-asian="normal" style:font-weight-asian="bold" style:font-style-complex="normal" style:font-weight-complex="bold"/>
    </style:style>
    <style:style style:name="T6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67418b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66247c" style:font-style-asian="normal" style:font-weight-asian="normal" style:font-style-complex="normal" style:font-weight-complex="normal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fo:font-style="normal" officeooo:rsid="0087af8e" style:font-style-asian="normal" style:font-style-complex="normal"/>
    </style:style>
    <style:style style:name="T69" style:family="text">
      <style:text-properties fo:font-style="normal" officeooo:rsid="008f62bf" style:font-style-asian="normal" style:font-style-complex="normal"/>
    </style:style>
    <style:style style:name="T70" style:family="text">
      <style:text-properties fo:font-style="normal" officeooo:rsid="0091d747" style:font-style-asian="normal" style:font-style-complex="normal"/>
    </style:style>
    <style:style style:name="T71" style:family="text">
      <style:text-properties fo:font-style="normal" officeooo:rsid="008e5e42" style:font-style-asian="normal" style:font-style-complex="normal"/>
    </style:style>
    <style:style style:name="T72" style:family="text">
      <style:text-properties fo:font-style="normal" officeooo:rsid="0091d747" style:font-style-asian="normal" style:font-weight-asian="normal" style:font-style-complex="normal" style:font-weight-complex="normal"/>
    </style:style>
    <style:style style:name="T73" style:family="text">
      <style:text-properties officeooo:rsid="0040d4f0"/>
    </style:style>
    <style:style style:name="T74" style:family="text">
      <style:text-properties officeooo:rsid="0043c618"/>
    </style:style>
    <style:style style:name="T75" style:family="text">
      <style:text-properties officeooo:rsid="0048200c"/>
    </style:style>
    <style:style style:name="T76" style:family="text">
      <style:text-properties officeooo:rsid="004a010c"/>
    </style:style>
    <style:style style:name="T77" style:family="text">
      <style:text-properties officeooo:rsid="004a7545"/>
    </style:style>
    <style:style style:name="T78" style:family="text">
      <style:text-properties officeooo:rsid="004db32a"/>
    </style:style>
    <style:style style:name="T79" style:family="text">
      <style:text-properties officeooo:rsid="00501c02"/>
    </style:style>
    <style:style style:name="T80" style:family="text">
      <style:text-properties style:font-name="Roboto Mono" fo:font-size="12pt"/>
    </style:style>
    <style:style style:name="T81" style:family="text">
      <style:text-properties officeooo:rsid="0060ef17"/>
    </style:style>
    <style:style style:name="T82" style:family="text">
      <style:text-properties officeooo:rsid="00644180"/>
    </style:style>
    <style:style style:name="T83" style:family="text">
      <style:text-properties fo:font-style="italic" fo:font-weight="bold" officeooo:rsid="0067418b" style:font-style-asian="italic" style:font-weight-asian="bold" style:font-style-complex="italic" style:font-weight-complex="bold"/>
    </style:style>
    <style:style style:name="T8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5" style:family="text">
      <style:text-properties fo:font-style="italic" style:text-underline-style="solid" style:text-underline-width="auto" style:text-underline-color="font-color" officeooo:rsid="015897ac" style:font-style-asian="italic" style:font-style-complex="italic"/>
    </style:style>
    <style:style style:name="T86" style:family="text">
      <style:text-properties officeooo:rsid="0059b489"/>
    </style:style>
    <style:style style:name="T87" style:family="text">
      <style:text-properties officeooo:rsid="0075e948"/>
    </style:style>
    <style:style style:name="T88" style:family="text">
      <style:text-properties officeooo:rsid="007c4085"/>
    </style:style>
    <style:style style:name="T89" style:family="text">
      <style:text-properties officeooo:rsid="00857660"/>
    </style:style>
    <style:style style:name="T90" style:family="text">
      <style:text-properties officeooo:rsid="0087af8e"/>
    </style:style>
    <style:style style:name="T91" style:family="text">
      <style:text-properties style:font-name="Liberation Serif1"/>
    </style:style>
    <style:style style:name="T92" style:family="text">
      <style:text-properties fo:font-variant="normal" fo:text-transform="none" style:font-name="Menlo" fo:font-size="11.25pt" fo:letter-spacing="normal" fo:font-style="normal" style:font-style-asian="normal" style:font-style-complex="normal"/>
    </style:style>
    <style:style style:name="T93" style:family="text">
      <style:text-properties fo:font-variant="normal" fo:text-transform="none" style:font-name="Menlo" fo:font-size="11.25pt" fo:letter-spacing="normal" fo:font-style="normal" officeooo:rsid="00996857" style:font-style-asian="normal" style:font-style-complex="normal"/>
    </style:style>
    <style:style style:name="T94" style:family="text">
      <style:text-properties fo:font-variant="normal" fo:text-transform="none" style:font-name="Menlo" fo:font-size="11.25pt" fo:letter-spacing="normal" fo:font-style="normal" officeooo:rsid="009c45eb" style:font-style-asian="normal" style:font-style-complex="normal"/>
    </style:style>
    <style:style style:name="T95" style:family="text">
      <style:text-properties fo:font-variant="normal" fo:text-transform="none" style:font-name="Menlo" fo:font-size="11.25pt" fo:letter-spacing="normal" fo:font-style="normal" officeooo:rsid="009da009" style:font-style-asian="normal" style:font-style-complex="normal"/>
    </style:style>
    <style:style style:name="T96" style:family="text">
      <style:text-properties fo:font-variant="normal" fo:text-transform="none" style:font-name="Menlo" fo:font-size="11.25pt" fo:letter-spacing="normal" fo:font-style="normal" fo:font-weight="bold" style:font-style-asian="normal" style:font-weight-asian="bold" style:font-style-complex="normal" style:font-weight-complex="bold"/>
    </style:style>
    <style:style style:name="T97" style:family="text">
      <style:text-properties fo:font-variant="normal" fo:text-transform="none" style:font-name="Menlo" fo:font-size="11.25pt" fo:letter-spacing="normal" fo:font-style="normal" fo:font-weight="bold" officeooo:rsid="009338a6" style:font-style-asian="normal" style:font-weight-asian="bold" style:font-style-complex="normal" style:font-weight-complex="bold"/>
    </style:style>
    <style:style style:name="T98" style:family="text">
      <style:text-properties fo:font-variant="normal" fo:text-transform="none" style:font-name="Menlo" fo:font-size="11.25pt" fo:letter-spacing="normal" fo:font-style="normal" fo:font-weight="bold" officeooo:rsid="009413fa" style:font-style-asian="normal" style:font-weight-asian="bold" style:font-style-complex="normal" style:font-weight-complex="bold"/>
    </style:style>
    <style:style style:name="T99" style:family="text">
      <style:text-properties fo:font-variant="normal" fo:text-transform="none" style:font-name="Menlo" fo:font-size="11.25pt" fo:letter-spacing="normal" fo:font-style="normal" fo:font-weight="bold" officeooo:rsid="01033afb" style:font-style-asian="normal" style:font-weight-asian="bold" style:font-style-complex="normal" style:font-weight-complex="bold"/>
    </style:style>
    <style:style style:name="T100" style:family="text">
      <style:text-properties fo:font-variant="normal" fo:text-transform="none" style:font-name="Menlo" fo:font-size="11.25pt" fo:letter-spacing="normal" fo:font-style="normal" fo:font-weight="normal" officeooo:rsid="01033afb" style:font-style-asian="normal" style:font-weight-asian="normal" style:font-style-complex="normal" style:font-weight-complex="normal"/>
    </style:style>
    <style:style style:name="T101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102" style:family="text">
      <style:text-properties fo:font-variant="normal" fo:text-transform="none" fo:color="#212529" style:font-name="apple-system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103" style:family="text">
      <style:text-properties fo:font-variant="normal" fo:text-transform="none" fo:color="#212529" style:font-name="apple-system" fo:font-size="12pt" fo:letter-spacing="normal" fo:font-style="normal" fo:font-weight="normal" officeooo:rsid="00e91224" style:font-style-asian="normal" style:font-weight-asian="normal" style:font-style-complex="normal" style:font-weight-complex="normal"/>
    </style:style>
    <style:style style:name="T104" style:family="text">
      <style:text-properties fo:font-variant="normal" fo:text-transform="none" fo:color="#212529" style:font-name="apple-system" fo:font-size="12pt" fo:letter-spacing="normal" fo:font-style="normal" fo:font-weight="normal" officeooo:rsid="00e91224"/>
    </style:style>
    <style:style style:name="T105" style:family="text">
      <style:text-properties fo:font-variant="normal" fo:text-transform="none" fo:color="#212529" style:font-name="apple-system" fo:font-size="12pt" fo:letter-spacing="normal" fo:font-style="normal" fo:font-weight="normal" officeooo:rsid="00abff05" style:font-size-asian="12pt" style:font-weight-asian="bold" style:font-size-complex="12pt" style:font-weight-complex="bold"/>
    </style:style>
    <style:style style:name="T106" style:family="text">
      <style:text-properties fo:font-variant="normal" fo:text-transform="none" fo:color="#212529" style:font-name="apple-system" fo:font-size="12pt" fo:letter-spacing="normal" fo:font-style="normal" fo:font-weight="normal" officeooo:rsid="00ad40c5" style:font-size-asian="12pt" style:font-weight-asian="bold" style:font-size-complex="12pt" style:font-weight-complex="bold"/>
    </style:style>
    <style:style style:name="T107" style:family="text">
      <style:text-properties fo:font-variant="normal" fo:text-transform="none" fo:color="#212529" style:font-name="apple-system" fo:font-size="12pt" fo:letter-spacing="normal" fo:font-style="normal" fo:font-weight="normal" style:font-size-asian="12pt" style:font-weight-asian="normal" style:font-size-complex="12pt" style:font-weight-complex="normal"/>
    </style:style>
    <style:style style:name="T108" style:family="text">
      <style:text-properties fo:font-variant="normal" fo:text-transform="none" fo:color="#212529" style:font-name="apple-system" fo:font-size="12pt" fo:letter-spacing="normal" fo:font-style="normal" fo:font-weight="normal" officeooo:rsid="00b05c07" style:font-size-asian="12pt" style:font-weight-asian="normal" style:font-size-complex="12pt" style:font-weight-complex="normal"/>
    </style:style>
    <style:style style:name="T109" style:family="text">
      <style:text-properties fo:font-variant="normal" fo:text-transform="none" fo:color="#212529" style:font-name="apple-system" fo:font-size="12pt" fo:letter-spacing="normal" fo:font-style="normal" fo:font-weight="normal" officeooo:rsid="00b152a5" style:font-size-asian="12pt" style:font-weight-asian="normal" style:font-size-complex="12pt" style:font-weight-complex="normal"/>
    </style:style>
    <style:style style:name="T110" style:family="text">
      <style:text-properties fo:font-variant="normal" fo:text-transform="none" fo:color="#212529" style:font-name="apple-system" fo:font-size="12pt" fo:letter-spacing="normal" fo:font-style="normal" fo:font-weight="normal" officeooo:rsid="014bae17" style:font-size-asian="12pt" style:font-weight-asian="normal" style:font-size-complex="12pt" style:font-weight-complex="normal"/>
    </style:style>
    <style:style style:name="T111" style:family="text">
      <style:text-properties fo:font-variant="normal" fo:text-transform="none" fo:color="#212529" style:font-name="apple-system" fo:font-size="12pt" fo:letter-spacing="normal" fo:font-style="normal" fo:font-weight="bold" style:font-weight-asian="bold" style:font-weight-complex="bold"/>
    </style:style>
    <style:style style:name="T112" style:family="text">
      <style:text-properties fo:font-variant="normal" fo:text-transform="none" fo:color="#212529" style:font-name="apple-system" fo:font-size="12pt" fo:letter-spacing="normal" fo:font-style="normal" fo:font-weight="bold" officeooo:rsid="00ad40c5" style:font-size-asian="12pt" style:font-weight-asian="bold" style:font-size-complex="12pt" style:font-weight-complex="bold"/>
    </style:style>
    <style:style style:name="T113" style:family="text">
      <style:text-properties fo:font-variant="normal" fo:text-transform="none" fo:color="#212529" style:font-name="apple-system" fo:font-size="12pt" fo:letter-spacing="normal" fo:font-style="normal" fo:font-weight="bold" officeooo:rsid="00b05c07" style:font-size-asian="12pt" style:font-weight-asian="bold" style:font-size-complex="12pt" style:font-weight-complex="bold"/>
    </style:style>
    <style:style style:name="T114" style:family="text">
      <style:text-properties fo:font-variant="normal" fo:text-transform="none" fo:color="#212529" style:font-name="apple-system" fo:font-size="12pt" fo:letter-spacing="normal" fo:font-style="normal" style:text-underline-style="solid" style:text-underline-width="auto" style:text-underline-color="font-color" fo:font-weight="normal" officeooo:rsid="00abff05" style:font-size-asian="12pt" style:font-weight-asian="bold" style:font-size-complex="12pt" style:font-weight-complex="bold"/>
    </style:style>
    <style:style style:name="T115" style:family="text">
      <style:text-properties fo:font-variant="normal" fo:text-transform="none" fo:color="#212529" style:font-name="apple-system" fo:font-size="12pt" fo:letter-spacing="normal" fo:font-style="normal" style:font-size-asian="12pt" style:font-size-complex="12pt"/>
    </style:style>
    <style:style style:name="T116" style:family="text">
      <style:text-properties fo:font-variant="normal" fo:text-transform="none" fo:color="#212529" style:font-name="apple-system" fo:letter-spacing="normal" fo:font-style="normal" style:text-underline-style="solid" style:text-underline-width="auto" style:text-underline-color="font-color" fo:font-weight="normal"/>
    </style:style>
    <style:style style:name="T117" style:family="text">
      <style:text-properties fo:font-variant="normal" fo:text-transform="none" fo:color="#212529" style:font-name="apple-system" fo:letter-spacing="normal" fo:font-style="normal" fo:font-weight="normal" officeooo:rsid="00abff05" style:font-weight-asian="bold" style:font-weight-complex="bold"/>
    </style:style>
    <style:style style:name="T118" style:family="text">
      <style:text-properties fo:font-variant="normal" fo:text-transform="none" fo:color="#212529" style:font-name="apple-system" fo:letter-spacing="normal" fo:font-style="normal" fo:font-weight="normal" officeooo:rsid="00ad40c5" style:font-weight-asian="bold" style:font-weight-complex="bold"/>
    </style:style>
    <style:style style:name="T119" style:family="text">
      <style:text-properties fo:font-variant="normal" fo:text-transform="none" fo:color="#000000" style:font-name="Times New Roman" fo:letter-spacing="normal" fo:font-style="normal"/>
    </style:style>
    <style:style style:name="T120" style:family="text">
      <style:text-properties fo:font-variant="normal" fo:text-transform="none" fo:color="#000000" style:font-name="Times New Roman" fo:letter-spacing="normal" fo:font-style="normal" officeooo:rsid="00d35448"/>
    </style:style>
    <style:style style:name="T121" style:family="text">
      <style:text-properties fo:font-variant="normal" fo:text-transform="none" fo:color="#000000" style:text-line-through-style="none" style:text-line-through-type="none" style:font-name="ariel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22" style:family="text">
      <style:text-properties fo:font-variant="normal" fo:text-transform="none" fo:color="#000000" fo:font-size="12pt" fo:letter-spacing="normal" style:font-size-asian="12pt" style:font-size-complex="12pt"/>
    </style:style>
    <style:style style:name="T123" style:family="text">
      <style:text-properties fo:font-variant="normal" fo:text-transform="none" fo:color="#000000" fo:font-size="12pt" fo:letter-spacing="normal" officeooo:rsid="01d2e8de" style:font-size-asian="12pt" style:font-size-complex="12pt"/>
    </style:style>
    <style:style style:name="T124" style:family="text">
      <style:text-properties fo:font-variant="normal" fo:text-transform="none" fo:color="#24292e" style:font-name="apple-system1" fo:font-size="10.5pt" fo:letter-spacing="normal" fo:font-style="normal"/>
    </style:style>
    <style:style style:name="T125" style:family="text">
      <style:text-properties fo:font-variant="normal" fo:text-transform="none" fo:color="#24292e" style:font-name="apple-system1" fo:font-size="10.5pt" fo:letter-spacing="normal" fo:font-style="normal" officeooo:rsid="00fbe2b8"/>
    </style:style>
    <style:style style:name="T126" style:family="text">
      <style:text-properties fo:font-variant="normal" fo:text-transform="none" fo:color="#24292e" style:font-name="apple-system1" fo:font-size="10.5pt" fo:letter-spacing="normal" fo:font-style="normal" officeooo:rsid="00fd75d6"/>
    </style:style>
    <style:style style:name="T127" style:family="text">
      <style:text-properties fo:font-variant="normal" fo:text-transform="none" fo:color="#24292e" style:font-name="apple-system1" fo:font-size="10.5pt" fo:letter-spacing="normal" fo:font-style="normal" officeooo:rsid="00fe0a8a"/>
    </style:style>
    <style:style style:name="T128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29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8f51d" style:text-blinking="false" fo:background-color="transparent" loext:char-shading-value="0" style:font-size-asian="12pt" style:font-size-complex="12pt" loext:padding="0in" loext:border="none"/>
    </style:style>
    <style:style style:name="T130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a4be1" style:text-blinking="false" fo:background-color="transparent" loext:char-shading-value="0" style:font-size-asian="12pt" style:font-size-complex="12pt" loext:padding="0in" loext:border="none"/>
    </style:style>
    <style:style style:name="T131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aa829" style:text-blinking="false" fo:background-color="transparent" loext:char-shading-value="0" style:font-size-asian="12pt" style:font-size-complex="12pt" loext:padding="0in" loext:border="none"/>
    </style:style>
    <style:style style:name="T132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b8b1f" style:text-blinking="false" fo:background-color="transparent" loext:char-shading-value="0" style:font-size-asian="12pt" style:font-size-complex="12pt" loext:padding="0in" loext:border="none"/>
    </style:style>
    <style:style style:name="T133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c7410" style:text-blinking="false" fo:background-color="transparent" loext:char-shading-value="0" style:font-size-asian="12pt" style:font-size-complex="12pt" loext:padding="0in" loext:border="none"/>
    </style:style>
    <style:style style:name="T134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ea5fc" style:text-blinking="false" fo:background-color="transparent" loext:char-shading-value="0" style:font-size-asian="12pt" style:font-size-complex="12pt" loext:padding="0in" loext:border="none"/>
    </style:style>
    <style:style style:name="T135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40374" style:text-blinking="false" fo:background-color="transparent" loext:char-shading-value="0" style:font-size-asian="12pt" style:font-size-complex="12pt" loext:padding="0in" loext:border="none"/>
    </style:style>
    <style:style style:name="T136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5568d" style:text-blinking="false" fo:background-color="transparent" loext:char-shading-value="0" style:font-size-asian="12pt" style:font-size-complex="12pt" loext:padding="0in" loext:border="none"/>
    </style:style>
    <style:style style:name="T137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7092d" style:text-blinking="false" fo:background-color="transparent" loext:char-shading-value="0" style:font-size-asian="12pt" style:font-size-complex="12pt" loext:padding="0in" loext:border="none"/>
    </style:style>
    <style:style style:name="T138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88266" style:text-blinking="false" fo:background-color="transparent" loext:char-shading-value="0" style:font-size-asian="12pt" style:font-size-complex="12pt" loext:padding="0in" loext:border="none"/>
    </style:style>
    <style:style style:name="T139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a5b63" style:text-blinking="false" fo:background-color="transparent" loext:char-shading-value="0" style:font-size-asian="12pt" style:font-size-complex="12pt" loext:padding="0in" loext:border="none"/>
    </style:style>
    <style:style style:name="T140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b49cc" style:text-blinking="false" fo:background-color="transparent" loext:char-shading-value="0" style:font-size-asian="12pt" style:font-size-complex="12pt" loext:padding="0in" loext:border="none"/>
    </style:style>
    <style:style style:name="T141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c4ee5" style:text-blinking="false" fo:background-color="transparent" loext:char-shading-value="0" style:font-size-asian="12pt" style:font-size-complex="12pt" loext:padding="0in" loext:border="none"/>
    </style:style>
    <style:style style:name="T142" style:family="text">
      <style:text-properties fo:font-variant="normal" fo:text-transform="none" style:text-line-through-style="none" style:text-line-through-type="none" style:font-name="monospace" fo:font-size="12pt" fo:letter-spacing="normal" fo:font-style="normal" style:text-underline-style="none" fo:font-weight="normal" officeooo:rsid="01caa829" style:text-blinking="false" fo:background-color="transparent" loext:char-shading-value="0" style:font-size-asian="12pt" style:font-size-complex="12pt" loext:padding="0in" loext:border="none"/>
    </style:style>
    <style:style style:name="T143" style:family="text">
      <style:text-properties fo:font-variant="normal" fo:text-transform="none" fo:color="#2d3748" style:font-name="Roboto Mono" fo:font-size="12pt" fo:letter-spacing="normal" fo:font-style="normal"/>
    </style:style>
    <style:style style:name="T144" style:family="text">
      <style:text-properties fo:font-variant="normal" fo:text-transform="none" fo:color="#2d3748" style:font-name="Roboto Mono" fo:font-size="12pt" fo:letter-spacing="normal" fo:font-style="normal" fo:font-weight="normal" officeooo:rsid="01f28d7c" style:font-weight-asian="normal" style:font-weight-complex="normal"/>
    </style:style>
    <style:style style:name="T145" style:family="text">
      <style:text-properties fo:font-variant="normal" fo:text-transform="none" fo:color="#2d3748" style:font-name="Roboto Mono" fo:font-size="12pt" fo:letter-spacing="normal" fo:font-style="normal" officeooo:rsid="01f28d7c"/>
    </style:style>
    <style:style style:name="T146" style:family="text">
      <style:text-properties officeooo:rsid="009ad138"/>
    </style:style>
    <style:style style:name="T147" style:family="text">
      <style:text-properties officeooo:rsid="00abff05" style:font-weight-asian="bold" style:font-weight-complex="bold"/>
    </style:style>
    <style:style style:name="T148" style:family="text">
      <style:text-properties officeooo:rsid="00b05c07" style:font-weight-asian="bold" style:font-weight-complex="bold"/>
    </style:style>
    <style:style style:name="T149" style:family="text">
      <style:text-properties officeooo:rsid="00fbe2b8" style:font-weight-asian="bold" style:font-weight-complex="bold"/>
    </style:style>
    <style:style style:name="T150" style:family="text">
      <style:text-properties officeooo:rsid="00b16a0a"/>
    </style:style>
    <style:style style:name="T151" style:family="text">
      <style:text-properties officeooo:rsid="00b189bf"/>
    </style:style>
    <style:style style:name="T152" style:family="text">
      <style:text-properties officeooo:rsid="00b2938f"/>
    </style:style>
    <style:style style:name="T153" style:family="text">
      <style:text-properties officeooo:rsid="00bb578d"/>
    </style:style>
    <style:style style:name="T154" style:family="text">
      <style:text-properties officeooo:rsid="00bbf872"/>
    </style:style>
    <style:style style:name="T155" style:family="text">
      <style:text-properties officeooo:rsid="00bc9de3"/>
    </style:style>
    <style:style style:name="T156" style:family="text">
      <style:text-properties officeooo:rsid="00bdf222"/>
    </style:style>
    <style:style style:name="T157" style:family="text">
      <style:text-properties officeooo:rsid="00c08301"/>
    </style:style>
    <style:style style:name="T158" style:family="text">
      <style:text-properties officeooo:rsid="00c28803"/>
    </style:style>
    <style:style style:name="T159" style:family="text">
      <style:text-properties officeooo:rsid="00c563f1"/>
    </style:style>
    <style:style style:name="T160" style:family="text">
      <style:text-properties officeooo:rsid="00c6c084"/>
    </style:style>
    <style:style style:name="T161" style:family="text">
      <style:text-properties officeooo:rsid="00c8d6b8"/>
    </style:style>
    <style:style style:name="T162" style:family="text">
      <style:text-properties officeooo:rsid="00ca8458"/>
    </style:style>
    <style:style style:name="T163" style:family="text">
      <style:text-properties officeooo:rsid="00cc16fa"/>
    </style:style>
    <style:style style:name="T164" style:family="text">
      <style:text-properties officeooo:rsid="00cd94f7"/>
    </style:style>
    <style:style style:name="T165" style:family="text">
      <style:text-properties officeooo:rsid="00d1af50"/>
    </style:style>
    <style:style style:name="T166" style:family="text">
      <style:text-properties officeooo:rsid="00d1d96a"/>
    </style:style>
    <style:style style:name="T167" style:family="text">
      <style:text-properties officeooo:rsid="00d35448"/>
    </style:style>
    <style:style style:name="T168" style:family="text">
      <style:text-properties officeooo:rsid="00d3ccbc"/>
    </style:style>
    <style:style style:name="T169" style:family="text">
      <style:text-properties officeooo:rsid="00d49c6c"/>
    </style:style>
    <style:style style:name="T170" style:family="text">
      <style:text-properties officeooo:rsid="00ec5acf"/>
    </style:style>
    <style:style style:name="T171" style:family="text">
      <style:text-properties officeooo:rsid="00fbe2b8"/>
    </style:style>
    <style:style style:name="T172" style:family="text">
      <style:text-properties officeooo:rsid="01033afb"/>
    </style:style>
    <style:style style:name="T173" style:family="text">
      <style:text-properties officeooo:rsid="014ed074"/>
    </style:style>
    <style:style style:name="T174" style:family="text">
      <style:text-properties officeooo:rsid="015c55a9"/>
    </style:style>
    <style:style style:name="T175" style:family="text">
      <style:text-properties officeooo:rsid="015ec9c3"/>
    </style:style>
    <style:style style:name="T176" style:family="text">
      <style:text-properties officeooo:rsid="016a70c1"/>
    </style:style>
    <style:style style:name="T177" style:family="text">
      <style:text-properties officeooo:rsid="016ea8f2"/>
    </style:style>
    <style:style style:name="T178" style:family="text">
      <style:text-properties officeooo:rsid="017416f9"/>
    </style:style>
    <style:style style:name="T179" style:family="text">
      <style:text-properties officeooo:rsid="0177ba85"/>
    </style:style>
    <style:style style:name="T180" style:family="text">
      <style:text-properties officeooo:rsid="018563d0"/>
    </style:style>
    <style:style style:name="T181" style:family="text">
      <style:text-properties officeooo:rsid="01940252"/>
    </style:style>
    <style:style style:name="T182" style:family="text">
      <style:text-properties officeooo:rsid="019fbc2d"/>
    </style:style>
    <style:style style:name="T183" style:family="text">
      <style:text-properties officeooo:rsid="01af8024"/>
    </style:style>
    <style:style style:name="T184" style:family="text">
      <style:text-properties officeooo:rsid="01b435ca"/>
    </style:style>
    <style:style style:name="T185" style:family="text">
      <style:text-properties officeooo:rsid="01baae51"/>
    </style:style>
    <style:style style:name="T186" style:family="text">
      <style:text-properties officeooo:rsid="01bbedbe"/>
    </style:style>
    <style:style style:name="T187" style:family="text">
      <style:text-properties officeooo:rsid="01bd62fe"/>
    </style:style>
    <style:style style:name="T188" style:family="text">
      <style:text-properties officeooo:rsid="01beec43"/>
    </style:style>
    <style:style style:name="T189" style:family="text">
      <style:text-properties officeooo:rsid="01c18941"/>
    </style:style>
    <style:style style:name="T190" style:family="text">
      <style:text-properties officeooo:rsid="01c19f9f"/>
    </style:style>
    <style:style style:name="T191" style:family="text">
      <style:text-properties officeooo:rsid="01c1ba45"/>
    </style:style>
    <style:style style:name="T192" style:family="text">
      <style:text-properties officeooo:rsid="01c35dc0"/>
    </style:style>
    <style:style style:name="T193" style:family="text">
      <style:text-properties fo:font-size="12pt" style:font-size-asian="12pt" style:font-size-complex="12pt"/>
    </style:style>
    <style:style style:name="T194" style:family="text">
      <style:text-properties officeooo:rsid="01dcf461"/>
    </style:style>
    <style:style style:name="T195" style:family="text">
      <style:text-properties officeooo:rsid="01ddda16"/>
    </style:style>
    <style:style style:name="T196" style:family="text">
      <style:text-properties officeooo:rsid="01def15f"/>
    </style:style>
    <style:style style:name="T197" style:family="text">
      <style:text-properties officeooo:rsid="01e08ad5"/>
    </style:style>
    <style:style style:name="T198" style:family="text">
      <style:text-properties officeooo:rsid="01e1ef85"/>
    </style:style>
    <style:style style:name="T199" style:family="text">
      <style:text-properties officeooo:rsid="01ebafae"/>
    </style:style>
    <style:style style:name="T200" style:family="text">
      <style:text-properties officeooo:rsid="01ec85a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2">Szakdolgozat</text:p>
      <text:p text:style-name="P135">verzió 0.1</text:p>
      <text:p text:style-name="P128"/>
      <text:table-of-content text:style-name="Sect1" text:protected="true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rtalomjegyzék</text:p>
          </text:index-title>
          <text:p text:style-name="P163"><text:a xlink:type="simple" xlink:href="#__RefHeading___Toc2473_3690900349" text:style-name="Index_20_Link" text:visited-style-name="Index_20_Link">Bevezetés<text:tab/>4</text:a></text:p>
          <text:p text:style-name="P164"><text:a xlink:type="simple" xlink:href="#__RefHeading___Toc1972_2266741128" text:style-name="Index_20_Link" text:visited-style-name="Index_20_Link">Motiváció<text:tab/>4</text:a></text:p>
          <text:p text:style-name="P164"><text:a xlink:type="simple" xlink:href="#__RefHeading___Toc41872_2481480802" text:style-name="Index_20_Link" text:visited-style-name="Index_20_Link">A feladat<text:tab/>4</text:a></text:p>
          <text:p text:style-name="P163"><text:a xlink:type="simple" xlink:href="#__RefHeading___Toc47293_2481480802" text:style-name="Index_20_Link" text:visited-style-name="Index_20_Link">Felhasználói dokumentáció<text:tab/>6</text:a></text:p>
          <text:p text:style-name="P164"><text:a xlink:type="simple" xlink:href="#__RefHeading___Toc47295_2481480802" text:style-name="Index_20_Link" text:visited-style-name="Index_20_Link">A feladat<text:tab/>6</text:a></text:p>
          <text:p text:style-name="P164"><text:a xlink:type="simple" xlink:href="#__RefHeading___Toc41874_2481480802" text:style-name="Index_20_Link" text:visited-style-name="Index_20_Link">Fontosabb eszközök a megvalósításhoz<text:tab/>7</text:a></text:p>
          <text:p text:style-name="P164"><text:a xlink:type="simple" xlink:href="#__RefHeading___Toc1974_2266741128" text:style-name="Index_20_Link" text:visited-style-name="Index_20_Link">Teszt környezet<text:tab/>7</text:a></text:p>
          <text:p text:style-name="P165"><text:a xlink:type="simple" xlink:href="#__RefHeading___Toc1976_2266741128" text:style-name="Index_20_Link" text:visited-style-name="Index_20_Link">Hardware<text:tab/>7</text:a></text:p>
          <text:p text:style-name="P165"><text:a xlink:type="simple" xlink:href="#__RefHeading___Toc1978_2266741128" text:style-name="Index_20_Link" text:visited-style-name="Index_20_Link">Szoftver<text:tab/>7</text:a></text:p>
          <text:p text:style-name="P166"><text:a xlink:type="simple" xlink:href="#__RefHeading___Toc1980_2266741128" text:style-name="Index_20_Link" text:visited-style-name="Index_20_Link">Operációs rendszer<text:tab/>7</text:a></text:p>
          <text:p text:style-name="P166"><text:a xlink:type="simple" xlink:href="#__RefHeading___Toc1982_2266741128" text:style-name="Index_20_Link" text:visited-style-name="Index_20_Link">Python<text:tab/>7</text:a></text:p>
          <text:p text:style-name="P166"><text:a xlink:type="simple" xlink:href="#__RefHeading___Toc1984_2266741128" text:style-name="Index_20_Link" text:visited-style-name="Index_20_Link">Böngészők<text:tab/>8</text:a></text:p>
          <text:p text:style-name="P166"><text:a xlink:type="simple" xlink:href="#__RefHeading___Toc1986_2266741128" text:style-name="Index_20_Link" text:visited-style-name="Index_20_Link">JavaScript<text:tab/>8</text:a></text:p>
          <text:p text:style-name="P164"><text:a xlink:type="simple" xlink:href="#__RefHeading___Toc1988_2266741128" text:style-name="Index_20_Link" text:visited-style-name="Index_20_Link">Letöltés githubról<text:tab/>8</text:a></text:p>
          <text:p text:style-name="P164"><text:a xlink:type="simple" xlink:href="#__RefHeading___Toc1990_2266741128" text:style-name="Index_20_Link" text:visited-style-name="Index_20_Link">Installálás<text:tab/>9</text:a></text:p>
          <text:p text:style-name="P165"><text:a xlink:type="simple" xlink:href="#__RefHeading___Toc1992_2266741128" text:style-name="Index_20_Link" text:visited-style-name="Index_20_Link">Függőségek<text:tab/>9</text:a></text:p>
          <text:p text:style-name="P166"><text:a xlink:type="simple" xlink:href="#__RefHeading___Toc1994_2266741128" text:style-name="Index_20_Link" text:visited-style-name="Index_20_Link">Iptables-persistent<text:tab/>9</text:a></text:p>
          <text:p text:style-name="P166"><text:a xlink:type="simple" xlink:href="#__RefHeading___Toc1996_2266741128" text:style-name="Index_20_Link" text:visited-style-name="Index_20_Link">pip3<text:tab/>9</text:a></text:p>
          <text:p text:style-name="P166"><text:a xlink:type="simple" xlink:href="#__RefHeading___Toc1998_2266741128" text:style-name="Index_20_Link" text:visited-style-name="Index_20_Link">Python csomagok<text:tab/>10</text:a></text:p>
          <text:p text:style-name="P165"><text:a xlink:type="simple" xlink:href="#__RefHeading___Toc2000_2266741128" text:style-name="Index_20_Link" text:visited-style-name="Index_20_Link">Előkészületek<text:tab/>10</text:a></text:p>
          <text:p text:style-name="P165"><text:a xlink:type="simple" xlink:href="#__RefHeading___Toc2002_2266741128" text:style-name="Index_20_Link" text:visited-style-name="Index_20_Link">Linux service létrehozás<text:tab/>11</text:a></text:p>
          <text:p text:style-name="P164"><text:a xlink:type="simple" xlink:href="#__RefHeading___Toc2004_2266741128" text:style-name="Index_20_Link" text:visited-style-name="Index_20_Link">Konfigurálás<text:tab/>13</text:a></text:p>
          <text:p text:style-name="P165"><text:a xlink:type="simple" xlink:href="#__RefHeading___Toc2006_2266741128" text:style-name="Index_20_Link" text:visited-style-name="Index_20_Link"><text:span text:style-name="T67">K</text:span></text:a><text:a xlink:type="simple" xlink:href="#__RefHeading___Toc2006_2266741128" text:style-name="Index_20_Link" text:visited-style-name="Index_20_Link"><text:span text:style-name="T67">onfigurációs változók</text:span></text:a><text:a xlink:type="simple" xlink:href="#__RefHeading___Toc2006_2266741128" text:style-name="Index_20_Link" text:visited-style-name="Index_20_Link"><text:tab/>13</text:a></text:p>
          <text:p text:style-name="P165"><text:a xlink:type="simple" xlink:href="#__RefHeading___Toc2008_2266741128" text:style-name="Index_20_Link" text:visited-style-name="Index_20_Link"><text:span text:style-name="T67">K</text:span></text:a><text:a xlink:type="simple" xlink:href="#__RefHeading___Toc2008_2266741128" text:style-name="Index_20_Link" text:visited-style-name="Index_20_Link"><text:span text:style-name="T67">onfigurációs opciók</text:span></text:a><text:a xlink:type="simple" xlink:href="#__RefHeading___Toc2008_2266741128" text:style-name="Index_20_Link" text:visited-style-name="Index_20_Link"><text:tab/>13</text:a></text:p>
          <text:p text:style-name="P165"><text:a xlink:type="simple" xlink:href="#__RefHeading___Toc2010_2266741128" text:style-name="Index_20_Link" text:visited-style-name="Index_20_Link">Példa<text:tab/>15</text:a></text:p>
          <text:p text:style-name="P164"><text:a xlink:type="simple" xlink:href="#__RefHeading___Toc2012_2266741128" text:style-name="Index_20_Link" text:visited-style-name="Index_20_Link">Használat<text:tab/>16</text:a></text:p>
          <text:p text:style-name="P165"><text:a xlink:type="simple" xlink:href="#__RefHeading___Toc2014_2266741128" text:style-name="Index_20_Link" text:visited-style-name="Index_20_Link">Szerver oldal<text:tab/>16</text:a></text:p>
          <text:p text:style-name="P166"><text:a xlink:type="simple" xlink:href="#__RefHeading___Toc2016_2266741128" text:style-name="Index_20_Link" text:visited-style-name="Index_20_Link">./bin/server/rpd_server.sh<text:tab/>16</text:a></text:p>
          <text:p text:style-name="P166"><text:a xlink:type="simple" xlink:href="#__RefHeading___Toc2018_2266741128" text:style-name="Index_20_Link" text:visited-style-name="Index_20_Link">./bin/server/rpd_create_user.sh<text:tab/>16</text:a></text:p>
          <text:p text:style-name="P166"><text:a xlink:type="simple" xlink:href="#__RefHeading___Toc2020_2266741128" text:style-name="Index_20_Link" text:visited-style-name="Index_20_Link">./src/python/run_server.py<text:tab/>16</text:a></text:p>
          <text:p text:style-name="P166"><text:a xlink:type="simple" xlink:href="#__RefHeading___Toc2022_2266741128" text:style-name="Index_20_Link" text:visited-style-name="Index_20_Link">./src/python/create_user.py<text:tab/>16</text:a></text:p>
          <text:p text:style-name="P165"><text:a xlink:type="simple" xlink:href="#__RefHeading___Toc2024_2266741128" text:style-name="Index_20_Link" text:visited-style-name="Index_20_Link">Kliens oldal<text:tab/>17</text:a></text:p>
          <text:p text:style-name="P166"><text:a xlink:type="simple" xlink:href="#__RefHeading___Toc2026_2266741128" text:style-name="Index_20_Link" text:visited-style-name="Index_20_Link">Az oldal elérése<text:tab/>17</text:a></text:p>
          <text:p text:style-name="P166"><text:a xlink:type="simple" xlink:href="#__RefHeading___Toc2028_2266741128" text:style-name="Index_20_Link" text:visited-style-name="Index_20_Link">Bejelentkezés<text:tab/>20</text:a></text:p>
          <text:p text:style-name="P166"><text:a xlink:type="simple" xlink:href="#__RefHeading___Toc2398_2111035977" text:style-name="Index_20_Link" text:visited-style-name="Index_20_Link">A főoldal struktúrája<text:tab/>22</text:a></text:p>
          <text:p text:style-name="P166"><text:a xlink:type="simple" xlink:href="#__RefHeading___Toc2400_2111035977" text:style-name="Index_20_Link" text:visited-style-name="Index_20_Link">A főoldal gombjai<text:tab/>23</text:a></text:p>
          <text:p text:style-name="P167"><text:soft-page-break/><text:a xlink:type="simple" xlink:href="#__RefHeading___Toc2402_2111035977" text:style-name="Index_20_Link" text:visited-style-name="Index_20_Link">Fájl létrehozása menü<text:tab/>24</text:a></text:p>
          <text:p text:style-name="P167"><text:a xlink:type="simple" xlink:href="#__RefHeading___Toc2404_2111035977" text:style-name="Index_20_Link" text:visited-style-name="Index_20_Link">Fájl átnevezés<text:tab/>24</text:a></text:p>
          <text:p text:style-name="P166"><text:a xlink:type="simple" xlink:href="#__RefHeading___Toc2571_578179239" text:style-name="Index_20_Link" text:visited-style-name="Index_20_Link">Txt/Phonebook fájl megnyitás<text:tab/>25</text:a></text:p>
          <text:p text:style-name="P166"><text:a xlink:type="simple" xlink:href="#__RefHeading___Toc2573_578179239" text:style-name="Index_20_Link" text:visited-style-name="Index_20_Link">Txt fájl oldal strutúrája<text:tab/>26</text:a></text:p>
          <text:p text:style-name="P166"><text:a xlink:type="simple" xlink:href="#__RefHeading___Toc2575_578179239" text:style-name="Index_20_Link" text:visited-style-name="Index_20_Link">Txt fájl létrehozása<text:tab/>27</text:a></text:p>
          <text:p text:style-name="P167"><text:a xlink:type="simple" xlink:href="#__RefHeading___Toc2577_578179239" text:style-name="Index_20_Link" text:visited-style-name="Index_20_Link">Back menü: Visszalép a főoldalra Logout menü: Kijelentkezés File name mező: A fájl neve New password mező: A fájl jelszava New password again mező: A fájl jelszava mégegyszer Create file gomb: Ez a gomb hozza létre a fájlt, meg fog jelenni egy üres fájl.<text:tab/>27</text:a></text:p>
          <text:p text:style-name="P167"><text:a xlink:type="simple" xlink:href="#__RefHeading___Toc2579_578179239" text:style-name="Index_20_Link" text:visited-style-name="Index_20_Link">A </text:a><text:a xlink:type="simple" xlink:href="#__RefHeading___Toc2579_578179239" text:style-name="Index_20_Link" text:visited-style-name="Index_20_Link">C</text:a><text:a xlink:type="simple" xlink:href="#__RefHeading___Toc2579_578179239" text:style-name="Index_20_Link" text:visited-style-name="Index_20_Link">reate file</text:a><text:a xlink:type="simple" xlink:href="#__RefHeading___Toc2579_578179239" text:style-name="Index_20_Link" text:visited-style-name="Index_20_Link"> gomb megnyomása után<text:tab/>27</text:a></text:p>
          <text:p text:style-name="P166"><text:a xlink:type="simple" xlink:href="#__RefHeading___Toc2581_578179239" text:style-name="Index_20_Link" text:visited-style-name="Index_20_Link">Txt/Telefonkönyv fájl jelszóváltoztatás<text:tab/>29</text:a></text:p>
          <text:p text:style-name="P166"><text:a xlink:type="simple" xlink:href="#__RefHeading___Toc2625_74276314" text:style-name="Index_20_Link" text:visited-style-name="Index_20_Link">Telefonkönyv fájl oldal struktúrája<text:tab/>31</text:a></text:p>
          <text:p text:style-name="P166"><text:a xlink:type="simple" xlink:href="#__RefHeading___Toc2627_74276314" text:style-name="Index_20_Link" text:visited-style-name="Index_20_Link">Telefonkönyv kontakt<text:tab/>33</text:a></text:p>
          <text:p text:style-name="P166"><text:a xlink:type="simple" xlink:href="#__RefHeading___Toc2629_74276314" text:style-name="Index_20_Link" text:visited-style-name="Index_20_Link">Telefonkönyv kontakt – Telefonszám módosítás<text:tab/>33</text:a></text:p>
          <text:p text:style-name="P166"><text:a xlink:type="simple" xlink:href="#__RefHeading___Toc2631_74276314" text:style-name="Index_20_Link" text:visited-style-name="Index_20_Link">Telefonkönyv kontakt – Telefonszám hozzáadás<text:tab/>34</text:a></text:p>
          <text:p text:style-name="P166"><text:a xlink:type="simple" xlink:href="#__RefHeading___Toc2633_74276314" text:style-name="Index_20_Link" text:visited-style-name="Index_20_Link">Telefonkönyv kontakt – Módosítás<text:tab/>34</text:a></text:p>
          <text:p text:style-name="P166"><text:a xlink:type="simple" xlink:href="#__RefHeading___Toc2635_74276314" text:style-name="Index_20_Link" text:visited-style-name="Index_20_Link">Telefonkönyv – Új kontakt hozzáadása<text:tab/>35</text:a></text:p>
          <text:p text:style-name="P166"><text:a xlink:type="simple" xlink:href="#__RefHeading___Toc2833_225674420" text:style-name="Index_20_Link" text:visited-style-name="Index_20_Link">Felhasználó létrehozása<text:tab/>36</text:a></text:p>
          <text:p text:style-name="P166"><text:a xlink:type="simple" xlink:href="#__RefHeading___Toc2851_395071022" text:style-name="Index_20_Link" text:visited-style-name="Index_20_Link">Üzenetek megjelenítése<text:tab/>36</text:a></text:p>
          <text:p text:style-name="P166"><text:a xlink:type="simple" xlink:href="#__RefHeading___Toc6851_2669422166" text:style-name="Index_20_Link" text:visited-style-name="Index_20_Link">Hibaüzenetek<text:tab/>37</text:a></text:p>
          <text:p text:style-name="P167"><text:a xlink:type="simple" xlink:href="#__RefHeading___Toc6853_2669422166" text:style-name="Index_20_Link" text:visited-style-name="Index_20_Link">Lokális, kliens oldali hibák (LOCAL)<text:tab/>37</text:a></text:p>
          <text:p text:style-name="P167"><text:a xlink:type="simple" xlink:href="#__RefHeading___Toc6855_2669422166" text:style-name="Index_20_Link" text:visited-style-name="Index_20_Link">Távoli, szerver oldali hibák (REMOTE)<text:tab/>38</text:a></text:p>
          <text:p text:style-name="P163"><text:a xlink:type="simple" xlink:href="#__RefHeading___Toc2030_2266741128" text:style-name="Index_20_Link" text:visited-style-name="Index_20_Link">Fejlesztői dokumentáció<text:tab/>39</text:a></text:p>
          <text:p text:style-name="P164"><text:a xlink:type="simple" xlink:href="#__RefHeading___Toc6857_2669422166" text:style-name="Index_20_Link" text:visited-style-name="Index_20_Link">Megoldási terv<text:tab/>39</text:a></text:p>
          <text:p text:style-name="P165"><text:a xlink:type="simple" xlink:href="#__RefHeading___Toc6859_2669422166" text:style-name="Index_20_Link" text:visited-style-name="Index_20_Link">Adattárolás<text:tab/>39</text:a></text:p>
          <text:p text:style-name="P166"><text:a xlink:type="simple" xlink:href="#__RefHeading___Toc6861_2669422166" text:style-name="Index_20_Link" text:visited-style-name="Index_20_Link">Felhasználói adatok tárolása a szerveren<text:tab/>39</text:a></text:p>
          <text:p text:style-name="P167"><text:a xlink:type="simple" xlink:href="#__RefHeading___Toc6863_2669422166" text:style-name="Index_20_Link" text:visited-style-name="Index_20_Link">Felhasználó mappa generálása<text:tab/>39</text:a></text:p>
          <text:p text:style-name="P166"><text:a xlink:type="simple" xlink:href="#__RefHeading___Toc6865_2669422166" text:style-name="Index_20_Link" text:visited-style-name="Index_20_Link">Fájlnevek<text:tab/>40</text:a></text:p>
          <text:p text:style-name="P166"><text:a xlink:type="simple" xlink:href="#__RefHeading___Toc6867_2669422166" text:style-name="Index_20_Link" text:visited-style-name="Index_20_Link">Titkosított fájl (SecretFile)<text:tab/>41</text:a></text:p>
          <text:p text:style-name="P166"><text:a xlink:type="simple" xlink:href="#__RefHeading___Toc6869_2669422166" text:style-name="Index_20_Link" text:visited-style-name="Index_20_Link">AESEncryptor formátuma<text:tab/>41</text:a></text:p>
          <text:p text:style-name="P166"><text:a xlink:type="simple" xlink:href="#__RefHeading___Toc6871_2669422166" text:style-name="Index_20_Link" text:visited-style-name="Index_20_Link">Txt fájl (.txt) formátuma<text:tab/>41</text:a></text:p>
          <text:p text:style-name="P166"><text:a xlink:type="simple" xlink:href="#__RefHeading___Toc6873_2669422166" text:style-name="Index_20_Link" text:visited-style-name="Index_20_Link">Telefonkönyv fájl (.phb) formátuma<text:tab/>41</text:a></text:p>
          <text:p text:style-name="P165"><text:a xlink:type="simple" xlink:href="#__RefHeading___Toc41876_2481480802" text:style-name="Index_20_Link" text:visited-style-name="Index_20_Link">Szerver oldal<text:tab/>42</text:a></text:p>
          <text:p text:style-name="P166"><text:a xlink:type="simple" xlink:href="#__RefHeading___Toc41878_2481480802" text:style-name="Index_20_Link" text:visited-style-name="Index_20_Link">Mappa és fájl struktúrájának áttekintése<text:tab/>42</text:a></text:p>
          <text:p text:style-name="P165"><text:a xlink:type="simple" xlink:href="#__RefHeading___Toc41880_2481480802" text:style-name="Index_20_Link" text:visited-style-name="Index_20_Link">Kliens oldal<text:tab/>44</text:a></text:p>
          <text:p text:style-name="P164"><text:a xlink:type="simple" xlink:href="#__RefHeading___Toc2032_2266741128" text:style-name="Index_20_Link" text:visited-style-name="Index_20_Link">Tesztelési terv<text:tab/>48</text:a></text:p>
          <text:p text:style-name="P165"><text:a xlink:type="simple" xlink:href="#__RefHeading___Toc2034_2266741128" text:style-name="Index_20_Link" text:visited-style-name="Index_20_Link">Előkészületek<text:tab/>48</text:a></text:p>
          <text:p text:style-name="P165"><text:a xlink:type="simple" xlink:href="#__RefHeading___Toc2036_2266741128" text:style-name="Index_20_Link" text:visited-style-name="Index_20_Link">1. eset: A szerver elindítása (black box)<text:tab/>49</text:a></text:p>
          <text:p text:style-name="P166"><text:a xlink:type="simple" xlink:href="#__RefHeading___Toc2599_3690900349" text:style-name="Index_20_Link" text:visited-style-name="Index_20_Link">Elvárt eredmény<text:tab/>49</text:a></text:p>
          <text:p text:style-name="P165"><text:a xlink:type="simple" xlink:href="#__RefHeading___Toc2038_2266741128" text:style-name="Index_20_Link" text:visited-style-name="Index_20_Link">2. eset: Felhasználók létrehozása konzolból (black box)<text:tab/>55</text:a></text:p>
          <text:p text:style-name="P166"><text:a xlink:type="simple" xlink:href="#__RefHeading___Toc2581_3690900349" text:style-name="Index_20_Link" text:visited-style-name="Index_20_Link">Elvárt eredmény<text:tab/>55</text:a></text:p>
          <text:p text:style-name="P165"><text:a xlink:type="simple" xlink:href="#__RefHeading___Toc2040_2266741128" text:style-name="Index_20_Link" text:visited-style-name="Index_20_Link">3. eset: Üresen hagyott mezők felhasználó létrehozása közben<text:tab/>57</text:a></text:p>
          <text:p text:style-name="P166"><text:a xlink:type="simple" xlink:href="#__RefHeading___Toc2583_3690900349" text:style-name="Index_20_Link" text:visited-style-name="Index_20_Link">Elvárt eredmény<text:tab/>57</text:a></text:p>
          <text:p text:style-name="P165"><text:a xlink:type="simple" xlink:href="#__RefHeading___Toc2042_2266741128" text:style-name="Index_20_Link" text:visited-style-name="Index_20_Link">4. eset: jelszó és jelszó mégegyszer nem egyezik (CLI)<text:tab/>57</text:a></text:p>
          <text:p text:style-name="P166"><text:a xlink:type="simple" xlink:href="#__RefHeading___Toc2044_2266741128" text:style-name="Index_20_Link" text:visited-style-name="Index_20_Link">Elvárt eredmény<text:tab/>57</text:a></text:p>
          <text:p text:style-name="P165"><text:a xlink:type="simple" xlink:href="#__RefHeading___Toc2046_2266741128" text:style-name="Index_20_Link" text:visited-style-name="Index_20_Link">5. eset: Létező felhasználó hozzáadása azonos jelszóval<text:tab/>58</text:a></text:p>
          <text:p text:style-name="P166"><text:soft-page-break/><text:a xlink:type="simple" xlink:href="#__RefHeading___Toc2048_2266741128" text:style-name="Index_20_Link" text:visited-style-name="Index_20_Link">Elvárt eredmény<text:tab/>58</text:a></text:p>
          <text:p text:style-name="P165"><text:a xlink:type="simple" xlink:href="#__RefHeading___Toc2050_2266741128" text:style-name="Index_20_Link" text:visited-style-name="Index_20_Link">6. eset: Létező felhasználó hozzáadása más jelszóval (cli)<text:tab/>58</text:a></text:p>
          <text:p text:style-name="P166"><text:a xlink:type="simple" xlink:href="#__RefHeading___Toc2601_3690900349" text:style-name="Index_20_Link" text:visited-style-name="Index_20_Link">Elvárt eredmény<text:tab/>58</text:a></text:p>
          <text:p text:style-name="P165"><text:a xlink:type="simple" xlink:href="#__RefHeading___Toc2052_2266741128" text:style-name="Index_20_Link" text:visited-style-name="Index_20_Link">7. eset: Belépés hibás jelszóval (GUI)<text:tab/>59</text:a></text:p>
          <text:p text:style-name="P166"><text:a xlink:type="simple" xlink:href="#__RefHeading___Toc2585_3690900349" text:style-name="Index_20_Link" text:visited-style-name="Index_20_Link">Elvárt eredmény<text:tab/>59</text:a></text:p>
          <text:p text:style-name="P165"><text:a xlink:type="simple" xlink:href="#__RefHeading___Toc2054_2266741128" text:style-name="Index_20_Link" text:visited-style-name="Index_20_Link">8. eset: Bejelentkezés valós felhasználókkal (GUI)<text:tab/>59</text:a></text:p>
          <text:p text:style-name="P166"><text:a xlink:type="simple" xlink:href="#__RefHeading___Toc2587_3690900349" text:style-name="Index_20_Link" text:visited-style-name="Index_20_Link">Elvárt eredmény<text:tab/>60</text:a></text:p>
          <text:p text:style-name="P165"><text:a xlink:type="simple" xlink:href="#__RefHeading___Toc2056_2266741128" text:style-name="Index_20_Link" text:visited-style-name="Index_20_Link">9. eset: Felhasználó létrehozása (GUI)<text:tab/>60</text:a></text:p>
          <text:p text:style-name="P166"><text:a xlink:type="simple" xlink:href="#__RefHeading___Toc2589_3690900349" text:style-name="Index_20_Link" text:visited-style-name="Index_20_Link">Elvárt eredmény<text:tab/>60</text:a></text:p>
          <text:p text:style-name="P165"><text:a xlink:type="simple" xlink:href="#__RefHeading___Toc2058_2266741128" text:style-name="Index_20_Link" text:visited-style-name="Index_20_Link">10. eset: Txt Fájl létrehozása<text:tab/>61</text:a></text:p>
          <text:p text:style-name="P166"><text:a xlink:type="simple" xlink:href="#__RefHeading___Toc2591_3690900349" text:style-name="Index_20_Link" text:visited-style-name="Index_20_Link">Elvárt eredmény<text:tab/>61</text:a></text:p>
          <text:p text:style-name="P165"><text:a xlink:type="simple" xlink:href="#__RefHeading___Toc2060_2266741128" text:style-name="Index_20_Link" text:visited-style-name="Index_20_Link">11. eset: Telefonkönyv fájl létrehozása<text:tab/>62</text:a></text:p>
          <text:p text:style-name="P166"><text:a xlink:type="simple" xlink:href="#__RefHeading___Toc2593_3690900349" text:style-name="Index_20_Link" text:visited-style-name="Index_20_Link">Elvárt eredmény<text:tab/>63</text:a></text:p>
          <text:p text:style-name="P165"><text:a xlink:type="simple" xlink:href="#__RefHeading___Toc2062_2266741128" text:style-name="Index_20_Link" text:visited-style-name="Index_20_Link">12. eset: Nézzük meg, hogy a szerveren tárolt adatok tényleg titkosak-e<text:tab/>64</text:a></text:p>
          <text:p text:style-name="P165"><text:a xlink:type="simple" xlink:href="#__RefHeading___Toc2064_2266741128" text:style-name="Index_20_Link" text:visited-style-name="Index_20_Link">A teszt közben létrejött felhasználók és fájlok<text:tab/>67</text:a></text:p>
          <text:p text:style-name="P166"><text:a xlink:type="simple" xlink:href="#__RefHeading___Toc2595_3690900349" text:style-name="Index_20_Link" text:visited-style-name="Index_20_Link">Felhasználók<text:tab/>67</text:a></text:p>
          <text:p text:style-name="P166"><text:a xlink:type="simple" xlink:href="#__RefHeading___Toc2597_3690900349" text:style-name="Index_20_Link" text:visited-style-name="Index_20_Link">Fájlok<text:tab/>67</text:a></text:p>
        </text:index-body>
      </text:table-of-content>
      <text:p text:style-name="Subtitle"/>
      <text:h text:style-name="P223" text:outline-level="1"><text:bookmark-start text:name="__RefHeading___Toc2473_3690900349"/>Bevezetés<text:bookmark-end text:name="__RefHeading___Toc2473_3690900349"/></text:h>
      <text:h text:style-name="Heading_20_2" text:outline-level="2"><text:bookmark-start text:name="__RefHeading___Toc1972_2266741128"/>Motiváció<text:bookmark-end text:name="__RefHeading___Toc1972_2266741128"/></text:h>
      <text:p text:style-name="P4">Jelen világunkban az információ érték, ezért gyakorlatilag mindenki visszaél vel<text:span text:style-name="T194">e</text:span>.</text:p>
      <text:p text:style-name="P4">Sajnos nem tudhatom azt, hogy az operációs rendszer, amit használok, <text:span text:style-name="T88">mennyi információt gyűjt rólam, és mire használja fel. Ez nincs másképp az e-mail szolgáltatókkal, a különböző felhő alapú tárolókkal.</text:span></text:p>
      <text:p text:style-name="P2">Nem tudhatom, hogy ha egy felhőben tárolom az adataimat, akkor vajon a Google, a Microsoft, a Facebook, az Apple vagy más cégek, akik ilyeneket szolgáltatnak, felhasználj<text:span text:style-name="T195">ák</text:span>-e őket. Ilyen szempontból mondjuk a megnevezettek még korrektek, mert az általános szerződési feltételeikben megfogalmazzák, hogy az adatainkat felhasználják.</text:p>
      <text:p text:style-name="P2">Sajnos arra jelenleg nincs erőforrásom, hogy egy saját <text:span text:style-name="T196">o</text:span>perációs rendszert írjak, vagy leellenőrizzek egy Linuxot, Open/Free BSD-t hogy vajon visszaél-e az adataimmal, így ezeknek el kell hinnem, hogy nem teszik.<text:line-break/>De tudok csinálni olyan programot, ami azt biztosítja számomra, hogy az adataimat a kliens oldalon titkosítva küldöm el a felhőbe, akkor a felhőben lévő cég nem tudhatja, hogy mik is voltak azok.</text:p>
      <text:p text:style-name="P5">Így jött az öltet, hogy először egy egyszerű szervert <text:span text:style-name="T196">készítek</text:span>, ahol fájlokat tudok tárolni, amikbe az egyszerűség kedvéért elősz<text:span text:style-name="T197">ö</text:span>r csak szövegeket, vagy telefonkönyve<text:span text:style-name="T182">ke</text:span>t tudok tárolni.<text:line-break/>Így hiába olvashatja az adott szerverszolgáltató az adataimat, nem fog hozzáférni az információhoz, mert az már a kliens oldalon titkosítva van.</text:p>
      <text:p text:style-name="P3">Fontos volt számomra, hogy <text:span text:style-name="T198">az általam készített program </text:span>nyílt forráskódú legyen, hogy biztosítva legyen, hogy tényleg titkosít, és tényleg nem ment semmilyen adatot.</text:p>
      <text:h text:style-name="P226" text:outline-level="2"><text:bookmark-start text:name="__RefHeading___Toc41872_2481480802"/>A feladat<text:bookmark-end text:name="__RefHeading___Toc41872_2481480802"/></text:h>
      <text:p text:style-name="P129">Egy olyan program írása, ami szöveges adatokat, és telefonkönyv adatokat olyan titkosan tart, amennyire csak lehetséges.</text:p>
      <text:p text:style-name="P129">A program két részből áll. Egy szerverből és egy kliensből.</text:p>
      <text:p text:style-name="P129"><text:soft-page-break/>A kliensnek <text:span text:style-name="T199">négy </text:span>feladata van:</text:p>
      <text:list xml:id="list213218799" text:style-name="L1">
        <text:list-item>
          <text:p text:style-name="P168">Telefonköny fájl és txt fájl létrehozása, megjelenítése, módosítása</text:p>
          <text:list>
            <text:list-item>
              <text:p text:style-name="P170">A telefonfájl fájlnál figyelni kell arra, hogy a memóriában mindig maximum egy kontaktnak legyenek titkosítatlanul az adatai.</text:p>
            </text:list-item>
          </text:list>
        </text:list-item>
        <text:list-item>
          <text:p text:style-name="P168">A fájlok titkosítása, és visszafejtése, még a nevüket is titkosítani kell</text:p>
        </text:list-item>
        <text:list-item>
          <text:p text:style-name="P168">A felhasználói adatok titkosítása a szerver elől (még a felhasználónevét is)</text:p>
        </text:list-item>
        <text:list-item>
          <text:p text:style-name="P168">Kommunikáció a szerverrel <text:span text:style-name="T199">(RPC segítségével)</text:span></text:p>
          <text:list>
            <text:list-item>
              <text:p text:style-name="P168">Autentikáció</text:p>
            </text:list-item>
            <text:list-item>
              <text:p text:style-name="P168">Fájlok letöltése, feltöltése, törlése.</text:p>
            </text:list-item>
          </text:list>
        </text:list-item>
      </text:list>
      <text:p text:style-name="P131">A szerver oldalnak <text:span text:style-name="T200">öt </text:span>feladata van:</text:p>
      <text:list xml:id="list1245345760" text:style-name="L2">
        <text:list-item>
          <text:p text:style-name="P172">A felhasználók authentikációja</text:p>
        </text:list-item>
        <text:list-item>
          <text:p text:style-name="P172">A felhasználók adatainak tárolása (fájlkiszolgáló)</text:p>
          <text:list>
            <text:list-item>
              <text:p text:style-name="P172">Minden felhasználónak létre kell hozni egy mappát, de figyleni kell rá, hogy a felhasználóról minél kevesebb információt tároljon, így hash-elést kell használni, hogy még a felhasználó neve se derülhessen ki.</text:p>
            </text:list-item>
            <text:list-item>
              <text:p text:style-name="P172">A fájlok eleve titkosan kell, hogy megérkezzenek, egy titkos névvel, és tartalommal</text:p>
            </text:list-item>
            <text:list-item>
              <text:p text:style-name="P172">Ezen fájlok manipulálása: átnevezés, létrehozás, felülírás, törlés.</text:p>
            </text:list-item>
          </text:list>
        </text:list-item>
        <text:list-item>
          <text:p text:style-name="P172">A klienssel kommunikálás RPC-t használva.</text:p>
        </text:list-item>
        <text:list-item>
          <text:p text:style-name="P172">A kliens statikus fájljainak kiszolgálása.</text:p>
        </text:list-item>
        <text:list-item>
          <text:p text:style-name="P174">Biztosítani, hogy a kommunikáció is titkosan zajlik.</text:p>
        </text:list-item>
      </text:list>
      <text:h text:style-name="P224" text:outline-level="1"><text:bookmark-start text:name="__RefHeading___Toc47293_2481480802"/>Felhasználói dokumentáció<text:bookmark-end text:name="__RefHeading___Toc47293_2481480802"/></text:h>
      <text:h text:style-name="P227" text:outline-level="2"><text:bookmark-start text:name="__RefHeading___Toc47295_2481480802"/>A feladat<text:bookmark-end text:name="__RefHeading___Toc47295_2481480802"/></text:h>
      <text:p text:style-name="P130">Egy olyan program írása, ami szöveges adatokat, és telefonkönyv adatokat olyan titkosan tart, amennyire csak lehetséges.</text:p>
      <text:p text:style-name="P130">A program két részből áll. Egy szerverből és egy kliensből.</text:p>
      <text:p text:style-name="P130">A kliensnek <text:span text:style-name="T199">négy </text:span>feladata van:</text:p>
      <text:list xml:id="list100350440932665" text:continue-list="list213218799" text:style-name="L1">
        <text:list-item>
          <text:p text:style-name="P169">Telefonköny fájl és txt fájl létrehozása, megjelenítése, módosítása</text:p>
          <text:list>
            <text:list-item>
              <text:p text:style-name="P171">A telefonfájl fájlnál figyelni kell arra, hogy a memóriában mindig maximum egy kontaktnak legyenek titkosítatlanul az adatai.</text:p>
            </text:list-item>
          </text:list>
        </text:list-item>
        <text:list-item>
          <text:p text:style-name="P169">A fájlok titkosítása, és visszafejtése, még a nevüket is titkosítani kell</text:p>
        </text:list-item>
        <text:list-item>
          <text:p text:style-name="P169">A felhasználói adatok titkosítása a szerver elől (még a felhasználónevét is)</text:p>
        </text:list-item>
        <text:list-item>
          <text:p text:style-name="P169">Kommunikáció a szerverrel <text:span text:style-name="T199">(RPC segítségével)</text:span></text:p>
          <text:list>
            <text:list-item>
              <text:p text:style-name="P169">Autentikáció</text:p>
            </text:list-item>
            <text:list-item>
              <text:p text:style-name="P169">Fájlok letöltése, feltöltése, törlése.</text:p>
            </text:list-item>
          </text:list>
        </text:list-item>
      </text:list>
      <text:p text:style-name="P132">A szerver oldalnak <text:span text:style-name="T200">öt </text:span>feladata van:</text:p>
      <text:list xml:id="list1228652351" text:style-name="L3">
        <text:list-item>
          <text:p text:style-name="P173">A felhasználók authentikációja</text:p>
        </text:list-item>
        <text:list-item>
          <text:p text:style-name="P173">A felhasználók adatainak tárolása (fájlkiszolgáló)</text:p>
          <text:list>
            <text:list-item>
              <text:p text:style-name="P173">Minden felhasználónak létre kell hozni egy mappát, de figyleni kell rá, hogy a felhasználóról minél kevesebb információt tároljon, így hash-elést kell használni, hogy még a felhasználó neve se derülhessen ki.</text:p>
            </text:list-item>
            <text:list-item>
              <text:p text:style-name="P173">A fájlok eleve titkosan kell, hogy megérkezzenek, egy titkos névvel, és tartalommal</text:p>
            </text:list-item>
            <text:list-item>
              <text:p text:style-name="P173">Ezen fájlok manipulálása: átnevezés, létrehozás, felülírás, törlés.</text:p>
            </text:list-item>
          </text:list>
        </text:list-item>
        <text:list-item>
          <text:p text:style-name="P173"><text:soft-page-break/>A klienssel kommunikálás RPC-t használva.</text:p>
        </text:list-item>
        <text:list-item>
          <text:p text:style-name="P173">A kliens statikus fájljainak kiszolgálása.</text:p>
        </text:list-item>
        <text:list-item>
          <text:p text:style-name="P175">Biztosítani, hogy a kommunikáció is titkosan zajlik.</text:p>
        </text:list-item>
      </text:list>
      <text:p text:style-name="P134"/>
      <text:h text:style-name="Heading_20_2" text:outline-level="2"><text:bookmark-start text:name="__RefHeading___Toc41874_2481480802"/>Fontosabb eszközök a megvalósításhoz<text:bookmark-end text:name="__RefHeading___Toc41874_2481480802"/></text:h>
      <text:p text:style-name="P133"><text:span text:style-name="T4">AES256 </text:span><text:span text:style-name="T24">algoritmus</text:span><text:span text:style-name="T4">:</text:span> A fájlok, és a fájlok neveinek titkosításához</text:p>
      <text:p text:style-name="P133"><text:span text:style-name="T4">SHA256 </text:span><text:span text:style-name="T24">algoritmus (</text:span><text:span text:style-name="T4">sózva</text:span><text:span text:style-name="T24">)</text:span><text:span text:style-name="T4">:</text:span> a felhasználó nevek és jelszavak titkosításához, a felhasználói mappa létrehozásához, meg az AES kulcs generálásához.</text:p>
      <text:p text:style-name="P56">HTTPS: <text:span text:style-name="T25">Az adatok titkos továbbításához.</text:span></text:p>
      <text:p text:style-name="P56">tornado: <text:span text:style-name="T25">Python webszerver, a statikus fájlok kiszolgálásáért, és az RPC legalsó rétegéért.</text:span></text:p>
      <text:p text:style-name="P155"><text:span text:style-name="T143">Jsonrpcserver, simple-jsonrpc-js: </text:span><text:span text:style-name="T144">Az RPC kommunikációért (a </text:span><text:span text:style-name="T145">tornado</text:span><text:span text:style-name="T144"> felett).</text:span></text:p>
      <text:h text:style-name="Heading_20_2" text:outline-level="2"><text:bookmark-start text:name="__RefHeading___Toc1974_2266741128"/>Teszt környezet<text:bookmark-end text:name="__RefHeading___Toc1974_2266741128"/></text:h>
      <text:h text:style-name="Heading_20_3" text:outline-level="3"><text:bookmark-start text:name="__RefHeading___Toc1976_2266741128"/>Hardware<text:bookmark-end text:name="__RefHeading___Toc1976_2266741128"/></text:h>
      <text:p text:style-name="P138">RAM: <text:span text:style-name="T3">16</text:span>GB (ez <text:span text:style-name="T3">lehet, hogy</text:span> kevés lesz sok felhasználóra.)</text:p>
      <text:p text:style-name="P143">Processor: Intel(R) Core(TM) i7-4600U CPU @ 2.10GHz</text:p>
      <text:h text:style-name="Heading_20_3" text:outline-level="3"><text:bookmark-start text:name="__RefHeading___Toc1978_2266741128"/>Szoftver<text:bookmark-end text:name="__RefHeading___Toc1978_2266741128"/></text:h>
      <text:h text:style-name="Heading_20_4" text:outline-level="4"><text:bookmark-start text:name="__RefHeading___Toc1980_2266741128"/>Operációs rendszer<text:bookmark-end text:name="__RefHeading___Toc1980_2266741128"/></text:h>
      <text:p text:style-name="P144"><text:span text:style-name="T4">Distributor ID:</text:span><text:tab/><text:tab/>Ubuntu</text:p>
      <text:p text:style-name="P144"><text:span text:style-name="T4">Description:</text:span><text:tab/><text:tab/>Ubuntu 18.04.4 LTS</text:p>
      <text:p text:style-name="P144"><text:span text:style-name="T4">Release:</text:span><text:tab/><text:tab/><text:tab/><text:tab/>18.04</text:p>
      <text:p text:style-name="P139"><text:span text:style-name="T4">Codename:</text:span><text:tab/><text:tab/><text:tab/>bionic</text:p>
      <text:h text:style-name="Heading_20_4" text:outline-level="4"><text:bookmark-start text:name="__RefHeading___Toc1982_2266741128"/>Python<text:bookmark-end text:name="__RefHeading___Toc1982_2266741128"/></text:h>
      <text:p text:style-name="P139">Python 3.6.9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ext:soft-page-break/>
          <table:table-row>
            <table:table-cell table:style-name="Table1.A1" office:value-type="string">
              <text:p text:style-name="P10">Csomag</text:p>
            </table:table-cell>
            <table:table-cell table:style-name="Table1.A1" office:value-type="string">
              <text:p text:style-name="P10">Verzió</text:p>
            </table:table-cell>
            <table:table-cell table:style-name="Table1.C1" office:value-type="string">
              <text:p text:style-name="P10">Hivatalos weblap</text:p>
            </table:table-cell>
          </table:table-row>
        </table:table-header-rows>
        <table:table-row>
          <table:table-cell table:style-name="Table1.A2" office:value-type="string">
            <text:p text:style-name="P137"><text:span text:style-name="T1">t</text:span>ornado</text:p>
          </table:table-cell>
          <table:table-cell table:style-name="Table1.A2" office:value-type="string">
            <text:p text:style-name="P137">6.0.3</text:p>
          </table:table-cell>
          <table:table-cell table:style-name="Table1.C2" office:value-type="string">
            <text:p text:style-name="P11"><text:a xlink:type="simple" xlink:href="https://www.tornadoweb.org/en/stable/" text:style-name="Internet_20_link" text:visited-style-name="Visited_20_Internet_20_Link"><text:span text:style-name="T80">https://www.tornadoweb.org/en/stable/</text:span></text:a><text:span text:style-name="T80"><text:line-break/></text:span><text:a xlink:type="simple" xlink:href="https://github.com/tornadoweb/tornado/" text:style-name="Internet_20_link" text:visited-style-name="Visited_20_Internet_20_Link"><text:span text:style-name="T80">https://github.com/tornadoweb/tornado/</text:span></text:a><text:span text:style-name="T80"><text:line-break/></text:span><text:a xlink:type="simple" xlink:href="https://pypi.org/project/tornado/3.2.1/" text:style-name="Internet_20_link" text:visited-style-name="Visited_20_Internet_20_Link">https://pypi.org/project/tornado/</text:a></text:p>
          </table:table-cell>
        </table:table-row>
        <table:table-row>
          <table:table-cell table:style-name="Table1.A2" office:value-type="string">
            <text:p text:style-name="P140">jsonrpcserver</text:p>
          </table:table-cell>
          <table:table-cell table:style-name="Table1.A2" office:value-type="string">
            <text:p text:style-name="P7">4.1.2</text:p>
          </table:table-cell>
          <table:table-cell table:style-name="Table1.C2" office:value-type="string">
            <text:p text:style-name="P6"><text:a xlink:type="simple" xlink:href="https://github.com/bcb/jsonrpcserver" text:style-name="Internet_20_link" text:visited-style-name="Visited_20_Internet_20_Link">https://github.com/bcb/jsonrpcserver</text:a></text:p>
            <text:p text:style-name="P6"><text:a xlink:type="simple" xlink:href="https://pypi.org/project/jsonrpcserver/" text:style-name="Internet_20_link" text:visited-style-name="Visited_20_Internet_20_Link">https://pypi.org/project/jsonrpcserver/</text:a></text:p>
          </table:table-cell>
        </table:table-row>
        <table:table-row>
          <table:table-cell table:style-name="Table1.A2" office:value-type="string">
            <text:p text:style-name="P141">pandas</text:p>
          </table:table-cell>
          <table:table-cell table:style-name="Table1.A2" office:value-type="string">
            <text:p text:style-name="P8">1.0.3</text:p>
          </table:table-cell>
          <table:table-cell table:style-name="Table1.C2" office:value-type="string">
            <text:p text:style-name="P11"><text:a xlink:type="simple" xlink:href="https://pandas.pydata.org/" text:style-name="Internet_20_link" text:visited-style-name="Visited_20_Internet_20_Link"><text:span text:style-name="T80">https://pandas.pydata.org/</text:span></text:a><text:span text:style-name="T80"><text:line-break/></text:span><text:a xlink:type="simple" xlink:href="https://github.com/pandas-dev/pandas" text:style-name="Internet_20_link" text:visited-style-name="Visited_20_Internet_20_Link"><text:span text:style-name="T80">https://github.com/pandas-dev/pandas</text:span></text:a><text:span text:style-name="T80"><text:line-break/></text:span><text:a xlink:type="simple" xlink:href="https://pypi.org/project/pandas/" text:style-name="Internet_20_link" text:visited-style-name="Visited_20_Internet_20_Link">https://pypi.org/project/pandas/</text:a></text:p>
          </table:table-cell>
        </table:table-row>
        <table:table-row>
          <table:table-cell table:style-name="Table1.A2" office:value-type="string">
            <text:p text:style-name="P142">pyexcel-ods</text:p>
          </table:table-cell>
          <table:table-cell table:style-name="Table1.A2" office:value-type="string">
            <text:p text:style-name="P9">0.5.6</text:p>
          </table:table-cell>
          <table:table-cell table:style-name="Table1.C2" office:value-type="string">
            <text:p text:style-name="Table_20_Contents"><text:a xlink:type="simple" xlink:href="https://github.com/pyexcel/pyexcel-ods" text:style-name="Internet_20_link" text:visited-style-name="Visited_20_Internet_20_Link"><text:span text:style-name="T80">https://github.com/pyexcel/pyexcel-ods</text:span></text:a><text:span text:style-name="T80"><text:line-break/></text:span><text:a xlink:type="simple" xlink:href="https://pypi.org/project/pyexcel-ods/" text:style-name="Internet_20_link" text:visited-style-name="Visited_20_Internet_20_Link">https://pypi.org/project/pyexcel-ods/</text:a></text:p>
          </table:table-cell>
        </table:table-row>
      </table:table>
      <text:p text:style-name="P145"/>
      <text:h text:style-name="P244" text:outline-level="4"><text:bookmark-start text:name="__RefHeading___Toc1984_2266741128"/>Böngészők<text:bookmark-end text:name="__RefHeading___Toc1984_2266741128"/></text:h>
      <text:p text:style-name="P82"><text:span text:style-name="T2">Google Chrome<text:tab/><text:tab/>80.0.3987.149<text:tab/></text:span><text:a xlink:type="simple" xlink:href="https://www.google.com/chrome/" text:style-name="Internet_20_link" text:visited-style-name="Visited_20_Internet_20_Link">https://www.google.com/chrome/</text:a><text:span text:style-name="T2"><text:line-break/>Mozilla Firefox<text:tab/><text:tab/>74.0 <text:tab/><text:tab/><text:tab/></text:span><text:a xlink:type="simple" xlink:href="https://www.mozilla.org/en-US/firefox/" text:style-name="Internet_20_link" text:visited-style-name="Visited_20_Internet_20_Link">https://www.mozilla.org/en-US/firefox/</text:a></text:p>
      <text:h text:style-name="P244" text:outline-level="4"><text:bookmark-start text:name="__RefHeading___Toc1986_2266741128"/>JavaScript<text:bookmark-end text:name="__RefHeading___Toc1986_2266741128"/></text:h>
      <text:p text:style-name="P81">Ecmascript 6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19">Csomag</text:p>
            </table:table-cell>
            <table:table-cell table:style-name="Table4.A1" office:value-type="string">
              <text:p text:style-name="P19">Verzió</text:p>
            </table:table-cell>
            <table:table-cell table:style-name="Table4.A1" office:value-type="string">
              <text:p text:style-name="P19">Hivatalos weblap</text:p>
            </table:table-cell>
          </table:table-row>
        </table:table-header-rows>
        <table:table-row table:style-name="Table4.2">
          <table:table-cell table:style-name="Table4.A1" office:value-type="string">
            <text:p text:style-name="P12">aes-js</text:p>
          </table:table-cell>
          <table:table-cell table:style-name="Table4.A1" office:value-type="string">
            <text:p text:style-name="P12">3.1.2</text:p>
          </table:table-cell>
          <table:table-cell table:style-name="Table4.A1" office:value-type="string">
            <text:p text:style-name="P12"><text:a xlink:type="simple" xlink:href="https://www.npmjs.com/package/aes-js" text:style-name="Internet_20_link" text:visited-style-name="Visited_20_Internet_20_Link">https://www.npmjs.com/package/aes-js</text:a><text:line-break/><text:a xlink:type="simple" xlink:href="https://cdn.rawgit.com/ricmoo/aes-js" text:style-name="Internet_20_link" text:visited-style-name="Visited_20_Internet_20_Link">https://cdn.rawgit.com/ricmoo/aes-js</text:a></text:p>
          </table:table-cell>
        </table:table-row>
        <table:table-row table:style-name="Table4.1">
          <table:table-cell table:style-name="Table4.A1" office:value-type="string">
            <text:p text:style-name="P12">bootstrap</text:p>
          </table:table-cell>
          <table:table-cell table:style-name="Table4.A1" office:value-type="string">
            <text:p text:style-name="P12">4.4.1</text:p>
          </table:table-cell>
          <table:table-cell table:style-name="Table4.A1" office:value-type="string">
            <text:p text:style-name="P12"><text:a xlink:type="simple" xlink:href="https://getbootstrap.com/" text:style-name="Internet_20_link" text:visited-style-name="Visited_20_Internet_20_Link">https://getbootstrap.com/</text:a></text:p>
          </table:table-cell>
        </table:table-row>
        <table:table-row table:style-name="Table4.1">
          <table:table-cell table:style-name="Table4.A1" office:value-type="string">
            <text:p text:style-name="P12">jquery</text:p>
          </table:table-cell>
          <table:table-cell table:style-name="Table4.A1" office:value-type="string">
            <text:p text:style-name="P12">3.4.1.slim</text:p>
          </table:table-cell>
          <table:table-cell table:style-name="Table4.A1" office:value-type="string">
            <text:p text:style-name="P12"><text:a xlink:type="simple" xlink:href="https://jquery.com/" text:style-name="Internet_20_link" text:visited-style-name="Visited_20_Internet_20_Link"><text:span text:style-name="T91">https://jquery.com/</text:span></text:a></text:p>
          </table:table-cell>
        </table:table-row>
        <table:table-row table:style-name="Table4.1">
          <table:table-cell table:style-name="Table4.A1" office:value-type="string">
            <text:p text:style-name="P12">js-sha256</text:p>
          </table:table-cell>
          <table:table-cell table:style-name="Table4.A1" office:value-type="string">
            <text:p text:style-name="P12">0.9.0</text:p>
          </table:table-cell>
          <table:table-cell table:style-name="Table4.A1" office:value-type="string">
            <text:p text:style-name="P12"><text:a xlink:type="simple" xlink:href="https://www.npmjs.com/package/js-sha256" text:style-name="Internet_20_link" text:visited-style-name="Visited_20_Internet_20_Link"><text:span text:style-name="T91">https://www.npmjs.com/package/js-sha256</text:span></text:a></text:p>
          </table:table-cell>
        </table:table-row>
        <table:table-row table:style-name="Table4.1">
          <table:table-cell table:style-name="Table4.A1" office:value-type="string">
            <text:p text:style-name="P12">popper.js</text:p>
          </table:table-cell>
          <table:table-cell table:style-name="Table4.A1" office:value-type="string">
            <text:p text:style-name="P15">1.16.0</text:p>
          </table:table-cell>
          <table:table-cell table:style-name="Table4.A1" office:value-type="string">
            <text:p text:style-name="P12"><text:a xlink:type="simple" xlink:href="https://popper.js.org/" text:style-name="Internet_20_link" text:visited-style-name="Visited_20_Internet_20_Link"><text:span text:style-name="T91">https://popper.js.org/</text:span></text:a></text:p>
          </table:table-cell>
        </table:table-row>
        <table:table-row table:style-name="Table4.1">
          <table:table-cell table:style-name="Table4.A1" office:value-type="string">
            <text:p text:style-name="P12">simple-jsonrpc-js</text:p>
          </table:table-cell>
          <table:table-cell table:style-name="Table4.A1" office:value-type="string">
            <text:p text:style-name="P12">1.0.0</text:p>
          </table:table-cell>
          <table:table-cell table:style-name="Table4.A1" office:value-type="string">
            <text:p text:style-name="P12"><text:a xlink:type="simple" xlink:href="https://github.com/jershell/simple-jsonrpc-js" text:style-name="Internet_20_link" text:visited-style-name="Visited_20_Internet_20_Link">https://github.com/jershell/simple-jsonrpc-js</text:a></text:p>
          </table:table-cell>
        </table:table-row>
      </table:table>
      <text:p text:style-name="P59"><text:bookmark-start text:name="__RefHeading___Toc2579_3690900349"/><text:bookmark-end text:name="__RefHeading___Toc2579_3690900349"/></text:p>
      <text:h text:style-name="P226" text:outline-level="2"><text:bookmark-start text:name="__RefHeading___Toc1988_2266741128"/>Letöltés githubról<text:bookmark-end text:name="__RefHeading___Toc1988_2266741128"/></text:h>
      <text:list xml:id="list3406144312" text:style-name="L4">
        <text:list-item>
          <text:p text:style-name="P176">git-tel</text:p>
          <text:list>
            <text:list-item>
              <text:p text:style-name="P176">git installálás <text:span text:style-name="T56">(ha nincs telepítve)</text:span><text:line-break/><text:span text:style-name="T4">sudo apt install git</text:span></text:p>
            </text:list-item>
            <text:list-item>
              <text:p text:style-name="P177"><text:soft-page-break/>klónozás</text:p>
              <text:list>
                <text:list-item>
                  <text:p text:style-name="P177"><text:span text:style-name="T4">git clone </text:span><text:a xlink:type="simple" xlink:href="https://github.com/somla/real_private_data.git" text:style-name="Internet_20_link" text:visited-style-name="Visited_20_Internet_20_Link"><text:span text:style-name="T4">https://github.com/somla/real_private_data.git</text:span></text:a><text:span text:style-name="T4"> <text:line-break/></text:span>vagy</text:p>
                </text:list-item>
                <text:list-item>
                  <text:p text:style-name="P177"><text:span text:style-name="T4">git clone </text:span><text:a xlink:type="simple" xlink:href="mailto:git@github.com" text:style-name="Internet_20_link" text:visited-style-name="Visited_20_Internet_20_Link"><text:span text:style-name="T4">git@github.com</text:span></text:a><text:span text:style-name="T4">:somla/real_private_data.git<text:line-break/></text:span><text:span text:style-name="T171">vagy</text:span></text:p>
                </text:list-item>
                <text:list-item>
                  <text:p text:style-name="P195"><text:span text:style-name="T149">Forokolod a saját r</text:span><text:span text:style-name="T124">epo</text:span><text:span text:style-name="T125">id közé </text:span><text:span text:style-name="T126">(</text:span><text:span text:style-name="T127">fejlesztőknek</text:span><text:span text:style-name="T126">)</text:span></text:p>
                </text:list-item>
              </text:list>
            </text:list-item>
          </text:list>
        </text:list-item>
        <text:list-item>
          <text:p text:style-name="P178">Letöltés githubról zip formátumban</text:p>
          <text:list>
            <text:list-item>
              <text:p text:style-name="P196"><text:span text:style-name="T26">Egy böngészőben nyissuk meg ezt a linket:<text:line-break/></text:span><text:a xlink:type="simple" xlink:href="https://github.com/somla/real_private_data" text:style-name="Internet_20_link" text:visited-style-name="Visited_20_Internet_20_Link">https://github.com/somla/real_private_data</text:a></text:p>
            </text:list-item>
            <text:list-item>
              <text:p text:style-name="P201">Kattintsunk a <text:span text:style-name="T57">Clone or download </text:span><text:span text:style-name="T64">gombra</text:span></text:p>
            </text:list-item>
            <text:list-item>
              <text:p text:style-name="P201"><text:span text:style-name="T64">Kattintsunk a </text:span><text:span text:style-name="T57">Download ZIP </text:span><text:span text:style-name="T64">gombra</text:span></text:p>
            </text:list-item>
            <text:list-item>
              <text:p text:style-name="P202"><text:span text:style-name="T64">Tömörítsük ki<text:line-break/></text:span><text:span text:style-name="T57">unzip real_private_data-master.zip</text:span></text:p>
            </text:list-item>
          </text:list>
        </text:list-item>
      </text:list>
      <text:h text:style-name="P226" text:outline-level="2"><text:bookmark-start text:name="__RefHeading___Toc1990_2266741128"/>Installálás<text:bookmark-end text:name="__RefHeading___Toc1990_2266741128"/></text:h>
      <text:p text:style-name="P41">Ehhez egy VirtualBoxot használtam, arra feltelepítettem egy Ubuntut, így egy teljesen új linuxon van tesztelve, amin még nincs semmi.</text:p>
      <text:h text:style-name="P229" text:outline-level="3"><text:bookmark-start text:name="__RefHeading___Toc1992_2266741128"/>Függőségek<text:bookmark-end text:name="__RefHeading___Toc1992_2266741128"/></text:h>
      <text:h text:style-name="P244" text:outline-level="4"><text:bookmark-start text:name="__RefHeading___Toc1994_2266741128"/>Iptables-persistent<text:bookmark-end text:name="__RefHeading___Toc1994_2266741128"/></text:h>
      <text:p text:style-name="P89">Csak ha portforwardingolni akarunk</text:p>
      <text:p text:style-name="P43"><text:span text:style-name="T146">sudo </text:span>apt-get install iptables-persistent</text:p>
      <text:h text:style-name="P244" text:outline-level="4"><text:bookmark-start text:name="__RefHeading___Toc1996_2266741128"/><text:span text:style-name="T73">p</text:span>ip3<text:bookmark-end text:name="__RefHeading___Toc1996_2266741128"/></text:h>
      <text:p text:style-name="P45">sudo apt install python3-pip</text:p>
      <text:h text:style-name="P244" text:outline-level="4"><text:bookmark-start text:name="__RefHeading___Toc1998_2266741128"/><text:soft-page-break/>Python <text:span text:style-name="T74">csomagok</text:span><text:bookmark-end text:name="__RefHeading___Toc1998_2266741128"/></text:h>
      <text:p text:style-name="P43">sudo <text:span text:style-name="T79">pip3</text:span> install tornado<text:line-break/><text:span text:style-name="T79">sudo pip3 install pandas<text:line-break/>sudo pip3 install pyexcel-ods<text:line-break/>sudo pip3 install jsonrpcserver</text:span></text:p>
      <text:h text:style-name="P229" text:outline-level="3"><text:bookmark-start text:name="__RefHeading___Toc2000_2266741128"/>Előkészül<text:span text:style-name="T75">etek</text:span><text:bookmark-end text:name="__RefHeading___Toc2000_2266741128"/></text:h>
      <text:list xml:id="list3930642002" text:style-name="L5">
        <text:list-item>
          <text:p text:style-name="P197"><text:span text:style-name="T76">Menjünk abba a mappába, ahova letöltöttük a programot<text:line-break/></text:span><text:span text:style-name="T5">cd ./real_private_data</text:span></text:p>
        </text:list-item>
        <text:list-item>
          <text:p text:style-name="P179">hozzunk létre egy könyvtárat a<text:span text:style-name="T77">z adatoknak (nem muszáj itt, de akkor át kell állítani a config-ban lásd a Konfiguráció fejezetet)<text:line-break/></text:span><text:span text:style-name="T6">mkdir data</text:span></text:p>
        </text:list-item>
        <text:list-item>
          <text:p text:style-name="P180">hozzunk létre SSL-kulcsot, <text:span text:style-name="T78">vagy ha van saját, akkor másoljuk be a .key mappába, vagy adjuk meg a helyét a config.json-ban (lásd a Konfiguráció fejezetet)</text:span><text:line-break/><text:span text:style-name="T7">mkdir .key</text:span><text:span text:style-name="T9">;</text:span><text:span text:style-name="T7"><text:line-break/></text:span><text:span text:style-name="T4">openssl req -x509 -out </text:span><text:span text:style-name="T7">rpd.crt</text:span><text:span text:style-name="T4"> -keyout </text:span><text:span text:style-name="T7">rpd.key</text:span><text:span text:style-name="T4"> \<text:line-break/> -newkey rsa:2048 -nodes -sha256 \<text:line-break/> -subj '/CN=localhost' -extensions EXT -config &lt;( \<text:line-break/> printf "[dn]\nCN=localhost\n[req]\ndistinguished_name = dn\n[EXT]\nsubjectAltName=DNS:localhost\nkeyUsage=digitalSignature\nextendedKeyUsage=serverAuth");<text:line-break/></text:span><text:span text:style-name="T8">cd ..</text:span></text:p>
        </text:list-item>
        <text:list-item>
          <text:p text:style-name="P198"><text:span text:style-name="T27">Hozzunk létre egy mappát a generált javascript fájloknak<text:line-break/></text:span><text:span text:style-name="T10">mkdir src/web/generated/</text:span></text:p>
        </text:list-item>
        <text:list-item>
          <text:p text:style-name="P181">Másoljuk le a config.sample.json-t a config.json-ra<text:line-break/><text:span text:style-name="T4">cd src/python<text:line-break/>cp config.sample.json config.json<text:line-break/></text:span><text:span text:style-name="T11">cd ../..</text:span></text:p>
        </text:list-item>
        <text:list-item>
          <text:p text:style-name="P182"><text:soft-page-break/><text:span text:style-name="T86">H</text:span>ozz létre legalább egy felhasználót<text:line-break/><text:span text:style-name="T4">./bin/server/rpd_create_user.sh</text:span></text:p>
        </text:list-item>
        <text:list-item>
          <text:p text:style-name="P183">Ha minden jól sikerült, akkor el kell, hogy tudjuk indítani a szervert<text:line-break/><text:span text:style-name="T4">./bin/server/rpd_server.sh</text:span></text:p>
        </text:list-item>
      </text:list>
      <text:h text:style-name="P229" text:outline-level="3"><text:bookmark-start text:name="__RefHeading___Toc2002_2266741128"/>Linux service létrehozás<text:bookmark-end text:name="__RefHeading___Toc2002_2266741128"/></text:h>
      <text:p text:style-name="P90">A Linux service autómatikusan indul, amikor a linux elindul, és újraindul, ha a folyamat valamiért leáll. <text:span text:style-name="T172">Én itt egy alapbeállítást mutatok be, további információért nézz utána a Linux folyamatoknak, és a <text:s/></text:span><text:span text:style-name="T99">systemctl</text:span><text:span text:style-name="T100"> parancsnak</text:span></text:p>
      <text:list xml:id="list1420869559" text:style-name="L6">
        <text:list-item>
          <text:p text:style-name="P199"><text:span text:style-name="T90">Ehhez érdemes egy új felhasználót létrehozni, nálam ez “rpd-server” lesz<text:line-break/></text:span><text:span text:style-name="T60">sudo adduser rpd-server</text:span></text:p>
        </text:list-item>
        <text:list-item>
          <text:p text:style-name="P184"><text:span text:style-name="T68">h</text:span><text:span text:style-name="T67">ozzunk létre egy új mappát az adatoknak<text:line-break/></text:span><text:span text:style-name="T57">sudo mkdir -p /var/local/rpd/data<text:line-break/></text:span><text:span text:style-name="T61">sudo chown rpd-server:rpd-server /var/local/rpd/data</text:span></text:p>
        </text:list-item>
        <text:list-item>
          <text:p text:style-name="P185"><text:span text:style-name="T71">C</text:span><text:span text:style-name="T67">sináljunk egy kulcsot a szerverünknek (lásd feljebb: Elókészületek 3. lépés) aminek az rpd-server a tulajdonosa</text:span></text:p>
        </text:list-item>
        <text:list-item>
          <text:p text:style-name="P186"><text:span text:style-name="T68">C</text:span><text:span text:style-name="T67">sináljunk </text:span><text:span text:style-name="T69">egy config fájlt a service-nek</text:span></text:p>
          <text:list>
            <text:list-item>
              <text:p text:style-name="P186"><text:span text:style-name="T69">Másoljuk le a sample config-ot<text:line-break/></text:span><text:span text:style-name="T62">cd {project_dir}/src/python<text:line-break/>cp config.sample.json config.service.json</text:span></text:p>
            </text:list-item>
            <text:list-item>
              <text:p text:style-name="P203">Írjuk át a “config.service.json”-t </text:p>
              <text:list>
                <text:list-item>
                  <text:p text:style-name="P233">data_dir:”/var/local/rpd/data”</text:p>
                </text:list-item>
                <text:list-item>
                  <text:p text:style-name="P233">secure_port:10443</text:p>
                </text:list-item>
                <text:list-item>
                  <text:p text:style-name="P233">open_port:10080</text:p>
                </text:list-item>
                <text:list-item>
                  <text:p text:style-name="P220">crt_file:&lt;crt fájl helye&gt;</text:p>
                </text:list-item>
                <text:list-item>
                  <text:p text:style-name="P220">key_file:&lt;key fájl helye&gt;</text:p>
                </text:list-item>
              </text:list>
            </text:list-item>
          </text:list>
        </text:list-item>
        <text:list-item>
          <text:p text:style-name="P233">Csináljunk egy service fájlt:</text:p>
          <text:list>
            <text:list-item>
              <text:p text:style-name="P235"><text:soft-page-break/><text:span text:style-name="T67">másoljuk le a sample-t<text:line-break/></text:span><text:span text:style-name="T57">cd {project_dir}/src/service<text:line-break/>cp rpd.sample.service rpd.service</text:span></text:p>
            </text:list-item>
            <text:list-item>
              <text:p text:style-name="P234">állítsuk be az “rpd.service”-t</text:p>
              <text:list>
                <text:list-item>
                  <text:p text:style-name="P234">ExecStart=/home/rpd-server/real_private_data/bin/server/rpd_server.sh --configFile "[[dir_project]]/src/python/config.service.json"</text:p>
                </text:list-item>
                <text:list-item>
                  <text:p text:style-name="P236"><text:span text:style-name="T67">User=rpd-serve</text:span><text:span text:style-name="T70">r</text:span></text:p>
                </text:list-item>
              </text:list>
            </text:list-item>
          </text:list>
        </text:list-item>
        <text:list-item>
          <text:p text:style-name="P237"><text:span text:style-name="T70">H</text:span><text:span text:style-name="T67">ozzunk létre felhasználót (felhasználókat)<text:line-break/></text:span><text:span text:style-name="T57">su rpd-server<text:line-break/>./bin/server/rpd_create_user.sh –configFile ./src/python/config.service.json</text:span></text:p>
        </text:list-item>
        <text:list-item>
          <text:p text:style-name="P239"><text:span text:style-name="T72">Másoljuk be a service fájlt a linux service könyvtárába<text:line-break/></text:span><text:span text:style-name="T63">sudo cp rpd.service </text:span><text:span text:style-name="T96">/etc/systemd/system/<text:line-break/>systemctl daemon-reload<text:line-break/>systemctl </text:span><text:span text:style-name="T97">start rpd<text:line-break/>systemctl </text:span><text:span text:style-name="T98">enable</text:span><text:span text:style-name="T97"> rpd</text:span></text:p>
        </text:list-item>
        <text:list-item>
          <text:p text:style-name="P238"><text:span text:style-name="T93">C</text:span><text:span text:style-name="T92">sináljunk port forwardingot, hogy a 80-as és a 443 portokról lehessen elérni a szervert</text:span></text:p>
          <text:p text:style-name="P240"><text:span text:style-name="T92">sudo iptables -t nat -A OUTPUT -o lo -p tcp --dport 80 -j REDIRECT --to-port </text:span><text:span text:style-name="T93">10</text:span><text:span text:style-name="T92">080</text:span></text:p>
          <text:p text:style-name="P240"><text:span text:style-name="T92">sudo iptables -t nat -A OUTPUT -o lo -p tcp --dport 443 -j REDIRECT --to-port </text:span><text:span text:style-name="T93">10</text:span><text:span text:style-name="T92">443<text:line-break/>sudo iptables -i </text:span><text:span text:style-name="T94">&lt;interface&gt;</text:span><text:span text:style-name="T92"> -t nat -A PREROUTING -p tcp --dport 80 -j REDIRECT --to-port </text:span><text:span text:style-name="T95">10</text:span><text:span text:style-name="T92">080</text:span></text:p>
          <text:p text:style-name="P240"><text:span text:style-name="T92">sudo iptables -i </text:span><text:span text:style-name="T94">&lt;interface&gt;</text:span><text:span text:style-name="T92"> -t nat -A PREROUTING -p tcp --dport 443 -j REDIRECT --to-port </text:span><text:span text:style-name="T95">10</text:span><text:span text:style-name="T92">443</text:span></text:p>
          <text:p text:style-name="P241">su</text:p>
          <text:p text:style-name="P242">iptables-save &gt; /etc/iptables/rules.v4</text:p>
          <text:p text:style-name="P243">ip6tables-save &gt; /etc/iptables/rules.v6<text:line-break/><text:line-break/><text:line-break/></text:p>
        </text:list-item>
      </text:list>
      <text:h text:style-name="P226" text:outline-level="2"><text:bookmark-start text:name="__RefHeading___Toc2004_2266741128"/><text:soft-page-break/>Konfigurálás<text:bookmark-end text:name="__RefHeading___Toc2004_2266741128"/></text:h>
      <text:p text:style-name="P91">A konfigurálás két féle lehet.<text:line-break/>Vagy fájlból, vagy command line argumentumként megadva.<text:line-break/>A command line argumentumnak nagyobb priorítása van.<text:line-break/><text:span text:style-name="T82">Kötelező, hogy legyen config fájl.<text:line-break/>A konfigurációs paraméterek lehetnek publikusak, ez azt jelenti, hogy a kliens oldalon is láthatóak.<text:line-break/>A nem publikus konfig beállítások csak a szerver oldalon láthatóak.</text:span></text:p>
      <text:h text:style-name="P229" text:outline-level="3"><text:bookmark-start text:name="__RefHeading___Toc2006_2266741128"/><text:span text:style-name="T65">K</text:span><text:span text:style-name="T64">onfigurációs változók</text:span><text:bookmark-end text:name="__RefHeading___Toc2006_2266741128"/></text:h>
      <text:p text:style-name="P92"><text:span text:style-name="T66">A konfigba vannak változók amiket [[változó név]]-ként érünk el.<text:line-break/></text:span><text:span text:style-name="T65">Például: </text:span><text:span text:style-name="T58">./</text:span><text:span text:style-name="T59">rpd_server.sh</text:span><text:span text:style-name="T58"> –logLevel /</text:span><text:span text:style-name="T83">var</text:span><text:span text:style-name="T58">/tmp/log[[now]].log<text:line-break/>./</text:span><text:span text:style-name="T59">rpd_server.sh</text:span><text:span text:style-name="T58"> –logLevel /</text:span><text:span text:style-name="T83">var</text:span><text:span text:style-name="T58">/tmp/log20200330_163019.log </text:span><text:span text:style-name="T65">lesz, vagy valami hasonló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20">Változó név</text:p>
            </table:table-cell>
            <table:table-cell table:style-name="Table3.A1" office:value-type="string">
              <text:p text:style-name="P20">Leírás</text:p>
            </table:table-cell>
            <table:table-cell table:style-name="Table3.C1" office:value-type="string">
              <text:p text:style-name="P20">Példa</text:p>
            </table:table-cell>
          </table:table-row>
        </table:table-header-rows>
        <table:table-row>
          <table:table-cell table:style-name="Table3.A2" office:value-type="string">
            <text:p text:style-name="P13">[[dir_project]]</text:p>
          </table:table-cell>
          <table:table-cell table:style-name="Table3.A2" office:value-type="string">
            <text:p text:style-name="P14">A projekt gyökér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3">[[dir_src]]</text:p>
          </table:table-cell>
          <table:table-cell table:style-name="Table3.A2" office:value-type="string">
            <text:p text:style-name="P14">A projekt src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3">[[dir_web]]</text:p>
          </table:table-cell>
          <table:table-cell table:style-name="Table3.A2" office:value-type="string">
            <text:p text:style-name="P14">A projektben lévő web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3">[[dir_python]]</text:p>
          </table:table-cell>
          <table:table-cell table:style-name="Table3.A2" office:value-type="string">
            <text:p text:style-name="P14">A projektben lévő python fájlok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3">[[now]]</text:p>
          </table:table-cell>
          <table:table-cell table:style-name="Table3.A2" office:value-type="string">
            <text:p text:style-name="P14">Az aktuális idő ÉvHóNap_ÓraPercMásodperc formában</text:p>
          </table:table-cell>
          <table:table-cell table:style-name="Table3.C2" office:value-type="string">
            <text:p text:style-name="Table_20_Contents">20200330_163019</text:p>
          </table:table-cell>
        </table:table-row>
        <table:table-row>
          <table:table-cell table:style-name="Table3.A2" office:value-type="string">
            <text:p text:style-name="P13">[[today]]</text:p>
          </table:table-cell>
          <table:table-cell table:style-name="Table3.A2" office:value-type="string">
            <text:p text:style-name="P14">A mai nap <text:s/>ÉvHóNap formában</text:p>
          </table:table-cell>
          <table:table-cell table:style-name="Table3.C2" office:value-type="string">
            <text:p text:style-name="Table_20_Contents">20200330</text:p>
          </table:table-cell>
        </table:table-row>
      </table:table>
      <text:p text:style-name="P60"/>
      <text:h text:style-name="Heading_20_3" text:outline-level="3"><text:bookmark-start text:name="__RefHeading___Toc2008_2266741128"/><text:span text:style-name="T65">K</text:span><text:span text:style-name="T64">onfigurációs opciók</text:span><text:bookmark-end text:name="__RefHeading___Toc2008_2266741128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59">Név</text:p>
            </table:table-cell>
            <table:table-cell table:style-name="Table2.A1" office:value-type="string">
              <text:p text:style-name="P159">Leírás</text:p>
            </table:table-cell>
            <table:table-cell table:style-name="Table2.A1" office:value-type="string">
              <text:p text:style-name="P159">Alapérték</text:p>
            </table:table-cell>
            <table:table-cell table:style-name="Table2.A1" office:value-type="string">
              <text:p text:style-name="P159">Opcionális</text:p>
            </table:table-cell>
            <table:table-cell table:style-name="Table2.E1" office:value-type="string">
              <text:p text:style-name="P159">Publiku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2">configFile</text:p>
          </table:table-cell>
          <table:table-cell table:style-name="Table2.A2" office:value-type="string">
            <text:p text:style-name="P12">Config json, ez az a konfig fájl, amiből a beállítások jönnek: config.json</text:p>
            <text:p text:style-name="P12"><text:soft-page-break/></text:p>
          </table:table-cell>
          <table:table-cell table:style-name="Table2.A2" office:value-type="string">
            <text:p text:style-name="P12">./config.json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debug</text:p>
          </table:table-cell>
          <table:table-cell table:style-name="Table2.A2" office:value-type="string">
            <text:p text:style-name="P12">Debug mód, ha be van kapcsolva, akkor több ellenőrzés van, több log van, de az a logLeveltől is függ.</text:p>
          </table:table-cell>
          <table:table-cell table:style-name="Table2.A2" office:value-type="string">
            <text:p text:style-name="P12">False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Igen</text:p>
          </table:table-cell>
        </table:table-row>
        <table:table-row table:style-name="Table2.4">
          <table:table-cell table:style-name="Table2.A2" office:value-type="string">
            <text:p text:style-name="P12">logLevel</text:p>
          </table:table-cell>
          <table:table-cell table:style-name="Table2.A2" office:value-type="string">
            <text:p text:style-name="P12">logLevel, értékei lehetnek<text:line-break/>CRITICAL - 50<text:line-break/>ERROR - 40<text:line-break/>WARNING - 30<text:line-break/>INFO - 20<text:line-break/>DEBUG -10<text:line-break/>NOTSET – 0<text:line-break/><text:span text:style-name="T81">Lásd: </text:span><text:a xlink:type="simple" xlink:href="https://docs.python.org/3/library/logging.html" text:style-name="Internet_20_link" text:visited-style-name="Visited_20_Internet_20_Link">https://docs.python.org/3/library/logging.html</text:a></text:p>
          </table:table-cell>
          <table:table-cell table:style-name="Table2.A2" office:value-type="string">
            <text:p text:style-name="P12">INFO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logFile</text:p>
          </table:table-cell>
          <table:table-cell table:style-name="Table2.A2" office:value-type="string">
            <text:p text:style-name="P12">Log fájl, helye, ha nem töltjük ki, akkor nem logolunk fájlba, csak a consolera.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logFormat</text:p>
          </table:table-cell>
          <table:table-cell table:style-name="Table2.A2" office:value-type="string">
            <text:p text:style-name="P12">Log formátuma, ahogy a python várja lásd: <text:a xlink:type="simple" xlink:href="https://docs.python.org/3/library/logging.html#logging.Formatter" text:style-name="Internet_20_link" text:visited-style-name="Visited_20_Internet_20_Link">https://docs.python.org/3/library/</text:a><text:a xlink:type="simple" xlink:href="https://docs.python.org/3/library/logging.html#logging.Formatter" text:style-name="Internet_20_link" text:visited-style-name="Visited_20_Internet_20_Link">logging.html#logging.Formatter</text:a></text:p>
          </table:table-cell>
          <table:table-cell table:style-name="Table2.A2" office:value-type="string">
            <text:p text:style-name="P12">[%(asctime)s][%(levelname)s] %(message)s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show_rpc_message</text:p>
          </table:table-cell>
          <table:table-cell table:style-name="Table2.A2" office:value-type="string">
            <text:p text:style-name="P12">Mutassuk-e az rpc üzeneteket</text:p>
          </table:table-cell>
          <table:table-cell table:style-name="Table2.A2" office:value-type="string">
            <text:p text:style-name="P12">False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open_port</text:p>
          </table:table-cell>
          <table:table-cell table:style-name="Table2.A2" office:value-type="string">
            <text:p text:style-name="P12">Indítunk egy http szervert is, ami átirányít a https szerverre, ennek a portja</text:p>
          </table:table-cell>
          <table:table-cell table:style-name="Table2.A2" office:value-type="string">
            <text:p text:style-name="P12">8080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debug_open_port</text:p>
          </table:table-cell>
          <table:table-cell table:style-name="Table2.A2" office:value-type="string">
            <text:p text:style-name="P12">Debug módban indítunk egy http szervert, ami nem titkos, ez segítheti a debuggolást, de nem biztonságos, így production rendszerbe nem fut</text:p>
          </table:table-cell>
          <table:table-cell table:style-name="Table2.A2" office:value-type="string">
            <text:p text:style-name="P12">8081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secure_port</text:p>
          </table:table-cell>
          <table:table-cell table:style-name="Table2.A2" office:value-type="string">
            <text:p text:style-name="P12">A szerver portja, https kapcsolat</text:p>
          </table:table-cell>
          <table:table-cell table:style-name="Table2.A2" office:value-type="string">
            <text:p text:style-name="P12">8443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host</text:p>
          </table:table-cell>
          <table:table-cell table:style-name="Table2.A2" office:value-type="string">
            <text:p text:style-name="P12">a host neve, átirányításnál fontos</text:p>
          </table:table-cell>
          <table:table-cell table:style-name="Table2.A2" office:value-type="string">
            <text:p text:style-name="P12">localhost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crt_file</text:p>
          </table:table-cell>
          <table:table-cell table:style-name="Table2.A2" office:value-type="string">
            <text:p text:style-name="P12">Certification fájl az SSL-hez</text:p>
          </table:table-cell>
          <table:table-cell table:style-name="Table2.A2" office:value-type="string">
            <text:p text:style-name="P12">None</text:p>
          </table:table-cell>
          <table:table-cell table:style-name="Table2.A2" office:value-type="string">
            <text:p text:style-name="P12">Nem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key_file</text:p>
          </table:table-cell>
          <table:table-cell table:style-name="Table2.A2" office:value-type="string">
            <text:p text:style-name="P12">Key fájl az SSL-hez</text:p>
          </table:table-cell>
          <table:table-cell table:style-name="Table2.A2" office:value-type="string">
            <text:p text:style-name="P12">None</text:p>
          </table:table-cell>
          <table:table-cell table:style-name="Table2.A2" office:value-type="string">
            <text:p text:style-name="P12">Nem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web_root</text:p>
          </table:table-cell>
          <table:table-cell table:style-name="Table2.A2" office:value-type="string">
            <text:p text:style-name="P12">a statikus fájlok könyvtára</text:p>
          </table:table-cell>
          <table:table-cell table:style-name="Table2.A2" office:value-type="string">
            <text:p text:style-name="P12">None</text:p>
          </table:table-cell>
          <table:table-cell table:style-name="Table2.A2" office:value-type="string">
            <text:p text:style-name="P12">Nem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data_dir</text:p>
          </table:table-cell>
          <table:table-cell table:style-name="Table2.A2" office:value-type="string">
            <text:p text:style-name="P12">Az adatok mappája, ide lesznek elmentve a titkos fájljai a felhasználóknak</text:p>
          </table:table-cell>
          <table:table-cell table:style-name="Table2.A2" office:value-type="string">
            <text:p text:style-name="P12">None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ext:soft-page-break/>
        <table:table-row table:style-name="Table2.1">
          <table:table-cell table:style-name="Table2.A2" office:value-type="string">
            <text:p text:style-name="P12">test_dir</text:p>
          </table:table-cell>
          <table:table-cell table:style-name="Table2.A2" office:value-type="string">
            <text:p text:style-name="P12">Egy mappa a tesztekhez</text:p>
          </table:table-cell>
          <table:table-cell table:style-name="Table2.A2" office:value-type="string">
            <text:p text:style-name="P12">/var/tmp/real_private_data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salt</text:p>
          </table:table-cell>
          <table:table-cell table:style-name="Table2.A2" office:value-type="string">
            <text:p text:style-name="P12">Egy hash "só" a kliens oldalra</text:p>
          </table:table-cell>
          <table:table-cell table:style-name="Table2.A2" office:value-type="string">
            <text:p text:style-name="P12">My own Salt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Igen</text:p>
          </table:table-cell>
        </table:table-row>
        <table:table-row table:style-name="Table2.1">
          <table:table-cell table:style-name="Table2.A2" office:value-type="string">
            <text:p text:style-name="P12">server_salt</text:p>
          </table:table-cell>
          <table:table-cell table:style-name="Table2.A2" office:value-type="string">
            <text:p text:style-name="P12">Egz hash "só" a szerver oldalra</text:p>
          </table:table-cell>
          <table:table-cell table:style-name="Table2.A2" office:value-type="string">
            <text:p text:style-name="P12">Server salt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enable_create_user</text:p>
          </table:table-cell>
          <table:table-cell table:style-name="Table2.A2" office:value-type="string">
            <text:p text:style-name="P12">Engedélyezzük, hogy felhasználók is létre tudjanak hozni új felhasználókat, ha nem, akkor csak a szerveren lehet új felhasználókat létrehozni commandline paranccsal.</text:p>
          </table:table-cell>
          <table:table-cell table:style-name="Table2.A2" office:value-type="string">
            <text:p text:style-name="P12">False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8">Igen</text:p>
          </table:table-cell>
        </table:table-row>
        <table:table-row table:style-name="Table2.1">
          <table:table-cell table:style-name="Table2.A2" office:value-type="string">
            <text:p text:style-name="P12">defaultRpcClient</text:p>
          </table:table-cell>
          <table:table-cell table:style-name="Table2.A2" office:value-type="string">
            <text:p text:style-name="P12">Az alapértelmezett RPC metódus neve. jelenleg SimpleJsonRpcWebSocketClientService vagy </text:p>
          </table:table-cell>
          <table:table-cell table:style-name="Table2.A2" office:value-type="string">
            <text:p text:style-name="P12">SimpleJsonRpcWebSocketClientService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Igen</text:p>
          </table:table-cell>
        </table:table-row>
        <table:table-row table:style-name="Table2.1">
          <table:table-cell table:style-name="Table2.A2" office:value-type="string">
            <text:p text:style-name="P12">hideMessageTime</text:p>
          </table:table-cell>
          <table:table-cell table:style-name="Table2.A2" office:value-type="string">
            <text:p text:style-name="P16">Az üzenetek elrejtése előtti idő ezredmásodpercben</text:p>
          </table:table-cell>
          <table:table-cell table:style-name="Table2.A2" office:value-type="string">
            <text:p text:style-name="P16">5000</text:p>
          </table:table-cell>
          <table:table-cell table:style-name="Table2.A2" office:value-type="string">
            <text:p text:style-name="P16">Igen</text:p>
          </table:table-cell>
          <table:table-cell table:style-name="Table2.E2" office:value-type="string">
            <text:p text:style-name="P16">Igen</text:p>
          </table:table-cell>
        </table:table-row>
        <table:table-row table:style-name="Table2.1">
          <table:table-cell table:style-name="Table2.A2" office:value-type="string">
            <text:p text:style-name="P12">show_encrypted_data</text:p>
          </table:table-cell>
          <table:table-cell table:style-name="Table2.A2" office:value-type="string">
            <text:p text:style-name="P17">Mutassa a weblapon a titkosított adatot</text:p>
          </table:table-cell>
          <table:table-cell table:style-name="Table2.A2" office:value-type="string">
            <text:p text:style-name="P17">False</text:p>
          </table:table-cell>
          <table:table-cell table:style-name="Table2.A2" office:value-type="string">
            <text:p text:style-name="P17">Igen</text:p>
          </table:table-cell>
          <table:table-cell table:style-name="Table2.E2" office:value-type="string">
            <text:p text:style-name="P17">Igen</text:p>
          </table:table-cell>
        </table:table-row>
      </table:table>
      <text:h text:style-name="Heading_20_3" text:outline-level="3"><text:bookmark-start text:name="__RefHeading___Toc2010_2266741128"/>Példa<text:bookmark-end text:name="__RefHeading___Toc2010_2266741128"/></text:h>
      <text:p text:style-name="P58">my_config.json</text:p>
      <text:p text:style-name="P136">{</text:p>
      <text:p text:style-name="P136">"debug":<text:span text:style-name="T87">false</text:span>,</text:p>
      <text:p text:style-name="P136">"logLevel":"INFO",</text:p>
      <text:p text:style-name="P136">"logFile":"/var/tmp/rpd_[[now]].log",</text:p>
      <text:p text:style-name="P136">"host":"localhost",</text:p>
      <text:p text:style-name="P136">"open_port":8080,</text:p>
      <text:p text:style-name="P136">"secure_port":8443,</text:p>
      <text:p text:style-name="P136">"crt_file": "[[dir_project]]/.key/rpd.crt",</text:p>
      <text:p text:style-name="P136">"key_file": "[[dir_project]]/.key/rpd.key",</text:p>
      <text:p text:style-name="P136">"web_root": "[[dir_project]]/src/web",</text:p>
      <text:p text:style-name="P136">"data_dir": "[[dir_project]]/data"</text:p>
      <text:p text:style-name="P136">}</text:p>
      <text:p text:style-name="P136"/>
      <text:p text:style-name="P157">ha most meghívjuk a programot<text:line-break/><text:span text:style-name="T58">./</text:span><text:span text:style-name="T59">rpd_server.sh</text:span><text:span text:style-name="T58"> –</text:span><text:span text:style-name="T57">configFile </text:span><text:span text:style-name="T58">–logLevel /</text:span><text:span text:style-name="T83">var</text:span><text:span text:style-name="T58">/tmp/log[[now]].log –configFile </text:span><text:span text:style-name="T57">my_config.json –data_dir “[[dir_project]]/data2”</text:span></text:p>
      <text:p text:style-name="P156"><text:soft-page-break/>akkor a command line data dir fog érvényesülni.</text:p>
      <text:h text:style-name="P226" text:outline-level="2"><text:bookmark-start text:name="__RefHeading___Toc2012_2266741128"/>Használat<text:bookmark-end text:name="__RefHeading___Toc2012_2266741128"/></text:h>
      <text:h text:style-name="P229" text:outline-level="3"><text:bookmark-start text:name="__RefHeading___Toc2014_2266741128"/>Szerver oldal<text:bookmark-end text:name="__RefHeading___Toc2014_2266741128"/></text:h>
      <text:p text:style-name="P93">Alapjában véve a <text:span text:style-name="T4">./bin </text:span><text:span text:style-name="T25">mappában vannak a futtatható fájlok, ott van egy </text:span><text:span text:style-name="T4">server </text:span><text:span text:style-name="T25">és egy </text:span><text:span text:style-name="T4">tools</text:span></text:p>
      <text:p text:style-name="P66">A <text:span text:style-name="T4">server</text:span> mappában vannak a szerverhez kellő dolgok, a <text:span text:style-name="T4">tools </text:span>mappában a fejlesztéshez szükséges toolok, <text:span text:style-name="T152">ezért azokat majd a fejlesztői dokumentációban fogom részletezni.</text:span></text:p>
      <text:h text:style-name="P244" text:outline-level="4"><text:bookmark-start text:name="__RefHeading___Toc2016_2266741128"/>./<text:span text:style-name="T89">bin/server/rpd_server.sh</text:span><text:bookmark-end text:name="__RefHeading___Toc2016_2266741128"/></text:h>
      <text:p text:style-name="P94"><text:span text:style-name="T151">Lásd </text:span><text:span text:style-name="T12">./src/python/run_server.py</text:span></text:p>
      <text:h text:style-name="P244" text:outline-level="4"><text:bookmark-start text:name="__RefHeading___Toc2018_2266741128"/>./<text:span text:style-name="T150">bin/server/rpd_create_user.sh</text:span><text:bookmark-end text:name="__RefHeading___Toc2018_2266741128"/></text:h>
      <text:p text:style-name="P95">Lásd <text:span text:style-name="T4">./src/python/create_user.py</text:span></text:p>
      <text:h text:style-name="P244" text:outline-level="4"><text:bookmark-start text:name="__RefHeading___Toc2020_2266741128"/>./src/python/run_server.py<text:bookmark-end text:name="__RefHeading___Toc2020_2266741128"/></text:h>
      <text:p text:style-name="P95">Maga a szerver, a beállításokat lásd a <text:span text:style-name="T4">Konfigurálás</text:span><text:span text:style-name="T25"> fejezetet, alapértelmezettként a </text:span><text:span text:style-name="T4">./src/python/config.json </text:span><text:span text:style-name="T25">fájlt fogja betölteni --</text:span><text:span text:style-name="T13">configFile </text:span></text:p>
      <text:h text:style-name="P244" text:outline-level="4"><text:bookmark-start text:name="__RefHeading___Toc2022_2266741128"/>./src/python/create_user.py<text:bookmark-end text:name="__RefHeading___Toc2022_2266741128"/></text:h>
      <text:p text:style-name="P96">Felhasználó létrehozása, érdemes beállítani a <text:span text:style-name="T28">–</text:span><text:span text:style-name="T13">configFile</text:span><text:span text:style-name="T29">-</text:span><text:span text:style-name="T25">t, </text:span><text:span text:style-name="T30">alapértelmezettként a </text:span><text:span text:style-name="T15">./src/python/config.json </text:span><text:span text:style-name="T30">fájlt használja.</text:span></text:p>
      <text:p text:style-name="P97"><draw:frame draw:style-name="fr1" draw:name="Image4" text:anchor-type="paragraph" svg:width="6.6929in" svg:height="1.1646in" draw:z-index="3"><draw:image xlink:href="Pictures/1000020100000302000000867699C55659AA7F03.png" xlink:type="simple" xlink:show="embed" xlink:actuate="onLoad" loext:mime-type="image/png"/></draw:frame><text:span text:style-name="T30"><text:line-break/></text:span><text:span text:style-name="T14">Enter your username:</text:span><text:span text:style-name="T30"> </text:span><text:span text:style-name="T31">Írd be a felhasználónevet</text:span><text:span text:style-name="T30"><text:line-break/></text:span><text:soft-page-break/><text:span text:style-name="T14">Enter your password:</text:span><text:span text:style-name="T30"> </text:span><text:span text:style-name="T31">Írd be a jelszót</text:span><text:span text:style-name="T30"><text:line-break/></text:span><text:span text:style-name="T14">Enter your password again:</text:span><text:span text:style-name="T30"> </text:span><text:span text:style-name="T31">Írd be a jelszót megint</text:span></text:p>
      <text:p text:style-name="P67"/>
      <text:h text:style-name="P229" text:outline-level="3"><text:bookmark-start text:name="__RefHeading___Toc2024_2266741128"/>Kliens oldal<text:bookmark-end text:name="__RefHeading___Toc2024_2266741128"/></text:h>
      <text:h text:style-name="P244" text:outline-level="4"><text:bookmark-start text:name="__RefHeading___Toc2026_2266741128"/>Az oldal elérése<text:bookmark-end text:name="__RefHeading___Toc2026_2266741128"/></text:h>
      <text:p text:style-name="P62">Az oldalt az épp aktuális címén lehet elérni a böngészőben, de ha nem akarunk SSL hitelesítést venni, akkor sajnos a böngésző “nem biztonságos”-nak fogja látni az oldalunkat.</text:p>
      <text:p text:style-name="P61"><draw:frame draw:style-name="fr2" draw:name="Image2" text:anchor-type="paragraph" svg:x="0.1953in" svg:y="0.028in" svg:width="3.0783in" style:rel-width="46%" svg:height="4.5402in" draw:z-index="0"><draw:image xlink:href="Pictures/100002010000027A000003141821B461CE63CD4B.png" xlink:type="simple" xlink:show="embed" xlink:actuate="onLoad" loext:mime-type="image/png"/></draw:frame><draw:frame draw:style-name="fr3" draw:name="Image3" text:anchor-type="paragraph" svg:x="3.3374in" svg:y="0.0728in" svg:width="3.1811in" svg:height="4.4953in" draw:z-index="1"><draw:image xlink:href="Pictures/1000020100000240000003656F3E774A6844520D.png" xlink:type="simple" xlink:show="embed" xlink:actuate="onLoad" loext:mime-type="image/png"/></draw:frame></text:p>
      <text:p text:style-name="P61"/>
      <text:h text:style-name="P245" text:outline-level="4"><text:bookmark-start text:name="__RefHeading___Toc2028_2266741128"/><text:soft-page-break/>Bejelentkezés<text:bookmark-end text:name="__RefHeading___Toc2028_2266741128"/></text:h>
      <text:p text:style-name="P57"><text:span text:style-name="T147">RPC Client</text:span><text:span text:style-name="T148">:</text:span></text:p>
      <text:p text:style-name="P57"><text:span text:style-name="T114">SimpleJsonRpcWebSocketClientService</text:span><text:span text:style-name="T105">: a kommunikációhoz használjuk a SimpleJsonRpcWebSocketClient-et, ez egy websocket alapú kommunikáció.<text:line-break/>Előnye, hogy folyamatos kapcsolat van a szerver, és a kliens között, </text:span><text:span text:style-name="T106">Hátránya, hogy így folyamatosan van kommunikációs forgalom, de csak elhanyagolható.</text:span></text:p>
      <text:p text:style-name="P98"><text:span text:style-name="T116">SimpleJsonRpcPOSTClientService</text:span><text:span text:style-name="T117">: </text:span><text:span text:style-name="T118">HTTP post alapú kommunikációt biztosít.<text:line-break/>Előnye, hogy csak akkor van kommunikáció, amikor szervertől kérünk valamit.<text:line-break/>Hátránya, hogy mindig új kapcsolatot kell létesíteni.</text:span></text:p>
      <text:p text:style-name="P83"><draw:frame draw:style-name="fr4" draw:name="Image1" text:anchor-type="paragraph" svg:x="0.0236in" svg:y="0.7909in" svg:width="5.2083in" svg:height="3.3854in" draw:z-index="2"><draw:image xlink:href="Pictures/10000201000001F40000014517A57B782B43355D.png" xlink:type="simple" xlink:show="embed" xlink:actuate="onLoad" loext:mime-type="image/png"/></draw:frame><text:span text:style-name="T112">U</text:span><text:span text:style-name="T113">sername:<text:tab/></text:span><text:span text:style-name="T108">felhasználónév<text:line-break/></text:span><text:span text:style-name="T113">Password:</text:span><text:span text:style-name="T108"> <text:tab/>jelszó<text:line-break/></text:span><text:span text:style-name="T113">Login</text:span><text:span text:style-name="T108">: <text:tab/><text:tab/>bejelentkezés gomb </text:span><text:span text:style-name="T109">a bejelentkezéshez</text:span></text:p>
      <text:h text:style-name="P246" text:outline-level="4"><text:bookmark-start text:name="__RefHeading___Toc2398_2111035977"/><text:soft-page-break/>A főoldal struktúrája<text:bookmark-end text:name="__RefHeading___Toc2398_2111035977"/></text:h>
      <text:p text:style-name="P64"><draw:frame draw:style-name="fr5" draw:name="Image23" text:anchor-type="paragraph" svg:width="6.6929in" svg:height="6.7484in" draw:z-index="22"><draw:image xlink:href="Pictures/10000201000002CE000002D4BBD02C325AD91ACD.png" xlink:type="simple" xlink:show="embed" xlink:actuate="onLoad" loext:mime-type="image/png"/></draw:frame></text:p>
      <text:h text:style-name="P247" text:outline-level="4"><text:bookmark-start text:name="__RefHeading___Toc2400_2111035977"/><text:soft-page-break/><text:span text:style-name="T173">A f</text:span>őoldal gombjai<text:bookmark-end text:name="__RefHeading___Toc2400_2111035977"/></text:h>
      <text:p text:style-name="P39"><draw:frame draw:style-name="fr4" draw:name="Image22" text:anchor-type="paragraph" svg:x="-0.0209in" svg:y="-0.022in" svg:width="6.6929in" svg:height="6.7484in" draw:z-index="21"><draw:image xlink:href="Pictures/10000201000002CE000002D481DF485A34A1C615.png" xlink:type="simple" xlink:show="embed" xlink:actuate="onLoad" loext:mime-type="image/png"/></draw:frame></text:p>
      <text:p text:style-name="P44">Felhasználó létrehozása gomb</text:p>
      <text:p text:style-name="P46"><text:span text:style-name="T110">E</text:span><text:span text:style-name="T107">z a gomb csak akkor jelenik meg, ha a </text:span><text:span text:style-name="T115">enable_create_user </text:span><text:span text:style-name="T107">opció </text:span><text:span text:style-name="T115">True </text:span><text:span text:style-name="T107">(lásd Konfigurálás fejezet)</text:span></text:p>
      <text:p text:style-name="P44">A fájl neve</text:p>
      <text:p text:style-name="P40"><text:soft-page-break/>Ha rákattintasz, megnyitja a fájlt.</text:p>
      <text:h text:style-name="P263" text:outline-level="5"><draw:frame draw:style-name="fr4" draw:name="Image24" text:anchor-type="paragraph" svg:x="0.3681in" svg:y="0.2307in" svg:width="2.2709in" svg:height="1.5in" draw:z-index="23"><draw:image xlink:href="Pictures/10000201000000DA00000090C1CC68BAF501167F.png" xlink:type="simple" xlink:show="embed" xlink:actuate="onLoad" loext:mime-type="image/png"/></draw:frame><text:bookmark-start text:name="__RefHeading___Toc2402_2111035977"/>Fájl létrehozása menü<text:bookmark-end text:name="__RefHeading___Toc2402_2111035977"/></text:h>
      <text:p text:style-name="P152">Create txt file: <text:tab/><text:tab/><text:tab/><text:tab/><text:span text:style-name="T25">Létrehoz egy txt fájlt</text:span></text:p>
      <text:p text:style-name="P152">Create phonebook file: <text:tab/><text:tab/><text:span text:style-name="T25">Létrehoz egy telefonkönyv fájlt</text:span></text:p>
      <text:h text:style-name="P262" text:outline-level="5"><text:bookmark-start text:name="__RefHeading___Toc2404_2111035977"/>Fájl átnevezés<text:bookmark-end text:name="__RefHeading___Toc2404_2111035977"/></text:h>
      <text:p text:style-name="P153"><draw:frame draw:style-name="fr6" draw:name="Image25" text:anchor-type="paragraph" svg:width="5.9898in" svg:height="1.5in" draw:z-index="24"><draw:image xlink:href="Pictures/100002010000023F00000090DC9F588F7050B468.png" xlink:type="simple" xlink:show="embed" xlink:actuate="onLoad" loext:mime-type="image/png"/></draw:frame>Fájl neve mező:<text:tab/><text:tab/><text:span text:style-name="T25">Ide kell beírni az új nevét a fájlnak</text:span></text:p>
      <text:p text:style-name="P153">Save gomb:<text:tab/><text:tab/><text:tab/><text:span text:style-name="T25">Elmenti a névváltoztatást</text:span></text:p>
      <text:p text:style-name="P153">Cancel gomb:<text:tab/><text:tab/><text:span text:style-name="T25">Megszakítja a névváltoztatást</text:span></text:p>
      <text:h text:style-name="P244" text:outline-level="4"><text:bookmark-start text:name="__RefHeading___Toc2571_578179239"/><text:soft-page-break/>Txt/Phonebook fájl megnyitás<text:bookmark-end text:name="__RefHeading___Toc2571_578179239"/></text:h>
      <text:p text:style-name="P68"><draw:frame draw:style-name="fr1" draw:name="Image26" text:anchor-type="paragraph" svg:width="6.6929in" svg:height="2.15in" draw:z-index="25"><draw:image xlink:href="Pictures/10000201000003FD000001488DACD75DE652B2A4.png" xlink:type="simple" xlink:show="embed" xlink:actuate="onLoad" loext:mime-type="image/png"/></draw:frame>Ahhoz, hogy megnyissunk egy fájlt, ahhoz be kell írnunk a fájl jelszavát</text:p>
      <text:p text:style-name="P47">Back menü:<text:tab/><text:tab/><text:span text:style-name="T25">Visszalép a főoldalra</text:span><text:line-break/>Logout menü:<text:tab/><text:tab/><text:span text:style-name="T25">Kilép</text:span><text:line-break/>Passwort mező:<text:tab/><text:tab/><text:span text:style-name="T25">Ide kell írni a fájl jelszavát, hogy megnyissuk</text:span><text:line-break/>Open file gomb:<text:tab/><text:span text:style-name="T25">Megnyitja a fájlt</text:span></text:p>
      <text:h text:style-name="P244" text:outline-level="4"><text:bookmark-start text:name="__RefHeading___Toc2573_578179239"/><text:soft-page-break/>Txt fájl oldal strutúrája<text:bookmark-end text:name="__RefHeading___Toc2573_578179239"/></text:h>
      <text:p text:style-name="P48"><draw:frame draw:style-name="fr5" draw:name="Image30" text:anchor-type="paragraph" svg:width="6.6929in" svg:height="3.6346in" draw:z-index="29"><draw:image xlink:href="Pictures/100002010000040700000230321738856BD950EF.png" xlink:type="simple" xlink:show="embed" xlink:actuate="onLoad" loext:mime-type="image/png"/></draw:frame>Save menü:<text:span text:style-name="T25"><text:tab/><text:tab/><text:tab/><text:tab/><text:tab/>Elmenti a txt fájlt</text:span><text:line-break/>Change password menü:<text:tab/><text:span text:style-name="T25">Megváltoztatja a fájl jelszavát</text:span><text:line-break/>Back menü:<text:tab/><text:tab/><text:tab/><text:tab/><text:span text:style-name="T25">Visszamegy a főoldalra</text:span><text:line-break/>Logout menü:<text:tab/><text:tab/><text:tab/><text:tab/><text:span text:style-name="T25">Kijelentkezik az oldalből</text:span><text:line-break/>Txt mező:<text:tab/><text:tab/><text:tab/><text:tab/><text:tab/><text:span text:style-name="T25">A txt fájl tartalma, ez szerkeszthető</text:span><text:line-break/>Encrypted mező:<text:tab/><text:tab/><text:tab/><text:span text:style-name="T25">A txt fájl titkosítva, ez csak akkor látszik, ha a </text:span>show_encrypted_data <text:span text:style-name="T37">konfiguráció </text:span><text:span text:style-name="T175">True </text:span><text:span text:style-name="T37">(Lásd </text:span><text:span text:style-name="T175">Konfiguráció</text:span><text:span text:style-name="T37"> fejezet</text:span><text:span text:style-name="T38">)</text:span></text:p>
      <text:h text:style-name="P244" text:outline-level="4"><draw:frame draw:style-name="fr4" draw:name="Image27" text:anchor-type="paragraph" svg:x="0.102in" svg:y="0.3071in" svg:width="5.2398in" svg:height="3.802in" draw:z-index="26"><draw:image xlink:href="Pictures/10000201000001F70000016DA1CC577E13C841EB.png" xlink:type="simple" xlink:show="embed" xlink:actuate="onLoad" loext:mime-type="image/png"/></draw:frame><text:bookmark-start text:name="__RefHeading___Toc2575_578179239"/><text:soft-page-break/>Txt fájl létrehozása<text:bookmark-end text:name="__RefHeading___Toc2575_578179239"/></text:h>
      <text:h text:style-name="P264" text:outline-level="5"><draw:frame draw:style-name="fr4" draw:name="Image28" text:anchor-type="paragraph" svg:x="0.2165in" svg:y="10.9772in" svg:width="5.6354in" svg:height="5.9374in" draw:z-index="27"><draw:image xlink:href="Pictures/100002010000021D0000023A5198B763A9C3BDB0.png" xlink:type="simple" xlink:show="embed" xlink:actuate="onLoad" loext:mime-type="image/png"/></draw:frame><text:bookmark-start text:name="__RefHeading___Toc2577_578179239"/>Back menü:<text:tab/><text:tab/><text:tab/><text:tab/><text:tab/><text:span text:style-name="T25">Visszalép a főoldalra</text:span><text:line-break/>Logout menü:<text:tab/><text:tab/><text:tab/><text:tab/><text:tab/><text:span text:style-name="T25">Kijelentkezés</text:span><text:line-break/>File name mező:<text:span text:style-name="T25"><text:tab/><text:tab/><text:tab/><text:tab/>A fájl neve</text:span><text:line-break/>New password mező:<text:span text:style-name="T25"><text:tab/><text:tab/><text:tab/>A fájl jelszava</text:span><text:line-break/>New password again mező:<text:span text:style-name="T25"><text:tab/><text:tab/>A fájl jelszava mégegyszer</text:span><text:line-break/>Create file gomb:<text:span text:style-name="T25"><text:tab/><text:tab/><text:tab/><text:tab/>Ez a gomb hozza létre a fájlt, meg fog jelenni egy üres fájl.</text:span><text:bookmark-end text:name="__RefHeading___Toc2577_578179239"/></text:h>
      <text:h text:style-name="P262" text:outline-level="5"><text:bookmark-start text:name="__RefHeading___Toc2579_578179239"/>A <text:span text:style-name="T85">C</text:span><text:span text:style-name="T84">reate file</text:span> gomb megnyomása után<text:bookmark-end text:name="__RefHeading___Toc2579_578179239"/></text:h>
      <text:p text:style-name="P49"><draw:frame draw:style-name="fr1" draw:name="Image29" text:anchor-type="paragraph" svg:width="5.6354in" svg:height="5.9374in" draw:z-index="28"><draw:image xlink:href="Pictures/100002010000021D0000023A5198B763A9C3BDB0.png" xlink:type="simple" xlink:show="embed" xlink:actuate="onLoad" loext:mime-type="image/png"/></draw:frame><text:soft-page-break/>Save menü:<text:tab/><text:tab/><text:tab/><text:tab/><text:tab/><text:span text:style-name="T25">Elmenti a fájlt</text:span><text:line-break/>Change password menü:<text:tab/><text:span text:style-name="T25">Jelszóváltoztatás</text:span></text:p>
      <text:p text:style-name="P50"><text:span text:style-name="T25">Fontos, hogy a fájl csak a </text:span>Save <text:span text:style-name="T25">gomb lenyomásával mentődik el, ha a fájl létezik, akkor hibát ír. Apró hiba, hogy ezután ismét meg kell nyomni a </text:span>Create file <text:span text:style-name="T25">gombot, a fájl átnevezése után (</text:span>File name <text:span text:style-name="T25">mező), </text:span><text:span text:style-name="T36">majd utána megint a </text:span><text:span text:style-name="T174">Save</text:span><text:span text:style-name="T36"> gombot </text:span><text:span text:style-name="T25">valamikor javítani fogom, hogy intuitívabb legyen.</text:span></text:p>
      <text:h text:style-name="P244" text:outline-level="4"><text:bookmark-start text:name="__RefHeading___Toc2581_578179239"/><text:soft-page-break/>Txt/Telefonkönyv fájl jelszóváltoztatás<text:bookmark-end text:name="__RefHeading___Toc2581_578179239"/></text:h>
      <text:p text:style-name="P21"><draw:frame draw:style-name="fr1" draw:name="Image31" text:anchor-type="paragraph" svg:width="4.2811in" svg:height="6.1252in" draw:z-index="30"><draw:image xlink:href="Pictures/100002010000019B0000024CA85F50337F0B14C4.png" xlink:type="simple" xlink:show="embed" xlink:actuate="onLoad" loext:mime-type="image/png"/></draw:frame>Old password mező:<text:tab/><text:tab/><text:tab/><text:span text:style-name="T25">Ide kell írni a fájl régi jelszavát</text:span><text:line-break/>New password mező:<text:tab/><text:tab/><text:tab/><text:span text:style-name="T25">Ide kell írni a fájl új jelszavát</text:span><text:line-break/>New password again mező:<text:tab/><text:tab/><text:span text:style-name="T25">Ide kell írni a fájl új jelszavát mégegyszer</text:span><text:line-break/>Change Password gomb:<text:tab/><text:tab/><text:span text:style-name="T25">Elmenti az új jelszót</text:span><text:line-break/>Cancel gomb:<text:tab/><text:tab/><text:tab/><text:tab/><text:tab/><text:span text:style-name="T25">Megszakítja a jelszóváltoztatást</text:span></text:p>
      <text:h text:style-name="P248" text:outline-level="4"><text:bookmark-start text:name="__RefHeading___Toc2625_74276314"/><text:soft-page-break/>Telefonkönyv fájl <text:span text:style-name="T176">oldal </text:span>struktúrája<text:bookmark-end text:name="__RefHeading___Toc2625_74276314"/></text:h>
      <text:p text:style-name="P84"><draw:frame draw:style-name="fr1" draw:name="Image32" text:anchor-type="paragraph" svg:width="6.6929in" svg:height="4.8571in" draw:z-index="31"><draw:image xlink:href="Pictures/10000201000003FD000002E5EF6CB6DDB659E8C1.png" xlink:type="simple" xlink:show="embed" xlink:actuate="onLoad" loext:mime-type="image/png"/></draw:frame></text:p>
      <text:list xml:id="list2384921557" text:style-name="L7">
        <text:list-item>
          <text:p text:style-name="P221">Menü</text:p>
          <text:list>
            <text:list-item>
              <text:p text:style-name="P221">Add contact: Új telefonkönyvbejegyzés hozzáadása</text:p>
            </text:list-item>
            <text:list-item>
              <text:p text:style-name="P221">Change password: A fájl jelszavának megváltoztatása</text:p>
            </text:list-item>
            <text:list-item>
              <text:p text:style-name="P221">Back: Vissza a főmenüre</text:p>
            </text:list-item>
            <text:list-item>
              <text:p text:style-name="P221">Logout: Kilépés</text:p>
            </text:list-item>
          </text:list>
        </text:list-item>
        <text:list-item>
          <text:p text:style-name="P221">Contact list</text:p>
          <text:list>
            <text:list-item>
              <text:p text:style-name="P221">Első oszlop: A kontakt beceneve, ha rákattintunk, akkor több információ is megjelenik a kontaktról, <text:span text:style-name="T179">ha mégegyszer rákattintunk, akkor eltűnnek az információk</text:span></text:p>
            </text:list-item>
            <text:list-item>
              <text:p text:style-name="P221">Második oszlop: <text:span text:style-name="T4">Modify</text:span> gomb, monodíthatunk a kontakt információin</text:p>
            </text:list-item>
            <text:list-item>
              <text:p text:style-name="P221">Harmadik oszlop: <text:span text:style-name="T4">Delete</text:span> gomb, törli a kontaktot</text:p>
            </text:list-item>
          </text:list>
        </text:list-item>
        <text:list-item>
          <text:p text:style-name="P221"><text:soft-page-break/>Encrypted layer 1: A kétrétegű titkosítás 1. rétegét mutatja (hexadecimális számok)</text:p>
          <text:p text:style-name="P222">Ez a réteg kerül fel a szerverre</text:p>
        </text:list-item>
        <text:list-item>
          <text:p text:style-name="P221">Encrypted layer 2: A kétrétegű titkosítás 1. rétegét mutatja (hexadecimális számok)</text:p>
          <text:p text:style-name="P222">Ez a réteg van a memóriában, csak akkor dekódolja a második réteget, ha rákattintunk egy kontaktra, és akkor is csak annak a kontaktnak az információit csomagolja ki</text:p>
        </text:list-item>
      </text:list>
      <text:p text:style-name="P99">Az <text:span text:style-name="T4">Encrypted layer 1</text:span> és az <text:span text:style-name="T4">Encrypted layer 2</text:span><text:span text:style-name="T25">, csak akkor látszik, ha </text:span><text:span text:style-name="T39">beállítjuk a </text:span><text:span text:style-name="T19">show_encrypted_data </text:span><text:span text:style-name="T39">konfigurációt </text:span><text:span text:style-name="T19">True</text:span><text:span text:style-name="T39">-ra (Lásd Konfigurálás fejezet)</text:span></text:p>
      <text:h text:style-name="P249" text:outline-level="4"><text:bookmark-start text:name="__RefHeading___Toc2627_74276314"/>Telefonkönyv kontakt<text:bookmark-end text:name="__RefHeading___Toc2627_74276314"/></text:h>
      <text:p text:style-name="P51"><draw:frame draw:style-name="fr4" draw:name="Image33" text:anchor-type="paragraph" svg:x="0.2374in" svg:y="0.1146in" svg:width="5.1146in" svg:height="2.2083in" draw:z-index="32"><draw:image xlink:href="Pictures/10000201000001EB000000D4E85EE00DFEEE9811.png" xlink:type="simple" xlink:show="embed" xlink:actuate="onLoad" loext:mime-type="image/png"/></draw:frame>Nickname:<text:tab/><text:tab/><text:tab/><text:tab/><text:tab/><text:span text:style-name="T25">A kontakt beceneve</text:span><text:line-break/>Fullname:<text:tab/><text:tab/><text:tab/><text:tab/><text:tab/><text:span text:style-name="T25">A kontakt teljes neve</text:span><text:line-break/>Address:<text:tab/><text:tab/><text:tab/><text:tab/><text:tab/><text:span text:style-name="T25">A kontakt címe</text:span><text:line-break/>Phone numbers:<text:tab/><text:tab/><text:tab/><text:span text:style-name="T25">A kontakt telefonszámai</text:span><text:line-break/>Description:<text:tab/><text:tab/><text:tab/><text:tab/><text:span text:style-name="T25">A kontaktról egy leírás<text:line-break/></text:span>Modify gomb:<text:tab/><text:tab/><text:tab/><text:tab/><text:span text:style-name="T25">A telefonszám módosítása</text:span><text:line-break/>Delete gomb:<text:tab/><text:tab/><text:tab/><text:tab/><text:span text:style-name="T25">A telefonszám törlése<text:line-break/></text:span><text:span text:style-name="T177">Add phone number gomb:</text:span><text:span text:style-name="T40"><text:tab/>Telefonszám hozzáadása</text:span></text:p>
      <text:h text:style-name="P250" text:outline-level="4"><text:bookmark-start text:name="__RefHeading___Toc2629_74276314"/><text:soft-page-break/>Telefonkönyv kontakt – Telefonszám módosítás<text:bookmark-end text:name="__RefHeading___Toc2629_74276314"/></text:h>
      <text:p text:style-name="P52"><draw:frame draw:style-name="fr1" draw:name="Image34" text:anchor-type="paragraph" svg:width="6.6929in" svg:height="1.7457in" draw:z-index="33"><draw:image xlink:href="Pictures/1000020100000321000000D14E92B09444BE0ACB.png" xlink:type="simple" xlink:show="embed" xlink:actuate="onLoad" loext:mime-type="image/png"/></draw:frame>Típus mező:<text:span text:style-name="T25"><text:tab/>mobil, vagy office (irodai) vagy home (otthoni) lehet a telefon típusa</text:span><text:line-break/>Szám mező:<text:tab/><text:span text:style-name="T25">a telefonszám</text:span><text:line-break/>Save gomb:<text:tab/><text:tab/><text:span text:style-name="T41">Elmenti a módosítást</text:span><text:line-break/><text:span text:style-name="T178">Cancel</text:span> gomb:<text:tab/><text:span text:style-name="T41">Megszakítja a módosítást</text:span></text:p>
      <text:h text:style-name="P251" text:outline-level="4"><text:bookmark-start text:name="__RefHeading___Toc2631_74276314"/>Telefonkönyv kontakt – Telefonszám hozzáadás<text:bookmark-end text:name="__RefHeading___Toc2631_74276314"/></text:h>
      <text:p text:style-name="P53"><draw:frame draw:style-name="fr4" draw:name="Image35" text:anchor-type="paragraph" svg:x="0.2291in" svg:y="-0.0165in" svg:width="6.6929in" svg:height="2.4508in" draw:z-index="34"><draw:image xlink:href="Pictures/100002010000029D000000F5A5057F3DD2024691.png" xlink:type="simple" xlink:show="embed" xlink:actuate="onLoad" loext:mime-type="image/png"/></draw:frame>Típus mező:<text:span text:style-name="T25"><text:tab/>mobil, vagy office (irodai) vagy home (otthoni) lehet a telefon típusa</text:span><text:line-break/>Szám mező:<text:tab/><text:span text:style-name="T25">a telefonszám</text:span><text:line-break/>Save gomb:<text:tab/><text:tab/><text:span text:style-name="T41">Elmenti a módosítást</text:span></text:p>
      <text:h text:style-name="P252" text:outline-level="4"><text:bookmark-start text:name="__RefHeading___Toc2633_74276314"/>Telefonkönyv kontakt – Módosítás<text:bookmark-end text:name="__RefHeading___Toc2633_74276314"/></text:h>
      <text:p text:style-name="P100"><draw:frame draw:style-name="fr4" draw:name="Image36" text:anchor-type="paragraph" svg:x="0.0028in" svg:y="0.0937in" svg:width="3.1252in" svg:height="1.7811in" draw:z-index="35"><draw:image xlink:href="Pictures/100002010000012C000000AB9EC81E950E2AF167.png" xlink:type="simple" xlink:show="embed" xlink:actuate="onLoad" loext:mime-type="image/png"/></draw:frame><text:soft-page-break/><text:span text:style-name="T20">S</text:span><text:span text:style-name="T4">ave gomb:<text:tab/><text:tab/><text:tab/><text:tab/><text:tab/></text:span><text:span text:style-name="T25">Elmenti a módosítást</text:span><text:span text:style-name="T4"><text:line-break/>Cancel gomb:<text:tab/><text:tab/><text:tab/><text:tab/></text:span><text:span text:style-name="T25">Megszakítja a módosítást</text:span><text:span text:style-name="T4"><text:line-break/>Nickname mező:<text:tab/><text:tab/><text:tab/></text:span><text:span text:style-name="T25">A kontakt beceneve</text:span><text:span text:style-name="T4"><text:line-break/>Fullname mező:<text:tab/><text:tab/><text:tab/></text:span><text:span text:style-name="T25">A kontakt teljes neve</text:span><text:span text:style-name="T4"><text:line-break/>Address mező:<text:tab/><text:tab/><text:tab/><text:tab/></text:span><text:span text:style-name="T25">A kontakt címe</text:span><text:span text:style-name="T4"><text:line-break/>Description mező:<text:tab/><text:tab/><text:tab/></text:span><text:span text:style-name="T25">A kontaktról egy leírás</text:span></text:p>
      <text:h text:style-name="P253" text:outline-level="4"><text:bookmark-start text:name="__RefHeading___Toc2635_74276314"/><text:soft-page-break/>Telefonkönyv – Új kontakt hozzáadása<text:bookmark-end text:name="__RefHeading___Toc2635_74276314"/></text:h>
      <text:p text:style-name="P54"><draw:frame draw:style-name="fr1" draw:name="Image37" text:anchor-type="paragraph" svg:width="4.2398in" svg:height="4.0209in" draw:z-index="36"><draw:image xlink:href="Pictures/100002010000019700000182E6F03D19803655D2.png" xlink:type="simple" xlink:show="embed" xlink:actuate="onLoad" loext:mime-type="image/png"/></draw:frame>Save gomb:<text:tab/><text:tab/><text:span text:style-name="T25"><text:tab/><text:tab/>Elmenti az új kontaktot</text:span><text:line-break/>Cancel gomb:<text:tab/><text:tab/><text:tab/><text:span text:style-name="T25">Megszakítja a kontakt hozzáadását</text:span><text:line-break/>Nickname mező:<text:tab/><text:tab/><text:span text:style-name="T25">A kontakt beceneve</text:span><text:line-break/>Fullname:<text:tab/><text:tab/><text:tab/><text:tab/><text:span text:style-name="T25">A kontakt teljes neve</text:span><text:line-break/>Address:<text:tab/><text:tab/><text:tab/><text:tab/><text:span text:style-name="T25">A kontakt címe</text:span><text:line-break/>Description:<text:tab/><text:tab/><text:tab/><text:span text:style-name="T25">A kontaktról egy leírás</text:span><text:line-break/>Add phone number:<text:tab/><text:span text:style-name="T25">Új telefonszám hozzáadása (lást feljebb)</text:span></text:p>
      <text:p text:style-name="P69">Megjegyzés: amikor létrehozunk egy Telefonkönyvfájlt, akkor jön igazából létre, amikor az első kontaktot hozzáadtuk.</text:p>
      <text:h text:style-name="P254" text:outline-level="4"><text:bookmark-start text:name="__RefHeading___Toc2833_225674420"/><text:soft-page-break/>Felhasználó létrehozása<text:bookmark-end text:name="__RefHeading___Toc2833_225674420"/></text:h>
      <text:p text:style-name="P55"><draw:frame draw:style-name="fr1" draw:name="Image38" text:anchor-type="paragraph" svg:width="5.7917in" svg:height="4.1563in" draw:z-index="37"><draw:image xlink:href="Pictures/100002010000022C0000018F8691609CE31506E2.png" xlink:type="simple" xlink:show="embed" xlink:actuate="onLoad" loext:mime-type="image/png"/></draw:frame>New Username mező:<text:tab/><text:span text:style-name="T25">Új felhasználó neve</text:span><text:line-break/>Password mező:<text:tab/><text:tab/><text:span text:style-name="T25">Új felhasználó jelszava</text:span><text:line-break/>Password again mező:<text:tab/><text:span text:style-name="T25">Új felhasználó jelszava megint<text:line-break/></text:span>Create User gomb:<text:span text:style-name="T25"><text:tab/><text:tab/>A felhasználó létrehozása</text:span></text:p>
      <text:h text:style-name="P255" text:outline-level="4"><text:bookmark-start text:name="__RefHeading___Toc2851_395071022"/>Üzenetek megjelenítése<text:bookmark-end text:name="__RefHeading___Toc2851_395071022"/></text:h>
      <text:p text:style-name="P101"><draw:frame draw:style-name="fr7" draw:name="Image39" text:anchor-type="paragraph" svg:y="-0.0264in" svg:width="5.8181in" svg:height="2.0862in" draw:z-index="38"><draw:image xlink:href="Pictures/10000201000003F70000016C21CCC3E30A23471F.png" xlink:type="simple" xlink:show="embed" xlink:actuate="onLoad" loext:mime-type="image/png"/></draw:frame></text:p>
      <text:p text:style-name="P101"><text:soft-page-break/></text:p>
      <text:p text:style-name="P101"><draw:frame draw:style-name="fr4" draw:name="Image40" text:anchor-type="paragraph" svg:x="0.1965in" svg:y="0.1382in" svg:width="5.7791in" svg:height="2.072in" draw:z-index="39"><draw:image xlink:href="Pictures/10000201000003F70000016C04C77D7EEB12B9FA.png" xlink:type="simple" xlink:show="embed" xlink:actuate="onLoad" loext:mime-type="image/png"/></draw:frame></text:p>
      <text:p text:style-name="P102">Az üzenetek a menüsor alatt jelennek meg.<text:line-break/>Ha valami sikeres volt, akkor zöld hátterük lesz, ha sikertelen, akkor piros.<text:line-break/>A hibaüzenetekről lásd a <text:span text:style-name="T21">H</text:span><text:span text:style-name="T4">ibaüzenetek</text:span> fejezetet</text:p>
      <text:h text:style-name="P256" text:outline-level="4"><text:bookmark-start text:name="__RefHeading___Toc6851_2669422166"/>Hibaüzenetek<text:bookmark-end text:name="__RefHeading___Toc6851_2669422166"/></text:h>
      <text:p text:style-name="P103">Két fajta hiba lehet, lehet kliens oldali (<text:span text:style-name="T4">LOCAL</text:span><text:span text:style-name="T25">) és lehet szerver oldali (</text:span><text:span text:style-name="T4">REMOTE</text:span><text:span text:style-name="T25">) hiba.<text:line-break/></text:span><text:span text:style-name="T42">A kliens oldali hibák </text:span><text:span text:style-name="T45">kódjai </text:span><text:span text:style-name="T22">1xx</text:span><text:span text:style-name="T42"> a szerver oldaliak </text:span><text:span text:style-name="T22">2xx</text:span><text:span text:style-name="T42"> alakúak<text:line-break/></text:span><text:span text:style-name="T43">Egy hibának van kódja, hibaüzenete, és esetleg további adat</text:span><text:span text:style-name="T44">a</text:span><text:span text:style-name="T43"> (például távoli függvény hibánál a függvény hibaüzenete)</text:span></text:p>
      <text:h text:style-name="P262" text:outline-level="5"><text:bookmark-start text:name="__RefHeading___Toc6853_2669422166"/>Lokális, <text:span text:style-name="T180">kliens oldali</text:span> hibák (LOCAL)<text:bookmark-end text:name="__RefHeading___Toc6853_2669422166"/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 table:style-name="Table9.1">
            <table:table-cell table:style-name="Table9.A1" office:value-type="string">
              <text:p text:style-name="P22">Kód</text:p>
            </table:table-cell>
            <table:table-cell table:style-name="Table9.A1" office:value-type="string">
              <text:p text:style-name="P27">Hibanév</text:p>
            </table:table-cell>
            <table:table-cell table:style-name="Table9.A1" office:value-type="string">
              <text:p text:style-name="P22">Hibaüzenet (angolul)</text:p>
            </table:table-cell>
            <table:table-cell table:style-name="Table9.D1" office:value-type="string">
              <text:p text:style-name="P22">Hibaüzenet (magyarul)</text:p>
            </table:table-cell>
          </table:table-row>
        </table:table-header-rows>
        <table:table-row table:style-name="Table9.1">
          <table:table-cell table:style-name="Table9.A2" office:value-type="float" office:value="101">
            <text:p text:style-name="P29">101</text:p>
          </table:table-cell>
          <table:table-cell table:style-name="Table9.B13" office:value-type="string">
            <text:p text:style-name="P30">CONNECTION_ERROR</text:p>
          </table:table-cell>
          <table:table-cell table:style-name="Table9.C13" office:value-type="string">
            <text:p text:style-name="P30">Connection error</text:p>
          </table:table-cell>
          <table:table-cell table:style-name="Table9.D13" office:value-type="string">
            <text:p text:style-name="P30">Kapcsolat hiba</text:p>
          </table:table-cell>
        </table:table-row>
        <table:table-row table:style-name="Table9.1">
          <table:table-cell table:style-name="Table9.A2" office:value-type="float" office:value="102">
            <text:p text:style-name="P29">102</text:p>
          </table:table-cell>
          <table:table-cell table:style-name="Table9.B13" office:value-type="string">
            <text:p text:style-name="P30">LOCAL_CALL_ERROR</text:p>
          </table:table-cell>
          <table:table-cell table:style-name="Table9.C13" office:value-type="string">
            <text:p text:style-name="P30">Function call local error</text:p>
          </table:table-cell>
          <table:table-cell table:style-name="Table9.D13" office:value-type="string">
            <text:p text:style-name="P30">Lokális függvényhiba</text:p>
          </table:table-cell>
        </table:table-row>
        <table:table-row table:style-name="Table9.1">
          <table:table-cell table:style-name="Table9.A2" office:value-type="float" office:value="103">
            <text:p text:style-name="P29">103</text:p>
          </table:table-cell>
          <table:table-cell table:style-name="Table9.B13" office:value-type="string">
            <text:p text:style-name="P30">ALREADY_LOGEDIN</text:p>
          </table:table-cell>
          <table:table-cell table:style-name="Table9.C13" office:value-type="string">
            <text:p text:style-name="P30">You are already logged in</text:p>
          </table:table-cell>
          <table:table-cell table:style-name="Table9.D13" office:value-type="string">
            <text:p text:style-name="P30">Már be vagy jelentkezve</text:p>
          </table:table-cell>
        </table:table-row>
        <table:table-row table:style-name="Table9.1">
          <table:table-cell table:style-name="Table9.A2" office:value-type="float" office:value="104">
            <text:p text:style-name="P29">104</text:p>
          </table:table-cell>
          <table:table-cell table:style-name="Table9.B13" office:value-type="string">
            <text:p text:style-name="P30">EMPTY_USERNAME_PASSWORD</text:p>
          </table:table-cell>
          <table:table-cell table:style-name="Table9.C13" office:value-type="string">
            <text:p text:style-name="P30">Empty username and/or password and/or password password again</text:p>
          </table:table-cell>
          <table:table-cell table:style-name="Table9.D13" office:value-type="string">
            <text:p text:style-name="P30">Üres felhasználónév és/vagy jelszó és/vagy a jelszó mégegyszer mező üres</text:p>
          </table:table-cell>
        </table:table-row>
        <table:table-row table:style-name="Table9.1">
          <table:table-cell table:style-name="Table9.A2" office:value-type="float" office:value="105">
            <text:p text:style-name="P29">105</text:p>
          </table:table-cell>
          <table:table-cell table:style-name="Table9.B13" office:value-type="string">
            <text:p text:style-name="P30">PASSWORD_NOT_EQUAL_PASSWORD2</text:p>
          </table:table-cell>
          <table:table-cell table:style-name="Table9.C13" office:value-type="string">
            <text:p text:style-name="P30">Password and password again is not equal</text:p>
          </table:table-cell>
          <table:table-cell table:style-name="Table9.D13" office:value-type="string">
            <text:p text:style-name="P30">A jelszó és a jelszó mégegyszer nem egyezik</text:p>
          </table:table-cell>
        </table:table-row>
        <text:soft-page-break/>
        <table:table-row table:style-name="Table9.1">
          <table:table-cell table:style-name="Table9.A2" office:value-type="float" office:value="106">
            <text:p text:style-name="P29">106</text:p>
          </table:table-cell>
          <table:table-cell table:style-name="Table9.B13" office:value-type="string">
            <text:p text:style-name="P30">PASWORD_PASSWORD2_EMPTY</text:p>
          </table:table-cell>
          <table:table-cell table:style-name="Table9.C13" office:value-type="string">
            <text:p text:style-name="P30">Password, and/or password again is empty</text:p>
          </table:table-cell>
          <table:table-cell table:style-name="Table9.D13" office:value-type="string">
            <text:p text:style-name="P30">Üres jelszómező</text:p>
          </table:table-cell>
        </table:table-row>
        <table:table-row table:style-name="Table9.1">
          <table:table-cell table:style-name="Table9.A2" office:value-type="float" office:value="107">
            <text:p text:style-name="P29">107</text:p>
          </table:table-cell>
          <table:table-cell table:style-name="Table9.B13" office:value-type="string">
            <text:p text:style-name="P30">PASWORD_PASSWORD2_OLD_PASSWORD_EMPTY</text:p>
          </table:table-cell>
          <table:table-cell table:style-name="Table9.C13" office:value-type="string">
            <text:p text:style-name="P30">Password, and/or password again is empty and or oldPassword</text:p>
          </table:table-cell>
          <table:table-cell table:style-name="Table9.D13" office:value-type="string">
            <text:p text:style-name="P30">A régi jelszó és/vagy az új jelszó és/vagy az új jelszó mégegyszer üres</text:p>
          </table:table-cell>
        </table:table-row>
        <table:table-row table:style-name="Table9.1">
          <table:table-cell table:style-name="Table9.A2" office:value-type="float" office:value="108">
            <text:p text:style-name="P29">108</text:p>
          </table:table-cell>
          <table:table-cell table:style-name="Table9.B13" office:value-type="string">
            <text:p text:style-name="P30">EMPTY_FILE_FIELD</text:p>
          </table:table-cell>
          <table:table-cell table:style-name="Table9.C13" office:value-type="string">
            <text:p text:style-name="P30">File field is empty</text:p>
          </table:table-cell>
          <table:table-cell table:style-name="Table9.D13" office:value-type="string">
            <text:p text:style-name="P30">A fájl mező üres</text:p>
          </table:table-cell>
        </table:table-row>
        <table:table-row table:style-name="Table9.1">
          <table:table-cell table:style-name="Table9.A2" office:value-type="float" office:value="109">
            <text:p text:style-name="P29">109</text:p>
          </table:table-cell>
          <table:table-cell table:style-name="Table9.B13" office:value-type="string">
            <text:p text:style-name="P30">DOWNLOAD_ERROR</text:p>
          </table:table-cell>
          <table:table-cell table:style-name="Table9.C13" office:value-type="string">
            <text:p text:style-name="P30">Download error</text:p>
          </table:table-cell>
          <table:table-cell table:style-name="Table9.D13" office:value-type="string">
            <text:p text:style-name="P30">Hiba letöltéskor</text:p>
          </table:table-cell>
        </table:table-row>
        <table:table-row table:style-name="Table9.1">
          <table:table-cell table:style-name="Table9.A2" office:value-type="float" office:value="110">
            <text:p text:style-name="P29">110</text:p>
          </table:table-cell>
          <table:table-cell table:style-name="Table9.B13" office:value-type="string">
            <text:p text:style-name="P30">CONTACT_ALREADY_IN_LIST</text:p>
          </table:table-cell>
          <table:table-cell table:style-name="Table9.C13" office:value-type="string">
            <text:p text:style-name="P30">The contact has been already in the contact list</text:p>
          </table:table-cell>
          <table:table-cell table:style-name="Table9.D13" office:value-type="string">
            <text:p text:style-name="P30">A kapcsolat már a kapcsolat listában van</text:p>
          </table:table-cell>
        </table:table-row>
        <table:table-row table:style-name="Table9.1">
          <table:table-cell table:style-name="Table9.A2" office:value-type="float" office:value="111">
            <text:p text:style-name="P29">111</text:p>
          </table:table-cell>
          <table:table-cell table:style-name="Table9.B13" office:value-type="string">
            <text:p text:style-name="P30">CONTACT_NOT_FOUND</text:p>
          </table:table-cell>
          <table:table-cell table:style-name="Table9.C13" office:value-type="string">
            <text:p text:style-name="P30">Contact not found</text:p>
          </table:table-cell>
          <table:table-cell table:style-name="Table9.D13" office:value-type="string">
            <text:p text:style-name="P30">A kapcsolat nem található</text:p>
          </table:table-cell>
        </table:table-row>
        <table:table-row table:style-name="Table9.1">
          <table:table-cell table:style-name="Table9.A2" office:value-type="float" office:value="112">
            <text:p text:style-name="P29">112</text:p>
          </table:table-cell>
          <table:table-cell table:style-name="Table9.B13" office:value-type="string">
            <text:p text:style-name="P30">SUDDENLY_LOGGED_OUT</text:p>
          </table:table-cell>
          <table:table-cell table:style-name="Table9.C13" office:value-type="string">
            <text:p text:style-name="P30">Suddenly logged out</text:p>
          </table:table-cell>
          <table:table-cell table:style-name="Table9.D13" office:value-type="string">
            <text:p text:style-name="P30">Hirtelen kijelentkeződött</text:p>
          </table:table-cell>
        </table:table-row>
        <table:table-row table:style-name="Table9.1">
          <table:table-cell table:style-name="Table9.A2" office:value-type="float" office:value="113">
            <text:p text:style-name="P29">113</text:p>
          </table:table-cell>
          <table:table-cell table:style-name="Table9.B14" office:value-type="string">
            <text:p text:style-name="P30">DECRYPTION_FAILURE</text:p>
          </table:table-cell>
          <table:table-cell table:style-name="Table9.C14" office:value-type="string">
            <text:p text:style-name="P30">Decryption failure</text:p>
          </table:table-cell>
          <table:table-cell table:style-name="Table9.D14" office:value-type="string">
            <text:p text:style-name="P30">A visszafejtés sikertelen</text:p>
          </table:table-cell>
        </table:table-row>
      </table:table>
      <text:p text:style-name="P81"/>
      <text:h text:style-name="P265" text:outline-level="5"><text:bookmark-start text:name="__RefHeading___Toc6855_2669422166"/>Távoli, szerver oldali hibák (REMOTE)<text:bookmark-end text:name="__RefHeading___Toc6855_2669422166"/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 table:style-name="Table10.1">
            <table:table-cell table:style-name="Table10.A1" office:value-type="string">
              <text:p text:style-name="P22">Kód</text:p>
            </table:table-cell>
            <table:table-cell table:style-name="Table10.A1" office:value-type="string">
              <text:p text:style-name="P27">Hibanév</text:p>
            </table:table-cell>
            <table:table-cell table:style-name="Table10.A1" office:value-type="string">
              <text:p text:style-name="P22">Hibaüzenet (angolul)</text:p>
            </table:table-cell>
            <table:table-cell table:style-name="Table10.D1" office:value-type="string">
              <text:p text:style-name="P22">Hibaüzenet (magyarul)</text:p>
            </table:table-cell>
          </table:table-row>
        </table:table-header-rows>
        <table:table-row table:style-name="Table10.1">
          <table:table-cell table:style-name="Table10.A2" office:value-type="float" office:value="201">
            <text:p text:style-name="P29">201</text:p>
          </table:table-cell>
          <table:table-cell table:style-name="Table10.B7" office:value-type="string">
            <text:p text:style-name="P30">MISSING_USERNAME_PASSWORD</text:p>
          </table:table-cell>
          <table:table-cell table:style-name="Table10.C7" office:value-type="string">
            <text:p text:style-name="P30">Missing username and/or password</text:p>
          </table:table-cell>
          <table:table-cell table:style-name="Table10.D7" office:value-type="string">
            <text:p text:style-name="P30">Hiányzó felhasználónév és/vagy jelszó</text:p>
          </table:table-cell>
        </table:table-row>
        <table:table-row table:style-name="Table10.1">
          <table:table-cell table:style-name="Table10.A2" office:value-type="float" office:value="202">
            <text:p text:style-name="P29">202</text:p>
          </table:table-cell>
          <table:table-cell table:style-name="Table10.B7" office:value-type="string">
            <text:p text:style-name="P30">BAD_USERNAME_PASSWORD</text:p>
          </table:table-cell>
          <table:table-cell table:style-name="Table10.C7" office:value-type="string">
            <text:p text:style-name="P30">Bad username and/or password</text:p>
          </table:table-cell>
          <table:table-cell table:style-name="Table10.D7" office:value-type="string">
            <text:p text:style-name="P30">Hibás felhasználónév és/vagy jelszó</text:p>
          </table:table-cell>
        </table:table-row>
        <table:table-row table:style-name="Table10.1">
          <table:table-cell table:style-name="Table10.A2" office:value-type="float" office:value="203">
            <text:p text:style-name="P29">203</text:p>
          </table:table-cell>
          <table:table-cell table:style-name="Table10.B7" office:value-type="string">
            <text:p text:style-name="P30">REMOTE_FUNCTION_ERROR</text:p>
          </table:table-cell>
          <table:table-cell table:style-name="Table10.C7" office:value-type="string">
            <text:p text:style-name="P30">Remote function error</text:p>
          </table:table-cell>
          <table:table-cell table:style-name="Table10.D7" office:value-type="string">
            <text:p text:style-name="P30">Távoli függvény hiba</text:p>
          </table:table-cell>
        </table:table-row>
        <table:table-row table:style-name="Table10.1">
          <table:table-cell table:style-name="Table10.A2" office:value-type="float" office:value="204">
            <text:p text:style-name="P29">204</text:p>
          </table:table-cell>
          <table:table-cell table:style-name="Table10.B7" office:value-type="string">
            <text:p text:style-name="P30">USER_REGISTRATED</text:p>
          </table:table-cell>
          <table:table-cell table:style-name="Table10.C7" office:value-type="string">
            <text:p text:style-name="P30">User has been already registrated</text:p>
          </table:table-cell>
          <table:table-cell table:style-name="Table10.D7" office:value-type="string">
            <text:p text:style-name="P30">A felhasználó már regisztrálva van</text:p>
          </table:table-cell>
        </table:table-row>
        <table:table-row table:style-name="Table10.1">
          <table:table-cell table:style-name="Table10.A2" office:value-type="float" office:value="205">
            <text:p text:style-name="P29">205</text:p>
          </table:table-cell>
          <table:table-cell table:style-name="Table10.B7" office:value-type="string">
            <text:p text:style-name="P30">DISABLED_CREATE_USER</text:p>
          </table:table-cell>
          <table:table-cell table:style-name="Table10.C7" office:value-type="string">
            <text:p text:style-name="P30">Disabled create new user</text:p>
          </table:table-cell>
          <table:table-cell table:style-name="Table10.D7" office:value-type="string">
            <text:p text:style-name="P30">Nincs engedélyezve új felhasználó hozzáadása</text:p>
          </table:table-cell>
        </table:table-row>
        <table:table-row table:style-name="Table10.1">
          <table:table-cell table:style-name="Table10.A2" office:value-type="float" office:value="206">
            <text:p text:style-name="P29">206</text:p>
          </table:table-cell>
          <table:table-cell table:style-name="Table10.B7" office:value-type="string">
            <text:p text:style-name="P30">FILE_EXIST</text:p>
          </table:table-cell>
          <table:table-cell table:style-name="Table10.C7" office:value-type="string">
            <text:p text:style-name="P30">File has been already exist</text:p>
          </table:table-cell>
          <table:table-cell table:style-name="Table10.D7" office:value-type="string">
            <text:p text:style-name="P30">A fájl már létezik</text:p>
          </table:table-cell>
        </table:table-row>
        <table:table-row table:style-name="Table10.1">
          <table:table-cell table:style-name="Table10.A2" office:value-type="float" office:value="207">
            <text:p text:style-name="P29">207</text:p>
          </table:table-cell>
          <table:table-cell table:style-name="Table10.B8" office:value-type="string">
            <text:p text:style-name="P30">FILE_NOT_EXIST</text:p>
          </table:table-cell>
          <table:table-cell table:style-name="Table10.C8" office:value-type="string">
            <text:p text:style-name="P30">File not exist</text:p>
          </table:table-cell>
          <table:table-cell table:style-name="Table10.D8" office:value-type="string">
            <text:p text:style-name="P30">A fájl nem létezik</text:p>
          </table:table-cell>
        </table:table-row>
      </table:table>
      <text:p text:style-name="P85"/>
      <text:h text:style-name="P225" text:outline-level="1"><text:bookmark-start text:name="__RefHeading___Toc2030_2266741128"/>Fejlesztői dokumentáció<text:bookmark-end text:name="__RefHeading___Toc2030_2266741128"/></text:h>
      <text:h text:style-name="P226" text:outline-level="2"><text:bookmark-start text:name="__RefHeading___Toc6857_2669422166"/>Megoldási terv<text:bookmark-end text:name="__RefHeading___Toc6857_2669422166"/></text:h>
      <text:p text:style-name="P79">A projekt két részből áll. Egy szerverből, és egy kliensből. A szerver pythonban íródik, a kliens JavaScript-ben.</text:p>
      <text:p text:style-name="P80">A szervernek két szerepe van.</text:p>
      <text:p text:style-name="P80">1. a statikus (html, és JavaScript) fájlok kiszolgálása</text:p>
      <text:p text:style-name="P80">2. a felhasználók fájljainak tárolása (fontos, hogy a szerver a felhasználókról minél kevesebbet tudjon, így minden, titkosan fog érkezni a szerverhez: felhasználó név, jelszó, fájlnév, fájl tartalom.)</text:p>
      <text:p text:style-name="P80"/>
      <text:h text:style-name="P229" text:outline-level="3"><text:bookmark-start text:name="__RefHeading___Toc6859_2669422166"/>Adat<text:span text:style-name="T183">tárolás</text:span><text:bookmark-end text:name="__RefHeading___Toc6859_2669422166"/></text:h>
      <text:h text:style-name="P244" text:outline-level="4"><text:bookmark-start text:name="__RefHeading___Toc6861_2669422166"/>Felhasználói adatok tárolása a szerveren<text:bookmark-end text:name="__RefHeading___Toc6861_2669422166"/></text:h>
      <text:p text:style-name="P78">A szerveren van egy mappa a felhasználóknak, ezt a <text:s/><text:span text:style-name="T23">data_dir</text:span><text:span text:style-name="T46"> </text:span><text:span text:style-name="T25">konfigurációval állíthatjuk be, hogy hol legyen.<text:line-break/>Ebben a mappában minden felhasználónak létrehozunk egy új mappát, amiben a már titkos adatokat tároljuk.<text:line-break/></text:span><text:span text:style-name="T51">A felhasználó mappájába a már előre titkosított fájlok vannak titkosított névvel.</text:span></text:p>
      <text:h text:style-name="P262" text:outline-level="5"><text:bookmark-start text:name="__RefHeading___Toc6863_2669422166"/>Felhasználó mappa <text:span text:style-name="T181">generálása</text:span><text:bookmark-end text:name="__RefHeading___Toc6863_2669422166"/></text:h>
      <text:p text:style-name="P81">Bemenet: felhasználónév, jelszó</text:p>
      <text:list xml:id="list118433573" text:style-name="L8">
        <text:list-item>
          <text:p text:style-name="P187">shaAlgoritmus = SHA256Salty(theConfig.server_salt)</text:p>
        </text:list-item>
        <text:list-item>
          <text:p text:style-name="P187">felhasználó_hash = shaAlgoritmus(felhasználónév)</text:p>
        </text:list-item>
        <text:list-item>
          <text:p text:style-name="P204"><text:span text:style-name="T48">jelszó_hash = </text:span><text:span text:style-name="T25">shaAlgoritmus(</text:span><text:span text:style-name="T48">jelszó</text:span><text:span text:style-name="T25">)</text:span></text:p>
        </text:list-item>
        <text:list-item>
          <text:p text:style-name="P204"><text:span text:style-name="T48">felhasználó_mappa</text:span><text:span text:style-name="T25"> = shaAlgoritmus(</text:span><text:span text:style-name="T48">concat(</text:span><text:span text:style-name="T25">felhasználó_hash, </text:span><text:span text:style-name="T48">jelszó_hash )</text:span><text:span text:style-name="T25">)</text:span></text:p>
        </text:list-item>
      </text:list>
      <text:p text:style-name="P65"><text:soft-page-break/>Megjegyzések</text:p>
      <text:list xml:id="list4104555517" text:style-name="L9">
        <text:list-item>
          <text:p text:style-name="P189">a 2. és 3. lépés jellemzően a kliens oldalon történik meg (csak a CLI regisztrálásnál történik szerver oldalon), így a szerver már a felhasználó nevét is titkosan kapja meg.</text:p>
        </text:list-item>
        <text:list-item>
          <text:p text:style-name="P206"><text:span text:style-name="T25">Az <text:s/></text:span><text:span text:style-name="T47">SHA256Salty </text:span><text:span text:style-name="T25">algoritmus kicserélhető, és ki is kell cserélni hosszútávon valami lassabbra</text:span></text:p>
        </text:list-item>
        <text:list-item>
          <text:p text:style-name="P205"><text:span text:style-name="T49">A </text:span><text:span text:style-name="T25">theConfig.server_salt </text:span><text:span text:style-name="T49">konfigurálható, lásd a konfig fejezetet</text:span></text:p>
        </text:list-item>
        <text:list-item>
          <text:p text:style-name="P206"><text:span text:style-name="T25">az SHA256Salty visszatérési értéke </text:span><text:span text:style-name="T50">hexadecimális</text:span><text:span text:style-name="T25"> számrendszerben ábrázolt számok (00-ff)</text:span></text:p>
        </text:list-item>
        <text:list-item>
          <text:p text:style-name="P190">Az SHA256Salty algoritmust lásd lejjebb</text:p>
        </text:list-item>
      </text:list>
      <text:h text:style-name="P257" text:outline-level="4"><text:bookmark-start text:name="__RefHeading___Toc6865_2669422166"/>Fájlnevek<text:bookmark-end text:name="__RefHeading___Toc6865_2669422166"/></text:h>
      <text:p text:style-name="P119">A titkosítatlan fájlnevek tartalmazzák a fájlok kiterjesztését (jelenleg .txt vagy .phb (szöveges fájl, vagy telefonkönyv fájl)</text:p>
      <text:p text:style-name="P117">A fájlnevek a következéképp generálódnak (ez minden esetben a kliens oldalon történik)</text:p>
      <text:p text:style-name="P117">Bemenet: jelszó, fájlnév</text:p>
      <text:list xml:id="list835358676" text:style-name="L10">
        <text:list-item>
          <text:p text:style-name="P188">shaAlgoritmus = SHA256Salty(theConfig.server_salt)</text:p>
        </text:list-item>
        <text:list-item>
          <text:p text:style-name="P191">fájl_név_hash = shaAlgorimus(concat(jelszó, jelszó))</text:p>
        </text:list-item>
        <text:list-item>
          <text:p text:style-name="P191">fájl_név = AESEncryptor(fájl_név_hash, fájl_név)</text:p>
        </text:list-item>
      </text:list>
      <text:p text:style-name="P118">Megjegyzések:</text:p>
      <text:list xml:id="list2951670490" text:style-name="L11">
        <text:list-item>
          <text:p text:style-name="P207">Az shaAlgoritmus cserélhető, és érdemes is lesz valami lassabbra cserélni</text:p>
        </text:list-item>
        <text:list-item>
          <text:p text:style-name="P192">AESEncryptor <text:span text:style-name="T184">algoritmust lásd lejjebb. (ez is cserélhető lesz)</text:span></text:p>
        </text:list-item>
        <text:list-item>
          <text:p text:style-name="P193">Jelenleg ugyanazt a jelszót használom a fájlok nevének titkosításához, mint a szerver eléréséhez, de másképp hash-elem le. (a szervernél szimplán a jelszót hashelem, itt meg a jelszót kétszer leírva hashelem, de ha a szerver oldali jelszót sikerül feltörni, akkor ezt is.</text:p>
        </text:list-item>
      </text:list>
      <text:h text:style-name="P258" text:outline-level="4"><text:bookmark-start text:name="__RefHeading___Toc6867_2669422166"/><text:soft-page-break/>Titkosított fájl (SecretFile)<text:bookmark-end text:name="__RefHeading___Toc6867_2669422166"/></text:h>
      <text:p text:style-name="P120">A titkos fájl két részből áll:</text:p>
      <text:p text:style-name="P120">Van egy fájlnév (lásd feljebb), és egy fájl tartalom.</text:p>
      <text:p text:style-name="P120">A Titkosított fájl tartalmának felépítése:</text:p>
      <text:p text:style-name="P120">titkosítatlan_tartalom = concat(időbélyeg, "|", <text:s/>tartalom)</text:p>
      <text:p text:style-name="P120">titkosított tartalom: <text:s/><text:span text:style-name="T52">AESEncryptor</text:span><text:span text:style-name="T53">(</text:span><text:span text:style-name="T54">fájl jelszó, </text:span><text:span text:style-name="T53">titkosítatlan_tartalom)</text:span></text:p>
      <text:p text:style-name="P121"><text:span text:style-name="T53">M</text:span><text:span text:style-name="T25">egjegyzés</text:span><text:span text:style-name="T55">ek</text:span></text:p>
      <text:list xml:id="list3344345749" text:style-name="L12">
        <text:list-item>
          <text:p text:style-name="P194">az időbélyeg 1970 január 1. 0:00:00 másodpercétől eltelt másodpercek száma</text:p>
        </text:list-item>
        <text:list-item>
          <text:p text:style-name="P194">Az AESEncryptor majd kicserélhető lesz</text:p>
        </text:list-item>
      </text:list>
      <text:h text:style-name="Heading_20_4" text:outline-level="4"><text:bookmark-start text:name="__RefHeading___Toc6869_2669422166"/>AESEncryptor <text:span text:style-name="T185">formátuma</text:span><text:bookmark-end text:name="__RefHeading___Toc6869_2669422166"/></text:h>
      <text:list xml:id="list2076650297" text:style-name="L13">
        <text:list-item>
          <text:p text:style-name="P208">hash = sha256(<text:span text:style-name="T185">adat</text:span>)</text:p>
        </text:list-item>
        <text:list-item>
          <text:p text:style-name="P209"><text:span text:style-name="T185">titkosítatlan</text:span> = <text:span text:style-name="T186">concat(</text:span>hash, <text:span text:style-name="T185">adat)</text:span></text:p>
        </text:list-item>
        <text:list-item>
          <text:p text:style-name="P210">titkosított = AES256(titkosítatlan)</text:p>
        </text:list-item>
      </text:list>
      <text:p text:style-name="P122">Megjegyzés</text:p>
      <text:list xml:id="list4199782247" text:style-name="L14">
        <text:list-item>
          <text:p text:style-name="P211">A hash egy ellenőrző összeg, <text:span text:style-name="T187">és mindig 64 hosszú string (0-f), mert 16-os számrendszerben van ábrázolva</text:span></text:p>
        </text:list-item>
        <text:list-item>
          <text:p text:style-name="P213">A kimenet byte sorozat.</text:p>
        </text:list-item>
      </text:list>
      <text:h text:style-name="P259" text:outline-level="4"><text:bookmark-start text:name="__RefHeading___Toc6871_2669422166"/>Txt<text:span text:style-name="T188"> </text:span>fájl <text:span text:style-name="T188">(.txt)</text:span> formátuma<text:bookmark-end text:name="__RefHeading___Toc6871_2669422166"/></text:h>
      <text:p text:style-name="P121">A txt fájl <text:span text:style-name="T187">4</text:span> rétegből áll.</text:p>
      <text:list xml:id="list3341031059" text:style-name="L15">
        <text:list-item>
          <text:p text:style-name="P214">titkosítatlan szöveg ( txt )</text:p>
        </text:list-item>
        <text:list-item>
          <text:p text:style-name="P214">Minden txt fájl egy Titkosított fájl ( <text:span text:style-name="T187">&lt;időbélyeg&gt;|&lt;txt&gt; )</text:span></text:p>
        </text:list-item>
        <text:list-item>
          <text:p text:style-name="P212">Minden Titkosított fájl AESEncryptor-t használ, így (&lt;hash&gt;&lt;időbélyeg&gt;|&lt;txt&gt;) alakú</text:p>
        </text:list-item>
        <text:list-item>
          <text:p text:style-name="P215">Az AES titkosított adat</text:p>
        </text:list-item>
      </text:list>
      <text:h text:style-name="P260" text:outline-level="4"><text:bookmark-start text:name="__RefHeading___Toc6873_2669422166"/>Telefonkönyv fájl (.phb) formátuma<text:bookmark-end text:name="__RefHeading___Toc6873_2669422166"/></text:h>
      <text:p text:style-name="P123">Három rétegből áll:</text:p>
      <text:list xml:id="list3642518299" text:style-name="L16">
        <text:list-item>
          <text:p text:style-name="P216">Titkosított adat (AESEncryptor-ral titkosítva<text:span text:style-name="T190">)</text:span></text:p>
        </text:list-item>
        <text:list-item>
          <text:p text:style-name="P216"><text:soft-page-break/><text:span text:style-name="T190">A</text:span>z első kicsomagolás után</text:p>
          <text:p text:style-name="P216">{</text:p>
          <text:p text:style-name="P216"><text:s text:c="2"/>"becenév1":&lt;titkosított <text:span text:style-name="T191">kontakt adat</text:span>&gt;,</text:p>
          <text:p text:style-name="P216"><text:s text:c="2"/>"becenév2":&lt;titkosított <text:span text:style-name="T191">kontakt adat</text:span>&gt;</text:p>
          <text:p text:style-name="P216">}</text:p>
        </text:list-item>
        <text:list-item>
          <text:p text:style-name="P216">Titkosítatlan <text:span text:style-name="T191">kontakt adat</text:span><text:line-break/>{</text:p>
          <text:p text:style-name="P216"><text:s text:c="2"/>"full_name":"&lt;teljes név&gt;",</text:p>
          <text:p text:style-name="P216"><text:s text:c="2"/>"phone_numbers":[</text:p>
          <text:p text:style-name="P216"><text:s text:c="4"/>{</text:p>
          <text:p text:style-name="P216"><text:s text:c="6"/>"type":"&lt;telefon típus&gt;",</text:p>
          <text:p text:style-name="P216"><text:s text:c="6"/>"number":"&lt;telefonszám&gt;"</text:p>
          <text:p text:style-name="P216"><text:s text:c="4"/>}</text:p>
          <text:p text:style-name="P216"><text:s text:c="2"/>]</text:p>
          <text:p text:style-name="P216"><text:s text:c="2"/>"address":"&lt;cím&gt;",</text:p>
          <text:p text:style-name="P216"><text:s text:c="2"/>"description":"&lt;leírás&gt;"</text:p>
          <text:p text:style-name="P216">}</text:p>
        </text:list-item>
      </text:list>
      <text:p text:style-name="P124">Megjegyzések:</text:p>
      <text:list xml:id="list2581861454" text:style-name="L17">
        <text:list-item>
          <text:p text:style-name="P217">Az AESEncryptor kicserélhető lesz</text:p>
        </text:list-item>
        <text:list-item>
          <text:p text:style-name="P217">A <text:span text:style-name="T189">&lt;titkosított becenévadat&gt; </text:span>is ugyanazzal az jelszóval, és ugyanazzal az encryptorral van jelenleg titkosítva.</text:p>
        </text:list-item>
        <text:list-item>
          <text:p text:style-name="P218">Mivel a <text:span text:style-name="T189">&lt;titkosított kontakt adat&gt; </text:span>külön titkosítva van, így a memoriában mindig csak egy kontaktnak látszanak <text:span text:style-name="T192">az adatai.</text:span></text:p>
        </text:list-item>
      </text:list>
      <text:h text:style-name="P230" text:outline-level="3"><text:bookmark-start text:name="__RefHeading___Toc41876_2481480802"/>Szerver oldal<text:bookmark-end text:name="__RefHeading___Toc41876_2481480802"/></text:h>
      <text:h text:style-name="P261" text:outline-level="4"><text:bookmark-start text:name="__RefHeading___Toc41878_2481480802"/>Mappa és fájl struktúrájának áttekintése<text:bookmark-end text:name="__RefHeading___Toc41878_2481480802"/></text:h>
      <text:p text:style-name="P126">src/web</text:p>
      <text:p text:style-name="P125"><text:span text:style-name="T121">├── </text:span><text:a xlink:type="simple" xlink:href="../../../../../../../../common/" text:style-name="Internet_20_link" text:visited-style-name="Visited_20_Internet_20_Link">common</text:a><text:span text:style-name="T128"> – A gyakran használt egyszerű függvények, osztályok helye<text:line-break/></text:span><text:span text:style-name="T121">│   ├── </text:span><text:a xlink:type="simple" xlink:href="../../../../../../../../common/dictgenerator.py" text:style-name="Internet_20_link" text:visited-style-name="Visited_20_Internet_20_Link">dictgenerator.py</text:a><text:span text:style-name="T128"> – JSON-t generál dictionaryból<text:line-break/></text:span><text:soft-page-break/><text:span text:style-name="T121">│   ├── </text:span><text:a xlink:type="simple" xlink:href="../../../../../../../../common/generatedby.py" text:style-name="Internet_20_link" text:visited-style-name="Visited_20_Internet_20_Link">generatedby.py</text:a><text:span text:style-name="T128"> – HTML és JavaScript fájlokba írja bele, melyik fájl, és mikor generálta (még fejleszteni kell)<text:line-break/></text:span><text:span text:style-name="T121">│   ├── </text:span><text:a xlink:type="simple" xlink:href="../../../../../../../../common/__init__.py" text:style-name="Internet_20_link" text:visited-style-name="Visited_20_Internet_20_Link">__init__.py</text:a><text:span text:style-name="T128"> – Csomag init fájlja<text:line-break/></text:span><text:span text:style-name="T121">│   ├── </text:span><text:a xlink:type="simple" xlink:href="../../../../../../../../common/kill_log.py" text:style-name="Internet_20_link" text:visited-style-name="Visited_20_Internet_20_Link">kill_log.py</text:a><text:span text:style-name="T128"> – Ha valamiért leáll a program, loggoljuk ki<text:line-break/></text:span><text:span text:style-name="T121">│   ├── </text:span><text:a xlink:type="simple" xlink:href="../../../../../../../../common/singleton.py" text:style-name="Internet_20_link" text:visited-style-name="Visited_20_Internet_20_Link">singleton.py</text:a><text:span text:style-name="T128"> – Singleton osztály<text:line-break/></text:span><text:span text:style-name="T121">│   └── </text:span><text:a xlink:type="simple" xlink:href="../../../../../../../../common/the_project_paths.py" text:style-name="Internet_20_link" text:visited-style-name="Visited_20_Internet_20_Link">the_project_paths.py</text:a><text:span text:style-name="T128"> – A projekt fontosabb mappáit tartalmazza<text:line-break/></text:span><text:span text:style-name="T121">├── </text:span><text:a xlink:type="simple" xlink:href="../../../../../../../../config/" text:style-name="Internet_20_link" text:visited-style-name="Visited_20_Internet_20_Link">config</text:a><text:span text:style-name="T128"> – A projekt összes beállítását itt egyben kezelem<text:line-break/></text:span><text:span text:style-name="T121">│   ├── </text:span><text:a xlink:type="simple" xlink:href="../../../../../../../../config/arg.py" text:style-name="Internet_20_link" text:visited-style-name="Visited_20_Internet_20_Link">arg.py</text:a><text:span text:style-name="T128"> – A beállítások argumentum típusai<text:line-break/></text:span><text:span text:style-name="T121">│   ├── </text:span><text:a xlink:type="simple" xlink:href="../../../../../../../../config/config_base.py" text:style-name="Internet_20_link" text:visited-style-name="Visited_20_Internet_20_Link">config_base.py</text:a><text:span text:style-name="T128"> – A the_config őse. Garantálja, hogy singleton legyen<text:line-break/></text:span><text:span text:style-name="T121">│   ├── </text:span><text:a xlink:type="simple" xlink:href="../../../../../../../../config/config_factory.py" text:style-name="Internet_20_link" text:visited-style-name="Visited_20_Internet_20_Link">config_factory.py</text:a><text:span text:style-name="T128"> – A config osztály létrehozója<text:line-break/></text:span><text:span text:style-name="T121">│   ├── </text:span><text:a xlink:type="simple" xlink:href="../../../../../../../../config/__init__.py" text:style-name="Internet_20_link" text:visited-style-name="Visited_20_Internet_20_Link">__init__.py</text:a><text:span text:style-name="T128"> – A csomag inicializálója<text:line-break/></text:span><text:span text:style-name="T121">│   ├── </text:span><text:a xlink:type="simple" xlink:href="../../../../../../../../config/the_config.py" text:style-name="Internet_20_link" text:visited-style-name="Visited_20_Internet_20_Link">the_config.py</text:a><text:span text:style-name="T128"> – A konfig opciók </text:span><text:span text:style-name="T129">(ide lehet új beállításokat rakni)</text:span><text:span text:style-name="T128"><text:line-break/></text:span><text:span text:style-name="T121">│   ├── </text:span><text:a xlink:type="simple" xlink:href="../../../../../../../../config/the_config_variables.py" text:style-name="Internet_20_link" text:visited-style-name="Visited_20_Internet_20_Link">the_config_variables.py</text:a><text:span text:style-name="T128"> – A konfigurációs változók, amiket aztán fel lehet használni a konfiguráció írásakor<text:line-break/></text:span><text:span text:style-name="T121">│   └── </text:span><text:a xlink:type="simple" xlink:href="../../../../../../../../config/tools.py" text:style-name="Internet_20_link" text:visited-style-name="Visited_20_Internet_20_Link">tools.py</text:a><text:span text:style-name="T128"> – </text:span><text:span text:style-name="T129">Segéd eszközök a konfighoz</text:span><text:span text:style-name="T128"><text:line-break/></text:span><text:span text:style-name="T121">├── </text:span><text:a xlink:type="simple" xlink:href="../../../../../../../../data_manager/" text:style-name="Internet_20_link" text:visited-style-name="Visited_20_Internet_20_Link">data_manager</text:a><text:span text:style-name="T128"> – </text:span><text:span text:style-name="T129">A felhasználói adatok kezelése</text:span><text:span text:style-name="T128"><text:line-break/></text:span><text:span text:style-name="T121">│   ├── </text:span><text:a xlink:type="simple" xlink:href="../../../../../../../../data_manager/file_manager.py" text:style-name="Internet_20_link" text:visited-style-name="Visited_20_Internet_20_Link">file_manager.py</text:a><text:span text:style-name="T128"> – </text:span><text:span text:style-name="T129">Fájlok (és mappák) kezelése</text:span><text:span text:style-name="T128"><text:line-break/></text:span><text:span text:style-name="T121">│   └── </text:span><text:a xlink:type="simple" xlink:href="../../../../../../../../data_manager/__init__.py" text:style-name="Internet_20_link" text:visited-style-name="Visited_20_Internet_20_Link">__init__.py</text:a><text:span text:style-name="T128"> – </text:span><text:span text:style-name="T129">A csomag inicializálója</text:span><text:span text:style-name="T128"><text:line-break/></text:span><text:span text:style-name="T121">├── </text:span><text:a xlink:type="simple" xlink:href="../../../../../../../../error_object/" text:style-name="Internet_20_link" text:visited-style-name="Visited_20_Internet_20_Link">error_object</text:a><text:span text:style-name="T128"> – </text:span><text:span text:style-name="T129">Központosított hiba objektumok, a szerveren és a kliens oldalon is elérhetőek</text:span><text:span text:style-name="T128"><text:line-break/></text:span><text:span text:style-name="T121">│   ├── </text:span><text:a xlink:type="simple" xlink:href="../../../../../../../../error_object/enum2.py" text:style-name="Internet_20_link" text:visited-style-name="Visited_20_Internet_20_Link">enum2.py</text:a><text:span text:style-name="T128"> – </text:span><text:span text:style-name="T129">Enum kibővítése</text:span><text:span text:style-name="T128"><text:line-break/></text:span><text:span text:style-name="T121">│   ├── </text:span><text:a xlink:type="simple" xlink:href="../../../../../../../../error_object/error_object.py" text:style-name="Internet_20_link" text:visited-style-name="Visited_20_Internet_20_Link">error_object.py</text:a><text:span text:style-name="T128"> – </text:span><text:span text:style-name="T129">Egy Hiba objektum osztálya</text:span><text:span text:style-name="T128"><text:line-break/></text:span><text:span text:style-name="T121">│   ├── </text:span><text:a xlink:type="simple" xlink:href="../../../../../../../../error_object/error_type_enum.py" text:style-name="Internet_20_link" text:visited-style-name="Visited_20_Internet_20_Link">error_type_enum.py</text:a><text:span text:style-name="T128"> – </text:span><text:span text:style-name="T129">A hibák típusának enum-ja</text:span><text:span text:style-name="T128"><text:line-break/></text:span><text:span text:style-name="T121">│   ├── </text:span><text:a xlink:type="simple" xlink:href="../../../../../../../../error_object/error_type.py" text:style-name="Internet_20_link" text:visited-style-name="Visited_20_Internet_20_Link">error_type.py</text:a><text:span text:style-name="T128"> </text:span><text:span text:style-name="T129">Egy hiba típus osztálya</text:span><text:span text:style-name="T128"><text:line-break/></text:span><text:span text:style-name="T121">│   ├── </text:span><text:a xlink:type="simple" xlink:href="../../../../../../../../error_object/error_types.py" text:style-name="Internet_20_link" text:visited-style-name="Visited_20_Internet_20_Link">error_types.py</text:a><text:span text:style-name="T128"> – </text:span><text:span text:style-name="T129">Az összes fajta hiba típus (új hibatípust ide kell felvenni)</text:span><text:span text:style-name="T128"><text:line-break/></text:span><text:span text:style-name="T121">│   ├── </text:span><text:a xlink:type="simple" xlink:href="../../../../../../../../error_object/get_error_type_dict.py" text:style-name="Internet_20_link" text:visited-style-name="Visited_20_Internet_20_Link">get_error_type_dict.py</text:a><text:span text:style-name="T128"> – </text:span><text:span text:style-name="T129">Egy json-t csinál a hibatípusokból</text:span><text:span text:style-name="T128"><text:line-break/></text:span><text:span text:style-name="T121">│   └── </text:span><text:a xlink:type="simple" xlink:href="../../../../../../../../error_object/__init__.py" text:style-name="Internet_20_link" text:visited-style-name="Visited_20_Internet_20_Link">__init__.py</text:a><text:span text:style-name="T128"> – </text:span><text:span text:style-name="T129">A projekt inicializálója</text:span><text:span text:style-name="T128"><text:line-break/></text:span><text:span text:style-name="T121">├── </text:span><text:a xlink:type="simple" xlink:href="../../../../../../../../js_generator/" text:style-name="Internet_20_link" text:visited-style-name="Visited_20_Internet_20_Link">js_generator</text:a><text:span text:style-name="T128"> – </text:span><text:span text:style-name="T129">JavaScript-et generál</text:span><text:span text:style-name="T128"><text:line-break/></text:span><text:span text:style-name="T121">│   ├── </text:span><text:a xlink:type="simple" xlink:href="../../../../../../../../js_generator/__init__.py" text:style-name="Internet_20_link" text:visited-style-name="Visited_20_Internet_20_Link">__init__.py</text:a><text:span text:style-name="T128"> – </text:span><text:span text:style-name="T129">A projekt inicializálója</text:span><text:span text:style-name="T128"><text:line-break/></text:span><text:span text:style-name="T121">│   └── </text:span><text:a xlink:type="simple" xlink:href="../../../../../../../../js_generator/js_generator.py" text:style-name="Internet_20_link" text:visited-style-name="Visited_20_Internet_20_Link">js_generator.py</text:a><text:span text:style-name="T128"> – </text:span><text:span text:style-name="T129">JavaScript generátor</text:span><text:span text:style-name="T128"><text:line-break/></text:span><text:span text:style-name="T121">├── </text:span><text:a xlink:type="simple" xlink:href="../../../../../../../../log/" text:style-name="Internet_20_link" text:visited-style-name="Visited_20_Internet_20_Link">log</text:a><text:span text:style-name="T128"> – </text:span><text:span text:style-name="T129">Logokért felelős csomag</text:span><text:span text:style-name="T128"><text:line-break/></text:span><text:span text:style-name="T121">│   ├── </text:span><text:a xlink:type="simple" xlink:href="../../../../../../../../log/__init__.py" text:style-name="Internet_20_link" text:visited-style-name="Visited_20_Internet_20_Link">__init__.py</text:a><text:span text:style-name="T128"> –</text:span><text:span text:style-name="T129"> A csomag inicializálója</text:span><text:span text:style-name="T128"><text:line-break/></text:span><text:span text:style-name="T121">│   └── </text:span><text:a xlink:type="simple" xlink:href="../../../../../../../../log/log.py" text:style-name="Internet_20_link" text:visited-style-name="Visited_20_Internet_20_Link">log.py</text:a><text:span text:style-name="T128"> – </text:span><text:span text:style-name="T129">A python logging inicializálása</text:span><text:span text:style-name="T128"><text:line-break/></text:span><text:span text:style-name="T121">├── </text:span><text:a xlink:type="simple" xlink:href="../../../../../../../../rpc_wrapper/" text:style-name="Internet_20_link" text:visited-style-name="Visited_20_Internet_20_Link">rpc_wrapper</text:a><text:span text:style-name="T128"> – </text:span><text:span text:style-name="T129">A szerver és a kliens közötti kommunikációért felelős osztály “felső rétege”, a meghívható függvények gyüjteménye, és authentikálás biztosítása</text:span><text:span text:style-name="T128"><text:line-break/></text:span><text:span text:style-name="T121">│   ├── </text:span><text:a xlink:type="simple" xlink:href="../../../../../../../../rpc_wrapper/auth_wrapper.py" text:style-name="Internet_20_link" text:visited-style-name="Visited_20_Internet_20_Link">auth_wrapper.py</text:a><text:span text:style-name="T128"> – </text:span><text:span text:style-name="T129">A hitelesítésért felelős wrapper függvény</text:span><text:span text:style-name="T128"><text:line-break/></text:span><text:soft-page-break/><text:span text:style-name="T121">│   ├── </text:span><text:a xlink:type="simple" xlink:href="../../../../../../../../rpc_wrapper/__init__.py" text:style-name="Internet_20_link" text:visited-style-name="Visited_20_Internet_20_Link">__init__.py</text:a><text:span text:style-name="T128"> –</text:span><text:span text:style-name="T129"> A csomag inicializálása</text:span><text:span text:style-name="T128"><text:line-break/></text:span><text:span text:style-name="T121">│   ├── </text:span><text:a xlink:type="simple" xlink:href="../../../../../../../../rpc_wrapper/rpc_wrapper.py" text:style-name="Internet_20_link" text:visited-style-name="Visited_20_Internet_20_Link">rpc_wrapper.py</text:a><text:span text:style-name="T128"> – </text:span><text:span text:style-name="T129">A függvények, amiket a kliens is elér</text:span><text:span text:style-name="T128"><text:line-break/></text:span><text:span text:style-name="T121">│   └── </text:span><text:a xlink:type="simple" xlink:href="../../../../../../../../rpc_wrapper/web_method.py" text:style-name="Internet_20_link" text:visited-style-name="Visited_20_Internet_20_Link">web_method.py</text:a><text:span text:style-name="T128"> – </text:span><text:span text:style-name="T130">Jelzi az prc_wrapperben, ha egy függvény elérhető a kliens oldalon is</text:span><text:span text:style-name="T128"><text:line-break/></text:span><text:span text:style-name="T121">├── </text:span><text:a xlink:type="simple" xlink:href="../../../../../../../../server/" text:style-name="Internet_20_link" text:visited-style-name="Visited_20_Internet_20_Link">server</text:a><text:span text:style-name="T128"> – </text:span><text:span text:style-name="T131">Tornado webserver, mind a statikus adatok kiszolgálásáért, mind az RPC “alsó rétegéért felel”</text:span><text:span text:style-name="T128"><text:line-break/></text:span><text:span text:style-name="T121">│   ├── </text:span><text:a xlink:type="simple" xlink:href="../../../../../../../../server/data_request_handler.py" text:style-name="Internet_20_link" text:visited-style-name="Visited_20_Internet_20_Link">data_request_handler.py</text:a><text:span text:style-name="T128"> – </text:span><text:span text:style-name="T131">A generált adatokért: felel </text:span><text:a xlink:type="simple" xlink:href="https://localhost:9443/generated/data.js" office:target-frame-name="_blank" xlink:show="new" text:style-name="Internet_20_link" text:visited-style-name="Visited_20_Internet_20_Link"><text:span text:style-name="T142">generated/data.js</text:span></text:a><text:span text:style-name="T131"> <text:s/></text:span><text:span text:style-name="T128"><text:line-break/></text:span><text:span text:style-name="T121">│   ├── </text:span><text:a xlink:type="simple" xlink:href="../../../../../../../../server/__init__.py" text:style-name="Internet_20_link" text:visited-style-name="Visited_20_Internet_20_Link">__init__.py</text:a><text:span text:style-name="T128"> – </text:span><text:span text:style-name="T131">A csomag inicializálása</text:span><text:span text:style-name="T128"><text:line-break/></text:span><text:span text:style-name="T121">│   ├── </text:span><text:a xlink:type="simple" xlink:href="../../../../../../../../server/redirector_request_handler_factory.py" text:style-name="Internet_20_link" text:visited-style-name="Visited_20_Internet_20_Link">redirector_request_handler_factory.py</text:a><text:span text:style-name="T128"> – </text:span><text:span text:style-name="T131">HTTP szerver, ami átirányít a titkosított szerverre</text:span><text:span text:style-name="T128"><text:line-break/></text:span><text:span text:style-name="T121">│   ├── </text:span><text:a xlink:type="simple" xlink:href="../../../../../../../../server/rpc_request_post_handler_factory.py" text:style-name="Internet_20_link" text:visited-style-name="Visited_20_Internet_20_Link">rpc_request_post_handler_factory.py</text:a><text:span text:style-name="T128"> – </text:span><text:span text:style-name="T131">JSON RPC hívások POST protokollon keresztül</text:span><text:span text:style-name="T128"><text:line-break/></text:span><text:span text:style-name="T121">│   ├── </text:span><text:a xlink:type="simple" xlink:href="../../../../../../../../server/rpc_request_ws_handler_factory.py" text:style-name="Internet_20_link" text:visited-style-name="Visited_20_Internet_20_Link">rpc_request_ws_handler_factory.py</text:a><text:span text:style-name="T128"> – </text:span><text:span text:style-name="T131">JSON RPC hívások WebSocket protokollon keresztül</text:span><text:span text:style-name="T128"><text:line-break/></text:span><text:span text:style-name="T121">│   ├── </text:span><text:a xlink:type="simple" xlink:href="../../../../../../../../server/rpc_wrapper_factory.py" text:style-name="Internet_20_link" text:visited-style-name="Visited_20_Internet_20_Link">rpc_wrapper_factory.py</text:a><text:span text:style-name="T128"> – </text:span><text:span text:style-name="T131">Az RPC szerver létrehozása</text:span><text:span text:style-name="T128"><text:line-break/></text:span><text:span text:style-name="T121">│   └── </text:span><text:a xlink:type="simple" xlink:href="../../../../../../../../server/web_request_handler_factory.py" text:style-name="Internet_20_link" text:visited-style-name="Visited_20_Internet_20_Link">web_request_handler_factory.py</text:a><text:span text:style-name="T128"> – </text:span><text:span text:style-name="T131">A statikus fájlok kiszolgálója</text:span><text:span text:style-name="T128"><text:line-break/></text:span><text:span text:style-name="T121">├── </text:span><text:a xlink:type="simple" xlink:href="../../../../../../../../sha256Salty/" text:style-name="Internet_20_link" text:visited-style-name="Visited_20_Internet_20_Link">sha256Salty</text:a><text:span text:style-name="T128"> – </text:span><text:span text:style-name="T132">Hashelés SHA256 sózással csomagja</text:span><text:span text:style-name="T128"><text:line-break/></text:span><text:span text:style-name="T121">│   ├── </text:span><text:a xlink:type="simple" xlink:href="../../../../../../../../sha256Salty/__init__.py" text:style-name="Internet_20_link" text:visited-style-name="Visited_20_Internet_20_Link">__init__.py</text:a><text:span text:style-name="T128"> – </text:span><text:span text:style-name="T132">Csomag inicializálása</text:span><text:span text:style-name="T128"><text:line-break/></text:span><text:span text:style-name="T121">│   ├── </text:span><text:a xlink:type="simple" xlink:href="../../../../../../../../sha256Salty/sha256Salty2.py" text:style-name="Internet_20_link" text:visited-style-name="Visited_20_Internet_20_Link">sha256Salty2.py</text:a><text:span text:style-name="T128"> – </text:span><text:span text:style-name="T132">Az egyik sózott hash algoritmus</text:span><text:span text:style-name="T128"><text:line-break/></text:span><text:span text:style-name="T121">│   └── </text:span><text:a xlink:type="simple" xlink:href="../../../../../../../../sha256Salty/sha256Salty.py" text:style-name="Internet_20_link" text:visited-style-name="Visited_20_Internet_20_Link">sha256Salty.py</text:a><text:span text:style-name="T128"> – </text:span><text:span text:style-name="T132">A másik sózott hash algoritmus</text:span><text:span text:style-name="T128"><text:line-break/></text:span><text:span text:style-name="T121">├── </text:span><text:a xlink:type="simple" xlink:href="../../../../../../../../config.json" text:style-name="Internet_20_link" text:visited-style-name="Visited_20_Internet_20_Link">config.json</text:a><text:span text:style-name="T128"> – </text:span><text:span text:style-name="T133">Config fájl (nem verziókövetett)</text:span><text:span text:style-name="T128"><text:line-break/></text:span><text:span text:style-name="T121">├── </text:span><text:a xlink:type="simple" xlink:href="../../../../../../../../config.sample.json" text:style-name="Internet_20_link" text:visited-style-name="Visited_20_Internet_20_Link">config.sample.json</text:a><text:span text:style-name="T128"> – </text:span><text:span text:style-name="T133">Config fájl példa verziókövetett</text:span><text:span text:style-name="T128"><text:line-break/></text:span><text:span text:style-name="T121">├── </text:span><text:a xlink:type="simple" xlink:href="../../../../../../../../config.test.json" text:style-name="Internet_20_link" text:visited-style-name="Visited_20_Internet_20_Link">config.test.json</text:a><text:span text:style-name="T128"> – </text:span><text:span text:style-name="T133">Config fájl, a config.*.json fájlok nem verziókövetettek kivétel a sample</text:span><text:span text:style-name="T128"><text:line-break/></text:span><text:span text:style-name="T121">├── </text:span><text:a xlink:type="simple" xlink:href="../../../../../../../../create_user.py" text:style-name="Internet_20_link" text:visited-style-name="Visited_20_Internet_20_Link">create_user.py</text:a><text:span text:style-name="T128"> – </text:span><text:span text:style-name="T133">Felhasználó létrehozása</text:span><text:span text:style-name="T128"><text:line-break/></text:span><text:span text:style-name="T121">├── </text:span><text:a xlink:type="simple" xlink:href="../../../../../../../../run_server.py" text:style-name="Internet_20_link" text:visited-style-name="Visited_20_Internet_20_Link">run_server.py</text:a><text:span text:style-name="T128"> – </text:span><text:span text:style-name="T133">szerver inicializálása, és futtatása</text:span><text:span text:style-name="T128"><text:line-break/></text:span><text:span text:style-name="T121">├── </text:span><text:a xlink:type="simple" xlink:href="../../../../../../../../tools_create_config_csv.py" text:style-name="Internet_20_link" text:visited-style-name="Visited_20_Internet_20_Link">tools_create_config_csv.py</text:a><text:span text:style-name="T128"> – </text:span><text:span text:style-name="T133">A configokból csinál csv-t</text:span><text:span text:style-name="T128"><text:line-break/></text:span><text:span text:style-name="T121">├── </text:span><text:a xlink:type="simple" xlink:href="../../../../../../../../tools_create_config_ods.py" text:style-name="Internet_20_link" text:visited-style-name="Visited_20_Internet_20_Link">tools_create_config_ods.py</text:a><text:span text:style-name="T128"> – </text:span><text:span text:style-name="T133">A configokból csinál ods-t</text:span><text:span text:style-name="T128"><text:line-break/></text:span><text:span text:style-name="T121">├── </text:span><text:a xlink:type="simple" xlink:href="../../../../../../../../tools_create_html_file_dict.py" text:style-name="Internet_20_link" text:visited-style-name="Visited_20_Internet_20_Link">tools_create_html_file_dict.py</text:a><text:span text:style-name="T128"> – </text:span><text:span text:style-name="T134">A statikus html fájlok nevéből csinál egy JSON-t</text:span><text:span text:style-name="T128"><text:line-break/></text:span><text:span text:style-name="T121">└── </text:span><text:a xlink:type="simple" xlink:href="../../../../../../../../tools_getclasses.py" text:style-name="Internet_20_link" text:visited-style-name="Visited_20_Internet_20_Link">tools_getclasses.py</text:a><text:span text:style-name="T128"> – </text:span><text:span text:style-name="T134">Az összes html fájlból kinyeri a class mezőket</text:span><text:span text:style-name="T128"><text:line-break/></text:span></text:p>
      <text:h text:style-name="P231" text:outline-level="3"><text:bookmark-start text:name="__RefHeading___Toc41880_2481480802"/>Kliens oldal<text:bookmark-end text:name="__RefHeading___Toc41880_2481480802"/></text:h>
      <text:p text:style-name="P127"><text:span text:style-name="T123">src/web</text:span><text:span text:style-name="T122"><text:line-break/>├── </text:span><text:a xlink:type="simple" xlink:href="../../../../../../../../generated/" text:style-name="Internet_20_link" text:visited-style-name="Visited_20_Internet_20_Link">generated</text:a><text:span text:style-name="T128"> – A generált fájlok </text:span><text:span text:style-name="T135">mappája</text:span><text:span text:style-name="T193"><text:line-break/></text:span><text:span text:style-name="T122">│   ├── </text:span><text:a xlink:type="simple" xlink:href="../../../../../../../../generated/data.js" text:style-name="Internet_20_link" text:visited-style-name="Visited_20_Internet_20_Link">data.js</text:a><text:span text:style-name="T128"> – Adatok (theConfig, errorObjects,...)</text:span><text:span text:style-name="T193"><text:line-break/></text:span><text:span text:style-name="T122">│   └── </text:span><text:a xlink:type="simple" xlink:href="../../../../../../../../generated/theHtmlClasses.js" text:style-name="Internet_20_link" text:visited-style-name="Visited_20_Internet_20_Link">theHtmlClasses.js</text:a><text:span text:style-name="T128"> – HTML Classes</text:span><text:span text:style-name="T193"><text:line-break/></text:span><text:soft-page-break/><text:span text:style-name="T122">├── </text:span><text:a xlink:type="simple" xlink:href="../../../../../../../../html/" text:style-name="Internet_20_link" text:visited-style-name="Visited_20_Internet_20_Link">html</text:a><text:span text:style-name="T128"> – A statikus html fájlok</text:span><text:span text:style-name="T193"><text:line-break/></text:span><text:span text:style-name="T122">│   ├── </text:span><text:a xlink:type="simple" xlink:href="../../../../../../../../html/chgPassword.html" text:style-name="Internet_20_link" text:visited-style-name="Visited_20_Internet_20_Link">chgPassword.html</text:a><text:span text:style-name="T128"> – Jelszóváltoztatáshoz a html fájl</text:span><text:span text:style-name="T193"><text:line-break/></text:span><text:span text:style-name="T122">│   ├── </text:span><text:a xlink:type="simple" xlink:href="../../../../../../../../html/createUser.html" text:style-name="Internet_20_link" text:visited-style-name="Visited_20_Internet_20_Link">createUser.html</text:a><text:span text:style-name="T128"> – Új felhasználó létrehozásához a html fájl</text:span><text:span text:style-name="T193"><text:line-break/></text:span><text:span text:style-name="T122">│   ├── </text:span><text:a xlink:type="simple" xlink:href="../../../../../../../../html/filePassword.html" text:style-name="Internet_20_link" text:visited-style-name="Visited_20_Internet_20_Link">filePassword.html</text:a><text:span text:style-name="T128"> – A fájl jelszavának megadásához a html fájl</text:span><text:span text:style-name="T193"><text:line-break/></text:span><text:span text:style-name="T122">│   ├── </text:span><text:a xlink:type="simple" xlink:href="../../../../../../../../html/login.html" text:style-name="Internet_20_link" text:visited-style-name="Visited_20_Internet_20_Link">login.html</text:a><text:span text:style-name="T128"> – A bejelentkezéshez szükséges HTML fájl</text:span><text:span text:style-name="T193"><text:line-break/></text:span><text:span text:style-name="T122">│   ├── </text:span><text:a xlink:type="simple" xlink:href="../../../../../../../../html/main.html" text:style-name="Internet_20_link" text:visited-style-name="Visited_20_Internet_20_Link">main.html</text:a><text:span text:style-name="T128"> – A főoldal html fájlja</text:span><text:span text:style-name="T193"><text:line-break/></text:span><text:span text:style-name="T122">│   ├── </text:span><text:a xlink:type="simple" xlink:href="../../../../../../../../html/newFilePassword.html" text:style-name="Internet_20_link" text:visited-style-name="Visited_20_Internet_20_Link">newFilePassword.html</text:a><text:span text:style-name="T128"> – Az fájl jelszavának megadásához HTML fájl</text:span><text:span text:style-name="T193"><text:line-break/></text:span><text:span text:style-name="T122">│   ├── </text:span><text:a xlink:type="simple" xlink:href="../../../../../../../../html/phoneBookContact.html" text:style-name="Internet_20_link" text:visited-style-name="Visited_20_Internet_20_Link">phoneBookContact.html</text:a><text:span text:style-name="T128"> - A Telefonkönyv kontaktjának HTML fájlja</text:span><text:span text:style-name="T193"><text:line-break/></text:span><text:span text:style-name="T122">│   ├── </text:span><text:a xlink:type="simple" xlink:href="../../../../../../../../html/phoneBookFile.html" text:style-name="Internet_20_link" text:visited-style-name="Visited_20_Internet_20_Link">phoneBookFile.html</text:a><text:span text:style-name="T128"> – A telefonkönyv HTML fájlja</text:span><text:span text:style-name="T193"><text:line-break/></text:span><text:span text:style-name="T122">│   ├── </text:span><text:a xlink:type="simple" xlink:href="../../../../../../../../html/phoneBookModifyContact.html" text:style-name="Internet_20_link" text:visited-style-name="Visited_20_Internet_20_Link">phoneBookModifyContact.html</text:a><text:span text:style-name="T128"> – A telefonkönyv kontakt módosításának HTML fájlja</text:span><text:span text:style-name="T193"><text:line-break/></text:span><text:span text:style-name="T122">│   └── </text:span><text:a xlink:type="simple" xlink:href="../../../../../../../../html/txtFile.html" text:style-name="Internet_20_link" text:visited-style-name="Visited_20_Internet_20_Link">txtFile.html</text:a><text:span text:style-name="T128"> – A txt fájl HTML fájlja</text:span><text:span text:style-name="T193"><text:line-break/></text:span><text:span text:style-name="T122">├── </text:span><text:a xlink:type="simple" xlink:href="../../../../../../../../js/" text:style-name="Internet_20_link" text:visited-style-name="Visited_20_Internet_20_Link">js</text:a><text:span text:style-name="T128"> – Az összes JavaScript </text:span><text:span text:style-name="T193"><text:line-break/></text:span><text:span text:style-name="T122">│   ├── </text:span><text:a xlink:type="simple" xlink:href="../../../../../../../../js/common/" text:style-name="Internet_20_link" text:visited-style-name="Visited_20_Internet_20_Link">common</text:a><text:span text:style-name="T128"> – </text:span><text:span text:style-name="T135">A gyakran használt JavaScript függvények, osztályok</text:span><text:span text:style-name="T193"><text:line-break/></text:span><text:span text:style-name="T122">│   │   ├── </text:span><text:a xlink:type="simple" xlink:href="../../../../../../../../js/common/js/" text:style-name="Internet_20_link" text:visited-style-name="Visited_20_Internet_20_Link">js</text:a><text:span text:style-name="T128"> – </text:span><text:span text:style-name="T136">Alap JavaScript függvények, osztályo</text:span><text:span text:style-name="T193"><text:line-break/></text:span><text:span text:style-name="T122">│   │   │   ├── </text:span><text:a xlink:type="simple" xlink:href="../../../../../../../../js/common/js/AbstractClass.js" text:style-name="Internet_20_link" text:visited-style-name="Visited_20_Internet_20_Link">AbstractClass.js</text:a><text:span text:style-name="T128"> – </text:span><text:span text:style-name="T136">Absztrakt osztály hack JavaScriptben</text:span><text:span text:style-name="T193"><text:line-break/></text:span><text:span text:style-name="T122">│   │   │   ├── </text:span><text:a xlink:type="simple" xlink:href="../../../../../../../../js/common/js/BigInttoJSONHack.js" text:style-name="Internet_20_link" text:visited-style-name="Visited_20_Internet_20_Link">BigInttoJSONHack.js</text:a><text:span text:style-name="T128"> – </text:span><text:span text:style-name="T136">Nagy számok tárolása JSON-ban, mert a JavaScript alapból nem támogatja</text:span><text:span text:style-name="T193"><text:line-break/></text:span><text:span text:style-name="T122">│   │   │   └── </text:span><text:a xlink:type="simple" xlink:href="../../../../../../../../js/common/js/tools.js" text:style-name="Internet_20_link" text:visited-style-name="Visited_20_Internet_20_Link">tools.js</text:a><text:span text:style-name="T128"> – </text:span><text:span text:style-name="T136">Pár hasznos függvény</text:span><text:span text:style-name="T193"><text:line-break/></text:span><text:span text:style-name="T122">│   │   └── </text:span><text:a xlink:type="simple" xlink:href="../../../../../../../../js/common/thirdparty/" text:style-name="Internet_20_link" text:visited-style-name="Visited_20_Internet_20_Link">thirdparty</text:a><text:span text:style-name="T128"> – </text:span><text:span text:style-name="T136">Külső könyvtárak.</text:span><text:span text:style-name="T193"><text:line-break/></text:span><text:span text:style-name="T122">│   │       ├── </text:span><text:a xlink:type="simple" xlink:href="../../../../../../../../js/common/thirdparty/aes-js/" text:style-name="Internet_20_link" text:visited-style-name="Visited_20_Internet_20_Link">aes-js</text:a><text:span text:style-name="T128"> – </text:span><text:span text:style-name="T136">AES titkosításhoz könyvtár</text:span><text:span text:style-name="T193"><text:line-break/></text:span><text:span text:style-name="T122">│   │       │   └── </text:span><text:a xlink:type="simple" xlink:href="../../../../../../../../js/common/thirdparty/aes-js/index.js" text:style-name="Internet_20_link" text:visited-style-name="Visited_20_Internet_20_Link"><text:span text:style-name="T128">index.js</text:span></text:a><text:span text:style-name="T193"><text:line-break/></text:span><text:span text:style-name="T122">│   │       ├── </text:span><text:a xlink:type="simple" xlink:href="../../../../../../../../js/common/thirdparty/bootstrap-4.4.1-dist/" text:style-name="Internet_20_link" text:visited-style-name="Visited_20_Internet_20_Link">bootstrap-4.4.1-dist</text:a><text:span text:style-name="T128"> – </text:span><text:span text:style-name="T136">A menühöz függvénykönyvtár</text:span><text:span text:style-name="T193"><text:line-break/></text:span><text:span text:style-name="T122">│   │       │   ├── </text:span><text:a xlink:type="simple" xlink:href="../../../../../../../../js/common/thirdparty/bootstrap-4.4.1-dist/css/" text:style-name="Internet_20_link" text:visited-style-name="Visited_20_Internet_20_Link"><text:span text:style-name="T128">css</text:span></text:a><text:span text:style-name="T193"><text:line-break/></text:span><text:span text:style-name="T122">│   │       │   │   ├── </text:span><text:a xlink:type="simple" xlink:href="../../../../../../../../js/common/thirdparty/bootstrap-4.4.1-dist/css/bootstrap.css" text:style-name="Internet_20_link" text:visited-style-name="Visited_20_Internet_20_Link"><text:span text:style-name="T128">bootstrap.css</text:span></text:a><text:span text:style-name="T193"><text:line-break/></text:span><text:span text:style-name="T122">│   │       │   │   ├── </text:span><text:a xlink:type="simple" xlink:href="../../../../../../../../js/common/thirdparty/bootstrap-4.4.1-dist/css/bootstrap.css.map" text:style-name="Internet_20_link" text:visited-style-name="Visited_20_Internet_20_Link"><text:span text:style-name="T128">bootstrap.css.map</text:span></text:a><text:span text:style-name="T193"><text:line-break/></text:span><text:span text:style-name="T122">│   │       │   │   ├── </text:span><text:a xlink:type="simple" xlink:href="../../../../../../../../js/common/thirdparty/bootstrap-4.4.1-dist/css/bootstrap-grid.css" text:style-name="Internet_20_link" text:visited-style-name="Visited_20_Internet_20_Link"><text:span text:style-name="T128">bootstrap-grid.css</text:span></text:a><text:span text:style-name="T193"><text:line-break/></text:span><text:span text:style-name="T122">│   │       │   │   ├── </text:span><text:a xlink:type="simple" xlink:href="../../../../../../../../js/common/thirdparty/bootstrap-4.4.1-dist/css/bootstrap-grid.css.map" text:style-name="Internet_20_link" text:visited-style-name="Visited_20_Internet_20_Link"><text:span text:style-name="T128">bootstrap-grid.css.map</text:span></text:a><text:span text:style-name="T193"><text:line-break/></text:span><text:span text:style-name="T122">│   │       │   │   ├── </text:span><text:a xlink:type="simple" xlink:href="../../../../../../../../js/common/thirdparty/bootstrap-4.4.1-dist/css/bootstrap-grid.min.css" text:style-name="Internet_20_link" text:visited-style-name="Visited_20_Internet_20_Link"><text:span text:style-name="T128">bootstrap-grid.min.css</text:span></text:a><text:span text:style-name="T193"><text:line-break/></text:span><text:span text:style-name="T122">│   │       │   │   ├── </text:span><text:a xlink:type="simple" xlink:href="../../../../../../../../js/common/thirdparty/bootstrap-4.4.1-dist/css/bootstrap-grid.min.css.map" text:style-name="Internet_20_link" text:visited-style-name="Visited_20_Internet_20_Link"><text:span text:style-name="T128">bootstrap-grid.min.css.map</text:span></text:a><text:span text:style-name="T193"><text:line-break/></text:span><text:span text:style-name="T122">│   │       │   │   ├── </text:span><text:a xlink:type="simple" xlink:href="../../../../../../../../js/common/thirdparty/bootstrap-4.4.1-dist/css/bootstrap.min.css" text:style-name="Internet_20_link" text:visited-style-name="Visited_20_Internet_20_Link"><text:span text:style-name="T128">bootstrap.min.css</text:span></text:a><text:span text:style-name="T193"><text:line-break/></text:span><text:span text:style-name="T122">│   │       │   │   ├── </text:span><text:a xlink:type="simple" xlink:href="../../../../../../../../js/common/thirdparty/bootstrap-4.4.1-dist/css/bootstrap.min.css.map" text:style-name="Internet_20_link" text:visited-style-name="Visited_20_Internet_20_Link"><text:span text:style-name="T128">bootstrap.min.css.map</text:span></text:a><text:span text:style-name="T193"><text:line-break/></text:span><text:span text:style-name="T122">│   │       │   │   ├── </text:span><text:a xlink:type="simple" xlink:href="../../../../../../../../js/common/thirdparty/bootstrap-4.4.1-dist/css/bootstrap-reboot.css" text:style-name="Internet_20_link" text:visited-style-name="Visited_20_Internet_20_Link"><text:span text:style-name="T128">bootstrap-reboot.css</text:span></text:a><text:span text:style-name="T193"><text:line-break/></text:span><text:span text:style-name="T122">│   │       │   │   ├── </text:span><text:a xlink:type="simple" xlink:href="../../../../../../../../js/common/thirdparty/bootstrap-4.4.1-dist/css/bootstrap-reboot.css.map" text:style-name="Internet_20_link" text:visited-style-name="Visited_20_Internet_20_Link"><text:span text:style-name="T128">bootstrap-reboot.css.map</text:span></text:a><text:span text:style-name="T193"><text:line-break/></text:span><text:span text:style-name="T122">│   │       │   │   ├── </text:span><text:a xlink:type="simple" xlink:href="../../../../../../../../js/common/thirdparty/bootstrap-4.4.1-dist/css/bootstrap-reboot.min.css" text:style-name="Internet_20_link" text:visited-style-name="Visited_20_Internet_20_Link"><text:span text:style-name="T128">bootstrap-reboot.min.css</text:span></text:a><text:span text:style-name="T193"><text:line-break/></text:span><text:span text:style-name="T122">│   │       │   │   └── </text:span><text:a xlink:type="simple" xlink:href="../../../../../../../../js/common/thirdparty/bootstrap-4.4.1-dist/css/bootstrap-reboot.min.css.map" text:style-name="Internet_20_link" text:visited-style-name="Visited_20_Internet_20_Link"><text:span text:style-name="T128">bootstrap-reboot.min.css.map</text:span></text:a><text:span text:style-name="T193"><text:line-break/></text:span><text:span text:style-name="T122">│   │       │   └── </text:span><text:a xlink:type="simple" xlink:href="../../../../../../../../js/common/thirdparty/bootstrap-4.4.1-dist/js/" text:style-name="Internet_20_link" text:visited-style-name="Visited_20_Internet_20_Link"><text:span text:style-name="T128">js</text:span></text:a><text:span text:style-name="T193"><text:line-break/></text:span><text:span text:style-name="T122">│   │       │       ├── </text:span><text:a xlink:type="simple" xlink:href="../../../../../../../../js/common/thirdparty/bootstrap-4.4.1-dist/js/bootstrap.bundle.js" text:style-name="Internet_20_link" text:visited-style-name="Visited_20_Internet_20_Link"><text:span text:style-name="T128">bootstrap.bundle.js</text:span></text:a><text:span text:style-name="T193"><text:line-break/></text:span><text:soft-page-break/><text:span text:style-name="T122">│   │       │       ├── </text:span><text:a xlink:type="simple" xlink:href="../../../../../../../../js/common/thirdparty/bootstrap-4.4.1-dist/js/bootstrap.bundle.js.map" text:style-name="Internet_20_link" text:visited-style-name="Visited_20_Internet_20_Link"><text:span text:style-name="T128">bootstrap.bundle.js.map</text:span></text:a><text:span text:style-name="T193"><text:line-break/></text:span><text:span text:style-name="T122">│   │       │       ├── </text:span><text:a xlink:type="simple" xlink:href="../../../../../../../../js/common/thirdparty/bootstrap-4.4.1-dist/js/bootstrap.bundle.min.js" text:style-name="Internet_20_link" text:visited-style-name="Visited_20_Internet_20_Link"><text:span text:style-name="T128">bootstrap.bundle.min.js</text:span></text:a><text:span text:style-name="T193"><text:line-break/></text:span><text:span text:style-name="T122">│   │       │       ├── </text:span><text:a xlink:type="simple" xlink:href="../../../../../../../../js/common/thirdparty/bootstrap-4.4.1-dist/js/bootstrap.bundle.min.js.map" text:style-name="Internet_20_link" text:visited-style-name="Visited_20_Internet_20_Link"><text:span text:style-name="T128">bootstrap.bundle.min.js.map</text:span></text:a><text:span text:style-name="T193"><text:line-break/></text:span><text:span text:style-name="T122">│   │       │       ├── </text:span><text:a xlink:type="simple" xlink:href="../../../../../../../../js/common/thirdparty/bootstrap-4.4.1-dist/js/bootstrap.js" text:style-name="Internet_20_link" text:visited-style-name="Visited_20_Internet_20_Link"><text:span text:style-name="T128">bootstrap.js</text:span></text:a><text:span text:style-name="T193"><text:line-break/></text:span><text:span text:style-name="T122">│   │       │       ├── </text:span><text:a xlink:type="simple" xlink:href="../../../../../../../../js/common/thirdparty/bootstrap-4.4.1-dist/js/bootstrap.js.map" text:style-name="Internet_20_link" text:visited-style-name="Visited_20_Internet_20_Link"><text:span text:style-name="T128">bootstrap.js.map</text:span></text:a><text:span text:style-name="T193"><text:line-break/></text:span><text:span text:style-name="T122">│   │       │       ├── </text:span><text:a xlink:type="simple" xlink:href="../../../../../../../../js/common/thirdparty/bootstrap-4.4.1-dist/js/bootstrap.min.js" text:style-name="Internet_20_link" text:visited-style-name="Visited_20_Internet_20_Link"><text:span text:style-name="T128">bootstrap.min.js</text:span></text:a><text:span text:style-name="T193"><text:line-break/></text:span><text:span text:style-name="T122">│   │       │       └── </text:span><text:a xlink:type="simple" xlink:href="../../../../../../../../js/common/thirdparty/bootstrap-4.4.1-dist/js/bootstrap.min.js.map" text:style-name="Internet_20_link" text:visited-style-name="Visited_20_Internet_20_Link"><text:span text:style-name="T128">bootstrap.min.js.map</text:span></text:a><text:span text:style-name="T193"><text:line-break/></text:span><text:span text:style-name="T122">│   │       ├── </text:span><text:a xlink:type="simple" xlink:href="../../../../../../../../js/common/thirdparty/js-sha256/" text:style-name="Internet_20_link" text:visited-style-name="Visited_20_Internet_20_Link">js-sha256</text:a><text:span text:style-name="T128"> – </text:span><text:span text:style-name="T136">A sha256-hoz függvénykönyvtár</text:span><text:span text:style-name="T193"><text:line-break/></text:span><text:span text:style-name="T122">│   │       │   ├── </text:span><text:a xlink:type="simple" xlink:href="../../../../../../../../js/common/thirdparty/js-sha256/sha256.js" text:style-name="Internet_20_link" text:visited-style-name="Visited_20_Internet_20_Link"><text:span text:style-name="T128">sha256.js</text:span></text:a><text:span text:style-name="T193"><text:line-break/></text:span><text:span text:style-name="T122">│   │       │   └── </text:span><text:a xlink:type="simple" xlink:href="../../../../../../../../js/common/thirdparty/js-sha256/sha256.min.js" text:style-name="Internet_20_link" text:visited-style-name="Visited_20_Internet_20_Link"><text:span text:style-name="T128">sha256.min.js</text:span></text:a><text:span text:style-name="T193"><text:line-break/></text:span><text:span text:style-name="T122">│   │       ├── </text:span><text:a xlink:type="simple" xlink:href="../../../../../../../../js/common/thirdparty/simple-jsonrpc-js/" text:style-name="Internet_20_link" text:visited-style-name="Visited_20_Internet_20_Link">simple-jsonrpc-js</text:a><text:span text:style-name="T128"> – </text:span><text:span text:style-name="T136">Az RPC-hez függvénykönyvtár</text:span><text:span text:style-name="T193"><text:line-break/></text:span><text:span text:style-name="T122">│   │       │   ├── </text:span><text:a xlink:type="simple" xlink:href="../../../../../../../../js/common/thirdparty/simple-jsonrpc-js/simple-jsonrpc-js.js" text:style-name="Internet_20_link" text:visited-style-name="Visited_20_Internet_20_Link"><text:span text:style-name="T128">simple-jsonrpc-js.js</text:span></text:a><text:span text:style-name="T193"><text:line-break/></text:span><text:span text:style-name="T122">│   │       │   └── </text:span><text:a xlink:type="simple" xlink:href="../../../../../../../../js/common/thirdparty/simple-jsonrpc-js/simple-jsonrpc-js.min.js" text:style-name="Internet_20_link" text:visited-style-name="Visited_20_Internet_20_Link"><text:span text:style-name="T128">simple-jsonrpc-js.min.js</text:span></text:a><text:span text:style-name="T193"><text:line-break/></text:span><text:span text:style-name="T122">│   │       ├── </text:span><text:a xlink:type="simple" xlink:href="../../../../../../../../js/common/thirdparty/bootstrap.min.js" text:style-name="Internet_20_link" text:visited-style-name="Visited_20_Internet_20_Link"><text:span text:style-name="T128">bootstrap.min.js</text:span></text:a><text:span text:style-name="T193"><text:line-break/></text:span><text:span text:style-name="T122">│   │       ├── </text:span><text:a xlink:type="simple" xlink:href="../../../../../../../../js/common/thirdparty/bootstrap.min.js.map" text:style-name="Internet_20_link" text:visited-style-name="Visited_20_Internet_20_Link"><text:span text:style-name="T128">bootstrap.min.js.map</text:span></text:a><text:span text:style-name="T193"><text:line-break/></text:span><text:span text:style-name="T122">│   │       ├── </text:span><text:a xlink:type="simple" xlink:href="../../../../../../../../js/common/thirdparty/jquery-3.4.1.slim.min.js" text:style-name="Internet_20_link" text:visited-style-name="Visited_20_Internet_20_Link">jquery-3.4.1.slim.min.js</text:a><text:span text:style-name="T128"> – </text:span><text:span text:style-name="T137">Jquery a bootstrap-hoz</text:span><text:span text:style-name="T193"><text:line-break/></text:span><text:span text:style-name="T122">│   │       ├── </text:span><text:a xlink:type="simple" xlink:href="../../../../../../../../js/common/thirdparty/popper.min.js" text:style-name="Internet_20_link" text:visited-style-name="Visited_20_Internet_20_Link">popper.min.js</text:a><text:span text:style-name="T128"> – </text:span><text:span text:style-name="T137">Popper a bootstrap-hoz</text:span><text:span text:style-name="T193"><text:line-break/></text:span><text:span text:style-name="T122">│   │       └── </text:span><text:a xlink:type="simple" xlink:href="../../../../../../../../js/common/thirdparty/popper.min.js.map" text:style-name="Internet_20_link" text:visited-style-name="Visited_20_Internet_20_Link">popper.min.js.map</text:a><text:span text:style-name="T128"> – </text:span><text:span text:style-name="T137">Popper a bootstrap-hoz</text:span><text:span text:style-name="T193"><text:line-break/></text:span><text:span text:style-name="T122">│   ├── </text:span><text:a xlink:type="simple" xlink:href="../../../../../../../../js/components/" text:style-name="Internet_20_link" text:visited-style-name="Visited_20_Internet_20_Link">components</text:a><text:span text:style-name="T128"> – </text:span><text:span text:style-name="T138">A kliens komponensei</text:span><text:span text:style-name="T193"><text:line-break/></text:span><text:span text:style-name="T122">│   │   ├── </text:span><text:a xlink:type="simple" xlink:href="../../../../../../../../js/components/controller/" text:style-name="Internet_20_link" text:visited-style-name="Visited_20_Internet_20_Link">controller</text:a><text:span text:style-name="T128"> – </text:span><text:span text:style-name="T138">Az oldalak kontrollerjei</text:span><text:span text:style-name="T193"><text:line-break/></text:span><text:span text:style-name="T122">│   │   │   ├── </text:span><text:a xlink:type="simple" xlink:href="../../../../../../../../js/components/controller/ChgPasswordControllerService.js" text:style-name="Internet_20_link" text:visited-style-name="Visited_20_Internet_20_Link">ChgPasswordControllerService.js</text:a><text:span text:style-name="T128"> – </text:span><text:span text:style-name="T138">Jelszó módosítás kontrollere</text:span><text:span text:style-name="T193"><text:line-break/></text:span><text:span text:style-name="T122">│   │   │   ├── </text:span><text:a xlink:type="simple" xlink:href="../../../../../../../../js/components/controller/ControllerServiceBase.js" text:style-name="Internet_20_link" text:visited-style-name="Visited_20_Internet_20_Link">ControllerServiceBase.js</text:a><text:span text:style-name="T128"> – </text:span><text:span text:style-name="T138">A kontrollerek őse, pár alap szolgáltatás van benne</text:span><text:span text:style-name="T193"><text:line-break/></text:span><text:span text:style-name="T122">│   │   │   ├── </text:span><text:a xlink:type="simple" xlink:href="../../../../../../../../js/components/controller/CreateUserControllerService.js" text:style-name="Internet_20_link" text:visited-style-name="Visited_20_Internet_20_Link">CreateUserControllerService.js</text:a><text:span text:style-name="T128"> – </text:span><text:span text:style-name="T138">Új felhasználó létrehozásának a kontrollerje</text:span><text:span text:style-name="T193"><text:line-break/></text:span><text:span text:style-name="T122">│   │   │   ├── </text:span><text:a xlink:type="simple" xlink:href="../../../../../../../../js/components/controller/LoginControllerService.js" text:style-name="Internet_20_link" text:visited-style-name="Visited_20_Internet_20_Link">LoginControllerService.js</text:a><text:span text:style-name="T128"> – </text:span><text:span text:style-name="T139">A bejelentkezés kontrollere</text:span><text:span text:style-name="T193"><text:line-break/></text:span><text:span text:style-name="T122">│   │   │   ├── </text:span><text:a xlink:type="simple" xlink:href="../../../../../../../../js/components/controller/MainControllerService.js" text:style-name="Internet_20_link" text:visited-style-name="Visited_20_Internet_20_Link">MainControllerService.js</text:a><text:span text:style-name="T128"> – </text:span><text:span text:style-name="T139">A főoldal kontrollere</text:span><text:span text:style-name="T193"><text:line-break/></text:span><text:span text:style-name="T122">│   │   │   ├── </text:span><text:a xlink:type="simple" xlink:href="../../../../../../../../js/components/controller/PhoneBookFileControllerService.js" text:style-name="Internet_20_link" text:visited-style-name="Visited_20_Internet_20_Link">PhoneBookFileControllerService.js</text:a><text:span text:style-name="T128"> – </text:span><text:span text:style-name="T139">A telefonkönyvfájl kontrollere (a SecretFileController-ből származik</text:span><text:span text:style-name="T193"><text:line-break/></text:span><text:span text:style-name="T122">│   │   │   ├── </text:span><text:a xlink:type="simple" xlink:href="../../../../../../../../js/components/controller/SampleControllerService.js" text:style-name="Internet_20_link" text:visited-style-name="Visited_20_Internet_20_Link">SampleControllerService.js</text:a><text:span text:style-name="T128"> –</text:span><text:span text:style-name="T139"> Egy példa kontroller</text:span><text:span text:style-name="T193"><text:line-break/></text:span><text:span text:style-name="T122">│   │   │   ├── </text:span><text:a xlink:type="simple" xlink:href="../../../../../../../../js/components/controller/SecretFileControllerService.js" text:style-name="Internet_20_link" text:visited-style-name="Visited_20_Internet_20_Link">SecretFileControllerService.js</text:a><text:span text:style-name="T128"> – </text:span><text:span text:style-name="T139">A titkos fájlok kontrollere</text:span><text:span text:style-name="T193"><text:line-break/></text:span><text:span text:style-name="T122">│   │   │   └── </text:span><text:a xlink:type="simple" xlink:href="../../../../../../../../js/components/controller/TxtFileControllerService.js" text:style-name="Internet_20_link" text:visited-style-name="Visited_20_Internet_20_Link">TxtFileControllerService.js</text:a><text:span text:style-name="T128"> – </text:span><text:span text:style-name="T139">A txt fájlok kontrollere (a SecretFileController-ből származik)</text:span><text:span text:style-name="T193"><text:line-break/></text:span><text:span text:style-name="T122">│   │   ├── </text:span><text:a xlink:type="simple" xlink:href="../../../../../../../../js/components/file/" text:style-name="Internet_20_link" text:visited-style-name="Visited_20_Internet_20_Link">file</text:a><text:span text:style-name="T128"> – </text:span><text:span text:style-name="T139">A fájlkezeléssel foglalkozó osztályok mappája</text:span><text:span text:style-name="T193"><text:line-break/></text:span><text:span text:style-name="T122">│   │   │   ├── </text:span><text:a xlink:type="simple" xlink:href="../../../../../../../../js/components/file/DirManagerService.js" text:style-name="Internet_20_link" text:visited-style-name="Visited_20_Internet_20_Link">DirManagerService.js</text:a><text:span text:style-name="T128"> – </text:span><text:span text:style-name="T140">A mappakezeléssel foglalkozik</text:span><text:span text:style-name="T193"><text:line-break/></text:span><text:span text:style-name="T122">│   │   │   ├── </text:span><text:a xlink:type="simple" xlink:href="../../../../../../../../js/components/file/FileFactory.js" text:style-name="Internet_20_link" text:visited-style-name="Visited_20_Internet_20_Link">FileFactory.js</text:a><text:span text:style-name="T128"> – </text:span><text:span text:style-name="T140">Fájl osztály létrehozása (.phb és .txt-is)</text:span><text:span text:style-name="T193"><text:line-break/></text:span><text:span text:style-name="T122">│   │   │   ├── </text:span><text:a xlink:type="simple" xlink:href="../../../../../../../../js/components/file/PhoneBookFile.js" text:style-name="Internet_20_link" text:visited-style-name="Visited_20_Internet_20_Link">PhoneBookFile.js</text:a><text:span text:style-name="T128"> – </text:span><text:span text:style-name="T140">Telefonkönyv fájl osztály (ami SecretFile)</text:span><text:span text:style-name="T193"><text:line-break/></text:span><text:span text:style-name="T122">│   │   │   ├── </text:span><text:a xlink:type="simple" xlink:href="../../../../../../../../js/components/file/SecretFile.js" text:style-name="Internet_20_link" text:visited-style-name="Visited_20_Internet_20_Link">SecretFile.js</text:a><text:span text:style-name="T128"> – </text:span><text:span text:style-name="T140">Titkos fájl osztály</text:span><text:span text:style-name="T193"><text:line-break/></text:span><text:span text:style-name="T122">│   │   │   ├── </text:span><text:a xlink:type="simple" xlink:href="../../../../../../../../js/components/file/SecretJson.js" text:style-name="Internet_20_link" text:visited-style-name="Visited_20_Internet_20_Link">SecretJson.js</text:a><text:span text:style-name="T128"> – </text:span><text:span text:style-name="T140">Titkos Json osztály</text:span><text:span text:style-name="T193"><text:line-break/></text:span><text:soft-page-break/><text:span text:style-name="T122">│   │   │   └── </text:span><text:a xlink:type="simple" xlink:href="../../../../../../../../js/components/file/TxtFile.js" text:style-name="Internet_20_link" text:visited-style-name="Visited_20_Internet_20_Link">TxtFile.js</text:a><text:span text:style-name="T128"> – </text:span><text:span text:style-name="T140">Txt fájl osztály, ami SectretFile</text:span><text:span text:style-name="T193"><text:line-break/></text:span><text:span text:style-name="T122">│   │   ├── </text:span><text:a xlink:type="simple" xlink:href="../../../../../../../../js/components/pageloader/" text:style-name="Internet_20_link" text:visited-style-name="Visited_20_Internet_20_Link">pageloader</text:a><text:span text:style-name="T128"> – </text:span><text:span text:style-name="T140">Az oldalak letöltésével, és betöltésével foglalkozik</text:span><text:span text:style-name="T193"><text:line-break/></text:span><text:span text:style-name="T122">│   │   │   ├── </text:span><text:a xlink:type="simple" xlink:href="../../../../../../../../js/components/pageloader/HtmlDownloader.js" text:style-name="Internet_20_link" text:visited-style-name="Visited_20_Internet_20_Link">HtmlDownloader.js</text:a><text:span text:style-name="T128"> – </text:span><text:span text:style-name="T140">A html oldalak letöltése</text:span><text:span text:style-name="T193"><text:line-break/></text:span><text:span text:style-name="T122">│   │   │   └── </text:span><text:a xlink:type="simple" xlink:href="../../../../../../../../js/components/pageloader/PageLoaderService.js" text:style-name="Internet_20_link" text:visited-style-name="Visited_20_Internet_20_Link">PageLoaderService.js</text:a><text:span text:style-name="T128"> – </text:span><text:span text:style-name="T140">Az oldalak betöltése</text:span><text:span text:style-name="T193"><text:line-break/></text:span><text:span text:style-name="T122">│   │   └── </text:span><text:a xlink:type="simple" xlink:href="../../../../../../../../js/components/UserManager/" text:style-name="Internet_20_link" text:visited-style-name="Visited_20_Internet_20_Link">UserManager</text:a><text:span text:style-name="T128"> – </text:span><text:span text:style-name="T140">A felhasználókkal foglalkozik</text:span><text:span text:style-name="T193"><text:line-break/></text:span><text:span text:style-name="T122">│   │       ├── </text:span><text:a xlink:type="simple" xlink:href="../../../../../../../../js/components/UserManager/UserManagerService.js" text:style-name="Internet_20_link" text:visited-style-name="Visited_20_Internet_20_Link">UserManagerService.js</text:a><text:span text:style-name="T128"> – </text:span><text:span text:style-name="T140">A felhasználók osztálya</text:span><text:span text:style-name="T193"><text:line-break/></text:span><text:span text:style-name="T122">│   │       └── </text:span><text:a xlink:type="simple" xlink:href="../../../../../../../../js/components/UserManager/UserManagerServiceMock.js" text:style-name="Internet_20_link" text:visited-style-name="Visited_20_Internet_20_Link">UserManagerServiceMock.js</text:a><text:span text:style-name="T128"> – </text:span><text:span text:style-name="T140">A felhasználók osztályának kimockolt verziója</text:span><text:span text:style-name="T193"><text:line-break/></text:span><text:span text:style-name="T122">│   ├── </text:span><text:a xlink:type="simple" xlink:href="../../../../../../../../js/interfaces/" text:style-name="Internet_20_link" text:visited-style-name="Visited_20_Internet_20_Link">interfaces</text:a><text:span text:style-name="T128"> – </text:span><text:span text:style-name="T140">Interfészek</text:span><text:span text:style-name="T193"><text:line-break/></text:span><text:span text:style-name="T122">│   │   ├── </text:span><text:a xlink:type="simple" xlink:href="../../../../../../../../js/interfaces/encrypt/" text:style-name="Internet_20_link" text:visited-style-name="Visited_20_Internet_20_Link">encrypt</text:a><text:span text:style-name="T128"> - </text:span><text:span text:style-name="T140">Titkosítók</text:span><text:span text:style-name="T193"><text:line-break/></text:span><text:span text:style-name="T122">│   │   │   ├── </text:span><text:a xlink:type="simple" xlink:href="../../../../../../../../js/interfaces/encrypt/IEncryptor.js" text:style-name="Internet_20_link" text:visited-style-name="Visited_20_Internet_20_Link">Iencryptor.js</text:a><text:span text:style-name="T128"> – </text:span><text:span text:style-name="T140">Kétirányú titkosító interface</text:span><text:span text:style-name="T193"><text:line-break/></text:span><text:span text:style-name="T122">│   │   │   └── </text:span><text:a xlink:type="simple" xlink:href="../../../../../../../../js/interfaces/encrypt/IHash.js" text:style-name="Internet_20_link" text:visited-style-name="Visited_20_Internet_20_Link">Ihash.js</text:a><text:span text:style-name="T128"> – </text:span><text:span text:style-name="T140">Egy irányú titkosító interface</text:span><text:span text:style-name="T193"><text:line-break/></text:span><text:span text:style-name="T122">│   │   ├── </text:span><text:a xlink:type="simple" xlink:href="../../../../../../../../js/interfaces/file/" text:style-name="Internet_20_link" text:visited-style-name="Visited_20_Internet_20_Link">file</text:a><text:span text:style-name="T128"> – </text:span><text:span text:style-name="T140">Fájl interfészek</text:span><text:span text:style-name="T193"><text:line-break/></text:span><text:span text:style-name="T122">│   │   │   └── </text:span><text:a xlink:type="simple" xlink:href="../../../../../../../../js/interfaces/file/ISecretFile.js" text:style-name="Internet_20_link" text:visited-style-name="Visited_20_Internet_20_Link">IsecretFile.js</text:a><text:span text:style-name="T128"> – </text:span><text:span text:style-name="T140">Titkos fájl interfész </text:span><text:span text:style-name="T193"><text:line-break/></text:span><text:span text:style-name="T122">│   │   ├── </text:span><text:a xlink:type="simple" xlink:href="../../../../../../../../js/interfaces/RPC/" text:style-name="Internet_20_link" text:visited-style-name="Visited_20_Internet_20_Link">RPC</text:a><text:span text:style-name="T128"> – </text:span><text:span text:style-name="T140">RPC interfészek</text:span><text:span text:style-name="T193"><text:line-break/></text:span><text:span text:style-name="T122">│   │   │   └── </text:span><text:a xlink:type="simple" xlink:href="../../../../../../../../js/interfaces/RPC/IRPCClient.js" text:style-name="Internet_20_link" text:visited-style-name="Visited_20_Internet_20_Link">IRPCClient.js</text:a><text:span text:style-name="T128"> - </text:span><text:span text:style-name="T140">RPC kliens interfész</text:span><text:span text:style-name="T193"><text:line-break/></text:span><text:span text:style-name="T122">│   │   └── </text:span><text:a xlink:type="simple" xlink:href="../../../../../../../../js/interfaces/UserManager/" text:style-name="Internet_20_link" text:visited-style-name="Visited_20_Internet_20_Link">UserManager</text:a><text:span text:style-name="T128"> – </text:span><text:span text:style-name="T140">User manager interfészek</text:span><text:span text:style-name="T193"><text:line-break/></text:span><text:span text:style-name="T122">│   │       └── </text:span><text:a xlink:type="simple" xlink:href="../../../../../../../../js/interfaces/UserManager/IUserManagerService.js" text:style-name="Internet_20_link" text:visited-style-name="Visited_20_Internet_20_Link">IuserManagerService.js</text:a><text:span text:style-name="T128"> – </text:span><text:span text:style-name="T140">User manager interfész </text:span><text:span text:style-name="T193"><text:line-break/></text:span><text:span text:style-name="T122">│   ├── </text:span><text:a xlink:type="simple" xlink:href="../../../../../../../../js/lib/" text:style-name="Internet_20_link" text:visited-style-name="Visited_20_Internet_20_Link">lib</text:a><text:span text:style-name="T128"> - </text:span><text:span text:style-name="T140">Könyvtárak</text:span><text:span text:style-name="T193"><text:line-break/></text:span><text:span text:style-name="T122">│   │   ├── </text:span><text:a xlink:type="simple" xlink:href="../../../../../../../../js/lib/encrypt/" text:style-name="Internet_20_link" text:visited-style-name="Visited_20_Internet_20_Link">encrypt</text:a><text:span text:style-name="T128"> – </text:span><text:span text:style-name="T140">Titkosító könyvtárak</text:span><text:span text:style-name="T193"><text:line-break/></text:span><text:span text:style-name="T122">│   │   │   ├── </text:span><text:a xlink:type="simple" xlink:href="../../../../../../../../js/lib/encrypt/AESEncryptor.js" text:style-name="Internet_20_link" text:visited-style-name="Visited_20_Internet_20_Link">AESEncryptor.js</text:a><text:span text:style-name="T128"> – </text:span><text:span text:style-name="T140">Kétirányú titkosító könyvtár AES-t használva</text:span><text:span text:style-name="T193"><text:line-break/></text:span><text:span text:style-name="T122">│   │   │   └── </text:span><text:a xlink:type="simple" xlink:href="../../../../../../../../js/lib/encrypt/SHA256Salty.js" text:style-name="Internet_20_link" text:visited-style-name="Visited_20_Internet_20_Link">SHA256Salty.js</text:a><text:span text:style-name="T128"> – </text:span><text:span text:style-name="T140">Egyirányú titkosító könyvtár SHA256-ot használva sózva</text:span><text:span text:style-name="T193"><text:line-break/></text:span><text:span text:style-name="T122">│   │   ├── </text:span><text:a xlink:type="simple" xlink:href="../../../../../../../../js/lib/ErrorObject/" text:style-name="Internet_20_link" text:visited-style-name="Visited_20_Internet_20_Link">ErrorObject</text:a><text:span text:style-name="T128"> – </text:span><text:span text:style-name="T140">Hiba objektum könyvtár</text:span><text:span text:style-name="T193"><text:line-break/></text:span><text:span text:style-name="T122">│   │   │   └── </text:span><text:a xlink:type="simple" xlink:href="../../../../../../../../js/lib/ErrorObject/ErrorObject.js" text:style-name="Internet_20_link" text:visited-style-name="Visited_20_Internet_20_Link">ErrorObject.js</text:a><text:span text:style-name="T128"> - </text:span><text:span text:style-name="T140">Hiba objektum könyvtár</text:span><text:span text:style-name="T193"><text:line-break/></text:span><text:span text:style-name="T122">│   │   ├── </text:span><text:a xlink:type="simple" xlink:href="../../../../../../../../js/lib/RPCWrapper/" text:style-name="Internet_20_link" text:visited-style-name="Visited_20_Internet_20_Link">RPCWrapper</text:a><text:span text:style-name="T128"> – </text:span><text:span text:style-name="T140">RPC wrapper könyvtár</text:span><text:span text:style-name="T193"><text:line-break/></text:span><text:span text:style-name="T122">│   │   │   ├── </text:span><text:a xlink:type="simple" xlink:href="../../../../../../../../js/lib/RPCWrapper/RpcClients.js" text:style-name="Internet_20_link" text:visited-style-name="Visited_20_Internet_20_Link">RpcClients.js</text:a><text:span text:style-name="T128"> – </text:span><text:span text:style-name="T140">Az elérhető RPC kliensek tárolója (window.theRpcClients)</text:span><text:span text:style-name="T193"><text:line-break/></text:span><text:span text:style-name="T122">│   │   │   └── </text:span><text:a xlink:type="simple" xlink:href="../../../../../../../../js/lib/RPCWrapper/RPCWrapperService.js" text:style-name="Internet_20_link" text:visited-style-name="Visited_20_Internet_20_Link">RPCWrapperService.js</text:a><text:span text:style-name="T128"> – </text:span><text:span text:style-name="T140">Az összes elérhető RPC függvény</text:span><text:span text:style-name="T193"><text:line-break/></text:span><text:span text:style-name="T122">│   │   └── </text:span><text:a xlink:type="simple" xlink:href="../../../../../../../../js/lib/SimpleJsonRpc/" text:style-name="Internet_20_link" text:visited-style-name="Visited_20_Internet_20_Link">SimpleJsonRpc</text:a><text:span text:style-name="T128"> – </text:span><text:span text:style-name="T140">A SimpleJsonRpc osztályok az adatátvitelhez</text:span><text:span text:style-name="T193"><text:line-break/></text:span><text:span text:style-name="T122">│   │       ├── </text:span><text:a xlink:type="simple" xlink:href="../../../../../../../../js/lib/SimpleJsonRpc/SimpleJsonRpcPOSTClientService.js" text:style-name="Internet_20_link" text:visited-style-name="Visited_20_Internet_20_Link">SimpleJsonRpcPOSTClientService.js</text:a><text:span text:style-name="T128"> – </text:span><text:span text:style-name="T140">RPC adatátvitel HTTP POST protokollal</text:span><text:span text:style-name="T193"><text:line-break/></text:span><text:span text:style-name="T122">│   │       └── </text:span><text:a xlink:type="simple" xlink:href="../../../../../../../../js/lib/SimpleJsonRpc/SimpleJsonRpcWebSocketClientService.js" text:style-name="Internet_20_link" text:visited-style-name="Visited_20_Internet_20_Link">SimpleJsonRpcWebSocketClientService.js</text:a><text:span text:style-name="T128"> – </text:span><text:span text:style-name="T140">RPC adatátvitel WS protokollal</text:span><text:span text:style-name="T193"><text:line-break/></text:span><text:span text:style-name="T122">│   ├── </text:span><text:a xlink:type="simple" xlink:href="../../../../../../../../js/test/" text:style-name="Internet_20_link" text:visited-style-name="Visited_20_Internet_20_Link">test</text:a><text:span text:style-name="T128"> - </text:span><text:span text:style-name="T140">tesztek</text:span><text:span text:style-name="T193"><text:line-break/></text:span><text:span text:style-name="T122">│   │   └── </text:span><text:a xlink:type="simple" xlink:href="../../../../../../../../js/test/webtest/" text:style-name="Internet_20_link" text:visited-style-name="Visited_20_Internet_20_Link">webtest</text:a><text:span text:style-name="T128"> - </text:span><text:span text:style-name="T140">webtesztek</text:span><text:span text:style-name="T193"><text:line-break/></text:span><text:span text:style-name="T122">│   │       ├── </text:span><text:a xlink:type="simple" xlink:href="../../../../../../../../js/test/webtest/lib/" text:style-name="Internet_20_link" text:visited-style-name="Visited_20_Internet_20_Link">lib</text:a><text:span text:style-name="T128"> – </text:span><text:span text:style-name="T140">könyvtárak a webteszthez</text:span><text:span text:style-name="T193"><text:line-break/></text:span><text:soft-page-break/><text:span text:style-name="T122">│   │       │   ├── </text:span><text:a xlink:type="simple" xlink:href="../../../../../../../../js/test/webtest/lib/createFile.js" text:style-name="Internet_20_link" text:visited-style-name="Visited_20_Internet_20_Link">createFile.js</text:a><text:span text:style-name="T128"> – </text:span><text:span text:style-name="T140">robotkattintgatással fájl létrehozása</text:span><text:span text:style-name="T193"><text:line-break/></text:span><text:span text:style-name="T122">│   │       │   ├── </text:span><text:a xlink:type="simple" xlink:href="../../../../../../../../js/test/webtest/lib/login.js" text:style-name="Internet_20_link" text:visited-style-name="Visited_20_Internet_20_Link">login.js</text:a><text:span text:style-name="T128"> – </text:span><text:span text:style-name="T140">robotkattintgatással bejelentkezés</text:span><text:span text:style-name="T193"><text:line-break/></text:span><text:span text:style-name="T122">│   │       │   ├── </text:span><text:a xlink:type="simple" xlink:href="../../../../../../../../js/test/webtest/lib/phonebook.js" text:style-name="Internet_20_link" text:visited-style-name="Visited_20_Internet_20_Link">phonebook.js</text:a><text:span text:style-name="T128"> – </text:span><text:span text:style-name="T140">robotkattintgatással telefonkönyv manipulációk</text:span><text:span text:style-name="T193"><text:line-break/></text:span><text:span text:style-name="T122">│   │       │   └── </text:span><text:a xlink:type="simple" xlink:href="../../../../../../../../js/test/webtest/lib/tools.js" text:style-name="Internet_20_link" text:visited-style-name="Visited_20_Internet_20_Link">tools.js</text:a><text:span text:style-name="T128"> – </text:span><text:span text:style-name="T140">eszközök a web-teszthez</text:span><text:span text:style-name="T193"><text:line-break/></text:span><text:span text:style-name="T122">│   │       ├── </text:span><text:a xlink:type="simple" xlink:href="../../../../../../../../js/test/webtest/dataMedia.js" text:style-name="Internet_20_link" text:visited-style-name="Visited_20_Internet_20_Link">dataMedia.js</text:a><text:span text:style-name="T128"> – </text:span><text:span text:style-name="T140">Telefonkönyv adatok az ELTE oldaláról</text:span><text:span text:style-name="T193"><text:line-break/></text:span><text:span text:style-name="T122">│   │       ├── </text:span><text:a xlink:type="simple" xlink:href="../../../../../../../../js/test/webtest/getDataFromMedia.js" text:style-name="Internet_20_link" text:visited-style-name="Visited_20_Internet_20_Link">getDataFromMedia.js</text:a><text:span text:style-name="T128"> – </text:span><text:span text:style-name="T140">adatok letöltéséhez segéd szkript az ELET oldaláról</text:span><text:span text:style-name="T193"><text:line-break/></text:span><text:span text:style-name="T122">│   │       └── </text:span><text:a xlink:type="simple" xlink:href="../../../../../../../../js/test/webtest/testPhoneBookAddContacts.js" text:style-name="Internet_20_link" text:visited-style-name="Visited_20_Internet_20_Link">testPhoneBookAddContacts.js</text:a><text:span text:style-name="T128"> – </text:span><text:span text:style-name="T141">Egy teszt, ami létrehoz egy telefonkönyvet, és feltölti adatokkal</text:span><text:span text:style-name="T193"><text:line-break/></text:span><text:span text:style-name="T122">│   ├── </text:span><text:a xlink:type="simple" xlink:href="../../../../../../../../js/htmlFileDict.js" text:style-name="Internet_20_link" text:visited-style-name="Visited_20_Internet_20_Link">htmlFileDict.js</text:a><text:span text:style-name="T128"> – </text:span><text:span text:style-name="T141">A htmlFájlok JSON-ja</text:span><text:span text:style-name="T193"><text:line-break/></text:span><text:span text:style-name="T122">│   ├── </text:span><text:a xlink:type="simple" xlink:href="../../../../../../../../js/main.js" text:style-name="Internet_20_link" text:visited-style-name="Visited_20_Internet_20_Link">main.js</text:a><text:span text:style-name="T128"> – </text:span><text:span text:style-name="T141">A main JavaScript fájl</text:span><text:span text:style-name="T193"><text:line-break/></text:span><text:span text:style-name="T122">├── </text:span><text:a xlink:type="simple" xlink:href="../../../../../../../../style/" text:style-name="Internet_20_link" text:visited-style-name="Visited_20_Internet_20_Link">style</text:a><text:span text:style-name="T128"> – </text:span><text:span text:style-name="T141">Az oldal stílusa</text:span><text:span text:style-name="T193"><text:line-break/></text:span><text:span text:style-name="T122">│   ├── </text:span><text:a xlink:type="simple" xlink:href="../../../../../../../../style/bootstrap.min.css" text:style-name="Internet_20_link" text:visited-style-name="Visited_20_Internet_20_Link">bootstrap.min.css</text:a><text:span text:style-name="T128"> – </text:span><text:span text:style-name="T141">Bootstraphoz stílus lap</text:span><text:span text:style-name="T193"><text:line-break/></text:span><text:span text:style-name="T122">│   ├── </text:span><text:a xlink:type="simple" xlink:href="../../../../../../../../style/bootstrap.min.css.map" text:style-name="Internet_20_link" text:visited-style-name="Visited_20_Internet_20_Link">bootstrap.min.css.map</text:a><text:span text:style-name="T128"> – </text:span><text:span text:style-name="T141">Bootstraphoz stílus lap</text:span><text:span text:style-name="T193"><text:line-break/></text:span><text:span text:style-name="T122">│   └── </text:span><text:a xlink:type="simple" xlink:href="../../../../../../../../style/style.css" text:style-name="Internet_20_link" text:visited-style-name="Visited_20_Internet_20_Link">style.css</text:a><text:span text:style-name="T128"> – </text:span><text:span text:style-name="T141">saját stílus lap</text:span><text:span text:style-name="T193"><text:line-break/></text:span><text:span text:style-name="T122">├── </text:span><text:a xlink:type="simple" xlink:href="../../../../../../../../favicon.ico" text:style-name="Internet_20_link" text:visited-style-name="Visited_20_Internet_20_Link">favicon.ico</text:a><text:span text:style-name="T128"> - </text:span><text:span text:style-name="T141">ikon</text:span><text:span text:style-name="T193"><text:line-break/></text:span><text:span text:style-name="T122">├── </text:span><text:a xlink:type="simple" xlink:href="../../../../../../../../index.html" text:style-name="Internet_20_link" text:visited-style-name="Visited_20_Internet_20_Link">index.html</text:a><text:span text:style-name="T128"> - </text:span><text:span text:style-name="T141">főoldal</text:span><text:span text:style-name="T193"><text:line-break/></text:span><text:span text:style-name="T122">└── </text:span><text:a xlink:type="simple" xlink:href="../../../../../../../../testPhoneBook.html" text:style-name="Internet_20_link" text:visited-style-name="Visited_20_Internet_20_Link">testPhoneBook.html</text:a><text:span text:style-name="T128"> – </text:span><text:span text:style-name="T141">A telefonkönyv teszt indítása</text:span></text:p>
      <text:h text:style-name="P226" text:outline-level="2"><text:bookmark-start text:name="__RefHeading___Toc2032_2266741128"/>Tesztelési terv<text:bookmark-end text:name="__RefHeading___Toc2032_2266741128"/></text:h>
      <text:p text:style-name="P86"><text:span text:style-name="T167">A txt fájlok teszteléséhez </text:span><text:span text:style-name="T119">Arany János összes költeményei</text:span><text:span text:style-name="T120">t</text:span><text:span text:style-name="T167"> használom:</text:span></text:p>
      <text:p text:style-name="P104"><text:a xlink:type="simple" xlink:href="https://mek.oszk.hu/00500/00597/html/index.htm" text:style-name="Internet_20_link" text:visited-style-name="Visited_20_Internet_20_Link">https://mek.oszk.hu/00500/00597/html/index.htm</text:a></text:p>
      <text:p text:style-name="P105">A telefonkönyvek teszteléséhez az ELTE honlapján elérhető telefonszámokat használom:</text:p>
      <text:list xml:id="list2951876564" text:style-name="L18">
        <text:list-item>
          <text:p text:style-name="P200"><text:span text:style-name="T168">ELTE IK Média- és Oktatásinformatikai Tanszék &gt; A Tanszékről &gt; Oktatók és munkatársak<text:line-break/></text:span><text:a xlink:type="simple" xlink:href="https://mot.inf.elte.hu/munkatarsak" text:style-name="Internet_20_link" text:visited-style-name="Visited_20_Internet_20_Link">https://mot.inf.elte.hu/munkatarsak</text:a></text:p>
        </text:list-item>
      </text:list>
      <text:h text:style-name="P229" text:outline-level="3"><text:bookmark-start text:name="__RefHeading___Toc2034_2266741128"/>Előkészületek<text:bookmark-end text:name="__RefHeading___Toc2034_2266741128"/></text:h>
      <text:p text:style-name="P106"><text:span text:style-name="T154">L</text:span>étrehozok egy üres adatbázist a projekt mellé, és <text:span text:style-name="T153">megcsinálom a szükséges config fájlt:</text:span></text:p>
      <text:p text:style-name="P146">{</text:p>
      <text:p text:style-name="P146">"host":"localhost",</text:p>
      <text:p text:style-name="P146"><text:soft-page-break/>"logFile":"/var/tmp/rpd_test_[[now]].log",</text:p>
      <text:p text:style-name="P146">"open_port":11080,</text:p>
      <text:p text:style-name="P146">"secure_port":11443,</text:p>
      <text:p text:style-name="P146">"enable_create_user": true,<text:line-break/>"logLevel":"DEBUG",</text:p>
      <text:p text:style-name="P146">"show_encrypted_data": true,</text:p>
      <text:p text:style-name="P146">"crt_file": "[[dir_project]]/../.key/rpd.crt",</text:p>
      <text:p text:style-name="P146">"key_file": "[[dir_project]]/../.key/rpd.key",</text:p>
      <text:p text:style-name="P146">"web_root": "[[dir_project]]/src/web",</text:p>
      <text:p text:style-name="P146">"data_dir": "[[dir_project]]/../test_data"</text:p>
      <text:p text:style-name="P147">}</text:p>
      <text:h text:style-name="Heading_20_3" text:outline-level="3"><text:bookmark-start text:name="__RefHeading___Toc2036_2266741128"/>1. eset: A szerver elindítása <text:span text:style-name="T157">(black box)</text:span><text:bookmark-end text:name="__RefHeading___Toc2036_2266741128"/></text:h>
      <text:p text:style-name="P42">./<text:span text:style-name="T155">run_server --configFile config.test.json</text:span></text:p>
      <text:h text:style-name="Heading_20_4" text:outline-level="4"><text:bookmark-start text:name="__RefHeading___Toc2599_3690900349"/>Elvárt eredmény<text:bookmark-end text:name="__RefHeading___Toc2599_3690900349"/></text:h>
      <text:p text:style-name="P63">1. <text:span text:style-name="T4">Loggolja a konfigurált beállításokat:</text:span></text:p>
      <text:p text:style-name="P148">[2020-04-08 12:25:01,276][INFO] Loglevel: INFO</text:p>
      <text:p text:style-name="P148">[2020-04-08 12:25:01,440][INFO] Runner command: ./run_server.py --configFile config.test.json</text:p>
      <text:p text:style-name="P148">[2020-04-08 12:25:01,440][INFO] Config:</text:p>
      <text:p text:style-name="P148">[2020-04-08 12:25:01,440][INFO] configFile: config.test.json</text:p>
      <text:p text:style-name="P148">[2020-04-08 12:25:01,440][INFO] debug: False</text:p>
      <text:p text:style-name="P148">[2020-04-08 12:25:01,440][INFO] logLevel: INFO</text:p>
      <text:p text:style-name="P148">[2020-04-08 12:25:01,440][INFO] logFile: /var/tmp/rpd_test_20200408_122501.log</text:p>
      <text:p text:style-name="P148">[2020-04-08 12:25:01,440][INFO] logFormat: [%(asctime)s][%(levelname)s] %(message)s</text:p>
      <text:p text:style-name="P148">[2020-04-08 12:25:01,440][INFO] show_rpc_message: False</text:p>
      <text:p text:style-name="P148">[2020-04-08 12:25:01,440][INFO] open_port: 11080</text:p>
      <text:p text:style-name="P148">[2020-04-08 12:25:01,440][INFO] debug_open_port: 8081</text:p>
      <text:p text:style-name="P148">[2020-04-08 12:25:01,440][INFO] secure_port: 11443</text:p>
      <text:p text:style-name="P148">[2020-04-08 12:25:01,441][INFO] host: localhost</text:p>
      <text:p text:style-name="P148">[2020-04-08 12:25:01,441][INFO] crt_file: /home/somla/working/rpd/master/../.key/rpd.crt</text:p>
      <text:p text:style-name="P148">[2020-04-08 12:25:01,441][INFO] key_file: /home/somla/working/rpd/master/../.key/rpd.key</text:p>
      <text:p text:style-name="P148">[2020-04-08 12:25:01,441][INFO] web_root: /home/somla/working/rpd/master/src/web</text:p>
      <text:p text:style-name="P148">[2020-04-08 12:25:01,441][INFO] data_dir: /home/somla/working/rpd/master/../test_data</text:p>
      <text:p text:style-name="P148"><text:soft-page-break/>[2020-04-08 12:25:01,441][INFO] test_dir: /var/tmp/real_private_data</text:p>
      <text:p text:style-name="P148">[2020-04-08 12:25:01,441][INFO] salt: My own Salt</text:p>
      <text:p text:style-name="P148">[2020-04-08 12:25:01,441][INFO] server_salt: Server salt</text:p>
      <text:p text:style-name="P148">[2020-04-08 12:25:01,441][INFO] enable_create_user: True</text:p>
      <text:p text:style-name="P148">[2020-04-08 12:25:01,441][INFO] show_encrypted_data: True</text:p>
      <text:p text:style-name="P148">[2020-04-08 12:25:01,441][INFO] defaultRpcClient: SimpleJsonRpcWebSocketClientService</text:p>
      <text:p text:style-name="P148">[2020-04-08 12:25:01,441][INFO] hideMessageTime: 4000</text:p>
      <text:p text:style-name="P150"/>
      <text:p text:style-name="P150">2. loggolja a szerver elérhetőségeit:</text:p>
      <text:p text:style-name="P148">[2020-04-08 12:25:01,443][INFO] HTTPS Server starting... https://localhost:11443/</text:p>
      <text:p text:style-name="P148">[2020-04-08 12:25:01,444][INFO] HTTP redirect Server starting... <text:a xlink:type="simple" xlink:href="http://localhost:11080/" text:style-name="Internet_20_link" text:visited-style-name="Visited_20_Internet_20_Link">http://localhost:11080/</text:a></text:p>
      <text:p text:style-name="P148"/>
      <text:p text:style-name="P149"><text:span text:style-name="T4">3. írja ki őket a /var/tmp/rpd_test_*.log</text:span> (a * helyére az aktuális dátumot várom)</text:p>
      <text:p text:style-name="P151"><text:span text:style-name="T32">A</text:span><text:span text:style-name="T156"> </text:span>/var/tmp/rpd_test_20200408_122501.log <text:span text:style-name="T25">fájl tényleg létrejött, és tényleg ugyanaz van benne, mint a képernyőn.</text:span></text:p>
      <text:p text:style-name="P154"/>
      <text:p text:style-name="P154">4. A <text:a xlink:type="simple" xlink:href="http://localhost:11080/" text:style-name="Internet_20_link" text:visited-style-name="Visited_20_Internet_20_Link"><text:span text:style-name="T155">http://localhost:11080/</text:span></text:a><text:span text:style-name="T155"> -</text:span>re kattintva jussunk el az átirányító oldalra, és az irányítson át minket a titkosított oldalra</text:p>
      <text:p text:style-name="P154"/>
      <text:p text:style-name="P158"><draw:frame draw:style-name="fr1" draw:name="Image5" text:anchor-type="paragraph" svg:width="6.6929in" svg:height="1.3866in" draw:z-index="4"><draw:image xlink:href="Pictures/100002010000035B000000B22FB9CDEA4FD37054.png" xlink:type="simple" xlink:show="embed" xlink:actuate="onLoad" loext:mime-type="image/png"/></draw:frame>3 másodperc múlva</text:p>
      <text:p text:style-name="P158"><draw:frame draw:style-name="fr4" draw:name="Image6" text:anchor-type="paragraph" svg:x="0.0134in" svg:y="0.052in" svg:width="5.2083in" svg:height="3.3854in" draw:z-index="5"><draw:image xlink:href="Pictures/10000201000001F40000014517A57B782B43355D.png" xlink:type="simple" xlink:show="embed" xlink:actuate="onLoad" loext:mime-type="image/png"/></draw:frame><text:soft-page-break/></text:p>
      <text:h text:style-name="P229" text:outline-level="3"><text:bookmark-start text:name="__RefHeading___Toc2038_2266741128"/>2. eset: Felhasználók létrehozása <text:span text:style-name="T158">konzolból</text:span> <text:span text:style-name="T157">(black box)</text:span><text:bookmark-end text:name="__RefHeading___Toc2038_2266741128"/></text:h>
      <text:p text:style-name="P107">2 felhasználót fogok létrehozni</text:p>
      <text:p text:style-name="P107"><draw:frame draw:style-name="fr4" draw:name="Image7" text:anchor-type="paragraph" svg:x="0.0236in" svg:y="12.6547in" svg:width="6.6929in" svg:height="2.0319in" draw:z-index="6"><draw:image xlink:href="Pictures/100002010000031D000000F2976BA035B3996C7B.png" xlink:type="simple" xlink:show="embed" xlink:actuate="onLoad" loext:mime-type="image/png"/></draw:frame><text:span text:style-name="T4">Felhasználónév</text:span>: test_user1 <text:span text:style-name="T4">password:</text:span> password1<text:line-break/><text:span text:style-name="T4">Felhasználónév</text:span>: test_user2 <text:span text:style-name="T4">password: </text:span><text:span text:style-name="T25">password2</text:span></text:p>
      <text:p text:style-name="P160"><draw:frame draw:style-name="fr8" draw:name="Image21" text:anchor-type="paragraph" svg:width="6.6929in" svg:height="2.0319in" draw:z-index="20"><draw:image xlink:href="Pictures/100002010000031D000000F2E88902532E77D116.png" xlink:type="simple" xlink:show="embed" xlink:actuate="onLoad" loext:mime-type="image/png"/></draw:frame></text:p>
      <text:h text:style-name="P244" text:outline-level="4"><text:bookmark-start text:name="__RefHeading___Toc2581_3690900349"/>Elvárt eredmény<text:bookmark-end text:name="__RefHeading___Toc2581_3690900349"/></text:h>
      <text:p text:style-name="P81"><text:span text:style-name="T159">1. H</text:span>ozzon létre két felhasználói mappát:</text:p>
      <text:p text:style-name="P108"><draw:frame draw:style-name="fr4" draw:name="Image8" text:anchor-type="paragraph" svg:x="0.128in" svg:y="-0.0728in" svg:width="6.1457in" svg:height="1.0209in" draw:z-index="7"><draw:image xlink:href="Pictures/100002010000024E000000623AFAC37FC5C00533.png" xlink:type="simple" xlink:show="embed" xlink:actuate="onLoad" loext:mime-type="image/png"/></draw:frame><text:soft-page-break/>2. Be tudjak lépni a felhasználókkal, ezt lásd lejjebb a bejelentkezés tesztelésénél.</text:p>
      <text:h text:style-name="P229" text:outline-level="3"><text:bookmark-start text:name="__RefHeading___Toc2040_2266741128"/>3. eset: <text:span text:style-name="T159">Üresen hagyott mezők felhasználó létrehozása közben</text:span><text:bookmark-end text:name="__RefHeading___Toc2040_2266741128"/></text:h>
      <text:p text:style-name="P108">Vagy a felhasználónevet, vagy a jelszó mezőt, vagy mindkettőt hagyjuk üresen</text:p>
      <text:h text:style-name="P244" text:outline-level="4"><text:bookmark-start text:name="__RefHeading___Toc2583_3690900349"/>Elvárt eredmény<text:bookmark-end text:name="__RefHeading___Toc2583_3690900349"/></text:h>
      <text:p text:style-name="P81"><draw:frame draw:style-name="fr4" draw:name="Image9" text:anchor-type="paragraph" svg:x="0.098in" svg:y="0.3425in" svg:width="6.498in" svg:height="2.5598in" draw:z-index="8"><draw:image xlink:href="Pictures/100002010000031D0000013A193006CF92705A40.png" xlink:type="simple" xlink:show="embed" xlink:actuate="onLoad" loext:mime-type="image/png"/></draw:frame><text:span text:style-name="T4">Username and/or password is empty</text:span> <text:span text:style-name="T160">üzenet, a data dir változatlan hagyása</text:span></text:p>
      <text:h text:style-name="P229" text:outline-level="3"><text:bookmark-start text:name="__RefHeading___Toc2042_2266741128"/>4. <text:span text:style-name="T161">eset: jelszó és jelszó mégegyszer nem egyezik (CLI)</text:span><text:bookmark-end text:name="__RefHeading___Toc2042_2266741128"/></text:h>
      <text:h text:style-name="P232" text:outline-level="3"><draw:frame draw:style-name="fr6" draw:name="Image10" text:anchor-type="paragraph" svg:width="6.6929in" svg:height="1.1252in" draw:z-index="9"><draw:image xlink:href="Pictures/100002010000031D00000086F18BAFFF29656A89.png" xlink:type="simple" xlink:show="embed" xlink:actuate="onLoad" loext:mime-type="image/png"/></draw:frame></text:h>
      <text:h text:style-name="P244" text:outline-level="4"><text:bookmark-start text:name="__RefHeading___Toc2044_2266741128"/>Elvárt eredmény<text:bookmark-end text:name="__RefHeading___Toc2044_2266741128"/></text:h>
      <text:p text:style-name="P70">Hibaüzenet, test_data dir ne változzon</text:p>
      <text:h text:style-name="P229" text:outline-level="3"><text:bookmark-start text:name="__RefHeading___Toc2046_2266741128"/><text:soft-page-break/>5. eset: Létező felhasználó hozzáadása <text:span text:style-name="T161">azonos jelszóval</text:span><text:bookmark-end text:name="__RefHeading___Toc2046_2266741128"/></text:h>
      <text:p text:style-name="P109">Meg kell jegyezzem, hogy itt a felhasználónév és a jelszó páros azonosít egy felhasználót, így például <text:span text:style-name="T4">User1/password1</text:span> és <text:span text:style-name="T4">User1/password2</text:span> nem ugyanaz a felhasználó.</text:p>
      <text:p text:style-name="P109">Gondolkodtam ennek javításán, de nem igazán lehetséges úgy, hogy ne adjon többlet információt a szerver üzemeltetőjének a felhasználóról.</text:p>
      <text:p text:style-name="P110">test_user1/password1</text:p>
      <text:p text:style-name="P109"><draw:frame draw:style-name="fr6" draw:name="Image11" text:anchor-type="paragraph" svg:width="6.6929in" svg:height="1.1252in" draw:z-index="10"><draw:image xlink:href="Pictures/100002010000031D0000008614CCB9C6A936E847.png" xlink:type="simple" xlink:show="embed" xlink:actuate="onLoad" loext:mime-type="image/png"/></draw:frame></text:p>
      <text:h text:style-name="P244" text:outline-level="4"><text:bookmark-start text:name="__RefHeading___Toc2048_2266741128"/>Elvárt eredmény<text:bookmark-end text:name="__RefHeading___Toc2048_2266741128"/></text:h>
      <text:p text:style-name="P70">Hibaüzenet, test_data dir ne változzon</text:p>
      <text:h text:style-name="P229" text:outline-level="3"><text:bookmark-start text:name="__RefHeading___Toc2050_2266741128"/><text:span text:style-name="T162">6</text:span>. eset: Létező felhasználó hozzáadása <text:span text:style-name="T162">más</text:span> jelszóval <text:span text:style-name="T162">(cli)</text:span><text:bookmark-end text:name="__RefHeading___Toc2050_2266741128"/></text:h>
      <text:p text:style-name="P87"><text:span text:style-name="T16">t</text:span><text:span text:style-name="T18">est_user1/password2</text:span><text:span text:style-name="T35"> létrehozása</text:span></text:p>
      <text:h text:style-name="P244" text:outline-level="4"><draw:frame draw:style-name="fr4" draw:name="Image12" text:anchor-type="paragraph" svg:x="0.052in" svg:y="0.0047in" svg:width="6.3937in" svg:height="1.0752in" draw:z-index="11"><draw:image xlink:href="Pictures/100002010000031D00000086C6457FFF882A34CD.png" xlink:type="simple" xlink:show="embed" xlink:actuate="onLoad" loext:mime-type="image/png"/></draw:frame><text:bookmark-start text:name="__RefHeading___Toc2601_3690900349"/>Elvárt eredmény<text:bookmark-end text:name="__RefHeading___Toc2601_3690900349"/></text:h>
      <text:p text:style-name="P110"><text:span text:style-name="T33">1. H</text:span><text:span text:style-name="T25">ozzon létre egy új felhasználói mappát</text:span></text:p>
      <text:p text:style-name="P71"><draw:frame draw:style-name="fr4" draw:name="Image13" text:anchor-type="paragraph" svg:x="0.1591in" svg:y="-0.052in" svg:width="6.1457in" svg:height="1.2083in" draw:z-index="12"><draw:image xlink:href="Pictures/100002010000024E00000074FBA42ABA16A2EA41.png" xlink:type="simple" xlink:show="embed" xlink:actuate="onLoad" loext:mime-type="image/png"/></draw:frame><text:soft-page-break/></text:p>
      <text:p text:style-name="P110"><text:span text:style-name="T33">2. Be tudjak lépni a</text:span><text:span text:style-name="T25">z</text:span><text:span text:style-name="T33"> </text:span><text:span text:style-name="T25">új felhasználóval</text:span><text:span text:style-name="T33">, ezt lásd lejjebb a bejelentkezés tesztelésénél.</text:span></text:p>
      <text:h text:style-name="P229" text:outline-level="3"><text:bookmark-start text:name="__RefHeading___Toc2052_2266741128"/><text:span text:style-name="T159">7. </text:span>eset: <text:span text:style-name="T163">Belépés hibás jelszóval (GUI)</text:span><text:bookmark-end text:name="__RefHeading___Toc2052_2266741128"/></text:h>
      <text:p text:style-name="P88"><text:span text:style-name="T34">Bejelentkezés</text:span><text:span text:style-name="T17"> </text:span><text:span text:style-name="T34">a következő felhasználókkal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3">Felhasználónév</text:p>
          </table:table-cell>
          <table:table-cell table:style-name="Table5.B1" office:value-type="string">
            <text:p text:style-name="P23">Jelszó</text:p>
          </table:table-cell>
        </table:table-row>
        <table:table-row>
          <table:table-cell table:style-name="Table5.A2" office:value-type="string">
            <text:p text:style-name="P28">I am not exist</text:p>
          </table:table-cell>
          <table:table-cell table:style-name="Table5.B2" office:value-type="string">
            <text:p text:style-name="P28">I am not exist</text:p>
          </table:table-cell>
        </table:table-row>
        <table:table-row>
          <table:table-cell table:style-name="Table5.A2" office:value-type="string">
            <text:p text:style-name="P31">test_user1</text:p>
          </table:table-cell>
          <table:table-cell table:style-name="Table5.B2" office:value-type="string">
            <text:p text:style-name="P31">almafa</text:p>
          </table:table-cell>
        </table:table-row>
        <table:table-row>
          <table:table-cell table:style-name="Table5.A2" office:value-type="string">
            <text:p text:style-name="P31">test_user2</text:p>
          </table:table-cell>
          <table:table-cell table:style-name="Table5.B2" office:value-type="string">
            <text:p text:style-name="P31">dinnye</text:p>
          </table:table-cell>
        </table:table-row>
      </table:table>
      <text:p text:style-name="P72"/>
      <text:p text:style-name="P111"><text:span text:style-name="T25">(</text:span><text:span text:style-name="T4">SimpleJsonRpcWebSocketClientService</text:span><text:span text:style-name="T25"> és </text:span><text:span text:style-name="T4">SimpleJsonRpcPOSTClientService </text:span><text:span text:style-name="T25">segítségével is)</text:span></text:p>
      <text:h text:style-name="P244" text:outline-level="4"><text:bookmark-start text:name="__RefHeading___Toc2585_3690900349"/>Elvárt eredmény<text:bookmark-end text:name="__RefHeading___Toc2585_3690900349"/></text:h>
      <text:p text:style-name="P72"><draw:frame draw:style-name="fr4" draw:name="Image14" text:anchor-type="paragraph" svg:x="0.0654in" svg:y="11.0646in" svg:width="5.2917in" svg:height="3.9689in" draw:z-index="13"><draw:image xlink:href="Pictures/10000201000001FC0000017DFCC82713BC118645.png" xlink:type="simple" xlink:show="embed" xlink:actuate="onLoad" loext:mime-type="image/png"/></draw:frame>Hibaüzenet</text:p>
      <text:h text:style-name="P229" text:outline-level="3"><text:bookmark-start text:name="__RefHeading___Toc2054_2266741128"/>8. eset: <text:span text:style-name="T164">Bejelentkezés valós felhasználókkal (GUI)</text:span><text:bookmark-end text:name="__RefHeading___Toc2054_2266741128"/></text:h>
      <text:p text:style-name="P112"><text:span text:style-name="T25">Bejelentkezés</text:span><text:span text:style-name="T4"> </text:span><text:span text:style-name="T25">a következő felhasználókkal (</text:span><text:span text:style-name="T4">SimpleJsonRpcWebSocketClientService</text:span><text:span text:style-name="T25"> és </text:span><text:span text:style-name="T4">SimpleJsonRpcPOSTClientService </text:span><text:span text:style-name="T25">segítségével is)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4">Felhasználónév</text:p>
          </table:table-cell>
          <table:table-cell table:style-name="Table6.B1" office:value-type="string">
            <text:p text:style-name="P24">Jelszó</text:p>
          </table:table-cell>
        </table:table-row>
        <table:table-row>
          <table:table-cell table:style-name="Table6.A2" office:value-type="string">
            <text:p text:style-name="P32">test_user1</text:p>
          </table:table-cell>
          <table:table-cell table:style-name="Table6.B2" office:value-type="string">
            <text:p text:style-name="P32">password1</text:p>
          </table:table-cell>
        </table:table-row>
        <table:table-row>
          <table:table-cell table:style-name="Table6.A2" office:value-type="string">
            <text:p text:style-name="P32">test_user1</text:p>
          </table:table-cell>
          <table:table-cell table:style-name="Table6.B2" office:value-type="string">
            <text:p text:style-name="P32">password2</text:p>
          </table:table-cell>
        </table:table-row>
        <table:table-row>
          <table:table-cell table:style-name="Table6.A2" office:value-type="string">
            <text:p text:style-name="P32">test_user2</text:p>
          </table:table-cell>
          <table:table-cell table:style-name="Table6.B2" office:value-type="string">
            <text:p text:style-name="P32">password2</text:p>
          </table:table-cell>
        </table:table-row>
      </table:table>
      <text:p text:style-name="P73"/>
      <text:h text:style-name="P244" text:outline-level="4"><text:bookmark-start text:name="__RefHeading___Toc2587_3690900349"/><text:soft-page-break/>Elvárt eredmény<text:bookmark-end text:name="__RefHeading___Toc2587_3690900349"/></text:h>
      <text:p text:style-name="P74">Bejelentkezés az oldalra, és a main oldalra irányítás.</text:p>
      <text:h text:style-name="P229" text:outline-level="3"><draw:frame draw:style-name="fr1" draw:name="Image15" text:anchor-type="paragraph" svg:width="4.9272in" svg:height="3.3335in" draw:z-index="14"><draw:image xlink:href="Pictures/10000201000001D900000140756AC15CC24E107F.png" xlink:type="simple" xlink:show="embed" xlink:actuate="onLoad" loext:mime-type="image/png"/></draw:frame></text:h>
      <text:h text:style-name="P229" text:outline-level="3"><text:bookmark-start text:name="__RefHeading___Toc2056_2266741128"/>9. eset: Felhasználó létrehozása (GUI)<text:bookmark-end text:name="__RefHeading___Toc2056_2266741128"/></text:h>
      <text:p text:style-name="P113"><text:span text:style-name="T4">test_user3/password3</text:span> létrehozása</text:p>
      <text:h text:style-name="P244" text:outline-level="4"><text:bookmark-start text:name="__RefHeading___Toc2589_3690900349"/>Elvárt eredmény<text:bookmark-end text:name="__RefHeading___Toc2589_3690900349"/></text:h>
      <text:p text:style-name="P113"><text:span text:style-name="T34">1. </text:span><text:span text:style-name="T25">sikeres létrehozás</text:span></text:p>
      <text:p text:style-name="P113"><draw:frame draw:style-name="fr1" draw:name="Image16" text:anchor-type="paragraph" svg:width="5.9689in" svg:height="4.4374in" draw:z-index="15"><draw:image xlink:href="Pictures/100002010000023D000001AA20A24A135A40C772.png" xlink:type="simple" xlink:show="embed" xlink:actuate="onLoad" loext:mime-type="image/png"/></draw:frame><text:soft-page-break/><text:span text:style-name="T34">2. </text:span><text:span text:style-name="T25">sikeres bejelntekzés az új felhasználóval (lásd </text:span><text:span text:style-name="T4">8. eset: Bejelentkezés valós felhasználókkal (GUI) </text:span><text:span text:style-name="T25">).</text:span></text:p>
      <text:h text:style-name="P229" text:outline-level="3"><text:bookmark-start text:name="__RefHeading___Toc2058_2266741128"/>10. eset: <text:span text:style-name="T166">Txt </text:span>Fájl létrehozása<text:bookmark-end text:name="__RefHeading___Toc2058_2266741128"/></text:h>
      <text:p text:style-name="P114">Hozzunk létre pár txt fájlt.</text:p>
      <text:h text:style-name="P244" text:outline-level="4"><text:bookmark-start text:name="__RefHeading___Toc2591_3690900349"/>Elvárt eredmény<text:bookmark-end text:name="__RefHeading___Toc2591_3690900349"/></text:h>
      <text:p text:style-name="P75">A fájlok létrejönnek, és meg is tudjuk őket nyitni, lásd lejjebb</text:p>
      <text:p text:style-name="P76"><draw:frame draw:style-name="fr1" draw:name="Image17" text:anchor-type="paragraph" svg:width="6.2953in" svg:height="6.2535in" draw:z-index="16"><draw:image xlink:href="Pictures/100002010000039700000391C7F524C2E18491CD.png" xlink:type="simple" xlink:show="embed" xlink:actuate="onLoad" loext:mime-type="image/png"/></draw:frame><text:soft-page-break/></text:p>
      <text:h text:style-name="P229" text:outline-level="3"><text:bookmark-start text:name="__RefHeading___Toc2060_2266741128"/>1<text:span text:style-name="T169">1</text:span>. eset: Telefonkönyv fájl létrehozása<text:bookmark-end text:name="__RefHeading___Toc2060_2266741128"/></text:h>
      <text:p text:style-name="P115">Ehhez csináltam egy teszt robotot, ami létrehoz egy Telefonkönyv fájlt, és feltölti adatokkal.</text:p>
      <text:p text:style-name="P115"><text:a xlink:type="simple" xlink:href="https://localhost:11443/testPhoneBook.html" text:style-name="Internet_20_link" text:visited-style-name="Visited_20_Internet_20_Link">https://localhost:11443/testPhoneBook.html</text:a></text:p>
      <text:p text:style-name="P115"><text:span text:style-name="T111">waitTime</text:span><text:span text:style-name="T102">: </text:span><text:span text:style-name="T103">Megmondja, hogy mennyit várjon a teszt két művelet között</text:span><text:line-break/><text:soft-page-break/><text:span text:style-name="T111">username</text:span><text:span text:style-name="T101">: </text:span><text:span text:style-name="T104">Melyik felhasználóval lépjen be</text:span><text:line-break/><text:span text:style-name="T111">password</text:span><text:span text:style-name="T101">: </text:span><text:span text:style-name="T104">Mi a felhasználó jelszava</text:span><text:line-break/><text:span text:style-name="T111">fileName</text:span><text:span text:style-name="T101">: </text:span><text:span text:style-name="T104">Mi legyen a létrehozandó fájl neve</text:span><text:line-break/><text:span text:style-name="T111">filePassword</text:span><text:span text:style-name="T101">: </text:span><text:span text:style-name="T104">Mi legyen a jelszava</text:span></text:p>
      <text:p text:style-name="P115"><draw:frame draw:style-name="fr1" draw:name="Image18" text:anchor-type="paragraph" svg:width="5.2917in" svg:height="5.7811in" draw:z-index="17"><draw:image xlink:href="Pictures/10000201000001FC0000022BBC859C5CC233AF1F.png" xlink:type="simple" xlink:show="embed" xlink:actuate="onLoad" loext:mime-type="image/png"/></draw:frame></text:p>
      <text:h text:style-name="P244" text:outline-level="4"><text:bookmark-start text:name="__RefHeading___Toc2593_3690900349"/>Elvárt eredmény<text:bookmark-end text:name="__RefHeading___Toc2593_3690900349"/></text:h>
      <text:p text:style-name="P77">A fájl létrehozása, és a telefonkönyv adatok tárolása.</text:p>
      <text:h text:style-name="P229" text:outline-level="3"><text:bookmark-start text:name="__RefHeading___Toc2062_2266741128"/><text:soft-page-break/>12. eset: <text:span text:style-name="T170">Nézzük meg, hogy a szerveren tárolt adatok tényleg titkosak-e</text:span><text:bookmark-end text:name="__RefHeading___Toc2062_2266741128"/></text:h>
      <text:list xml:id="list3292260099" text:style-name="L19">
        <text:list-item>
          <text:p text:style-name="P219">Kilistázzuk a mappákat tee paranccsal</text:p>
        </text:list-item>
        <text:list-item>
          <text:p text:style-name="P219">megnézzük a fájlokat cat paranccsal</text:p>
        </text:list-item>
        <text:list-item>
          <text:p text:style-name="P219">megnézzük a fájlokat hexdump paranccsal</text:p>
        </text:list-item>
      </text:list>
      <text:p text:style-name="P116"><draw:frame draw:style-name="fr1" draw:name="Image19" text:anchor-type="paragraph" svg:width="6.1457in" svg:height="7.0209in" draw:z-index="18"><draw:image xlink:href="Pictures/100002010000024E000002A2BFA6C3F2C761EB55.png" xlink:type="simple" xlink:show="embed" xlink:actuate="onLoad" loext:mime-type="image/png"/></draw:frame><text:soft-page-break/>Itt látható, hogy mind a mappák (felhasználók nevei), és a benne lévő fájlok nevei is titkosítottak.</text:p>
      <text:p text:style-name="P116"><draw:frame draw:style-name="fr1" draw:name="Image20" text:anchor-type="paragraph" svg:width="6.1457in" svg:height="7.2083in" draw:z-index="19"><draw:image xlink:href="Pictures/100002010000024E000002B41EE2773EF9BEFDC2.png" xlink:type="simple" xlink:show="embed" xlink:actuate="onLoad" loext:mime-type="image/png"/></draw:frame><text:soft-page-break/>Itt látható, hogy a fájl cat-tal megjelenítve is értelmetlen</text:p>
      <text:h text:style-name="P229" text:outline-level="3"><text:bookmark-start text:name="__RefHeading___Toc2064_2266741128"/><text:soft-page-break/>A teszt közben létrejött felhasználók és fájlok<text:bookmark-end text:name="__RefHeading___Toc2064_2266741128"/></text:h>
      <text:h text:style-name="P244" text:outline-level="4"><text:bookmark-start text:name="__RefHeading___Toc2595_3690900349"/>Felhasználók<text:bookmark-end text:name="__RefHeading___Toc2595_3690900349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25">Felhasználónév</text:p>
            </table:table-cell>
            <table:table-cell table:style-name="Table7.B1" office:value-type="string">
              <text:p text:style-name="P25">Jelszó</text:p>
            </table:table-cell>
          </table:table-row>
        </table:table-header-rows>
        <table:table-row>
          <table:table-cell table:style-name="Table7.A2" office:value-type="string">
            <text:p text:style-name="P33">test_user1</text:p>
          </table:table-cell>
          <table:table-cell table:style-name="Table7.B2" office:value-type="string">
            <text:p text:style-name="P33">password1</text:p>
          </table:table-cell>
        </table:table-row>
        <table:table-row>
          <table:table-cell table:style-name="Table7.A2" office:value-type="string">
            <text:p text:style-name="P33">test_user1</text:p>
          </table:table-cell>
          <table:table-cell table:style-name="Table7.B2" office:value-type="string">
            <text:p text:style-name="P33">password2</text:p>
          </table:table-cell>
        </table:table-row>
        <table:table-row>
          <table:table-cell table:style-name="Table7.A2" office:value-type="string">
            <text:p text:style-name="P33">test_user2</text:p>
          </table:table-cell>
          <table:table-cell table:style-name="Table7.B2" office:value-type="string">
            <text:p text:style-name="P33">password2</text:p>
          </table:table-cell>
        </table:table-row>
        <table:table-row>
          <table:table-cell table:style-name="Table7.A2" office:value-type="string">
            <text:p text:style-name="P34">test_user3</text:p>
          </table:table-cell>
          <table:table-cell table:style-name="Table7.B2" office:value-type="string">
            <text:p text:style-name="P34">password3</text:p>
          </table:table-cell>
        </table:table-row>
      </table:table>
      <text:h text:style-name="P244" text:outline-level="4"><text:bookmark-start text:name="__RefHeading___Toc2597_3690900349"/>Fájlok<text:bookmark-end text:name="__RefHeading___Toc2597_3690900349"/>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P26">Felhasználó</text:p>
            </table:table-cell>
            <table:table-cell table:style-name="Table8.A1" office:value-type="string">
              <text:p text:style-name="P26">Fájl</text:p>
            </table:table-cell>
            <table:table-cell table:style-name="Table8.C1" office:value-type="string">
              <text:p text:style-name="P26">Jelszó</text:p>
            </table:table-cell>
          </table:table-row>
        </table:table-header-rows>
        <table:table-row>
          <table:table-cell table:style-name="Table8.A2" office:value-type="string">
            <text:p text:style-name="P35">test_user1/password1</text:p>
          </table:table-cell>
          <table:table-cell table:style-name="Table8.A2" office:value-type="string">
            <text:p text:style-name="P161">A MÉH ROMÁNCA.txt</text:p>
          </table:table-cell>
          <table:table-cell table:style-name="Table8.C2" office:value-type="string">
            <text:p text:style-name="P36">Petofi</text:p>
          </table:table-cell>
        </table:table-row>
        <table:table-row>
          <table:table-cell table:style-name="Table8.A2" office:value-type="string">
            <text:p text:style-name="P35">test_user1/password1</text:p>
          </table:table-cell>
          <table:table-cell table:style-name="Table8.A2" office:value-type="string">
            <text:p text:style-name="P161">A SZEGÉNY JOBBÁGY.txt</text:p>
          </table:table-cell>
          <table:table-cell table:style-name="Table8.C2" office:value-type="string">
            <text:p text:style-name="P36">Petofi</text:p>
          </table:table-cell>
        </table:table-row>
        <table:table-row>
          <table:table-cell table:style-name="Table8.A2" office:value-type="string">
            <text:p text:style-name="P35">test_user1/password1</text:p>
          </table:table-cell>
          <table:table-cell table:style-name="Table8.A2" office:value-type="string">
            <text:p text:style-name="P161">A VARRÓ LEÁNYOK.txt</text:p>
          </table:table-cell>
          <table:table-cell table:style-name="Table8.C2" office:value-type="string">
            <text:p text:style-name="P36">Petofi</text:p>
          </table:table-cell>
        </table:table-row>
        <table:table-row>
          <table:table-cell table:style-name="Table8.A2" office:value-type="string">
            <text:p text:style-name="P35">test_user1/password1</text:p>
          </table:table-cell>
          <table:table-cell table:style-name="Table8.A2" office:value-type="string">
            <text:p text:style-name="P161">ARANYAIMHOZ.txt</text:p>
          </table:table-cell>
          <table:table-cell table:style-name="Table8.C2" office:value-type="string">
            <text:p text:style-name="P36">Petofi</text:p>
          </table:table-cell>
        </table:table-row>
        <table:table-row>
          <table:table-cell table:style-name="Table8.A2" office:value-type="string">
            <text:p text:style-name="P35">test_user1/password1</text:p>
          </table:table-cell>
          <table:table-cell table:style-name="Table8.A2" office:value-type="string">
            <text:p text:style-name="P161">EGYKORI TANÍTVÁNYOM EMLÉKKÖNYVÉBE.txt</text:p>
          </table:table-cell>
          <table:table-cell table:style-name="Table8.C2" office:value-type="string">
            <text:p text:style-name="P36">Petofi</text:p>
          </table:table-cell>
        </table:table-row>
        <table:table-row>
          <table:table-cell table:style-name="Table8.A2" office:value-type="string">
            <text:p text:style-name="P37">test_user1/password1</text:p>
          </table:table-cell>
          <table:table-cell table:style-name="Table8.A2" office:value-type="string">
            <text:p text:style-name="P28">VÁLASZ PETŐFINEK.<text:span text:style-name="T165">txt</text:span></text:p>
          </table:table-cell>
          <table:table-cell table:style-name="Table8.C2" office:value-type="string">
            <text:p text:style-name="P37">Petofi</text:p>
          </table:table-cell>
        </table:table-row>
        <table:table-row>
          <table:table-cell table:style-name="Table8.A2" office:value-type="string">
            <text:p text:style-name="P38">test_user1/password1</text:p>
          </table:table-cell>
          <table:table-cell table:style-name="Table8.A2" office:value-type="string">
            <text:p text:style-name="P28">ELTE IK Média- és Oktatásinformatikai Tanszék.phb</text:p>
          </table:table-cell>
          <table:table-cell table:style-name="Table8.C2" office:value-type="string">
            <text:p text:style-name="P37">Media</text:p>
          </table:table-cell>
        </table:table-row>
      </table:table>
      <text:p text:style-name="P8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/>
    <style:font-face style:name="Liberation Serif1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el" svg:font-family="ariel, monospace, sans-serif"/>
    <style:font-face style:name="monospace" svg:font-family="monospac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47in" style:type="center"/>
          <style:tab-stop style:position="5.910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8.2701in" fo:page-height="11.6902in" style:num-format="1" style:print-orientation="portrait" fo:margin-top="0.9799in" fo:margin-bottom="0.9799in" fo:margin-left="1.3799in" fo:margin-right="0.979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Heading_20_3" text:outline-level="3"/>
      </style:header>
      <style:footer>
        <text:p text:style-name="MP1"><text:page-number text:select-page="current">57</text:page-number></text:p>
      </style:footer>
      <style:footer-left>
        <text:p text:style-name="Footer"><text:page-number text:select-page="current">58</text:page-number></text:p>
      </style:foot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0:16:14.617293564</meta:creation-date>
    <meta:generator>LibreOffice/6.0.7.3$Linux_X86_64 LibreOffice_project/00m0$Build-3</meta:generator>
    <dc:date>2020-04-18T10:03:50.128353046</dc:date>
    <meta:editing-duration>P6DT22H33M47S</meta:editing-duration>
    <meta:editing-cycles>361</meta:editing-cycles>
    <meta:document-statistic meta:table-count="10" meta:image-count="40" meta:object-count="0" meta:page-count="58" meta:paragraph-count="825" meta:word-count="5935" meta:character-count="45959" meta:non-whitespace-character-count="39768"/>
  </office:meta>
</office:document-meta>
</file>